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Kalimati" svg:font-family="Kalimati" style:font-family-generic="system" style:font-pitch="variable" svg:panose-1="0 0 4 0 0 0 0 0 0 0"/>
    <style:font-face style:name="SimSun" svg:font-family="SimSun" style:font-family-generic="system" style:font-pitch="variable" svg:panose-1="2 1 6 0 3 1 1 1 1 1"/>
    <style:font-face style:name="PCS NEPALI" svg:font-family="PCS NEPALI" style:font-family-generic="decorative" style:font-pitch="variable" svg:panose-1="4 11 114 0 0 0 0 0 0 0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Kokila" svg:font-family="Kokil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Fontasy Himali" svg:font-family="Fontasy Himali" style:font-family-generic="decorative" style:font-pitch="variable" svg:panose-1="4 2 5 0 0 0 0 0 0 0"/>
    <style:font-face style:name="Kolila" svg:font-family="Kolila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क, ख, ग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text:style-name="WW_CharLFO8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prefix="(" style:num-suffix=")" style:num-format="क, ख, ग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prefix="(" style:num-suffix=")" style:num-format="अ, आ, इ, ...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25in" text:min-label-width="0.125in" text:list-level-position-and-space-mode="label-alignment">
          <style:list-level-label-alignment text:label-followed-by="listtab" fo:margin-left="2.4375in" fo:text-indent="-0.125in"/>
        </style:list-level-properties>
      </text:list-level-style-number>
      <text:list-level-style-number text:level="4" style:num-suffix="." style:num-format="1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25in" text:min-label-width="0.125in" text:list-level-position-and-space-mode="label-alignment">
          <style:list-level-label-alignment text:label-followed-by="listtab" fo:margin-left="3.9375in" fo:text-indent="-0.125in"/>
        </style:list-level-properties>
      </text:list-level-style-number>
      <text:list-level-style-number text:level="7" style:num-suffix="." style:num-format="1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875in" text:min-label-width="0.25in" text:list-level-position-and-space-mode="label-alignment">
          <style:list-level-label-alignment text:label-followed-by="listtab" fo:margin-left="4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25in" text:min-label-width="0.125in" text:list-level-position-and-space-mode="label-alignment">
          <style:list-level-label-alignment text:label-followed-by="listtab" fo:margin-left="5.4375in" fo:text-indent="-0.125in"/>
        </style:list-level-properties>
      </text:list-level-style-number>
    </text:list-style>
    <text:list-style style:name="LFO12">
      <text:list-level-style-number text:level="1" style:num-prefix="(" style:num-suffix=")" style:num-format="क, ख, ग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अ, आ, इ, ...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4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  <text:list-level-style-number text:level="7" style:num-suffix="." style:num-format="1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375in" text:min-label-width="0.25in" text:list-level-position-and-space-mode="label-alignment">
          <style:list-level-label-alignment text:label-followed-by="listtab" fo:margin-left="5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6in" text:min-label-width="0.125in" text:list-level-position-and-space-mode="label-alignment">
          <style:list-level-label-alignment text:label-followed-by="listtab" fo:margin-left="6.125in" fo:text-indent="-0.125in"/>
        </style:list-level-properties>
      </text:list-level-style-number>
    </text:list-style>
    <text:list-style style:name="LFO14">
      <text:list-level-style-number text:level="1" text:style-name="WW_CharLFO14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style:num-prefix="(" style:num-suffix=")" style:num-format="क, ख, ग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text:style-name="WW_CharLFO17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style:num-prefix="(" style:num-suffix=")" style:num-format="क, ख, ग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9">
      <text:list-level-style-number text:level="1" text:style-name="WW_CharLFO19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0">
      <text:list-level-style-number text:level="1" text:style-name="WW_CharLFO20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1">
      <text:list-level-style-number text:level="1" text:style-name="WW_CharLFO21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2">
      <text:list-level-style-number text:level="1" text:style-name="WW_CharLFO22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3">
      <text:list-level-style-number text:level="1" text:style-name="WW_CharLFO23LVL1" style:num-prefix="(" style:num-suffix=")" style:num-format="अ, आ, इ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4">
      <text:list-level-style-number text:level="1" text:style-name="WW_CharLFO24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5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number text:level="1" text:style-name="WW_CharLFO26LVL1" style:num-prefix="(" style:num-suffix=")" style:num-format="अ, आ, इ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8">
      <text:list-level-style-number text:level="1" style:num-prefix="(" style:num-suffix=")" style:num-format="क, ख, ग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0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1">
      <text:list-level-style-number text:level="1" text:style-name="WW_CharLFO31LVL1" style:num-prefix="(" style:num-suffix=")" style:num-format="अ, आ, इ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text:style-name="WW_CharLFO33LVL1" style:num-prefix="(" style:num-suffix=")" style:num-format="अ, आ, इ, ...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5in" text:min-label-width="0.125in" text:list-level-position-and-space-mode="label-alignment">
          <style:list-level-label-alignment text:label-followed-by="listtab" fo:margin-left="2.375in" fo:text-indent="-0.125in"/>
        </style:list-level-properties>
      </text:list-level-style-number>
      <text:list-level-style-number text:level="4" style:num-suffix="." style:num-format="1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5in" text:min-label-width="0.125in" text:list-level-position-and-space-mode="label-alignment">
          <style:list-level-label-alignment text:label-followed-by="listtab" fo:margin-left="3.875in" fo:text-indent="-0.125in"/>
        </style:list-level-properties>
      </text:list-level-style-number>
      <text:list-level-style-number text:level="7" style:num-suffix="." style:num-format="1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25in" text:min-label-width="0.25in" text:list-level-position-and-space-mode="label-alignment">
          <style:list-level-label-alignment text:label-followed-by="listtab" fo:margin-left="4.8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5in" text:min-label-width="0.125in" text:list-level-position-and-space-mode="label-alignment">
          <style:list-level-label-alignment text:label-followed-by="listtab" fo:margin-left="5.375in" fo:text-indent="-0.125in"/>
        </style:list-level-properties>
      </text:list-level-style-number>
    </text:list-style>
    <text:list-style style:name="LFO34">
      <text:list-level-style-number text:level="1" text:style-name="WW_CharLFO34LVL1" style:num-prefix="(" style:num-suffix=")" style:num-format="अ, आ, इ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5">
      <text:list-level-style-number text:level="1" text:style-name="WW_CharLFO35LVL1" style:num-suffix="." style:num-format="अ, आ, इ, ...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6">
      <text:list-level-style-number text:level="1" style:num-suffix="." style:num-format="१, २, ३, ..." text:start-value="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prefix="(" style:num-suffix=")" style:num-format="क, ख, ग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8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9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0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1">
      <text:list-level-style-bullet text:level="1" text:style-name="WW_CharLFO4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 fo:margin-bottom="0in" fo:line-height="100%" style:page-number="auto"/>
    </style:style>
    <style:style style:name="T15" style:parent-style-name="DefaultParagraphFont" style:family="text">
      <style:text-properties style:font-name="Calibri" fo:font-weight="bold" style:font-weight-asian="bold" style:font-weight-complex="bold" fo:color="#FF0000" fo:font-size="36pt" style:font-size-asian="36pt" style:font-size-complex="36pt" style:script-type="complex" style:language-complex="ne" style:country-complex="NP"/>
    </style:style>
    <style:style style:name="T16" style:parent-style-name="DefaultParagraphFont" style:family="text">
      <style:text-properties style:font-name="Calibri" fo:font-weight="bold" style:font-weight-asian="bold" style:font-weight-complex="bold" fo:color="#000000" fo:font-size="36pt" style:font-size-asian="36pt" style:font-size-complex="36pt" style:script-type="complex" style:language-complex="ne" style:country-complex="NP"/>
    </style:style>
    <style:style style:name="T17" style:parent-style-name="DefaultParagraphFont" style:family="text">
      <style:text-properties style:font-name="Calibri" fo:font-weight="bold" style:font-weight-asian="bold" style:font-weight-complex="bold" fo:color="#000000" fo:font-size="36pt" style:font-size-asian="36pt" style:font-size-complex="36pt" style:script-type="complex" style:language-complex="ne" style:country-complex="NP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="Calibri" fo:font-weight="bold" style:font-weight-asian="bold" style:font-weight-complex="bold" fo:color="#000000" fo:font-size="36pt" style:font-size-asian="36pt" style:font-size-complex="36pt" style:language-complex="ne" style:country-complex="NP"/>
    </style:style>
    <style:style style:name="P20" style:parent-style-name="Normal" style:family="paragraph">
      <style:paragraph-properties fo:text-align="center" fo:margin-bottom="0in" fo:line-height="100%"/>
      <style:text-properties style:font-name="Calibri" fo:font-weight="bold" style:font-weight-asian="bold" style:font-weight-complex="bold" fo:color="#000000" fo:font-size="36pt" style:font-size-asian="36pt" style:font-size-complex="36pt" style:language-complex="ne" style:country-complex="NP"/>
    </style:style>
    <style:style style:name="P21" style:parent-style-name="Normal" style:family="paragraph">
      <style:paragraph-properties fo:text-align="center" fo:margin-bottom="0in" fo:line-height="100%"/>
      <style:text-properties style:font-name="Calibri" fo:font-weight="bold" style:font-weight-asian="bold" style:font-weight-complex="bold" fo:color="#000000" fo:font-size="36pt" style:font-size-asian="36pt" style:font-size-complex="36pt" style:language-complex="ne" style:country-complex="NP"/>
    </style:style>
    <style:style style:name="P22" style:parent-style-name="Normal" style:family="paragraph">
      <style:paragraph-properties fo:text-align="center" fo:margin-bottom="0in" fo:line-height="100%"/>
      <style:text-properties style:font-name="Calibri" fo:font-weight="bold" style:font-weight-asian="bold" style:font-weight-complex="bold" fo:color="#000000" fo:font-size="36pt" style:font-size-asian="36pt" style:font-size-complex="36pt" style:language-complex="ne" style:country-complex="NP"/>
    </style:style>
    <style:style style:name="P23" style:parent-style-name="Normal" style:family="paragraph">
      <style:paragraph-properties fo:text-align="center" fo:margin-bottom="0in" fo:line-height="100%"/>
      <style:text-properties style:font-name="Calibri" fo:font-weight="bold" style:font-weight-asian="bold" style:font-weight-complex="bold" fo:color="#000000" fo:font-size="36pt" style:font-size-asian="36pt" style:font-size-complex="36pt" style:script-type="complex" style:language-complex="ne" style:country-complex="NP"/>
    </style:style>
    <style:style style:name="P24" style:parent-style-name="Normal" style:family="paragraph">
      <style:paragraph-properties fo:text-align="center" fo:margin-bottom="2.7777in" fo:line-height="100%"/>
    </style:style>
    <style:style style:name="T25" style:parent-style-name="DefaultParagraphFont" style:family="text">
      <style:text-properties style:font-name="Calibri" fo:font-weight="bold" style:font-weight-asian="bold" style:font-weight-complex="bold" fo:font-size="25pt" style:font-size-asian="25pt" style:font-size-complex="25pt" style:language-complex="ne" style:country-complex="NP"/>
    </style:style>
    <style:style style:name="T26" style:parent-style-name="DefaultParagraphFont" style:family="text">
      <style:text-properties style:font-name="Calibri" fo:font-weight="bold" style:font-weight-asian="bold" style:font-weight-complex="bold" fo:font-size="25pt" style:font-size-asian="25pt" style:font-size-complex="25pt" style:script-type="complex" style:language-complex="ne" style:country-complex="NP"/>
    </style:style>
    <style:style style:name="T27" style:parent-style-name="DefaultParagraphFont" style:family="text">
      <style:text-properties style:font-name="Calibri" fo:font-weight="bold" style:font-weight-asian="bold" style:font-weight-complex="bold" fo:font-size="25pt" style:font-size-asian="25pt" style:font-size-complex="25pt" style:script-type="complex" style:language-complex="ne" style:country-complex="NP"/>
    </style:style>
    <style:style style:name="T28" style:parent-style-name="DefaultParagraphFont" style:family="text">
      <style:text-properties style:font-name="Calibri" fo:font-weight="bold" style:font-weight-asian="bold" style:font-weight-complex="bold" fo:font-size="25pt" style:font-size-asian="25pt" style:font-size-complex="25pt" style:script-type="complex" style:language-complex="ne" style:country-complex="NP"/>
    </style:style>
    <style:style style:name="P29" style:parent-style-name="Normal" style:family="paragraph">
      <style:paragraph-properties fo:text-align="center" fo:margin-bottom="0in" fo:line-height="100%"/>
    </style:style>
    <style:style style:name="T30" style:parent-style-name="DefaultParagraphFont" style:family="text">
      <style:text-properties style:font-name="Calibri" fo:font-weight="bold" style:font-weight-asian="bold" style:font-weight-complex="bold" fo:color="#1F3864" fo:font-size="17pt" style:font-size-asian="17pt" style:font-size-complex="17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DefaultParagraphFont" style:family="text">
      <style:text-properties style:font-name="Calibri" fo:color="#FF0000" fo:font-size="17pt" style:font-size-asian="17pt" style:font-size-complex="17pt" style:language-complex="ne" style:country-complex="NP"/>
    </style:style>
    <style:style style:name="T33" style:parent-style-name="DefaultParagraphFont" style:family="text">
      <style:text-properties style:font-name="Calibri" fo:color="#FF0000" fo:font-size="17pt" style:font-size-asian="17pt" style:font-size-complex="17pt" style:script-type="complex" style:language-complex="ne" style:country-complex="NP"/>
    </style:style>
    <style:style style:name="T34" style:parent-style-name="DefaultParagraphFont" style:family="text">
      <style:text-properties style:font-name="Calibri" fo:color="#FF0000" fo:font-size="17pt" style:font-size-asian="17pt" style:font-size-complex="17pt" style:script-type="complex" style:language-complex="ne" style:country-complex="NP"/>
    </style:style>
    <style:style style:name="T35" style:parent-style-name="DefaultParagraphFont" style:family="text">
      <style:text-properties style:font-name="Calibri" fo:color="#FF0000" fo:font-size="17pt" style:font-size-asian="17pt" style:font-size-complex="17pt" style:script-type="complex" style:language-complex="ne" style:country-complex="NP"/>
    </style:style>
    <style:style style:name="T36" style:parent-style-name="DefaultParagraphFont" style:family="text">
      <style:text-properties style:font-name="Calibri" fo:color="#FF0000" fo:font-size="17pt" style:font-size-asian="17pt" style:font-size-complex="17pt" style:language-complex="ne" style:country-complex="NP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DefaultParagraphFont" style:family="text">
      <style:text-properties style:font-name="Kolila" style:font-name-complex="Mangal" fo:color="#1F3864" fo:font-size="17pt" style:font-size-asian="17pt" style:font-size-complex="15pt" style:language-complex="ne" style:country-complex="NP"/>
    </style:style>
    <style:style style:name="T39" style:parent-style-name="DefaultParagraphFont" style:family="text">
      <style:text-properties style:font-name="Kolila" style:font-name-complex="Mangal" fo:color="#FF0000" fo:font-size="17pt" style:font-size-asian="17pt" style:font-size-complex="15pt" style:language-complex="ne" style:country-complex="NP"/>
    </style:style>
    <style:style style:name="T40" style:parent-style-name="DefaultParagraphFont" style:family="text">
      <style:text-properties style:font-name="Kolila" style:font-name-complex="Mangal" fo:color="#FF0000" fo:font-size="17pt" style:font-size-asian="17pt" style:font-size-complex="15pt" style:language-complex="ne" style:country-complex="NP"/>
    </style:style>
    <style:style style:name="T41" style:parent-style-name="DefaultParagraphFont" style:family="text">
      <style:text-properties style:font-name="Kolila" style:font-name-complex="Calibri" fo:color="#FF0000" fo:font-size="17pt" style:font-size-asian="17pt" style:font-size-complex="17pt" style:language-complex="ne" style:country-complex="NP"/>
    </style:style>
    <style:style style:name="T42" style:parent-style-name="DefaultParagraphFont" style:family="text">
      <style:text-properties style:font-name="Kolila" style:font-name-complex="Calibri" fo:color="#FF0000" fo:font-size="17pt" style:font-size-asian="17pt" style:font-size-complex="17pt" style:language-complex="ne" style:country-complex="NP"/>
    </style:style>
    <style:style style:name="T43" style:parent-style-name="Hyperlink" style:family="text">
      <style:text-properties style:font-name="Kolila" style:font-name-complex="Calibri" fo:font-style="italic" style:font-style-asian="italic" style:font-style-complex="italic" fo:color="#FF0000" fo:font-size="17pt" style:font-size-asian="17pt" style:font-size-complex="17pt" style:language-complex="ne" style:country-complex="NP"/>
    </style:style>
    <style:style style:name="T44" style:parent-style-name="Hyperlink" style:family="text">
      <style:text-properties style:font-name="Kolila" style:font-name-complex="Mangal" fo:font-style="italic" style:font-style-asian="italic" style:font-style-complex="italic" fo:color="#FF0000" fo:font-size="17pt" style:font-size-asian="17pt" style:font-size-complex="17pt" style:script-type="complex" style:language-complex="ne" style:country-complex="NP"/>
    </style:style>
    <style:style style:name="T45" style:parent-style-name="Hyperlink" style:family="text">
      <style:text-properties style:font-name="Kolila" style:font-name-complex="Calibri" fo:font-style="italic" style:font-style-asian="italic" style:font-style-complex="italic" fo:color="#FF0000" fo:font-size="17pt" style:font-size-asian="17pt" style:font-size-complex="17pt" style:language-complex="ne" style:country-complex="NP"/>
    </style:style>
    <style:style style:name="T46" style:parent-style-name="DefaultParagraphFont" style:family="text">
      <style:text-properties style:font-name="Kolila" style:font-name-complex="Calibri" fo:font-style="italic" style:font-style-asian="italic" style:font-style-complex="italic" fo:color="#FF0000" fo:font-size="17pt" style:font-size-asian="17pt" style:font-size-complex="17pt" style:language-complex="ne" style:country-complex="NP"/>
    </style:style>
    <style:style style:name="P47" style:parent-style-name="Normal" style:family="paragraph">
      <style:paragraph-properties fo:text-align="center" fo:margin-bottom="0in" fo:line-height="100%"/>
      <style:text-properties style:font-name="Calibri" fo:font-weight="bold" style:font-weight-asian="bold" style:font-weight-complex="bold" fo:color="#FF0000" fo:font-size="18pt" style:font-size-asian="18pt" style:font-size-complex="18pt" style:text-underline-type="single" style:text-underline-style="solid" style:text-underline-width="auto" style:text-underline-mode="continuous" style:language-complex="ne" style:country-complex="NP"/>
    </style:style>
    <style:style style:name="P48" style:parent-style-name="Normal" style:family="paragraph">
      <style:text-properties style:font-name="Calibri" fo:font-size="18pt" style:font-size-asian="18pt" style:font-size-complex="18pt" style:language-complex="ne" style:country-complex="NP"/>
    </style:style>
    <style:style style:name="P49" style:parent-style-name="Normal" style:family="paragraph">
      <style:text-properties style:font-name="Calibri" fo:font-size="18pt" style:font-size-asian="18pt" style:font-size-complex="18pt" style:language-complex="ne" style:country-complex="NP"/>
    </style:style>
    <style:style style:name="P50" style:parent-style-name="Normal" style:family="paragraph">
      <style:paragraph-properties fo:text-align="center" fo:margin-bottom="0in" fo:line-height="100%"/>
      <style:text-properties style:font-name="Calibri" fo:font-weight="bold" style:font-weight-asian="bold" style:font-weight-complex="bold" fo:color="#FF0000" fo:font-size="18pt" style:font-size-asian="18pt" style:font-size-complex="18pt" style:text-underline-type="single" style:text-underline-style="solid" style:text-underline-width="auto" style:text-underline-mode="continuous" style:language-complex="ne" style:country-complex="NP"/>
    </style:style>
    <style:style style:name="P51" style:parent-style-name="Normal" style:family="paragraph">
      <style:paragraph-properties fo:text-align="center" fo:margin-bottom="0in" fo:line-height="100%"/>
    </style:style>
    <style:style style:name="T52" style:parent-style-name="DefaultParagraphFont" style:family="text">
      <style:text-properties style:font-name="Calibri" fo:font-weight="bold" style:font-weight-asian="bold" style:font-weight-complex="bold" fo:color="#FF0000" fo:font-size="18pt" style:font-size-asian="18pt" style:font-size-complex="18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53" style:parent-style-name="Normal" style:family="paragraph">
      <style:paragraph-properties fo:break-before="page" fo:text-align="center" fo:margin-bottom="0in" fo:line-height="100%"/>
    </style:style>
    <style:style style:name="T54" style:parent-style-name="DefaultParagraphFont" style:family="text">
      <style:text-properties style:font-name="Calibri" fo:font-weight="bold" style:font-weight-asian="bold" style:font-weight-complex="bold" fo:color="#FF0000" fo:font-size="19pt" style:font-size-asian="19pt" style:font-size-complex="19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5" style:parent-style-name="DefaultParagraphFont" style:family="text">
      <style:text-properties style:font-name="Calibri" fo:font-weight="bold" style:font-weight-asian="bold" style:font-weight-complex="bold" fo:color="#000000" fo:font-size="19pt" style:font-size-asian="19pt" style:font-size-complex="19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6" style:parent-style-name="DefaultParagraphFont" style:family="text">
      <style:text-properties style:font-name="Calibri" fo:font-weight="bold" style:font-weight-asian="bold" style:font-weight-complex="bold" fo:color="#000000" fo:font-size="19pt" style:font-size-asian="19pt" style:font-size-complex="19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57" style:parent-style-name="Normal" style:family="paragraph">
      <style:paragraph-properties fo:text-align="center" fo:margin-bottom="0.2777in" fo:line-height="100%"/>
    </style:style>
    <style:style style:name="T58" style:parent-style-name="DefaultParagraphFont" style:family="text">
      <style:text-properties style:font-name="Calibri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9" style:parent-style-name="DefaultParagraphFont" style:family="text">
      <style:text-properties style:font-name="Calibri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60" style:parent-style-name="Normal" style:family="paragraph">
      <style:paragraph-properties fo:text-align="justify" fo:margin-bottom="0in" fo:line-height="100%"/>
    </style:style>
    <style:style style:name="T61" style:parent-style-name="DefaultParagraphFont" style:family="text">
      <style:text-properties style:font-name="Kokila" fo:font-weight="bold" style:font-weight-asian="bold" style:font-weight-complex="bold" fo:font-size="13pt" style:font-size-asian="13pt" style:font-size-complex="13pt" style:script-type="complex" style:language-complex="ne" style:country-complex="NP"/>
    </style:style>
    <style:style style:name="T62" style:parent-style-name="DefaultParagraphFont" style:family="text">
      <style:text-properties style:font-name="Kokila" fo:font-weight="bold" style:font-weight-asian="bold" style:font-weight-complex="bold" fo:font-size="13pt" style:font-size-asian="13pt" style:font-size-complex="13pt" style:script-type="complex" style:language-complex="ne" style:country-complex="NP"/>
    </style:style>
    <style:style style:name="P63" style:parent-style-name="Normal" style:family="paragraph">
      <style:paragraph-properties fo:text-align="justify" fo:margin-bottom="0.0694in" fo:line-height="100%" fo:text-indent="0.5in"/>
    </style:style>
    <style:style style:name="T6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6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6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6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6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6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0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7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2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7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8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7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80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8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82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8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84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8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8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8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8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8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0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2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4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9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9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9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00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0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02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0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0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05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0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0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0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0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10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1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12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1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14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1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16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1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1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19" style:parent-style-name="DefaultParagraphFont" style:family="text">
      <style:text-properties style:font-name="Arial" style:font-name-complex="Arial" fo:color="#000000" fo:font-size="11pt" style:font-size-asian="11pt" style:font-size-complex="11pt" style:script-type="complex" style:language-complex="ne" style:country-complex="NP"/>
    </style:style>
    <style:style style:name="T120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121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122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123" style:parent-style-name="DefaultParagraphFont" style:family="text">
      <style:text-properties style:font-name="Arial" style:font-name-complex="Arial" fo:color="#000000" fo:font-size="11pt" style:font-size-asian="11pt" style:font-size-complex="11pt" style:script-type="complex" style:language-complex="ne" style:country-complex="NP"/>
    </style:style>
    <style:style style:name="T124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2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26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2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28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2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30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3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32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3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3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3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36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3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3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3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40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4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42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4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4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45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4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4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14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14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52" style:parent-style-name="Normal" style:family="paragraph">
      <style:paragraph-properties fo:text-align="center" fo:margin-bottom="0.0694in" fo:line-height="100%">
        <style:tab-stops>
          <style:tab-stop style:type="left" style:position="0.5625in"/>
        </style:tab-stops>
      </style:paragraph-properties>
    </style:style>
    <style:style style:name="T153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T154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language-complex="ne" style:country-complex="NP"/>
    </style:style>
    <style:style style:name="T155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P156" style:parent-style-name="Normal" style:family="paragraph">
      <style:paragraph-properties fo:text-align="justify" fo:margin-bottom="0in" fo:line-height="100%" fo:text-indent="-0.5in"/>
    </style:style>
    <style:style style:name="T15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58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15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6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62" style:parent-style-name="DefaultParagraphFont" style:family="text">
      <style:text-properties style:font-name-complex="Times New Roman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163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164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165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166" style:parent-style-name="DefaultParagraphFont" style:family="text">
      <style:text-properties style:font-name-complex="Times New Roman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16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6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6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7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7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7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73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17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7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7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7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7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79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180" style:parent-style-name="DefaultParagraphFont" style:family="text">
      <style:text-properties style:font-name-complex="Times New Roman" fo:font-weight="bold" style:font-weight-asian="bold" style:font-weight-complex="bold" fo:color="#000000" fo:font-size="11pt" style:font-size-asian="11pt" style:font-size-complex="11pt" style:language-complex="ne" style:country-complex="NP"/>
    </style:style>
    <style:style style:name="T181" style:parent-style-name="DefaultParagraphFont" style:family="text">
      <style:text-properties style:font-name-complex="Kokila" fo:font-weight="bold" style:font-weight-asian="bold" style:font-weight-complex="bold" fo:color="#FF0000" fo:font-size="11pt" style:font-size-asian="11pt" style:font-size-complex="10pt" style:language-complex="ne" style:country-complex="NP"/>
    </style:style>
    <style:style style:name="T182" style:parent-style-name="DefaultParagraphFont" style:family="text">
      <style:text-properties style:font-name-complex="Kokila" fo:font-weight="bold" style:font-weight-asian="bold" style:font-weight-complex="bold" fo:color="#FF0000" fo:font-size="11pt" style:font-size-asian="11pt" style:font-size-complex="10pt" style:language-complex="ne" style:country-complex="NP"/>
    </style:style>
    <style:style style:name="T183" style:parent-style-name="DefaultParagraphFont" style:family="text">
      <style:text-properties style:font-name-complex="Times New Roman" fo:font-weight="bold" style:font-weight-asian="bold" style:font-weight-complex="bold" fo:color="#000000" fo:font-size="11pt" style:font-size-asian="11pt" style:font-size-complex="11pt" style:language-complex="ne" style:country-complex="NP"/>
    </style:style>
    <style:style style:name="T184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18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86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18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8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8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90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191" style:parent-style-name="DefaultParagraphFont" style:family="text">
      <style:text-properties style:font-name-complex="Times New Roman" fo:font-weight="bold" style:font-weight-asian="bold" style:font-weight-complex="bold" fo:color="#000000" fo:font-size="11pt" style:font-size-asian="11pt" style:font-size-complex="11pt" style:language-complex="ne" style:country-complex="NP"/>
    </style:style>
    <style:style style:name="T192" style:parent-style-name="DefaultParagraphFont" style:family="text">
      <style:text-properties style:font-name-complex="Times New Roman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193" style:parent-style-name="DefaultParagraphFont" style:family="text">
      <style:text-properties style:font-name-complex="Times New Roman" fo:font-weight="bold" style:font-weight-asian="bold" style:font-weight-complex="bold" fo:color="#000000" fo:font-size="11pt" style:font-size-asian="11pt" style:font-size-complex="11pt" style:language-complex="ne" style:country-complex="NP"/>
    </style:style>
    <style:style style:name="T194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19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96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19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9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9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00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20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0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0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06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207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208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209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210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21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1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14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21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1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1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18" style:parent-style-name="Normal" style:family="paragraph">
      <style:paragraph-properties fo:text-align="justify" fo:margin-bottom="0in" fo:line-height="100%" fo:margin-left="1in">
        <style:tab-stops/>
      </style:paragraph-properties>
    </style:style>
    <style:style style:name="T21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2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2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2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23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2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2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26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22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2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P229" style:parent-style-name="Normal" style:family="paragraph">
      <style:paragraph-properties fo:text-align="justify" fo:margin-bottom="0in" fo:line-height="100%" fo:margin-left="1in">
        <style:tab-stops/>
      </style:paragraph-properties>
    </style:style>
    <style:style style:name="T23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3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3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33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23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35" style:parent-style-name="Normal" style:family="paragraph">
      <style:paragraph-properties fo:text-align="justify" fo:margin-bottom="0in" fo:line-height="100%" fo:margin-left="1in" fo:text-indent="-0.4375in">
        <style:tab-stops/>
      </style:paragraph-properties>
    </style:style>
    <style:style style:name="T23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3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3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3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40" style:parent-style-name="Normal" style:family="paragraph">
      <style:paragraph-properties fo:text-align="justify" fo:margin-bottom="0in" fo:line-height="100%" fo:margin-left="1in">
        <style:tab-stops/>
      </style:paragraph-properties>
    </style:style>
    <style:style style:name="T24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4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4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4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4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5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5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53" style:parent-style-name="Normal" style:family="paragraph">
      <style:paragraph-properties fo:text-align="justify" fo:margin-bottom="0in" fo:line-height="100%" fo:margin-left="0.5625in" fo:text-indent="-0.4375in">
        <style:tab-stops/>
      </style:paragraph-properties>
    </style:style>
    <style:style style:name="T25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255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25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5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59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260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2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62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26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6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6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66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style:script-type="complex" style:language-complex="ne" style:country-complex="NP"/>
    </style:style>
    <style:style style:name="T267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268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269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270" style:parent-style-name="DefaultParagraphFont" style:family="text">
      <style:text-properties style:font-name="Kokila" fo:font-weight="bold" style:font-weight-asian="bold" style:font-weight-complex="bold" fo:color="#000000" fo:font-size="11pt" style:font-size-asian="11pt" style:font-size-complex="11pt" style:script-type="complex" style:language-complex="ne" style:country-complex="NP"/>
    </style:style>
    <style:style style:name="T271" style:parent-style-name="DefaultParagraphFont" style:family="text">
      <style:text-properties style:font-name="Kokila" fo:font-weight="bold" style:font-weight-asian="bold" style:font-weight-complex="bold" fo:color="#000000" fo:font-size="11pt" style:font-size-asian="11pt" style:font-size-complex="11pt" style:script-type="complex" style:language-complex="ne" style:country-complex="NP"/>
    </style:style>
    <style:style style:name="T272" style:parent-style-name="DefaultParagraphFont" style:family="text">
      <style:text-properties style:font-name="Kokila" fo:font-weight="bold" style:font-weight-asian="bold" style:font-weight-complex="bold" fo:color="#000000" fo:font-size="11pt" style:font-size-asian="11pt" style:font-size-complex="11pt" style:script-type="complex" style:language-complex="ne" style:country-complex="NP"/>
    </style:style>
    <style:style style:name="T273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style:script-type="complex" style:language-complex="ne" style:country-complex="NP"/>
    </style:style>
    <style:style style:name="T27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7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76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277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27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79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28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8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8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83" style:parent-style-name="DefaultParagraphFont" style:family="text">
      <style:text-properties style:font-name="Arial" style:font-name-complex="Arial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284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285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286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language-complex="ne" style:country-complex="NP"/>
    </style:style>
    <style:style style:name="T287" style:parent-style-name="DefaultParagraphFont" style:family="text">
      <style:text-properties style:font-name="Arial" style:font-name-complex="Arial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2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8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9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292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29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94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29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9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29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29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299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30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0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02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0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0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0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0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0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P309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310" style:parent-style-name="DefaultParagraphFont" style:family="text">
      <style:text-properties fo:font-size="11pt" style:font-size-asian="11pt" style:font-size-complex="11pt" style:language-complex="ne" style:country-complex="NP"/>
    </style:style>
    <style:style style:name="T31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12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1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1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1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1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318" style:parent-style-name="DefaultParagraphFont" style:family="text">
      <style:text-properties fo:font-size="11pt" style:font-size-asian="11pt" style:font-size-complex="11pt" style:language-complex="ne" style:country-complex="NP"/>
    </style:style>
    <style:style style:name="T31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20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2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2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323" style:parent-style-name="DefaultParagraphFont" style:family="text">
      <style:text-properties fo:font-size="11pt" style:font-size-asian="11pt" style:font-size-complex="11pt" style:language-complex="ne" style:country-complex="NP"/>
    </style:style>
    <style:style style:name="T3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25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27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2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2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3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3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3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3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3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3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336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33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3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3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40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4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4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4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4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48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349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35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5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5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53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5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5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356" style:parent-style-name="DefaultParagraphFont" style:family="text">
      <style:text-properties style:font-name-complex="Times New Roman" fo:font-size="11pt" style:font-size-asian="11pt" style:font-size-complex="11pt" style:language-complex="ne" style:country-complex="NP"/>
    </style:style>
    <style:style style:name="T35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5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5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60" style:parent-style-name="DefaultParagraphFont" style:family="text">
      <style:text-properties style:font-name-complex="Times New Roman" fo:font-size="11pt" style:font-size-asian="11pt" style:font-size-complex="11pt" style:script-type="complex" style:language-complex="ne" style:country-complex="NP"/>
    </style:style>
    <style:style style:name="T3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62" style:parent-style-name="Normal" style:family="paragraph">
      <style:paragraph-properties fo:text-align="justify" fo:margin-bottom="0in" fo:line-height="100%"/>
      <style:text-properties style:font-name="Kokila" fo:font-size="11pt" style:font-size-asian="11pt" style:font-size-complex="11pt" style:language-complex="ne" style:country-complex="NP"/>
    </style:style>
    <style:style style:name="P363" style:parent-style-name="Normal" style:family="paragraph">
      <style:paragraph-properties fo:text-align="justify" fo:margin-bottom="0in" fo:line-height="100%" fo:text-indent="-0.5in"/>
    </style:style>
    <style:style style:name="T36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365" style:parent-style-name="Normal" style:family="paragraph">
      <style:paragraph-properties fo:text-align="justify" fo:margin-bottom="0.2777in" fo:line-height="100%" fo:margin-left="0.5in">
        <style:tab-stops/>
      </style:paragraph-properties>
    </style:style>
    <style:style style:name="T36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6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36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6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37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71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372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373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374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P375" style:parent-style-name="Normal" style:family="paragraph">
      <style:paragraph-properties fo:text-align="justify" fo:margin-bottom="0in" fo:line-height="100%" fo:text-indent="-0.5in"/>
    </style:style>
    <style:style style:name="T37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377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37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79" style:parent-style-name="Normal" style:family="paragraph">
      <style:paragraph-properties fo:text-align="justify" fo:margin-bottom="0in" fo:line-height="100%"/>
    </style:style>
    <style:style style:name="T38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381" style:parent-style-name="Normal" style:family="paragraph">
      <style:paragraph-properties fo:text-align="justify" fo:margin-bottom="0in" fo:line-height="100%"/>
    </style:style>
    <style:style style:name="T382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8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8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85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38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87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88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389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90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91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92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93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9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95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39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P397" style:parent-style-name="Normal" style:family="paragraph">
      <style:paragraph-properties fo:text-align="justify" fo:margin-bottom="0in" fo:line-height="100%"/>
    </style:style>
    <style:style style:name="T398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399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400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401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402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403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40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P405" style:parent-style-name="Normal" style:family="paragraph">
      <style:paragraph-properties fo:text-align="justify" fo:margin-bottom="0in" fo:line-height="100%"/>
    </style:style>
    <style:style style:name="T406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407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408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409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410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411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412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T413" style:parent-style-name="DefaultParagraphFont" style:family="text">
      <style:text-properties style:font-name="Kokila" fo:color="#000000" fo:font-size="11pt" style:font-size-asian="11pt" style:font-size-complex="11pt" style:language-complex="ne" style:country-complex="NP"/>
    </style:style>
    <style:style style:name="T414" style:parent-style-name="DefaultParagraphFont" style:family="text">
      <style:text-properties style:font-name="Kokila" fo:color="#000000" fo:font-size="11pt" style:font-size-asian="11pt" style:font-size-complex="11pt" style:script-type="complex" style:language-complex="ne" style:country-complex="NP"/>
    </style:style>
    <style:style style:name="P415" style:parent-style-name="Normal" style:family="paragraph">
      <style:paragraph-properties fo:text-align="justify" fo:margin-bottom="0in" fo:line-height="100%"/>
      <style:text-properties style:font-name="Kokila" fo:color="#000000" fo:font-size="11pt" style:font-size-asian="11pt" style:font-size-complex="11pt" style:language-complex="ne" style:country-complex="NP"/>
    </style:style>
    <style:style style:name="P416" style:parent-style-name="Normal" style:family="paragraph">
      <style:paragraph-properties fo:text-align="justify" fo:margin-bottom="0in" fo:line-height="100%" fo:text-indent="-0.5in"/>
    </style:style>
    <style:style style:name="T41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418" style:parent-style-name="Normal" style:family="paragraph">
      <style:paragraph-properties fo:text-align="justify" fo:margin-bottom="0in" fo:line-height="100%" fo:text-indent="-0.5in"/>
    </style:style>
    <style:style style:name="T41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20" style:parent-style-name="Normal" style:family="paragraph">
      <style:paragraph-properties fo:text-align="justify" fo:margin-bottom="0in" fo:line-height="100%" fo:text-indent="-0.5in"/>
    </style:style>
    <style:style style:name="T42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2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2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2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2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2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2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2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2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3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3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32" style:parent-style-name="Normal" style:family="paragraph">
      <style:paragraph-properties fo:text-align="justify" fo:margin-bottom="0in" fo:line-height="100%" fo:text-indent="-0.5in"/>
    </style:style>
    <style:style style:name="T43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3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3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3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3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38" style:parent-style-name="Normal" style:family="paragraph">
      <style:paragraph-properties fo:text-align="justify" fo:margin-bottom="0.0694in" fo:line-height="100%" fo:text-indent="-0.5in"/>
    </style:style>
    <style:style style:name="T43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4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4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42" style:parent-style-name="Normal" style:family="paragraph">
      <style:paragraph-properties fo:text-align="center" fo:margin-bottom="0in" fo:line-height="100%" fo:margin-left="1in">
        <style:tab-stops/>
      </style:paragraph-properties>
    </style:style>
    <style:style style:name="T443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444" style:parent-style-name="Normal" style:family="paragraph">
      <style:paragraph-properties fo:text-align="center" fo:margin-bottom="0.0694in" fo:line-height="100%" fo:margin-left="1in">
        <style:tab-stops/>
      </style:paragraph-properties>
    </style:style>
    <style:style style:name="T445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P446" style:parent-style-name="Normal" style:family="paragraph">
      <style:paragraph-properties fo:text-align="justify" fo:margin-bottom="0in" fo:line-height="100%" fo:text-indent="-0.5in"/>
    </style:style>
    <style:style style:name="T44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script-type="complex" style:language-complex="ne" style:country-complex="NP"/>
    </style:style>
    <style:style style:name="P448" style:parent-style-name="Normal" style:family="paragraph">
      <style:paragraph-properties fo:text-align="justify" fo:margin-bottom="0in" fo:line-height="100%" fo:text-indent="0.5in"/>
    </style:style>
    <style:style style:name="T4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50" style:parent-style-name="Normal" style:family="paragraph">
      <style:paragraph-properties fo:text-align="justify" fo:margin-bottom="0in" fo:line-height="100%" fo:margin-left="0.9375in" fo:text-indent="-0.4375in">
        <style:tab-stops/>
      </style:paragraph-properties>
    </style:style>
    <style:style style:name="T451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452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453" style:parent-style-name="Normal" style:family="paragraph">
      <style:paragraph-properties fo:text-align="justify" fo:margin-bottom="0in" fo:line-height="100%" fo:margin-left="0.9375in">
        <style:tab-stops/>
      </style:paragraph-properties>
    </style:style>
    <style:style style:name="T45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5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5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5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59" style:parent-style-name="Normal" style:family="paragraph">
      <style:paragraph-properties fo:text-align="justify" fo:margin-bottom="0in" fo:line-height="100%" fo:margin-left="0.9375in" fo:text-indent="-0.4375in">
        <style:tab-stops/>
      </style:paragraph-properties>
    </style:style>
    <style:style style:name="T460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461" style:parent-style-name="Normal" style:family="paragraph">
      <style:paragraph-properties fo:text-align="justify" fo:margin-bottom="0in" fo:line-height="100%" fo:margin-left="0.9375in">
        <style:tab-stops/>
      </style:paragraph-properties>
    </style:style>
    <style:style style:name="T46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6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6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6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6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67" style:parent-style-name="Normal" style:family="paragraph">
      <style:paragraph-properties fo:text-align="justify" fo:margin-bottom="0in" fo:line-height="100%">
        <style:tab-stops>
          <style:tab-stop style:type="left" style:position="0.1875in"/>
        </style:tab-stops>
      </style:paragraph-properties>
    </style:style>
    <style:style style:name="T468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469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470" style:parent-style-name="Normal" style:family="paragraph">
      <style:paragraph-properties fo:text-align="justify" fo:margin-bottom="0in" fo:line-height="100%" fo:margin-left="0.9402in">
        <style:tab-stops/>
      </style:paragraph-properties>
    </style:style>
    <style:style style:name="T47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7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7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7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7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7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7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7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79" style:parent-style-name="Normal" style:family="paragraph">
      <style:paragraph-properties fo:text-align="justify" fo:margin-bottom="0in" fo:line-height="100%" fo:margin-left="0.9375in" fo:text-indent="-0.4375in">
        <style:tab-stops/>
      </style:paragraph-properties>
    </style:style>
    <style:style style:name="T480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481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482" style:parent-style-name="Normal" style:family="paragraph">
      <style:paragraph-properties fo:text-align="justify" fo:margin-bottom="0in" fo:line-height="100%" fo:margin-left="0.9375in">
        <style:tab-stops/>
      </style:paragraph-properties>
    </style:style>
    <style:style style:name="T48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8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8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8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8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8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8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49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49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492" style:parent-style-name="Normal" style:family="paragraph">
      <style:paragraph-properties fo:text-align="justify" fo:margin-bottom="0in" fo:line-height="100%" fo:margin-left="0.9375in">
        <style:tab-stops/>
      </style:paragraph-properties>
      <style:text-properties style:font-name="Kokila" fo:font-size="11pt" style:font-size-asian="11pt" style:font-size-complex="11pt" style:language-complex="ne" style:country-complex="NP"/>
    </style:style>
    <style:style style:name="P493" style:parent-style-name="Normal" style:family="paragraph">
      <style:paragraph-properties fo:text-align="justify" fo:margin-bottom="0in" fo:line-height="100%" fo:text-indent="-0.4375in"/>
    </style:style>
    <style:style style:name="T49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script-type="complex" style:language-complex="ne" style:country-complex="NP"/>
    </style:style>
    <style:style style:name="T49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language-complex="ne" style:country-complex="NP"/>
    </style:style>
    <style:style style:name="T49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language-complex="ne" style:country-complex="NP"/>
    </style:style>
    <style:style style:name="T49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script-type="complex" style:language-complex="ne" style:country-complex="NP"/>
    </style:style>
    <style:style style:name="P498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49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00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0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0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0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04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05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506" style:parent-style-name="DefaultParagraphFont" style:family="text">
      <style:text-properties style:font-name="Kokila" fo:color="#FF0000" fo:font-size="11pt" style:font-size-asian="11pt" style:font-size-complex="11pt" style:language-complex="ne" style:country-complex="NP"/>
    </style:style>
    <style:style style:name="T507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508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50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1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1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1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1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1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19" style:parent-style-name="Normal" style:family="paragraph">
      <style:paragraph-properties fo:text-align="justify" fo:margin-bottom="0in" fo:line-height="100%" fo:text-indent="-0.5in"/>
    </style:style>
    <style:style style:name="T52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2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2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52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2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P52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2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28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529" style:parent-style-name="DefaultParagraphFont" style:family="text">
      <style:text-properties style:font-name="Kokila" fo:color="#FF0000" fo:font-size="11pt" style:font-size-asian="11pt" style:font-size-complex="11pt" style:language-complex="ne" style:country-complex="NP"/>
    </style:style>
    <style:style style:name="T530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531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53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3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34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3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3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3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38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3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4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4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4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4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46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4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50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5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5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54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5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5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5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5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5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6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6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6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6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6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6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6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68" style:parent-style-name="Normal" style:family="paragraph">
      <style:paragraph-properties fo:text-align="justify" fo:margin-bottom="0in" fo:line-height="100%" fo:text-indent="-0.5in"/>
    </style:style>
    <style:style style:name="T56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7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57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57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573" style:parent-style-name="Normal" style:family="paragraph">
      <style:paragraph-properties fo:text-align="justify" fo:margin-bottom="0in" fo:line-height="100%" fo:text-indent="0.5in"/>
    </style:style>
    <style:style style:name="T57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7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7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7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7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7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8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8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8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8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8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8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8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8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9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9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9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9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9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59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59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59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599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60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0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03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6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0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0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0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6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0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1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1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1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1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1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1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16" style:parent-style-name="Normal" style:family="paragraph">
      <style:paragraph-properties fo:text-align="justify" fo:margin-bottom="0in" fo:line-height="100%" fo:text-indent="-0.5in"/>
    </style:style>
    <style:style style:name="T61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61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61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62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621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62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2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25" style:parent-style-name="Normal" style:family="paragraph">
      <style:paragraph-properties fo:text-align="justify" fo:margin-bottom="0in" fo:line-height="100%" fo:margin-left="1in" fo:text-indent="-0.5625in">
        <style:tab-stops/>
      </style:paragraph-properties>
    </style:style>
    <style:style style:name="T626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627" style:parent-style-name="Normal" style:family="paragraph">
      <style:paragraph-properties fo:text-align="justify" fo:margin-bottom="0in" fo:line-height="100%" fo:margin-left="1.375in" fo:text-indent="-0.375in">
        <style:tab-stops/>
      </style:paragraph-properties>
    </style:style>
    <style:style style:name="T628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29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30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31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32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33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34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35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36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37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38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39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40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41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42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P643" style:parent-style-name="Normal" style:family="paragraph">
      <style:paragraph-properties fo:text-align="justify" fo:margin-bottom="0in" fo:line-height="100%" fo:margin-left="1.375in" fo:text-indent="-0.375in">
        <style:tab-stops/>
      </style:paragraph-properties>
    </style:style>
    <style:style style:name="T644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45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46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47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48" style:parent-style-name="DefaultParagraphFont" style:family="text">
      <style:text-properties style:font-name="Calibri" fo:color="#FF0000" fo:font-size="11pt" style:font-size-asian="11pt" style:font-size-complex="11pt" style:script-type="complex" style:language-complex="ne" style:country-complex="NP"/>
    </style:style>
    <style:style style:name="T649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50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51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52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53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54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55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P656" style:parent-style-name="Normal" style:family="paragraph">
      <style:paragraph-properties fo:text-align="justify" fo:margin-bottom="0in" fo:line-height="100%" fo:margin-left="0.9375in" fo:text-indent="-0.5625in">
        <style:tab-stops/>
      </style:paragraph-properties>
    </style:style>
    <style:style style:name="T657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658" style:parent-style-name="Normal" style:family="paragraph">
      <style:paragraph-properties fo:text-align="justify" fo:margin-bottom="0in" fo:line-height="100%" fo:margin-left="0.9375in">
        <style:tab-stops/>
      </style:paragraph-properties>
    </style:style>
    <style:style style:name="T65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6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6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6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64" style:parent-style-name="Normal" style:family="paragraph">
      <style:paragraph-properties fo:text-align="justify" fo:margin-bottom="0in" fo:line-height="100%" fo:margin-left="0.9375in" fo:text-indent="-0.5625in">
        <style:tab-stops/>
      </style:paragraph-properties>
    </style:style>
    <style:style style:name="T665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666" style:parent-style-name="Normal" style:family="paragraph">
      <style:paragraph-properties fo:text-align="justify" fo:margin-bottom="0in" fo:line-height="100%" fo:margin-left="0.9375in">
        <style:tab-stops/>
      </style:paragraph-properties>
    </style:style>
    <style:style style:name="T667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68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69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70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71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72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73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74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75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76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P677" style:parent-style-name="Normal" style:family="paragraph">
      <style:paragraph-properties fo:text-align="justify" fo:margin-bottom="0in" fo:line-height="100%" fo:margin-left="0.9375in" fo:text-indent="-0.5625in">
        <style:tab-stops/>
      </style:paragraph-properties>
    </style:style>
    <style:style style:name="T678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79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P680" style:parent-style-name="Normal" style:family="paragraph">
      <style:paragraph-properties fo:text-align="justify" fo:margin-bottom="0in" fo:line-height="100%" fo:margin-left="0.9375in">
        <style:tab-stops/>
      </style:paragraph-properties>
    </style:style>
    <style:style style:name="T681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82" style:parent-style-name="DefaultParagraphFont" style:family="text">
      <style:text-properties style:font-name="Calibri" fo:font-size="11pt" style:font-size-asian="11pt" style:font-size-complex="11pt" style:language-complex="ne" style:country-complex="NP"/>
    </style:style>
    <style:style style:name="T683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T684" style:parent-style-name="DefaultParagraphFont" style:family="text">
      <style:text-properties style:font-name="Calibri" fo:font-size="11pt" style:font-size-asian="11pt" style:font-size-complex="11pt" style:script-type="complex" style:language-complex="ne" style:country-complex="NP"/>
    </style:style>
    <style:style style:name="P685" style:parent-style-name="Normal" style:family="paragraph">
      <style:paragraph-properties fo:text-align="justify" fo:margin-bottom="0in" fo:line-height="100%" fo:margin-left="0.9375in" fo:text-indent="-0.5625in">
        <style:tab-stops/>
      </style:paragraph-properties>
    </style:style>
    <style:style style:name="T6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8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89" style:parent-style-name="Normal" style:family="paragraph">
      <style:paragraph-properties fo:text-align="justify" fo:margin-bottom="0in" fo:line-height="100%" fo:margin-left="0.9375in" fo:text-indent="-0.5625in">
        <style:tab-stops/>
      </style:paragraph-properties>
    </style:style>
    <style:style style:name="T6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9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69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93" style:parent-style-name="Normal" style:family="paragraph">
      <style:paragraph-properties fo:text-align="justify" fo:margin-bottom="0.2777in" fo:line-height="100%" fo:margin-left="0.9375in" fo:text-indent="-0.5625in">
        <style:tab-stops/>
      </style:paragraph-properties>
    </style:style>
    <style:style style:name="T69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695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69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697" style:parent-style-name="Normal" style:family="paragraph">
      <style:paragraph-properties fo:text-align="center" fo:margin-bottom="0in" fo:line-height="100%" fo:margin-left="0.75in">
        <style:tab-stops/>
      </style:paragraph-properties>
    </style:style>
    <style:style style:name="T698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699" style:parent-style-name="Normal" style:family="paragraph">
      <style:paragraph-properties fo:text-align="center" fo:margin-bottom="0.0694in" fo:line-height="100%" fo:margin-left="0.75in">
        <style:tab-stops/>
      </style:paragraph-properties>
    </style:style>
    <style:style style:name="T700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T701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language-complex="ne" style:country-complex="NP"/>
    </style:style>
    <style:style style:name="T702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P703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T70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70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70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707" style:parent-style-name="Normal" style:family="paragraph">
      <style:paragraph-properties fo:text-align="justify" fo:margin-bottom="0in" fo:line-height="100%" fo:margin-left="1.0625in" fo:text-indent="-0.5in">
        <style:tab-stops/>
      </style:paragraph-properties>
    </style:style>
    <style:style style:name="T7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0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1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13" style:parent-style-name="Normal" style:family="paragraph">
      <style:paragraph-properties fo:text-align="justify" fo:margin-bottom="0in" fo:line-height="100%" fo:margin-left="1.4375in" fo:text-indent="-0.9375in">
        <style:tab-stops/>
      </style:paragraph-properties>
    </style:style>
    <style:style style:name="T7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15" style:parent-style-name="Normal" style:family="paragraph">
      <style:paragraph-properties fo:text-align="justify" fo:margin-bottom="0in" fo:line-height="100%" fo:margin-left="1.4375in" fo:text-indent="-0.4375in">
        <style:tab-stops/>
      </style:paragraph-properties>
    </style:style>
    <style:style style:name="T716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717" style:parent-style-name="Normal" style:family="paragraph">
      <style:paragraph-properties fo:text-align="justify" fo:margin-bottom="0in" fo:line-height="100%" fo:margin-left="1.4375in">
        <style:tab-stops/>
      </style:paragraph-properties>
    </style:style>
    <style:style style:name="T71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1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2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2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2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2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2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2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2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2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3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3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3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3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34" style:parent-style-name="Normal" style:family="paragraph">
      <style:paragraph-properties fo:text-align="justify" fo:margin-bottom="0in" fo:line-height="100%" fo:margin-left="1.4375in" fo:text-indent="-0.4375in">
        <style:tab-stops>
          <style:tab-stop style:type="left" style:position="-0.4375in"/>
        </style:tab-stops>
      </style:paragraph-properties>
    </style:style>
    <style:style style:name="T735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736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737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738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739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740" style:parent-style-name="Normal" style:family="paragraph">
      <style:paragraph-properties fo:text-align="justify" fo:margin-bottom="0in" fo:line-height="100%" fo:margin-left="1.5in">
        <style:tab-stops/>
      </style:paragraph-properties>
    </style:style>
    <style:style style:name="T74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4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44" style:parent-style-name="Normal" style:family="paragraph">
      <style:paragraph-properties fo:text-align="justify" fo:margin-bottom="0in" fo:line-height="100%" fo:margin-left="0.9375in" fo:text-indent="-0.4375in">
        <style:tab-stops/>
      </style:paragraph-properties>
    </style:style>
    <style:style style:name="T7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4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4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50" style:parent-style-name="Normal" style:family="paragraph">
      <style:paragraph-properties fo:text-align="justify" fo:margin-bottom="0in" fo:line-height="100%" fo:margin-left="0.9375in" fo:text-indent="-0.4375in">
        <style:tab-stops/>
      </style:paragraph-properties>
    </style:style>
    <style:style style:name="T7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5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5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5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5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5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5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5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5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60" style:parent-style-name="Normal" style:family="paragraph">
      <style:paragraph-properties fo:text-align="justify" fo:margin-bottom="0in" fo:line-height="100%" fo:margin-left="0.9375in" fo:text-indent="-0.4375in">
        <style:tab-stops/>
      </style:paragraph-properties>
    </style:style>
    <style:style style:name="T7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6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6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6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6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6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6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6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6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7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7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72" style:parent-style-name="Normal" style:family="paragraph">
      <style:paragraph-properties fo:text-align="justify" fo:margin-bottom="0in" fo:line-height="100%" fo:margin-left="0.9375in" fo:text-indent="-0.4375in">
        <style:tab-stops/>
      </style:paragraph-properties>
    </style:style>
    <style:style style:name="T77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7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7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76" style:parent-style-name="Normal" style:family="paragraph">
      <style:paragraph-properties fo:text-align="justify" fo:margin-bottom="0in" fo:line-height="100%" fo:text-indent="-0.5in"/>
    </style:style>
    <style:style style:name="T77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77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77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78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78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78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78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784" style:parent-style-name="Normal" style:family="paragraph">
      <style:paragraph-properties fo:text-align="justify" fo:margin-bottom="0in" fo:line-height="100%" fo:text-indent="0.5in"/>
    </style:style>
    <style:style style:name="T78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8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8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79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79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9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9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9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79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79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P798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79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0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0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03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0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0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0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0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1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13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1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1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18" style:parent-style-name="DefaultParagraphFont" style:family="text">
      <style:text-properties fo:font-size="11pt" style:font-size-asian="11pt" style:font-size-complex="11pt" style:language-complex="ne" style:country-complex="NP"/>
    </style:style>
    <style:style style:name="T81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2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2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2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2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2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2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2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2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2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2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3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3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32" style:parent-style-name="Normal" style:family="paragraph">
      <style:paragraph-properties fo:text-align="justify" fo:margin-bottom="0in" fo:line-height="100%" fo:text-indent="-0.4375in"/>
    </style:style>
    <style:style style:name="T83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83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83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836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3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3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39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840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841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842" style:parent-style-name="DefaultParagraphFont" style:family="text">
      <style:text-properties style:font-name="Kokila" fo:font-weight="bold" style:font-weight-asian="bold" style:font-weight-complex="bold" fo:color="#FF0000" fo:font-size="11pt" style:font-size-asian="11pt" style:font-size-complex="11pt" style:script-type="complex" style:language-complex="ne" style:country-complex="NP"/>
    </style:style>
    <style:style style:name="T8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4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45" style:parent-style-name="Normal" style:family="paragraph">
      <style:paragraph-properties fo:text-align="justify" fo:margin-bottom="0in" fo:line-height="100%" fo:margin-left="0.75in" fo:text-indent="0.25in">
        <style:tab-stops/>
      </style:paragraph-properties>
    </style:style>
    <style:style style:name="T846" style:parent-style-name="DefaultParagraphFont" style:family="text">
      <style:text-properties style:font-name="Kokila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847" style:parent-style-name="Normal" style:family="paragraph">
      <style:paragraph-properties fo:text-align="justify" fo:margin-bottom="0in" fo:line-height="100%" fo:margin-left="1.5in" fo:text-indent="-0.25in">
        <style:tab-stops/>
      </style:paragraph-properties>
    </style:style>
    <style:style style:name="T84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5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5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5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54" style:parent-style-name="Normal" style:family="paragraph">
      <style:paragraph-properties fo:text-align="justify" fo:margin-bottom="0in" fo:line-height="100%" fo:margin-left="1.5in" fo:text-indent="-0.25in">
        <style:tab-stops/>
      </style:paragraph-properties>
    </style:style>
    <style:style style:name="T85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5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5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59" style:parent-style-name="Normal" style:family="paragraph">
      <style:paragraph-properties fo:text-align="justify" fo:margin-bottom="0in" fo:line-height="100%" fo:margin-left="1.5in" fo:text-indent="-0.25in">
        <style:tab-stops/>
      </style:paragraph-properties>
    </style:style>
    <style:style style:name="T86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6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6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6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64" style:parent-style-name="Normal" style:family="paragraph">
      <style:paragraph-properties fo:text-align="justify" fo:margin-bottom="0in" fo:line-height="100%" fo:margin-left="1.5in" fo:text-indent="-0.25in">
        <style:tab-stops/>
      </style:paragraph-properties>
    </style:style>
    <style:style style:name="T86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6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6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6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69" style:parent-style-name="Normal" style:family="paragraph">
      <style:paragraph-properties fo:text-align="justify" fo:margin-bottom="0in" fo:line-height="100%" fo:margin-left="1.5in" fo:text-indent="-0.25in">
        <style:tab-stops/>
      </style:paragraph-properties>
    </style:style>
    <style:style style:name="T870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871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872" style:parent-style-name="DefaultParagraphFont" style:family="text">
      <style:text-properties style:font-name="Kokila" fo:color="#FF0000" fo:font-size="11pt" style:font-size-asian="11pt" style:font-size-complex="11pt" style:language-complex="ne" style:country-complex="NP"/>
    </style:style>
    <style:style style:name="T873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874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P875" style:parent-style-name="Normal" style:family="paragraph">
      <style:paragraph-properties fo:text-align="justify" fo:margin-bottom="0in" fo:line-height="100%" fo:margin-left="1.5in" fo:text-indent="-0.25in">
        <style:tab-stops/>
      </style:paragraph-properties>
    </style:style>
    <style:style style:name="T876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877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878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879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T880" style:parent-style-name="DefaultParagraphFont" style:family="text">
      <style:text-properties style:font-name="Kokila" fo:color="#FF0000" fo:font-size="11pt" style:font-size-asian="11pt" style:font-size-complex="11pt" style:script-type="complex" style:language-complex="ne" style:country-complex="NP"/>
    </style:style>
    <style:style style:name="P88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8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83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8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8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8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889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8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9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9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9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9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9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9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9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89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89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0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0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0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0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90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0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0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1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9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1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1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9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1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1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1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2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2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2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2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2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2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92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2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3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3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3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3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3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3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93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3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3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3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40" style:parent-style-name="Normal" style:family="paragraph">
      <style:paragraph-properties fo:text-align="justify" fo:margin-bottom="0in" fo:line-height="100%" fo:text-indent="-0.5in"/>
    </style:style>
    <style:style style:name="T94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94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94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944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9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46" style:parent-style-name="Normal" style:family="paragraph">
      <style:paragraph-properties fo:text-align="justify" fo:margin-bottom="0in" fo:line-height="100%" fo:text-indent="-0.5in"/>
    </style:style>
    <style:style style:name="T9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4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5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5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5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54" style:parent-style-name="Normal" style:family="paragraph">
      <style:paragraph-properties fo:text-align="justify" fo:margin-bottom="0in" fo:line-height="100%" fo:text-indent="-0.5in"/>
    </style:style>
    <style:style style:name="T955" style:parent-style-name="DefaultParagraphFont" style:family="text">
      <style:text-properties fo:font-size="11pt" style:font-size-asian="11pt" style:font-size-complex="11pt" style:language-complex="ne" style:country-complex="NP"/>
    </style:style>
    <style:style style:name="T95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5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5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6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62" style:parent-style-name="Normal" style:family="paragraph">
      <style:paragraph-properties fo:text-align="justify" fo:margin-bottom="0in" fo:line-height="100%" fo:text-indent="-0.5in"/>
    </style:style>
    <style:style style:name="T96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64" style:parent-style-name="Normal" style:family="paragraph">
      <style:paragraph-properties fo:text-align="justify" fo:margin-bottom="0in" fo:line-height="100%" fo:text-indent="-0.5in"/>
    </style:style>
    <style:style style:name="T96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66" style:parent-style-name="Normal" style:family="paragraph">
      <style:paragraph-properties fo:text-align="justify" fo:margin-bottom="0in" fo:line-height="100%" fo:text-indent="-0.5in"/>
    </style:style>
    <style:style style:name="T96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6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6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7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7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7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7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7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7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7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7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78" style:parent-style-name="Normal" style:family="paragraph">
      <style:paragraph-properties fo:text-align="justify" fo:margin-bottom="0in" fo:line-height="100%" fo:text-indent="-0.5in"/>
    </style:style>
    <style:style style:name="T97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8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8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8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83" style:parent-style-name="Normal" style:family="paragraph">
      <style:paragraph-properties fo:text-align="justify" fo:margin-bottom="0in" fo:line-height="100%" fo:text-indent="-0.5in"/>
    </style:style>
    <style:style style:name="T98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8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8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8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9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992" style:parent-style-name="Normal" style:family="paragraph">
      <style:paragraph-properties fo:text-align="justify" fo:margin-bottom="0in" fo:line-height="100%" fo:text-indent="-0.5in"/>
    </style:style>
    <style:style style:name="T99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9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9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9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9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99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99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0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0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02" style:parent-style-name="Normal" style:family="paragraph">
      <style:paragraph-properties fo:text-align="justify" fo:margin-bottom="0in" fo:line-height="100%" fo:text-indent="-0.5in"/>
    </style:style>
    <style:style style:name="T100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05" style:parent-style-name="Normal" style:family="paragraph">
      <style:paragraph-properties fo:text-align="justify" fo:margin-bottom="0in" fo:line-height="100%" fo:text-indent="-0.5in"/>
    </style:style>
    <style:style style:name="T100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007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0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0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11" style:parent-style-name="Normal" style:family="paragraph">
      <style:paragraph-properties fo:text-align="justify" fo:margin-bottom="0in" fo:line-height="100%" fo:text-indent="-0.5in"/>
    </style:style>
    <style:style style:name="T101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01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01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01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0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1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1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1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2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2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2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23" style:parent-style-name="Normal" style:family="paragraph">
      <style:paragraph-properties fo:text-align="justify" fo:margin-bottom="0.0694in" fo:line-height="100%" fo:margin-left="1in" fo:text-indent="-0.5in">
        <style:tab-stops/>
      </style:paragraph-properties>
    </style:style>
    <style:style style:name="T10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25" style:parent-style-name="Normal" style:family="paragraph">
      <style:paragraph-properties fo:text-align="center" fo:margin-bottom="0in" fo:line-height="100%"/>
    </style:style>
    <style:style style:name="T1026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027" style:parent-style-name="Normal" style:family="paragraph">
      <style:paragraph-properties fo:text-align="center" fo:margin-bottom="0.0277in" fo:line-height="100%"/>
    </style:style>
    <style:style style:name="T1028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T1029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language-complex="ne" style:country-complex="NP"/>
    </style:style>
    <style:style style:name="T1030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P1031" style:parent-style-name="Normal" style:family="paragraph">
      <style:paragraph-properties fo:text-align="justify" fo:margin-bottom="0in" fo:line-height="100%"/>
    </style:style>
    <style:style style:name="T103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03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03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03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03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03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03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P1039" style:parent-style-name="Normal" style:family="paragraph">
      <style:paragraph-properties fo:text-align="justify" fo:margin-bottom="0in" fo:line-height="100%" fo:margin-left="0.5in" fo:text-indent="0.5in">
        <style:tab-stops/>
      </style:paragraph-properties>
    </style:style>
    <style:style style:name="T104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4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4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4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4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4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4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4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4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4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5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51" style:parent-style-name="Normal" style:family="paragraph">
      <style:paragraph-properties fo:text-align="justify" fo:margin-bottom="0in" fo:line-height="100%" fo:margin-left="1.5in" fo:text-indent="-0.5in">
        <style:tab-stops/>
      </style:paragraph-properties>
    </style:style>
    <style:style style:name="T105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5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5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5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5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57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5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6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61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6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6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6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6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6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67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6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69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7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71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7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73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7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75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7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77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7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79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8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81" style:parent-style-name="Normal" style:family="paragraph">
      <style:paragraph-properties fo:text-align="justify" fo:margin-bottom="0in" fo:line-height="100%" fo:margin-left="1.5625in" fo:text-indent="-0.5625in">
        <style:tab-stops/>
      </style:paragraph-properties>
    </style:style>
    <style:style style:name="T108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8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8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85" style:parent-style-name="Normal" style:family="paragraph">
      <style:paragraph-properties fo:text-align="justify" fo:margin-bottom="0in" fo:line-height="100%" fo:margin-left="1.875in" fo:text-indent="-0.375in">
        <style:tab-stops/>
      </style:paragraph-properties>
    </style:style>
    <style:style style:name="T10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8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89" style:parent-style-name="Normal" style:family="paragraph">
      <style:paragraph-properties fo:text-align="justify" fo:margin-bottom="0in" fo:line-height="100%">
        <style:tab-stops>
          <style:tab-stop style:type="left" style:position="0.125in"/>
        </style:tab-stops>
      </style:paragraph-properties>
    </style:style>
    <style:style style:name="T10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91" style:parent-style-name="Normal" style:family="paragraph">
      <style:paragraph-properties fo:text-align="justify" fo:margin-bottom="0in" fo:line-height="100%" fo:margin-left="1.5in" fo:text-indent="-0.5in">
        <style:tab-stops/>
      </style:paragraph-properties>
    </style:style>
    <style:style style:name="T109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9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9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9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09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097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09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09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0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01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0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0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0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07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09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1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13" style:parent-style-name="Normal" style:family="paragraph">
      <style:paragraph-properties fo:text-align="justify" fo:margin-bottom="0in" fo:line-height="100%" fo:margin-left="1.5625in" fo:text-indent="-0.5625in">
        <style:tab-stops/>
      </style:paragraph-properties>
    </style:style>
    <style:style style:name="T11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1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1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1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19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2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2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2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23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2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27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2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2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3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31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3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3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3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35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3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3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3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39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4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4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4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43" style:parent-style-name="Normal" style:family="paragraph">
      <style:paragraph-properties fo:text-align="justify" fo:margin-bottom="0in" fo:line-height="100%" fo:margin-left="1.9375in" fo:text-indent="-0.4375in">
        <style:tab-stops/>
      </style:paragraph-properties>
    </style:style>
    <style:style style:name="T114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4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4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47" style:parent-style-name="Normal" style:family="paragraph">
      <style:paragraph-properties fo:text-align="justify" fo:margin-bottom="0in" fo:line-height="100%" fo:margin-left="1.5in" fo:text-indent="-0.5in">
        <style:tab-stops/>
      </style:paragraph-properties>
    </style:style>
    <style:style style:name="T114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4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5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5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5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53" style:parent-style-name="Normal" style:family="paragraph">
      <style:paragraph-properties fo:text-align="justify" fo:margin-bottom="0in" fo:line-height="100%" fo:margin-left="1.5in" fo:text-indent="0in">
        <style:tab-stops/>
      </style:paragraph-properties>
    </style:style>
    <style:style style:name="T115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55" style:parent-style-name="Normal" style:family="paragraph">
      <style:paragraph-properties fo:text-align="justify" fo:margin-bottom="0in" fo:line-height="100%" fo:margin-left="1.5in" fo:text-indent="0in">
        <style:tab-stops/>
      </style:paragraph-properties>
    </style:style>
    <style:style style:name="T115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5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59" style:parent-style-name="Normal" style:family="paragraph">
      <style:paragraph-properties fo:text-align="justify" fo:margin-bottom="0in" fo:line-height="100%" fo:margin-left="1.5in" fo:text-indent="0in">
        <style:tab-stops/>
      </style:paragraph-properties>
    </style:style>
    <style:style style:name="T116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61" style:parent-style-name="Normal" style:family="paragraph">
      <style:paragraph-properties fo:text-align="justify" fo:margin-bottom="0in" fo:line-height="100%" fo:text-indent="-0.5in"/>
    </style:style>
    <style:style style:name="T116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16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16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16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166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16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6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6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70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17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7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7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7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7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7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77" style:parent-style-name="Normal" style:family="paragraph">
      <style:paragraph-properties fo:text-align="center" fo:margin-bottom="0in" fo:line-height="100%"/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P1178" style:parent-style-name="Normal" style:family="paragraph">
      <style:paragraph-properties fo:text-align="center" fo:margin-bottom="0in" fo:line-height="100%"/>
    </style:style>
    <style:style style:name="T117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180" style:parent-style-name="Normal" style:family="paragraph">
      <style:paragraph-properties fo:text-align="center" fo:margin-bottom="0.0694in" fo:line-height="100%"/>
    </style:style>
    <style:style style:name="T118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script-type="complex" style:language-complex="ne" style:country-complex="NP"/>
    </style:style>
    <style:style style:name="P1182" style:parent-style-name="Normal" style:family="paragraph">
      <style:paragraph-properties fo:text-align="justify" fo:margin-bottom="0in" fo:line-height="100%" fo:text-indent="-0.5in"/>
    </style:style>
    <style:style style:name="T118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18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18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186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18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8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8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91" style:parent-style-name="Normal" style:family="paragraph">
      <style:paragraph-properties fo:text-align="justify" fo:margin-bottom="0in" fo:line-height="100%" fo:margin-left="1.4375in" fo:text-indent="-0.4375in">
        <style:tab-stops/>
      </style:paragraph-properties>
    </style:style>
    <style:style style:name="T119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9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9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9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19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197" style:parent-style-name="Normal" style:family="paragraph">
      <style:paragraph-properties fo:text-align="justify" fo:margin-bottom="0in" fo:line-height="100%" fo:margin-left="1.4375in" fo:text-indent="-0.4375in">
        <style:tab-stops/>
      </style:paragraph-properties>
    </style:style>
    <style:style style:name="T119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19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0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0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03" style:parent-style-name="Normal" style:family="paragraph">
      <style:paragraph-properties fo:text-align="justify" fo:margin-bottom="0in" fo:line-height="100%" fo:margin-left="1.4375in" fo:text-indent="-0.4375in">
        <style:tab-stops/>
      </style:paragraph-properties>
    </style:style>
    <style:style style:name="T12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0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0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0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0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1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1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1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1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1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1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2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21" style:parent-style-name="Normal" style:family="paragraph">
      <style:paragraph-properties fo:text-align="justify" fo:margin-bottom="0in" fo:line-height="100%" fo:text-indent="-0.5in"/>
    </style:style>
    <style:style style:name="T122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2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22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2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226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22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2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2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3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3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3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33" style:parent-style-name="Normal" style:family="paragraph">
      <style:paragraph-properties fo:text-align="justify" fo:margin-bottom="0in" fo:line-height="100%" fo:text-indent="-0.5in"/>
    </style:style>
    <style:style style:name="T123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3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23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3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238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23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4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4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4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4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4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4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50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5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5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5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5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56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5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5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5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6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6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6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6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6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66" style:parent-style-name="Normal" style:family="paragraph">
      <style:paragraph-properties fo:text-align="justify" fo:margin-bottom="0in" fo:line-height="100%" fo:text-indent="-0.5in"/>
    </style:style>
    <style:style style:name="T126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6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26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7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7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P127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7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7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7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76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7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7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7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8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8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8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83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8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8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2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87" style:parent-style-name="Normal" style:family="paragraph">
      <style:paragraph-properties fo:text-align="justify" fo:margin-bottom="0.0694in" fo:line-height="100%" fo:margin-left="1in" fo:text-indent="-0.5in">
        <style:tab-stops/>
      </style:paragraph-properties>
    </style:style>
    <style:style style:name="T12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28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2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291" style:parent-style-name="Normal" style:family="paragraph">
      <style:paragraph-properties fo:text-align="center" fo:margin-bottom="0in" fo:line-height="100%"/>
    </style:style>
    <style:style style:name="T1292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293" style:parent-style-name="Normal" style:family="paragraph">
      <style:paragraph-properties fo:text-align="center" fo:margin-bottom="0.0694in" fo:line-height="100%"/>
    </style:style>
    <style:style style:name="T1294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T1295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language-complex="ne" style:country-complex="NP"/>
    </style:style>
    <style:style style:name="T1296" style:parent-style-name="DefaultParagraphFont" style:family="text">
      <style:text-properties style:font-name="Kokila" fo:font-weight="bold" style:font-weight-asian="bold" style:font-weight-complex="bold" fo:font-size="15pt" style:font-size-asian="15pt" style:font-size-complex="15pt" style:script-type="complex" style:language-complex="ne" style:country-complex="NP"/>
    </style:style>
    <style:style style:name="P1297" style:parent-style-name="Normal" style:family="paragraph">
      <style:paragraph-properties fo:text-align="justify" fo:margin-bottom="0in" fo:line-height="100%" fo:text-indent="-0.5in"/>
    </style:style>
    <style:style style:name="T129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29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30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30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03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0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0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0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0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0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09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1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1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1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1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1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1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2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21" style:parent-style-name="Normal" style:family="paragraph">
      <style:paragraph-properties fo:text-align="justify" fo:margin-bottom="0in" fo:line-height="100%" fo:text-indent="-0.5in"/>
    </style:style>
    <style:style style:name="T132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32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32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32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2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2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2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P1330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3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3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3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34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3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3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3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38" style:parent-style-name="Normal" style:family="paragraph">
      <style:paragraph-properties fo:text-align="justify" fo:margin-bottom="0in" fo:line-height="100%" fo:text-indent="-0.5in"/>
    </style:style>
    <style:style style:name="T133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34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34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34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3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4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4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4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5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5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P1353" style:parent-style-name="Normal" style:family="paragraph">
      <style:paragraph-properties fo:text-align="justify" fo:margin-bottom="0in" fo:line-height="100%" fo:margin-left="1.5in" fo:text-indent="-0.5in">
        <style:tab-stops/>
      </style:paragraph-properties>
    </style:style>
    <style:style style:name="T135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5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5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57" style:parent-style-name="Normal" style:family="paragraph">
      <style:paragraph-properties fo:text-align="justify" fo:margin-bottom="0in" fo:line-height="100%" fo:margin-left="1.5in" fo:text-indent="-0.5in">
        <style:tab-stops/>
      </style:paragraph-properties>
    </style:style>
    <style:style style:name="T13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59" style:parent-style-name="Normal" style:family="paragraph">
      <style:paragraph-properties fo:text-align="justify" fo:margin-bottom="0in" fo:line-height="100%" fo:margin-left="1.5in" fo:text-indent="-0.5in">
        <style:tab-stops/>
      </style:paragraph-properties>
    </style:style>
    <style:style style:name="T136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6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6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6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6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65" style:parent-style-name="Normal" style:family="paragraph">
      <style:paragraph-properties fo:text-align="justify" fo:margin-bottom="0in" fo:line-height="100%" fo:margin-left="1in" fo:text-indent="-0.5in">
        <style:tab-stops>
          <style:tab-stop style:type="left" style:position="-0.0625in"/>
        </style:tab-stops>
      </style:paragraph-properties>
    </style:style>
    <style:style style:name="T136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6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6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69" style:parent-style-name="Normal" style:family="paragraph">
      <style:paragraph-properties fo:text-align="justify" fo:margin-bottom="0in" fo:line-height="100%" fo:margin-left="1.0625in" fo:text-indent="-0.5625in">
        <style:tab-stops>
          <style:tab-stop style:type="left" style:position="-0.125in"/>
        </style:tab-stops>
      </style:paragraph-properties>
    </style:style>
    <style:style style:name="T137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71" style:parent-style-name="Normal" style:family="paragraph">
      <style:paragraph-properties fo:text-align="justify" fo:margin-bottom="0in" fo:line-height="100%" fo:margin-left="1.4375in" fo:text-indent="-0.5in">
        <style:tab-stops/>
      </style:paragraph-properties>
    </style:style>
    <style:style style:name="T137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7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7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7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7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7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7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7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80" style:parent-style-name="Normal" style:family="paragraph">
      <style:paragraph-properties fo:text-align="justify" fo:margin-bottom="0in" fo:line-height="100%" fo:margin-left="1.4375in" fo:text-indent="-0.5in">
        <style:tab-stops/>
      </style:paragraph-properties>
    </style:style>
    <style:style style:name="T138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8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8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8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85" style:parent-style-name="Normal" style:family="paragraph">
      <style:paragraph-properties fo:text-align="justify" fo:margin-bottom="0in" fo:line-height="100%" fo:margin-left="1.4375in" fo:text-indent="-0.5in">
        <style:tab-stops/>
      </style:paragraph-properties>
    </style:style>
    <style:style style:name="T138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87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8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8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9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9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392" style:parent-style-name="Normal" style:family="paragraph">
      <style:paragraph-properties fo:text-align="justify" fo:margin-bottom="0in" fo:line-height="100%" fo:margin-left="0.875in" fo:text-indent="-0.375in">
        <style:tab-stops/>
      </style:paragraph-properties>
    </style:style>
    <style:style style:name="T1393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9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39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9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P1397" style:parent-style-name="Normal" style:family="paragraph">
      <style:paragraph-properties fo:text-align="justify" fo:margin-bottom="0in" fo:line-height="100%" fo:margin-left="1.4375in" fo:text-indent="-0.5625in">
        <style:tab-stops/>
      </style:paragraph-properties>
    </style:style>
    <style:style style:name="T139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39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0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01" style:parent-style-name="Normal" style:family="paragraph">
      <style:paragraph-properties fo:text-align="justify" fo:margin-bottom="0in" fo:line-height="100%" fo:margin-left="1.8125in" fo:text-indent="-0.375in">
        <style:tab-stops/>
      </style:paragraph-properties>
    </style:style>
    <style:style style:name="T1402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0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0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0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06" style:parent-style-name="Normal" style:family="paragraph">
      <style:paragraph-properties fo:text-align="justify" fo:margin-bottom="0in" fo:line-height="100%" fo:margin-left="1.8125in" fo:text-indent="-0.375in">
        <style:tab-stops/>
      </style:paragraph-properties>
    </style:style>
    <style:style style:name="T140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08" style:parent-style-name="Normal" style:family="paragraph">
      <style:paragraph-properties fo:text-align="justify" fo:margin-bottom="0in" fo:line-height="100%" fo:margin-left="1.4375in">
        <style:tab-stops/>
      </style:paragraph-properties>
      <style:text-properties style:font-name="Kokila" fo:font-size="11pt" style:font-size-asian="11pt" style:font-size-complex="11pt" style:language-complex="ne" style:country-complex="NP"/>
    </style:style>
    <style:style style:name="P1409" style:parent-style-name="Normal" style:family="paragraph">
      <style:paragraph-properties fo:text-align="justify" fo:margin-bottom="0in" fo:line-height="100%" fo:margin-left="1.4375in" fo:text-indent="-0.5625in">
        <style:tab-stops/>
      </style:paragraph-properties>
    </style:style>
    <style:style style:name="T141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11" style:parent-style-name="Normal" style:family="paragraph">
      <style:paragraph-properties fo:text-align="justify" fo:margin-bottom="0in" fo:line-height="100%" fo:margin-left="1.4375in" fo:text-indent="-0.5625in">
        <style:tab-stops/>
      </style:paragraph-properties>
    </style:style>
    <style:style style:name="T14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13" style:parent-style-name="Normal" style:family="paragraph">
      <style:paragraph-properties fo:text-align="justify" fo:margin-bottom="0in" fo:line-height="100%" fo:margin-left="0.5in" fo:text-indent="-0.5in">
        <style:tab-stops/>
      </style:paragraph-properties>
    </style:style>
    <style:style style:name="T141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script-type="complex" style:language-complex="ne" style:country-complex="NP"/>
    </style:style>
    <style:style style:name="T141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script-type="complex" style:language-complex="ne" style:country-complex="NP"/>
    </style:style>
    <style:style style:name="T141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1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1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419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42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21" style:parent-style-name="Normal" style:family="paragraph">
      <style:paragraph-properties fo:text-align="justify" fo:margin-bottom="0in" fo:line-height="100%" fo:text-indent="-0.5in"/>
    </style:style>
    <style:style style:name="T142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2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2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425" style:parent-style-name="Normal" style:family="paragraph">
      <style:paragraph-properties fo:text-align="justify" fo:margin-bottom="0in" fo:line-height="100%" fo:text-indent="-0.5in"/>
    </style:style>
    <style:style style:name="T14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2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28" style:parent-style-name="Normal" style:family="paragraph">
      <style:paragraph-properties fo:text-align="justify" fo:margin-bottom="0in" fo:line-height="100%" fo:text-indent="-0.5in"/>
    </style:style>
    <style:style style:name="T142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3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3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3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3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34" style:parent-style-name="Normal" style:family="paragraph">
      <style:paragraph-properties fo:text-align="justify" fo:margin-bottom="0in" fo:line-height="100%" fo:text-indent="-0.5in"/>
    </style:style>
    <style:style style:name="T143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3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3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3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3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P1440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44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42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44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4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4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46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4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4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4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50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51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52" style:parent-style-name="Normal" style:family="paragraph">
      <style:paragraph-properties fo:text-align="justify" fo:margin-bottom="0in" fo:line-height="100%" fo:text-indent="-0.5in"/>
    </style:style>
    <style:style style:name="T145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5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5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5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457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45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59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6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6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6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63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46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6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46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67" style:parent-style-name="Normal" style:family="paragraph">
      <style:paragraph-properties fo:text-align="justify" fo:margin-bottom="0in" fo:line-height="100%"/>
    </style:style>
    <style:style style:name="T1468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69" style:parent-style-name="Normal" style:family="paragraph">
      <style:paragraph-properties fo:text-align="justify" fo:margin-bottom="0in" fo:line-height="100%" fo:text-indent="-0.5in"/>
    </style:style>
    <style:style style:name="T147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7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P1472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47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74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75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7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7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478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479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80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T148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82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83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84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485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48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87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T148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8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9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91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492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49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494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T1495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496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97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49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499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500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501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50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503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T1504" style:parent-style-name="DefaultParagraphFont" style:family="text">
      <style:text-properties style:font-name="Kokila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505" style:parent-style-name="DefaultParagraphFont" style:family="text">
      <style:text-properties style:font-name="Kokila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506" style:parent-style-name="DefaultParagraphFont" style:family="text">
      <style:text-properties style:font-name="Kokila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507" style:parent-style-name="DefaultParagraphFont" style:family="text">
      <style:text-properties style:font-name="Kokila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508" style:parent-style-name="DefaultParagraphFont" style:family="text">
      <style:text-properties style:font-name="Kokila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509" style:parent-style-name="DefaultParagraphFont" style:family="text">
      <style:text-properties style:font-name="Kokila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510" style:parent-style-name="DefaultParagraphFont" style:family="text">
      <style:text-properties style:font-name="Kokila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511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51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51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51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515" style:parent-style-name="Normal" style:family="paragraph">
      <style:paragraph-properties fo:text-align="justify" fo:margin-bottom="0in" fo:line-height="100%" fo:margin-left="1in" fo:text-indent="-0.5in">
        <style:tab-stops/>
      </style:paragraph-properties>
    </style:style>
    <style:style style:name="T151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P1517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T1518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1519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language-complex="ne" style:country-complex="NP"/>
    </style:style>
    <style:style style:name="T1520" style:parent-style-name="DefaultParagraphFont" style:family="text">
      <style:text-properties style:font-name="Kokil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P1521" style:parent-style-name="Normal" style:family="paragraph">
      <style:paragraph-properties fo:text-align="justify" fo:margin-bottom="0in" fo:line-height="100%" fo:margin-left="0.5in">
        <style:tab-stops/>
      </style:paragraph-properties>
    </style:style>
    <style:style style:name="T1522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523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524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525" style:parent-style-name="DefaultParagraphFont" style:family="text">
      <style:text-properties style:font-name="Kokila" fo:font-size="11pt" style:font-size-asian="11pt" style:font-size-complex="11pt" style:language-complex="ne" style:country-complex="NP"/>
    </style:style>
    <style:style style:name="T1526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1527" style:parent-style-name="DefaultParagraphFont" style:family="text">
      <style:text-properties style:font-name="Kokila" fo:font-size="11pt" style:font-size-asian="11pt" style:font-size-complex="11pt" style:script-type="complex" style:language-complex="ne" style:country-complex="NP"/>
    </style:style>
    <style:style style:name="TableColumn1529" style:family="table-column">
      <style:table-column-properties style:column-width="0.393in"/>
    </style:style>
    <style:style style:name="TableColumn1530" style:family="table-column">
      <style:table-column-properties style:column-width="3.2951in"/>
    </style:style>
    <style:style style:name="TableColumn1531" style:family="table-column">
      <style:table-column-properties style:column-width="0.3923in"/>
    </style:style>
    <style:style style:name="TableColumn1532" style:family="table-column">
      <style:table-column-properties style:column-width="2.8701in"/>
    </style:style>
    <style:style style:name="Table1528" style:family="table">
      <style:table-properties style:width="6.95in" fo:margin-left="0.1375in" table:align="left"/>
    </style:style>
    <style:style style:name="TableRow1533" style:family="table-row">
      <style:table-row-properties style:min-row-height="0.1631in"/>
    </style:style>
    <style:style style:name="TableCell15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35" style:parent-style-name="Normal" style:family="paragraph">
      <style:paragraph-properties fo:text-align="center" fo:margin-bottom="0in" fo:line-height="100%" fo:margin-left="-0.052in" fo:margin-right="-0.0819in">
        <style:tab-stops/>
      </style:paragraph-properties>
    </style:style>
    <style:style style:name="T153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5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38" style:parent-style-name="Normal" style:family="paragraph">
      <style:paragraph-properties fo:text-align="center" fo:margin-bottom="0in" fo:line-height="100%"/>
    </style:style>
    <style:style style:name="T153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540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54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5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43" style:parent-style-name="Normal" style:family="paragraph">
      <style:paragraph-properties fo:text-align="center" fo:margin-bottom="0in" fo:line-height="100%" fo:margin-left="-0.1076in" fo:margin-right="-0.1333in">
        <style:tab-stops/>
      </style:paragraph-properties>
    </style:style>
    <style:style style:name="T154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5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46" style:parent-style-name="Normal" style:family="paragraph">
      <style:paragraph-properties fo:text-align="center" fo:margin-bottom="0in" fo:line-height="100%"/>
    </style:style>
    <style:style style:name="T154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548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54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550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55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Row1552" style:family="table-row">
      <style:table-row-properties style:min-row-height="0.0138in" fo:keep-together="always"/>
    </style:style>
    <style:style style:name="TableCell1553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554" style:parent-style-name="Normal" style:family="paragraph">
      <style:paragraph-properties fo:text-align="center" fo:margin-bottom="0in" fo:line-height="100%"/>
    </style:style>
    <style:style style:name="T155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556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55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55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559" style:parent-style-name="Normal" style:family="paragraph">
      <style:paragraph-properties fo:text-align="justify" fo:margin-bottom="0in" fo:line-height="100%"/>
    </style:style>
    <style:style style:name="T156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56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56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1563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564" style:parent-style-name="Normal" style:family="paragraph">
      <style:paragraph-properties fo:text-align="center" fo:margin-bottom="0in" fo:line-height="100%"/>
    </style:style>
    <style:style style:name="T156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56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567" style:parent-style-name="Normal" style:family="paragraph">
      <style:paragraph-properties fo:text-align="justify" fo:margin-bottom="0in" fo:line-height="100%"/>
    </style:style>
    <style:style style:name="T156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569" style:family="table-row">
      <style:table-row-properties style:min-row-height="0.0138in" fo:keep-together="always"/>
    </style:style>
    <style:style style:name="P157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57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572" style:parent-style-name="Normal" style:family="paragraph">
      <style:paragraph-properties fo:text-align="justify" fo:margin-bottom="0in" fo:line-height="100%"/>
    </style:style>
    <style:style style:name="T157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57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57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57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577" style:parent-style-name="Normal" style:family="paragraph">
      <style:paragraph-properties fo:text-align="justify" fo:margin-bottom="0in" fo:line-height="100%"/>
    </style:style>
    <style:style style:name="T157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579" style:family="table-row">
      <style:table-row-properties style:min-row-height="0.0138in" fo:keep-together="always"/>
    </style:style>
    <style:style style:name="P158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58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582" style:parent-style-name="Normal" style:family="paragraph">
      <style:paragraph-properties fo:text-align="justify" fo:margin-bottom="0in" fo:line-height="100%"/>
    </style:style>
    <style:style style:name="T158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58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58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58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58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58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589" style:parent-style-name="Normal" style:family="paragraph">
      <style:paragraph-properties fo:text-align="justify" fo:margin-bottom="0in" fo:line-height="100%"/>
    </style:style>
    <style:style style:name="T159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591" style:family="table-row">
      <style:table-row-properties style:min-row-height="0.0138in" fo:keep-together="always"/>
    </style:style>
    <style:style style:name="P159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59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594" style:parent-style-name="Normal" style:family="paragraph">
      <style:paragraph-properties fo:text-align="justify" fo:margin-bottom="0in" fo:line-height="100%"/>
    </style:style>
    <style:style style:name="T159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59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59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59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59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00" style:parent-style-name="Normal" style:family="paragraph">
      <style:paragraph-properties fo:text-align="justify" fo:margin-bottom="0in" fo:line-height="100%"/>
    </style:style>
    <style:style style:name="T160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02" style:family="table-row">
      <style:table-row-properties style:min-row-height="0.0138in" fo:keep-together="always"/>
    </style:style>
    <style:style style:name="P160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0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05" style:parent-style-name="Normal" style:family="paragraph">
      <style:paragraph-properties fo:text-align="justify" fo:margin-bottom="0in" fo:line-height="100%"/>
    </style:style>
    <style:style style:name="T16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0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60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0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61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1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12" style:parent-style-name="Normal" style:family="paragraph">
      <style:paragraph-properties fo:text-align="justify" fo:margin-bottom="0in" fo:line-height="100%"/>
    </style:style>
    <style:style style:name="T161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14" style:family="table-row">
      <style:table-row-properties style:min-row-height="0.0138in" fo:keep-together="always"/>
    </style:style>
    <style:style style:name="P161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1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17" style:parent-style-name="Normal" style:family="paragraph">
      <style:paragraph-properties fo:text-align="justify" fo:margin-bottom="0in" fo:line-height="100%"/>
    </style:style>
    <style:style style:name="T161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1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62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2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22" style:parent-style-name="Normal" style:family="paragraph">
      <style:paragraph-properties fo:text-align="justify" fo:margin-bottom="0in" fo:line-height="100%"/>
    </style:style>
    <style:style style:name="T162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24" style:family="table-row">
      <style:table-row-properties style:min-row-height="0.0138in" fo:keep-together="always"/>
    </style:style>
    <style:style style:name="P162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2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27" style:parent-style-name="Normal" style:family="paragraph">
      <style:paragraph-properties fo:text-align="justify" fo:margin-bottom="0in" fo:line-height="100%"/>
    </style:style>
    <style:style style:name="T162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2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63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632" style:parent-style-name="Normal" style:family="paragraph">
      <style:paragraph-properties fo:text-align="justify" fo:margin-bottom="0in" fo:line-height="100%"/>
    </style:style>
    <style:style style:name="T16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34" style:family="table-row">
      <style:table-row-properties style:min-row-height="0.0138in" fo:keep-together="always"/>
    </style:style>
    <style:style style:name="P163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637" style:parent-style-name="Normal" style:family="paragraph">
      <style:paragraph-properties fo:text-align="justify" fo:margin-bottom="0in" fo:line-height="100%"/>
    </style:style>
    <style:style style:name="T16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63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164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1641" style:family="table-row">
      <style:table-row-properties style:min-row-height="0.0756in"/>
    </style:style>
    <style:style style:name="TableCell1642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643" style:parent-style-name="Normal" style:family="paragraph">
      <style:paragraph-properties fo:text-align="center" fo:margin-bottom="0in" fo:line-height="100%"/>
    </style:style>
    <style:style style:name="T164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645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64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64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48" style:parent-style-name="Normal" style:family="paragraph">
      <style:paragraph-properties fo:text-align="justify" fo:margin-bottom="0in" fo:line-height="100%"/>
    </style:style>
    <style:style style:name="T164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5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1651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652" style:parent-style-name="Normal" style:family="paragraph">
      <style:paragraph-properties fo:text-align="center" fo:margin-bottom="0in" fo:line-height="100%"/>
    </style:style>
    <style:style style:name="T1653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65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55" style:parent-style-name="Normal" style:family="paragraph">
      <style:paragraph-properties fo:text-align="justify" fo:margin-bottom="0in" fo:line-height="100%"/>
    </style:style>
    <style:style style:name="T165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57" style:family="table-row">
      <style:table-row-properties style:min-row-height="0.0756in"/>
    </style:style>
    <style:style style:name="P165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5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60" style:parent-style-name="Normal" style:family="paragraph">
      <style:paragraph-properties fo:text-align="justify" fo:margin-bottom="0in" fo:line-height="100%"/>
    </style:style>
    <style:style style:name="T166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6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66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6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65" style:parent-style-name="Normal" style:family="paragraph">
      <style:paragraph-properties fo:text-align="justify" fo:margin-bottom="0in" fo:line-height="100%"/>
    </style:style>
    <style:style style:name="T16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67" style:family="table-row">
      <style:table-row-properties style:min-row-height="0.0486in"/>
    </style:style>
    <style:style style:name="P166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6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70" style:parent-style-name="Normal" style:family="paragraph">
      <style:paragraph-properties fo:text-align="justify" fo:margin-bottom="0in" fo:line-height="100%"/>
    </style:style>
    <style:style style:name="T167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7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67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67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7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76" style:parent-style-name="Normal" style:family="paragraph">
      <style:paragraph-properties fo:text-align="justify" fo:margin-bottom="0in" fo:line-height="100%"/>
    </style:style>
    <style:style style:name="T167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78" style:family="table-row">
      <style:table-row-properties style:min-row-height="0.0486in"/>
    </style:style>
    <style:style style:name="P167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8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81" style:parent-style-name="Normal" style:family="paragraph">
      <style:paragraph-properties fo:text-align="justify" fo:margin-bottom="0in" fo:line-height="100%"/>
    </style:style>
    <style:style style:name="T168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8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68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8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68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8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88" style:parent-style-name="Normal" style:family="paragraph">
      <style:paragraph-properties fo:text-align="justify" fo:margin-bottom="0in" fo:line-height="100%"/>
    </style:style>
    <style:style style:name="T16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9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691" style:family="table-row">
      <style:table-row-properties style:min-row-height="0.0486in"/>
    </style:style>
    <style:style style:name="P169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9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694" style:parent-style-name="Normal" style:family="paragraph">
      <style:paragraph-properties fo:text-align="justify" fo:margin-bottom="0in" fo:line-height="100%"/>
    </style:style>
    <style:style style:name="T169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69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69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69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69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00" style:parent-style-name="Normal" style:family="paragraph">
      <style:paragraph-properties fo:text-align="justify" fo:margin-bottom="0in" fo:line-height="100%"/>
    </style:style>
    <style:style style:name="T170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702" style:family="table-row">
      <style:table-row-properties style:min-row-height="0.0756in"/>
    </style:style>
    <style:style style:name="P170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0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05" style:parent-style-name="Normal" style:family="paragraph">
      <style:paragraph-properties fo:text-align="justify" fo:margin-bottom="0in" fo:line-height="100%"/>
    </style:style>
    <style:style style:name="T17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0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70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70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1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11" style:parent-style-name="Normal" style:family="paragraph">
      <style:paragraph-properties fo:text-align="justify" fo:margin-bottom="0in" fo:line-height="100%"/>
    </style:style>
    <style:style style:name="T171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1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1714" style:family="table-row">
      <style:table-row-properties style:min-row-height="0.0486in"/>
    </style:style>
    <style:style style:name="P171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1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17" style:parent-style-name="Normal" style:family="paragraph">
      <style:paragraph-properties fo:text-align="justify" fo:margin-bottom="0in" fo:line-height="100%"/>
    </style:style>
    <style:style style:name="T171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1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72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722" style:parent-style-name="Normal" style:family="paragraph">
      <style:paragraph-properties fo:text-align="justify" fo:margin-bottom="0in" fo:line-height="100%"/>
    </style:style>
    <style:style style:name="T1723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Row1724" style:family="table-row">
      <style:table-row-properties style:min-row-height="0.1631in"/>
    </style:style>
    <style:style style:name="P172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727" style:parent-style-name="Normal" style:family="paragraph">
      <style:paragraph-properties fo:text-align="justify" fo:margin-bottom="0in" fo:line-height="100%"/>
    </style:style>
    <style:style style:name="T172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P172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173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1731" style:family="table-row">
      <style:table-row-properties style:min-row-height="0.0756in"/>
    </style:style>
    <style:style style:name="TableCell1732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733" style:parent-style-name="Normal" style:family="paragraph">
      <style:paragraph-properties fo:text-align="center" fo:margin-bottom="0in" fo:line-height="100%"/>
    </style:style>
    <style:style style:name="T173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735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73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73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38" style:parent-style-name="Normal" style:family="paragraph">
      <style:paragraph-properties fo:text-align="justify" fo:margin-bottom="0in" fo:line-height="100%"/>
    </style:style>
    <style:style style:name="T173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174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741" style:parent-style-name="Normal" style:family="paragraph">
      <style:paragraph-properties fo:text-align="center" fo:margin-bottom="0in" fo:line-height="100%"/>
    </style:style>
    <style:style style:name="T174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74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44" style:parent-style-name="Normal" style:family="paragraph">
      <style:paragraph-properties fo:text-align="justify" fo:margin-bottom="0in" fo:line-height="100%"/>
    </style:style>
    <style:style style:name="T174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4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747" style:family="table-row">
      <style:table-row-properties style:min-row-height="0.0756in"/>
    </style:style>
    <style:style style:name="P174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4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50" style:parent-style-name="Normal" style:family="paragraph">
      <style:paragraph-properties fo:text-align="justify" fo:margin-bottom="0in" fo:line-height="100%"/>
    </style:style>
    <style:style style:name="T175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5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75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5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55" style:parent-style-name="Normal" style:family="paragraph">
      <style:paragraph-properties fo:text-align="justify" fo:margin-bottom="0in" fo:line-height="100%"/>
    </style:style>
    <style:style style:name="T175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757" style:family="table-row">
      <style:table-row-properties style:min-row-height="0.0486in"/>
    </style:style>
    <style:style style:name="P175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5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60" style:parent-style-name="Normal" style:family="paragraph">
      <style:paragraph-properties fo:text-align="justify" fo:margin-bottom="0in" fo:line-height="100%"/>
    </style:style>
    <style:style style:name="T176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6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76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76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6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66" style:parent-style-name="Normal" style:family="paragraph">
      <style:paragraph-properties fo:text-align="justify" fo:margin-bottom="0in" fo:line-height="100%"/>
    </style:style>
    <style:style style:name="T176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768" style:family="table-row">
      <style:table-row-properties style:min-row-height="0.0486in"/>
    </style:style>
    <style:style style:name="P176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7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71" style:parent-style-name="Normal" style:family="paragraph">
      <style:paragraph-properties fo:text-align="justify" fo:margin-bottom="0in" fo:line-height="100%"/>
    </style:style>
    <style:style style:name="T177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7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77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7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77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7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78" style:parent-style-name="Normal" style:family="paragraph">
      <style:paragraph-properties fo:text-align="justify" fo:margin-bottom="0in" fo:line-height="100%"/>
    </style:style>
    <style:style style:name="T177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8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781" style:family="table-row">
      <style:table-row-properties style:min-row-height="0.0486in"/>
    </style:style>
    <style:style style:name="P178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8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84" style:parent-style-name="Normal" style:family="paragraph">
      <style:paragraph-properties fo:text-align="justify" fo:margin-bottom="0in" fo:line-height="100%"/>
    </style:style>
    <style:style style:name="T178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8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78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78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8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90" style:parent-style-name="Normal" style:family="paragraph">
      <style:paragraph-properties fo:text-align="justify" fo:margin-bottom="0in" fo:line-height="100%"/>
    </style:style>
    <style:style style:name="T179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792" style:family="table-row">
      <style:table-row-properties style:min-row-height="0.0756in"/>
    </style:style>
    <style:style style:name="P179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9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95" style:parent-style-name="Normal" style:family="paragraph">
      <style:paragraph-properties fo:text-align="justify" fo:margin-bottom="0in" fo:line-height="100%"/>
    </style:style>
    <style:style style:name="T179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79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79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79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00" style:parent-style-name="Normal" style:family="paragraph">
      <style:paragraph-properties fo:text-align="justify" fo:margin-bottom="0in" fo:line-height="100%"/>
    </style:style>
    <style:style style:name="T180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02" style:family="table-row">
      <style:table-row-properties style:min-row-height="0.0486in"/>
    </style:style>
    <style:style style:name="P180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0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05" style:parent-style-name="Normal" style:family="paragraph">
      <style:paragraph-properties fo:text-align="justify" fo:margin-bottom="0in" fo:line-height="100%"/>
    </style:style>
    <style:style style:name="T18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0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80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0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810" style:parent-style-name="Normal" style:family="paragraph">
      <style:paragraph-properties fo:text-align="justify" fo:margin-bottom="0in" fo:line-height="100%"/>
    </style:style>
    <style:style style:name="T181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12" style:family="table-row">
      <style:table-row-properties style:min-row-height="0.1131in"/>
    </style:style>
    <style:style style:name="P181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815" style:parent-style-name="Normal" style:family="paragraph">
      <style:paragraph-properties fo:text-align="justify" fo:margin-bottom="0in" fo:line-height="100%"/>
    </style:style>
    <style:style style:name="T181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81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181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1819" style:family="table-row">
      <style:table-row-properties style:min-row-height="0.0756in"/>
    </style:style>
    <style:style style:name="TableCell182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821" style:parent-style-name="Normal" style:family="paragraph">
      <style:paragraph-properties fo:text-align="center" fo:margin-bottom="0in" fo:line-height="100%"/>
    </style:style>
    <style:style style:name="T182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823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82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82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26" style:parent-style-name="Normal" style:family="paragraph">
      <style:paragraph-properties fo:text-align="justify" fo:margin-bottom="0in" fo:line-height="100%"/>
    </style:style>
    <style:style style:name="T182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1828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829" style:parent-style-name="Normal" style:family="paragraph">
      <style:paragraph-properties fo:text-align="center" fo:margin-bottom="0in" fo:line-height="100%"/>
    </style:style>
    <style:style style:name="T1830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83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32" style:parent-style-name="Normal" style:family="paragraph">
      <style:paragraph-properties fo:text-align="justify" fo:margin-bottom="0in" fo:line-height="100%"/>
    </style:style>
    <style:style style:name="T18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34" style:family="table-row">
      <style:table-row-properties style:min-row-height="0.0756in"/>
    </style:style>
    <style:style style:name="P183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3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37" style:parent-style-name="Normal" style:family="paragraph">
      <style:paragraph-properties fo:text-align="justify" fo:margin-bottom="0in" fo:line-height="100%"/>
    </style:style>
    <style:style style:name="T18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3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84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4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42" style:parent-style-name="Normal" style:family="paragraph">
      <style:paragraph-properties fo:text-align="justify" fo:margin-bottom="0in" fo:line-height="100%"/>
    </style:style>
    <style:style style:name="T184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44" style:family="table-row">
      <style:table-row-properties style:min-row-height="0.0486in"/>
    </style:style>
    <style:style style:name="P184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4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47" style:parent-style-name="Normal" style:family="paragraph">
      <style:paragraph-properties fo:text-align="justify" fo:margin-bottom="0in" fo:line-height="100%"/>
    </style:style>
    <style:style style:name="T184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4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85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5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85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5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54" style:parent-style-name="Normal" style:family="paragraph">
      <style:paragraph-properties fo:text-align="justify" fo:margin-bottom="0in" fo:line-height="100%"/>
    </style:style>
    <style:style style:name="T18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56" style:family="table-row">
      <style:table-row-properties style:min-row-height="0.0486in"/>
    </style:style>
    <style:style style:name="P185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5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59" style:parent-style-name="Normal" style:family="paragraph">
      <style:paragraph-properties fo:text-align="justify" fo:margin-bottom="0in" fo:line-height="100%"/>
    </style:style>
    <style:style style:name="T186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6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86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6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86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6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66" style:parent-style-name="Normal" style:family="paragraph">
      <style:paragraph-properties fo:text-align="justify" fo:margin-bottom="0in" fo:line-height="100%"/>
    </style:style>
    <style:style style:name="T186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6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69" style:family="table-row">
      <style:table-row-properties style:min-row-height="0.0486in"/>
    </style:style>
    <style:style style:name="P187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7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72" style:parent-style-name="Normal" style:family="paragraph">
      <style:paragraph-properties fo:text-align="justify" fo:margin-bottom="0in" fo:line-height="100%"/>
    </style:style>
    <style:style style:name="T187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7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87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87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7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78" style:parent-style-name="Normal" style:family="paragraph">
      <style:paragraph-properties fo:text-align="justify" fo:margin-bottom="0in" fo:line-height="100%"/>
    </style:style>
    <style:style style:name="T187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80" style:family="table-row">
      <style:table-row-properties style:min-row-height="0.0756in"/>
    </style:style>
    <style:style style:name="P188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8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83" style:parent-style-name="Normal" style:family="paragraph">
      <style:paragraph-properties fo:text-align="justify" fo:margin-bottom="0in" fo:line-height="100%"/>
    </style:style>
    <style:style style:name="T188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8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88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8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88" style:parent-style-name="Normal" style:family="paragraph">
      <style:paragraph-properties fo:text-align="justify" fo:margin-bottom="0in" fo:line-height="100%"/>
    </style:style>
    <style:style style:name="T18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9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891" style:family="table-row">
      <style:table-row-properties style:min-row-height="0.0486in"/>
    </style:style>
    <style:style style:name="P189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9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894" style:parent-style-name="Normal" style:family="paragraph">
      <style:paragraph-properties fo:text-align="justify" fo:margin-bottom="0in" fo:line-height="100%"/>
    </style:style>
    <style:style style:name="T189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89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89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8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899" style:parent-style-name="Normal" style:family="paragraph">
      <style:paragraph-properties fo:text-align="justify" fo:margin-bottom="0in" fo:line-height="100%"/>
    </style:style>
    <style:style style:name="T190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901" style:family="table-row">
      <style:table-row-properties style:min-row-height="0.1631in"/>
    </style:style>
    <style:style style:name="P190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190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04" style:parent-style-name="Normal" style:family="paragraph">
      <style:paragraph-properties fo:text-align="justify" fo:margin-bottom="0in" fo:line-height="100%"/>
    </style:style>
    <style:style style:name="T190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90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190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1908" style:parent-style-name="Normal" style:family="paragraph">
      <style:paragraph-properties fo:text-align="justify" fo:margin-bottom="0in" fo:line-height="100%"/>
      <style:text-properties style:font-name="Calibri" fo:font-size="11pt" style:font-size-asian="11pt" style:font-size-complex="11pt" style:language-complex="ne" style:country-complex="NP"/>
    </style:style>
    <style:style style:name="TableColumn1910" style:family="table-column">
      <style:table-column-properties style:column-width="0.4319in"/>
    </style:style>
    <style:style style:name="TableColumn1911" style:family="table-column">
      <style:table-column-properties style:column-width="2.9284in"/>
    </style:style>
    <style:style style:name="TableColumn1912" style:family="table-column">
      <style:table-column-properties style:column-width="0.4326in"/>
    </style:style>
    <style:style style:name="TableColumn1913" style:family="table-column">
      <style:table-column-properties style:column-width="2.9916in"/>
    </style:style>
    <style:style style:name="Table1909" style:family="table">
      <style:table-properties style:width="6.7847in" fo:margin-left="0.0784in" table:align="left"/>
    </style:style>
    <style:style style:name="TableRow1914" style:family="table-row">
      <style:table-row-properties style:min-row-height="0.1506in"/>
    </style:style>
    <style:style style:name="TableCell191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916" style:parent-style-name="Normal" style:family="paragraph">
      <style:paragraph-properties fo:text-align="justify" fo:margin-bottom="0in" fo:line-height="100%"/>
    </style:style>
    <style:style style:name="T191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9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19" style:parent-style-name="Normal" style:family="paragraph">
      <style:paragraph-properties fo:text-align="justify" fo:margin-bottom="0in" fo:line-height="100%"/>
    </style:style>
    <style:style style:name="T1920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921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92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92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24" style:parent-style-name="Normal" style:family="paragraph">
      <style:paragraph-properties fo:text-align="justify" fo:margin-bottom="0in" fo:line-height="100%"/>
    </style:style>
    <style:style style:name="T192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19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27" style:parent-style-name="Normal" style:family="paragraph">
      <style:paragraph-properties fo:text-align="justify" fo:margin-bottom="0in" fo:line-height="100%"/>
    </style:style>
    <style:style style:name="T192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929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930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1931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193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Row1933" style:family="table-row">
      <style:table-row-properties style:min-row-height="0.0756in"/>
    </style:style>
    <style:style style:name="TableCell1934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935" style:parent-style-name="Normal" style:family="paragraph">
      <style:paragraph-properties fo:text-align="center" fo:margin-bottom="0in" fo:line-height="100%"/>
    </style:style>
    <style:style style:name="T193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3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9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3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1940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41" style:parent-style-name="Normal" style:family="paragraph">
      <style:paragraph-properties fo:text-align="justify" fo:margin-bottom="0in" fo:line-height="100%"/>
    </style:style>
    <style:style style:name="T194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1943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1944" style:parent-style-name="Normal" style:family="paragraph">
      <style:paragraph-properties fo:text-align="center" fo:margin-bottom="0in" fo:line-height="100%"/>
    </style:style>
    <style:style style:name="T194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194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47" style:parent-style-name="Normal" style:family="paragraph">
      <style:paragraph-properties fo:text-align="justify" fo:margin-bottom="0in" fo:line-height="100%"/>
    </style:style>
    <style:style style:name="T194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949" style:family="table-row">
      <style:table-row-properties style:min-row-height="0.0756in"/>
    </style:style>
    <style:style style:name="P195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5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52" style:parent-style-name="Normal" style:family="paragraph">
      <style:paragraph-properties fo:text-align="justify" fo:margin-bottom="0in" fo:line-height="100%"/>
    </style:style>
    <style:style style:name="T195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5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1955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5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57" style:parent-style-name="Normal" style:family="paragraph">
      <style:paragraph-properties fo:text-align="justify" fo:margin-bottom="0in" fo:line-height="100%"/>
    </style:style>
    <style:style style:name="T195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959" style:family="table-row">
      <style:table-row-properties style:min-row-height="0.0486in"/>
    </style:style>
    <style:style style:name="P196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6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62" style:parent-style-name="Normal" style:family="paragraph">
      <style:paragraph-properties fo:text-align="justify" fo:margin-bottom="0in" fo:line-height="100%"/>
    </style:style>
    <style:style style:name="T196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6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96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966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6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68" style:parent-style-name="Normal" style:family="paragraph">
      <style:paragraph-properties fo:text-align="justify" fo:margin-bottom="0in" fo:line-height="100%"/>
    </style:style>
    <style:style style:name="T196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970" style:family="table-row">
      <style:table-row-properties style:min-row-height="0.0486in"/>
    </style:style>
    <style:style style:name="P1971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7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73" style:parent-style-name="Normal" style:family="paragraph">
      <style:paragraph-properties fo:text-align="justify" fo:margin-bottom="0in" fo:line-height="100%"/>
    </style:style>
    <style:style style:name="T197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7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97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7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978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7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80" style:parent-style-name="Normal" style:family="paragraph">
      <style:paragraph-properties fo:text-align="justify" fo:margin-bottom="0in" fo:line-height="100%"/>
    </style:style>
    <style:style style:name="T198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8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983" style:family="table-row">
      <style:table-row-properties style:min-row-height="0.0486in"/>
    </style:style>
    <style:style style:name="P1984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8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86" style:parent-style-name="Normal" style:family="paragraph">
      <style:paragraph-properties fo:text-align="justify" fo:margin-bottom="0in" fo:line-height="100%"/>
    </style:style>
    <style:style style:name="T198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8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19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199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9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92" style:parent-style-name="Normal" style:family="paragraph">
      <style:paragraph-properties fo:text-align="justify" fo:margin-bottom="0in" fo:line-height="100%"/>
    </style:style>
    <style:style style:name="T199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1994" style:family="table-row">
      <style:table-row-properties style:min-row-height="0.0756in"/>
    </style:style>
    <style:style style:name="P1995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199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997" style:parent-style-name="Normal" style:family="paragraph">
      <style:paragraph-properties fo:text-align="justify" fo:margin-bottom="0in" fo:line-height="100%"/>
    </style:style>
    <style:style style:name="T199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199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00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00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02" style:parent-style-name="Normal" style:family="paragraph">
      <style:paragraph-properties fo:text-align="justify" fo:margin-bottom="0in" fo:line-height="100%"/>
    </style:style>
    <style:style style:name="T200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0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005" style:family="table-row">
      <style:table-row-properties style:min-row-height="0.0486in"/>
    </style:style>
    <style:style style:name="P2006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00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08" style:parent-style-name="Normal" style:family="paragraph">
      <style:paragraph-properties fo:text-align="justify" fo:margin-bottom="0in" fo:line-height="100%"/>
    </style:style>
    <style:style style:name="T200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1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011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01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013" style:parent-style-name="Normal" style:family="paragraph">
      <style:paragraph-properties fo:text-align="justify" fo:margin-bottom="0in" fo:line-height="100%"/>
    </style:style>
    <style:style style:name="T201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015" style:family="table-row">
      <style:table-row-properties style:min-row-height="0.1631in"/>
    </style:style>
    <style:style style:name="P2016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0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018" style:parent-style-name="Normal" style:family="paragraph">
      <style:paragraph-properties fo:text-align="justify" fo:margin-bottom="0in" fo:line-height="100%"/>
    </style:style>
    <style:style style:name="T201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02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02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022" style:family="table-row">
      <style:table-row-properties style:min-row-height="0.0756in"/>
    </style:style>
    <style:style style:name="TableCell2023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024" style:parent-style-name="Normal" style:family="paragraph">
      <style:paragraph-properties fo:text-align="center" fo:margin-bottom="0in" fo:line-height="100%"/>
    </style:style>
    <style:style style:name="T202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026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02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02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029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30" style:parent-style-name="Normal" style:family="paragraph">
      <style:paragraph-properties fo:text-align="justify" fo:margin-bottom="0in" fo:line-height="100%"/>
    </style:style>
    <style:style style:name="T203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032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033" style:parent-style-name="Normal" style:family="paragraph">
      <style:paragraph-properties fo:text-align="center" fo:margin-bottom="0in" fo:line-height="100%"/>
    </style:style>
    <style:style style:name="T203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03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36" style:parent-style-name="Normal" style:family="paragraph">
      <style:paragraph-properties fo:text-align="justify" fo:margin-bottom="0in" fo:line-height="100%"/>
    </style:style>
    <style:style style:name="T203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038" style:family="table-row">
      <style:table-row-properties style:min-row-height="0.0756in"/>
    </style:style>
    <style:style style:name="P203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41" style:parent-style-name="Normal" style:family="paragraph">
      <style:paragraph-properties fo:text-align="justify" fo:margin-bottom="0in" fo:line-height="100%"/>
    </style:style>
    <style:style style:name="T204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4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04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4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46" style:parent-style-name="Normal" style:family="paragraph">
      <style:paragraph-properties fo:text-align="justify" fo:margin-bottom="0in" fo:line-height="100%"/>
    </style:style>
    <style:style style:name="T204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048" style:family="table-row">
      <style:table-row-properties style:min-row-height="0.0486in"/>
    </style:style>
    <style:style style:name="P204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5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51" style:parent-style-name="Normal" style:family="paragraph">
      <style:paragraph-properties fo:text-align="justify" fo:margin-bottom="0in" fo:line-height="100%"/>
    </style:style>
    <style:style style:name="T205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5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05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05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5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57" style:parent-style-name="Normal" style:family="paragraph">
      <style:paragraph-properties fo:text-align="justify" fo:margin-bottom="0in" fo:line-height="100%"/>
    </style:style>
    <style:style style:name="T205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059" style:family="table-row">
      <style:table-row-properties style:min-row-height="0.0486in"/>
    </style:style>
    <style:style style:name="P206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6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62" style:parent-style-name="Normal" style:family="paragraph">
      <style:paragraph-properties fo:text-align="justify" fo:margin-bottom="0in" fo:line-height="100%"/>
    </style:style>
    <style:style style:name="T206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6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06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06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6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69" style:parent-style-name="Normal" style:family="paragraph">
      <style:paragraph-properties fo:text-align="justify" fo:margin-bottom="0in" fo:line-height="100%"/>
    </style:style>
    <style:style style:name="T207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071" style:family="table-row">
      <style:table-row-properties style:min-row-height="0.0486in"/>
    </style:style>
    <style:style style:name="P207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7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74" style:parent-style-name="Normal" style:family="paragraph">
      <style:paragraph-properties fo:text-align="justify" fo:margin-bottom="0in" fo:line-height="100%"/>
    </style:style>
    <style:style style:name="T207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7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07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07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7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80" style:parent-style-name="Normal" style:family="paragraph">
      <style:paragraph-properties fo:text-align="justify" fo:margin-bottom="0in" fo:line-height="100%"/>
    </style:style>
    <style:style style:name="T208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082" style:family="table-row">
      <style:table-row-properties style:min-row-height="0.0756in"/>
    </style:style>
    <style:style style:name="P208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8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85" style:parent-style-name="Normal" style:family="paragraph">
      <style:paragraph-properties fo:text-align="justify" fo:margin-bottom="0in" fo:line-height="100%"/>
    </style:style>
    <style:style style:name="T208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8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08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8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90" style:parent-style-name="Normal" style:family="paragraph">
      <style:paragraph-properties fo:text-align="justify" fo:margin-bottom="0in" fo:line-height="100%"/>
    </style:style>
    <style:style style:name="T209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9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093" style:family="table-row">
      <style:table-row-properties style:min-row-height="0.0402in"/>
    </style:style>
    <style:style style:name="P209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09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096" style:parent-style-name="Normal" style:family="paragraph">
      <style:paragraph-properties fo:text-align="justify" fo:margin-bottom="0in" fo:line-height="100%"/>
    </style:style>
    <style:style style:name="T209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09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09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101" style:parent-style-name="Normal" style:family="paragraph">
      <style:paragraph-properties fo:text-align="justify" fo:margin-bottom="0in" fo:line-height="100%"/>
    </style:style>
    <style:style style:name="T210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103" style:family="table-row">
      <style:table-row-properties style:min-row-height="0.1631in"/>
    </style:style>
    <style:style style:name="P210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106" style:parent-style-name="Normal" style:family="paragraph">
      <style:paragraph-properties fo:text-align="justify" fo:margin-bottom="0in" fo:line-height="100%"/>
    </style:style>
    <style:style style:name="T210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10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10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110" style:family="table-row">
      <style:table-row-properties style:min-row-height="0.0756in"/>
    </style:style>
    <style:style style:name="TableCell2111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112" style:parent-style-name="Normal" style:family="paragraph">
      <style:paragraph-properties fo:text-align="center" fo:margin-bottom="0in" fo:line-height="100%"/>
    </style:style>
    <style:style style:name="T2113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114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11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11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117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18" style:parent-style-name="Normal" style:family="paragraph">
      <style:paragraph-properties fo:text-align="justify" fo:margin-bottom="0in" fo:line-height="100%"/>
    </style:style>
    <style:style style:name="T211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12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121" style:parent-style-name="Normal" style:family="paragraph">
      <style:paragraph-properties fo:text-align="center" fo:margin-bottom="0in" fo:line-height="100%"/>
    </style:style>
    <style:style style:name="T212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12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24" style:parent-style-name="Normal" style:family="paragraph">
      <style:paragraph-properties fo:text-align="justify" fo:margin-bottom="0in" fo:line-height="100%"/>
    </style:style>
    <style:style style:name="T212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126" style:family="table-row">
      <style:table-row-properties style:min-row-height="0.0756in"/>
    </style:style>
    <style:style style:name="P212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29" style:parent-style-name="Normal" style:family="paragraph">
      <style:paragraph-properties fo:text-align="justify" fo:margin-bottom="0in" fo:line-height="100%"/>
    </style:style>
    <style:style style:name="T213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3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13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3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34" style:parent-style-name="Normal" style:family="paragraph">
      <style:paragraph-properties fo:text-align="justify" fo:margin-bottom="0in" fo:line-height="100%"/>
    </style:style>
    <style:style style:name="T213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136" style:family="table-row">
      <style:table-row-properties style:min-row-height="0.0486in"/>
    </style:style>
    <style:style style:name="P213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3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39" style:parent-style-name="Normal" style:family="paragraph">
      <style:paragraph-properties fo:text-align="justify" fo:margin-bottom="0in" fo:line-height="100%"/>
    </style:style>
    <style:style style:name="T214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4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14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14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4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45" style:parent-style-name="Normal" style:family="paragraph">
      <style:paragraph-properties fo:text-align="justify" fo:margin-bottom="0in" fo:line-height="100%"/>
    </style:style>
    <style:style style:name="T214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147" style:family="table-row">
      <style:table-row-properties style:min-row-height="0.1868in"/>
    </style:style>
    <style:style style:name="P214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4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50" style:parent-style-name="Normal" style:family="paragraph">
      <style:paragraph-properties fo:text-align="justify" fo:margin-bottom="0in" fo:line-height="100%"/>
    </style:style>
    <style:style style:name="T215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5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15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5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15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5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57" style:parent-style-name="Normal" style:family="paragraph">
      <style:paragraph-properties fo:text-align="justify" fo:margin-bottom="0in" fo:line-height="100%"/>
    </style:style>
    <style:style style:name="T215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5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160" style:family="table-row">
      <style:table-row-properties style:min-row-height="0.0486in"/>
    </style:style>
    <style:style style:name="P216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6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63" style:parent-style-name="Normal" style:family="paragraph">
      <style:paragraph-properties fo:text-align="justify" fo:margin-bottom="0in" fo:line-height="100%"/>
    </style:style>
    <style:style style:name="T216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6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1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16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6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69" style:parent-style-name="Normal" style:family="paragraph">
      <style:paragraph-properties fo:text-align="justify" fo:margin-bottom="0in" fo:line-height="100%"/>
    </style:style>
    <style:style style:name="T217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171" style:family="table-row">
      <style:table-row-properties style:min-row-height="0.0756in"/>
    </style:style>
    <style:style style:name="P217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7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74" style:parent-style-name="Normal" style:family="paragraph">
      <style:paragraph-properties fo:text-align="justify" fo:margin-bottom="0in" fo:line-height="100%"/>
    </style:style>
    <style:style style:name="T217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7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17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7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79" style:parent-style-name="Normal" style:family="paragraph">
      <style:paragraph-properties fo:text-align="justify" fo:margin-bottom="0in" fo:line-height="100%"/>
    </style:style>
    <style:style style:name="T218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8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182" style:family="table-row">
      <style:table-row-properties style:min-row-height="0.0486in"/>
    </style:style>
    <style:style style:name="P218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8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185" style:parent-style-name="Normal" style:family="paragraph">
      <style:paragraph-properties fo:text-align="justify" fo:margin-bottom="0in" fo:line-height="100%"/>
    </style:style>
    <style:style style:name="T218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18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18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8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190" style:parent-style-name="Normal" style:family="paragraph">
      <style:paragraph-properties fo:text-align="justify" fo:margin-bottom="0in" fo:line-height="100%"/>
    </style:style>
    <style:style style:name="T219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192" style:family="table-row">
      <style:table-row-properties style:min-row-height="0.1631in"/>
    </style:style>
    <style:style style:name="P219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1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195" style:parent-style-name="Normal" style:family="paragraph">
      <style:paragraph-properties fo:text-align="justify" fo:margin-bottom="0in" fo:line-height="100%"/>
    </style:style>
    <style:style style:name="T219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19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19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199" style:family="table-row">
      <style:table-row-properties style:min-row-height="0.0756in"/>
    </style:style>
    <style:style style:name="TableCell220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201" style:parent-style-name="Normal" style:family="paragraph">
      <style:paragraph-properties fo:text-align="center" fo:margin-bottom="0in" fo:line-height="100%"/>
    </style:style>
    <style:style style:name="T220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203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20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20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206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07" style:parent-style-name="Normal" style:family="paragraph">
      <style:paragraph-properties fo:text-align="justify" fo:margin-bottom="0in" fo:line-height="100%"/>
    </style:style>
    <style:style style:name="T220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209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210" style:parent-style-name="Normal" style:family="paragraph">
      <style:paragraph-properties fo:text-align="center" fo:margin-bottom="0in" fo:line-height="100%"/>
    </style:style>
    <style:style style:name="T221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21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13" style:parent-style-name="Normal" style:family="paragraph">
      <style:paragraph-properties fo:text-align="justify" fo:margin-bottom="0in" fo:line-height="100%"/>
    </style:style>
    <style:style style:name="T221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215" style:family="table-row">
      <style:table-row-properties style:min-row-height="0.0756in"/>
    </style:style>
    <style:style style:name="P221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1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18" style:parent-style-name="Normal" style:family="paragraph">
      <style:paragraph-properties fo:text-align="justify" fo:margin-bottom="0in" fo:line-height="100%"/>
    </style:style>
    <style:style style:name="T221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2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22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2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23" style:parent-style-name="Normal" style:family="paragraph">
      <style:paragraph-properties fo:text-align="justify" fo:margin-bottom="0in" fo:line-height="100%"/>
    </style:style>
    <style:style style:name="T222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225" style:family="table-row">
      <style:table-row-properties style:min-row-height="0.0486in"/>
    </style:style>
    <style:style style:name="P222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2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28" style:parent-style-name="Normal" style:family="paragraph">
      <style:paragraph-properties fo:text-align="justify" fo:margin-bottom="0in" fo:line-height="100%"/>
    </style:style>
    <style:style style:name="T222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3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23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23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3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34" style:parent-style-name="Normal" style:family="paragraph">
      <style:paragraph-properties fo:text-align="justify" fo:margin-bottom="0in" fo:line-height="100%"/>
    </style:style>
    <style:style style:name="T223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236" style:family="table-row">
      <style:table-row-properties style:min-row-height="0.0486in"/>
    </style:style>
    <style:style style:name="P223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3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39" style:parent-style-name="Normal" style:family="paragraph">
      <style:paragraph-properties fo:text-align="justify" fo:margin-bottom="0in" fo:line-height="100%"/>
    </style:style>
    <style:style style:name="T224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4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24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4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24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4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46" style:parent-style-name="Normal" style:family="paragraph">
      <style:paragraph-properties fo:text-align="justify" fo:margin-bottom="0in" fo:line-height="100%"/>
    </style:style>
    <style:style style:name="T224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4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249" style:family="table-row">
      <style:table-row-properties style:min-row-height="0.0486in"/>
    </style:style>
    <style:style style:name="P225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5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52" style:parent-style-name="Normal" style:family="paragraph">
      <style:paragraph-properties fo:text-align="justify" fo:margin-bottom="0in" fo:line-height="100%"/>
    </style:style>
    <style:style style:name="T225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5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2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25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5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58" style:parent-style-name="Normal" style:family="paragraph">
      <style:paragraph-properties fo:text-align="justify" fo:margin-bottom="0in" fo:line-height="100%"/>
    </style:style>
    <style:style style:name="T225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260" style:family="table-row">
      <style:table-row-properties style:min-row-height="0.0756in"/>
    </style:style>
    <style:style style:name="P226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6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63" style:parent-style-name="Normal" style:family="paragraph">
      <style:paragraph-properties fo:text-align="justify" fo:margin-bottom="0in" fo:line-height="100%"/>
    </style:style>
    <style:style style:name="T226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6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26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6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68" style:parent-style-name="Normal" style:family="paragraph">
      <style:paragraph-properties fo:text-align="justify" fo:margin-bottom="0in" fo:line-height="100%"/>
    </style:style>
    <style:style style:name="T226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7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271" style:family="table-row">
      <style:table-row-properties style:min-row-height="0.0486in"/>
    </style:style>
    <style:style style:name="P227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7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274" style:parent-style-name="Normal" style:family="paragraph">
      <style:paragraph-properties fo:text-align="justify" fo:margin-bottom="0in" fo:line-height="100%"/>
    </style:style>
    <style:style style:name="T227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27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27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279" style:parent-style-name="Normal" style:family="paragraph">
      <style:paragraph-properties fo:text-align="justify" fo:margin-bottom="0in" fo:line-height="100%"/>
    </style:style>
    <style:style style:name="T228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281" style:family="table-row">
      <style:table-row-properties style:min-row-height="0.1631in"/>
    </style:style>
    <style:style style:name="P228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2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284" style:parent-style-name="Normal" style:family="paragraph">
      <style:paragraph-properties fo:text-align="justify" fo:margin-bottom="0in" fo:line-height="100%"/>
    </style:style>
    <style:style style:name="T228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P228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28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288" style:parent-style-name="Normal" style:family="paragraph">
      <style:paragraph-properties fo:text-align="justify" fo:margin-bottom="0in" fo:line-height="100%"/>
      <style:text-properties style:font-name="Calibri" fo:font-size="11pt" style:font-size-asian="11pt" style:font-size-complex="11pt" style:language-complex="ne" style:country-complex="NP"/>
    </style:style>
    <style:style style:name="TableColumn2290" style:family="table-column">
      <style:table-column-properties style:column-width="0.4319in"/>
    </style:style>
    <style:style style:name="TableColumn2291" style:family="table-column">
      <style:table-column-properties style:column-width="2.9284in"/>
    </style:style>
    <style:style style:name="TableColumn2292" style:family="table-column">
      <style:table-column-properties style:column-width="0.4326in"/>
    </style:style>
    <style:style style:name="TableColumn2293" style:family="table-column">
      <style:table-column-properties style:column-width="2.9916in"/>
    </style:style>
    <style:style style:name="Table2289" style:family="table">
      <style:table-properties style:width="6.7847in" fo:margin-left="0.0784in" table:align="left"/>
    </style:style>
    <style:style style:name="TableRow2294" style:family="table-row">
      <style:table-row-properties style:min-row-height="0.1506in"/>
    </style:style>
    <style:style style:name="TableCell22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296" style:parent-style-name="Normal" style:family="paragraph">
      <style:paragraph-properties fo:text-align="justify" fo:margin-bottom="0in" fo:line-height="100%"/>
    </style:style>
    <style:style style:name="T229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2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299" style:parent-style-name="Normal" style:family="paragraph">
      <style:paragraph-properties fo:text-align="justify" fo:margin-bottom="0in" fo:line-height="100%"/>
    </style:style>
    <style:style style:name="T2300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301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30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3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304" style:parent-style-name="Normal" style:family="paragraph">
      <style:paragraph-properties fo:text-align="justify" fo:margin-bottom="0in" fo:line-height="100%"/>
    </style:style>
    <style:style style:name="T230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3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307" style:parent-style-name="Normal" style:family="paragraph">
      <style:paragraph-properties fo:text-align="justify" fo:margin-bottom="0in" fo:line-height="100%"/>
    </style:style>
    <style:style style:name="T230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309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310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311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31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Row2313" style:family="table-row">
      <style:table-row-properties style:min-row-height="0.0756in"/>
    </style:style>
    <style:style style:name="TableCell2314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315" style:parent-style-name="Normal" style:family="paragraph">
      <style:paragraph-properties fo:text-align="center" fo:margin-bottom="0in" fo:line-height="100%"/>
    </style:style>
    <style:style style:name="T231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1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31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1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320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21" style:parent-style-name="Normal" style:family="paragraph">
      <style:paragraph-properties fo:text-align="justify" fo:margin-bottom="0in" fo:line-height="100%"/>
    </style:style>
    <style:style style:name="T23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323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324" style:parent-style-name="Normal" style:family="paragraph">
      <style:paragraph-properties fo:text-align="center" fo:margin-bottom="0in" fo:line-height="100%"/>
    </style:style>
    <style:style style:name="T232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32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27" style:parent-style-name="Normal" style:family="paragraph">
      <style:paragraph-properties fo:text-align="justify" fo:margin-bottom="0in" fo:line-height="100%"/>
    </style:style>
    <style:style style:name="T232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329" style:family="table-row">
      <style:table-row-properties style:min-row-height="0.0756in"/>
    </style:style>
    <style:style style:name="P233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3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32" style:parent-style-name="Normal" style:family="paragraph">
      <style:paragraph-properties fo:text-align="justify" fo:margin-bottom="0in" fo:line-height="100%"/>
    </style:style>
    <style:style style:name="T23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3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335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3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37" style:parent-style-name="Normal" style:family="paragraph">
      <style:paragraph-properties fo:text-align="justify" fo:margin-bottom="0in" fo:line-height="100%"/>
    </style:style>
    <style:style style:name="T23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339" style:family="table-row">
      <style:table-row-properties style:min-row-height="0.0486in"/>
    </style:style>
    <style:style style:name="P234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4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42" style:parent-style-name="Normal" style:family="paragraph">
      <style:paragraph-properties fo:text-align="justify" fo:margin-bottom="0in" fo:line-height="100%"/>
    </style:style>
    <style:style style:name="T234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4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34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346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4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48" style:parent-style-name="Normal" style:family="paragraph">
      <style:paragraph-properties fo:text-align="justify" fo:margin-bottom="0in" fo:line-height="100%"/>
    </style:style>
    <style:style style:name="T234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350" style:family="table-row">
      <style:table-row-properties style:min-row-height="0.0486in"/>
    </style:style>
    <style:style style:name="P2351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53" style:parent-style-name="Normal" style:family="paragraph">
      <style:paragraph-properties fo:text-align="justify" fo:margin-bottom="0in" fo:line-height="100%"/>
    </style:style>
    <style:style style:name="T235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5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35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5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358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5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60" style:parent-style-name="Normal" style:family="paragraph">
      <style:paragraph-properties fo:text-align="justify" fo:margin-bottom="0in" fo:line-height="100%"/>
    </style:style>
    <style:style style:name="T236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6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363" style:family="table-row">
      <style:table-row-properties style:min-row-height="0.0486in"/>
    </style:style>
    <style:style style:name="P2364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6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66" style:parent-style-name="Normal" style:family="paragraph">
      <style:paragraph-properties fo:text-align="justify" fo:margin-bottom="0in" fo:line-height="100%"/>
    </style:style>
    <style:style style:name="T236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6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36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37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7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72" style:parent-style-name="Normal" style:family="paragraph">
      <style:paragraph-properties fo:text-align="justify" fo:margin-bottom="0in" fo:line-height="100%"/>
    </style:style>
    <style:style style:name="T237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374" style:family="table-row">
      <style:table-row-properties style:min-row-height="0.0756in"/>
    </style:style>
    <style:style style:name="P2375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7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77" style:parent-style-name="Normal" style:family="paragraph">
      <style:paragraph-properties fo:text-align="justify" fo:margin-bottom="0in" fo:line-height="100%"/>
    </style:style>
    <style:style style:name="T237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7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38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8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82" style:parent-style-name="Normal" style:family="paragraph">
      <style:paragraph-properties fo:text-align="justify" fo:margin-bottom="0in" fo:line-height="100%"/>
    </style:style>
    <style:style style:name="T238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8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385" style:family="table-row">
      <style:table-row-properties style:min-row-height="0.0486in"/>
    </style:style>
    <style:style style:name="P2386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8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388" style:parent-style-name="Normal" style:family="paragraph">
      <style:paragraph-properties fo:text-align="justify" fo:margin-bottom="0in" fo:line-height="100%"/>
    </style:style>
    <style:style style:name="T23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39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391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393" style:parent-style-name="Normal" style:family="paragraph">
      <style:paragraph-properties fo:text-align="justify" fo:margin-bottom="0in" fo:line-height="100%"/>
    </style:style>
    <style:style style:name="T239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395" style:family="table-row">
      <style:table-row-properties style:min-row-height="0.1631in"/>
    </style:style>
    <style:style style:name="P2396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3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398" style:parent-style-name="Normal" style:family="paragraph">
      <style:paragraph-properties fo:text-align="justify" fo:margin-bottom="0in" fo:line-height="100%"/>
    </style:style>
    <style:style style:name="T239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40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40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402" style:family="table-row">
      <style:table-row-properties style:min-row-height="0.0756in"/>
    </style:style>
    <style:style style:name="TableCell2403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404" style:parent-style-name="Normal" style:family="paragraph">
      <style:paragraph-properties fo:text-align="center" fo:margin-bottom="0in" fo:line-height="100%"/>
    </style:style>
    <style:style style:name="T240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406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40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40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409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10" style:parent-style-name="Normal" style:family="paragraph">
      <style:paragraph-properties fo:text-align="justify" fo:margin-bottom="0in" fo:line-height="100%"/>
    </style:style>
    <style:style style:name="T241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412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413" style:parent-style-name="Normal" style:family="paragraph">
      <style:paragraph-properties fo:text-align="center" fo:margin-bottom="0in" fo:line-height="100%"/>
    </style:style>
    <style:style style:name="T241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41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16" style:parent-style-name="Normal" style:family="paragraph">
      <style:paragraph-properties fo:text-align="justify" fo:margin-bottom="0in" fo:line-height="100%"/>
    </style:style>
    <style:style style:name="T241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418" style:family="table-row">
      <style:table-row-properties style:min-row-height="0.0756in"/>
    </style:style>
    <style:style style:name="P241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2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21" style:parent-style-name="Normal" style:family="paragraph">
      <style:paragraph-properties fo:text-align="justify" fo:margin-bottom="0in" fo:line-height="100%"/>
    </style:style>
    <style:style style:name="T24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2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42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2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26" style:parent-style-name="Normal" style:family="paragraph">
      <style:paragraph-properties fo:text-align="justify" fo:margin-bottom="0in" fo:line-height="100%"/>
    </style:style>
    <style:style style:name="T242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428" style:family="table-row">
      <style:table-row-properties style:min-row-height="0.0486in"/>
    </style:style>
    <style:style style:name="P242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3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31" style:parent-style-name="Normal" style:family="paragraph">
      <style:paragraph-properties fo:text-align="justify" fo:margin-bottom="0in" fo:line-height="100%"/>
    </style:style>
    <style:style style:name="T243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3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43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43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3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37" style:parent-style-name="Normal" style:family="paragraph">
      <style:paragraph-properties fo:text-align="justify" fo:margin-bottom="0in" fo:line-height="100%"/>
    </style:style>
    <style:style style:name="T24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439" style:family="table-row">
      <style:table-row-properties style:min-row-height="0.0486in"/>
    </style:style>
    <style:style style:name="P244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4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42" style:parent-style-name="Normal" style:family="paragraph">
      <style:paragraph-properties fo:text-align="justify" fo:margin-bottom="0in" fo:line-height="100%"/>
    </style:style>
    <style:style style:name="T244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4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44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4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44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4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49" style:parent-style-name="Normal" style:family="paragraph">
      <style:paragraph-properties fo:text-align="justify" fo:margin-bottom="0in" fo:line-height="100%"/>
    </style:style>
    <style:style style:name="T245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451" style:family="table-row">
      <style:table-row-properties style:min-row-height="0.0486in"/>
    </style:style>
    <style:style style:name="P245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5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54" style:parent-style-name="Normal" style:family="paragraph">
      <style:paragraph-properties fo:text-align="justify" fo:margin-bottom="0in" fo:line-height="100%"/>
    </style:style>
    <style:style style:name="T24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5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45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45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5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60" style:parent-style-name="Normal" style:family="paragraph">
      <style:paragraph-properties fo:text-align="justify" fo:margin-bottom="0in" fo:line-height="100%"/>
    </style:style>
    <style:style style:name="T246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462" style:family="table-row">
      <style:table-row-properties style:min-row-height="0.0756in"/>
    </style:style>
    <style:style style:name="P246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6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65" style:parent-style-name="Normal" style:family="paragraph">
      <style:paragraph-properties fo:text-align="justify" fo:margin-bottom="0in" fo:line-height="100%"/>
    </style:style>
    <style:style style:name="T24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6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46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6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70" style:parent-style-name="Normal" style:family="paragraph">
      <style:paragraph-properties fo:text-align="justify" fo:margin-bottom="0in" fo:line-height="100%"/>
    </style:style>
    <style:style style:name="T247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7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473" style:family="table-row">
      <style:table-row-properties style:min-row-height="0.0402in"/>
    </style:style>
    <style:style style:name="P247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7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76" style:parent-style-name="Normal" style:family="paragraph">
      <style:paragraph-properties fo:text-align="justify" fo:margin-bottom="0in" fo:line-height="100%"/>
    </style:style>
    <style:style style:name="T247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47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47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8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481" style:parent-style-name="Normal" style:family="paragraph">
      <style:paragraph-properties fo:text-align="justify" fo:margin-bottom="0in" fo:line-height="100%"/>
    </style:style>
    <style:style style:name="T248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483" style:family="table-row">
      <style:table-row-properties style:min-row-height="0.1631in"/>
    </style:style>
    <style:style style:name="P248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4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486" style:parent-style-name="Normal" style:family="paragraph">
      <style:paragraph-properties fo:text-align="justify" fo:margin-bottom="0in" fo:line-height="100%"/>
    </style:style>
    <style:style style:name="T248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48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48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490" style:family="table-row">
      <style:table-row-properties style:min-row-height="0.293in"/>
    </style:style>
    <style:style style:name="TableCell2491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492" style:parent-style-name="Normal" style:family="paragraph">
      <style:paragraph-properties fo:text-align="center" fo:margin-bottom="0in" fo:line-height="100%"/>
    </style:style>
    <style:style style:name="T2493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494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49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49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497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498" style:parent-style-name="Normal" style:family="paragraph">
      <style:paragraph-properties fo:text-align="justify" fo:margin-bottom="0in" fo:line-height="100%"/>
    </style:style>
    <style:style style:name="T249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50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501" style:parent-style-name="Normal" style:family="paragraph">
      <style:paragraph-properties fo:text-align="center" fo:margin-bottom="0in" fo:line-height="100%"/>
    </style:style>
    <style:style style:name="T250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50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04" style:parent-style-name="Normal" style:family="paragraph">
      <style:paragraph-properties fo:text-align="justify" fo:margin-bottom="0in" fo:line-height="100%"/>
    </style:style>
    <style:style style:name="T250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506" style:family="table-row">
      <style:table-row-properties style:min-row-height="0.0756in"/>
    </style:style>
    <style:style style:name="P250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0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09" style:parent-style-name="Normal" style:family="paragraph">
      <style:paragraph-properties fo:text-align="justify" fo:margin-bottom="0in" fo:line-height="100%"/>
    </style:style>
    <style:style style:name="T251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1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51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1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14" style:parent-style-name="Normal" style:family="paragraph">
      <style:paragraph-properties fo:text-align="justify" fo:margin-bottom="0in" fo:line-height="100%"/>
    </style:style>
    <style:style style:name="T251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516" style:family="table-row">
      <style:table-row-properties style:min-row-height="0.0486in"/>
    </style:style>
    <style:style style:name="P251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1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19" style:parent-style-name="Normal" style:family="paragraph">
      <style:paragraph-properties fo:text-align="justify" fo:margin-bottom="0in" fo:line-height="100%"/>
    </style:style>
    <style:style style:name="T252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2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5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52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2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25" style:parent-style-name="Normal" style:family="paragraph">
      <style:paragraph-properties fo:text-align="justify" fo:margin-bottom="0in" fo:line-height="100%"/>
    </style:style>
    <style:style style:name="T252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527" style:family="table-row">
      <style:table-row-properties style:min-row-height="0.1868in"/>
    </style:style>
    <style:style style:name="P252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2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30" style:parent-style-name="Normal" style:family="paragraph">
      <style:paragraph-properties fo:text-align="justify" fo:margin-bottom="0in" fo:line-height="100%"/>
    </style:style>
    <style:style style:name="T253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3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5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3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53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3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37" style:parent-style-name="Normal" style:family="paragraph">
      <style:paragraph-properties fo:text-align="justify" fo:margin-bottom="0in" fo:line-height="100%"/>
    </style:style>
    <style:style style:name="T25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3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540" style:family="table-row">
      <style:table-row-properties style:min-row-height="0.0486in"/>
    </style:style>
    <style:style style:name="P254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4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43" style:parent-style-name="Normal" style:family="paragraph">
      <style:paragraph-properties fo:text-align="justify" fo:margin-bottom="0in" fo:line-height="100%"/>
    </style:style>
    <style:style style:name="T254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4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54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54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4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49" style:parent-style-name="Normal" style:family="paragraph">
      <style:paragraph-properties fo:text-align="justify" fo:margin-bottom="0in" fo:line-height="100%"/>
    </style:style>
    <style:style style:name="T255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551" style:family="table-row">
      <style:table-row-properties style:min-row-height="0.0756in"/>
    </style:style>
    <style:style style:name="P255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5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54" style:parent-style-name="Normal" style:family="paragraph">
      <style:paragraph-properties fo:text-align="justify" fo:margin-bottom="0in" fo:line-height="100%"/>
    </style:style>
    <style:style style:name="T25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5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55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5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59" style:parent-style-name="Normal" style:family="paragraph">
      <style:paragraph-properties fo:text-align="justify" fo:margin-bottom="0in" fo:line-height="100%"/>
    </style:style>
    <style:style style:name="T256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6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562" style:family="table-row">
      <style:table-row-properties style:min-row-height="0.0486in"/>
    </style:style>
    <style:style style:name="P256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6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65" style:parent-style-name="Normal" style:family="paragraph">
      <style:paragraph-properties fo:text-align="justify" fo:margin-bottom="0in" fo:line-height="100%"/>
    </style:style>
    <style:style style:name="T25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56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56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6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570" style:parent-style-name="Normal" style:family="paragraph">
      <style:paragraph-properties fo:text-align="justify" fo:margin-bottom="0in" fo:line-height="100%"/>
    </style:style>
    <style:style style:name="T257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572" style:family="table-row">
      <style:table-row-properties style:min-row-height="0.1631in"/>
    </style:style>
    <style:style style:name="P257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575" style:parent-style-name="Normal" style:family="paragraph">
      <style:paragraph-properties fo:text-align="justify" fo:margin-bottom="0in" fo:line-height="100%"/>
    </style:style>
    <style:style style:name="T257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57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57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579" style:family="table-row">
      <style:table-row-properties style:min-row-height="0.0756in"/>
    </style:style>
    <style:style style:name="TableCell258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581" style:parent-style-name="Normal" style:family="paragraph">
      <style:paragraph-properties fo:text-align="center" fo:margin-bottom="0in" fo:line-height="100%"/>
    </style:style>
    <style:style style:name="T258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583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58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58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586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87" style:parent-style-name="Normal" style:family="paragraph">
      <style:paragraph-properties fo:text-align="justify" fo:margin-bottom="0in" fo:line-height="100%"/>
    </style:style>
    <style:style style:name="T258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589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590" style:parent-style-name="Normal" style:family="paragraph">
      <style:paragraph-properties fo:text-align="center" fo:margin-bottom="0in" fo:line-height="100%"/>
    </style:style>
    <style:style style:name="T259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59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93" style:parent-style-name="Normal" style:family="paragraph">
      <style:paragraph-properties fo:text-align="justify" fo:margin-bottom="0in" fo:line-height="100%"/>
    </style:style>
    <style:style style:name="T259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595" style:family="table-row">
      <style:table-row-properties style:min-row-height="0.0756in"/>
    </style:style>
    <style:style style:name="P259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59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598" style:parent-style-name="Normal" style:family="paragraph">
      <style:paragraph-properties fo:text-align="justify" fo:margin-bottom="0in" fo:line-height="100%"/>
    </style:style>
    <style:style style:name="T259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0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60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0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03" style:parent-style-name="Normal" style:family="paragraph">
      <style:paragraph-properties fo:text-align="justify" fo:margin-bottom="0in" fo:line-height="100%"/>
    </style:style>
    <style:style style:name="T260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605" style:family="table-row">
      <style:table-row-properties style:min-row-height="0.0486in"/>
    </style:style>
    <style:style style:name="P260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0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08" style:parent-style-name="Normal" style:family="paragraph">
      <style:paragraph-properties fo:text-align="justify" fo:margin-bottom="0in" fo:line-height="100%"/>
    </style:style>
    <style:style style:name="T260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1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61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61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1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14" style:parent-style-name="Normal" style:family="paragraph">
      <style:paragraph-properties fo:text-align="justify" fo:margin-bottom="0in" fo:line-height="100%"/>
    </style:style>
    <style:style style:name="T261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616" style:family="table-row">
      <style:table-row-properties style:min-row-height="0.0486in"/>
    </style:style>
    <style:style style:name="P261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1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19" style:parent-style-name="Normal" style:family="paragraph">
      <style:paragraph-properties fo:text-align="justify" fo:margin-bottom="0in" fo:line-height="100%"/>
    </style:style>
    <style:style style:name="T262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2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6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2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62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2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26" style:parent-style-name="Normal" style:family="paragraph">
      <style:paragraph-properties fo:text-align="justify" fo:margin-bottom="0in" fo:line-height="100%"/>
    </style:style>
    <style:style style:name="T262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2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629" style:family="table-row">
      <style:table-row-properties style:min-row-height="0.0486in"/>
    </style:style>
    <style:style style:name="P263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3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32" style:parent-style-name="Normal" style:family="paragraph">
      <style:paragraph-properties fo:text-align="justify" fo:margin-bottom="0in" fo:line-height="100%"/>
    </style:style>
    <style:style style:name="T26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3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63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63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3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38" style:parent-style-name="Normal" style:family="paragraph">
      <style:paragraph-properties fo:text-align="justify" fo:margin-bottom="0in" fo:line-height="100%"/>
    </style:style>
    <style:style style:name="T263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640" style:family="table-row">
      <style:table-row-properties style:min-row-height="0.0756in"/>
    </style:style>
    <style:style style:name="P264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4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43" style:parent-style-name="Normal" style:family="paragraph">
      <style:paragraph-properties fo:text-align="justify" fo:margin-bottom="0in" fo:line-height="100%"/>
    </style:style>
    <style:style style:name="T264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4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64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4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48" style:parent-style-name="Normal" style:family="paragraph">
      <style:paragraph-properties fo:text-align="justify" fo:margin-bottom="0in" fo:line-height="100%"/>
    </style:style>
    <style:style style:name="T264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5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651" style:family="table-row">
      <style:table-row-properties style:min-row-height="0.0486in"/>
    </style:style>
    <style:style style:name="P265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5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654" style:parent-style-name="Normal" style:family="paragraph">
      <style:paragraph-properties fo:text-align="justify" fo:margin-bottom="0in" fo:line-height="100%"/>
    </style:style>
    <style:style style:name="T26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65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65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659" style:parent-style-name="Normal" style:family="paragraph">
      <style:paragraph-properties fo:text-align="justify" fo:margin-bottom="0in" fo:line-height="100%"/>
    </style:style>
    <style:style style:name="T266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661" style:family="table-row">
      <style:table-row-properties style:min-row-height="0.1631in"/>
    </style:style>
    <style:style style:name="P266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6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664" style:parent-style-name="Normal" style:family="paragraph">
      <style:paragraph-properties fo:text-align="justify" fo:margin-bottom="0in" fo:line-height="100%"/>
    </style:style>
    <style:style style:name="T266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P266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66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668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P2669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P2670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P2671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P2672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TableColumn2674" style:family="table-column">
      <style:table-column-properties style:column-width="0.4319in"/>
    </style:style>
    <style:style style:name="TableColumn2675" style:family="table-column">
      <style:table-column-properties style:column-width="2.9284in"/>
    </style:style>
    <style:style style:name="TableColumn2676" style:family="table-column">
      <style:table-column-properties style:column-width="0.4326in"/>
    </style:style>
    <style:style style:name="TableColumn2677" style:family="table-column">
      <style:table-column-properties style:column-width="2.9916in"/>
    </style:style>
    <style:style style:name="Table2673" style:family="table">
      <style:table-properties style:width="6.7847in" fo:margin-left="0.0784in" table:align="left"/>
    </style:style>
    <style:style style:name="TableRow2678" style:family="table-row">
      <style:table-row-properties style:min-row-height="0.1506in"/>
    </style:style>
    <style:style style:name="TableCell26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80" style:parent-style-name="Normal" style:family="paragraph">
      <style:paragraph-properties fo:text-align="justify" fo:margin-bottom="0in" fo:line-height="100%"/>
    </style:style>
    <style:style style:name="T268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6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683" style:parent-style-name="Normal" style:family="paragraph">
      <style:paragraph-properties fo:text-align="justify" fo:margin-bottom="0in" fo:line-height="100%"/>
    </style:style>
    <style:style style:name="T268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685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68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6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688" style:parent-style-name="Normal" style:family="paragraph">
      <style:paragraph-properties fo:text-align="justify" fo:margin-bottom="0in" fo:line-height="100%"/>
    </style:style>
    <style:style style:name="T268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69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691" style:parent-style-name="Normal" style:family="paragraph">
      <style:paragraph-properties fo:text-align="justify" fo:margin-bottom="0in" fo:line-height="100%"/>
    </style:style>
    <style:style style:name="T269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693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69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695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69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Row2697" style:family="table-row">
      <style:table-row-properties style:min-row-height="0.0756in"/>
    </style:style>
    <style:style style:name="TableCell2698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699" style:parent-style-name="Normal" style:family="paragraph">
      <style:paragraph-properties fo:text-align="center" fo:margin-bottom="0in" fo:line-height="100%"/>
    </style:style>
    <style:style style:name="T270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0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70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0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70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05" style:parent-style-name="Normal" style:family="paragraph">
      <style:paragraph-properties fo:text-align="justify" fo:margin-bottom="0in" fo:line-height="100%"/>
    </style:style>
    <style:style style:name="T27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707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708" style:parent-style-name="Normal" style:family="paragraph">
      <style:paragraph-properties fo:text-align="center" fo:margin-bottom="0in" fo:line-height="100%"/>
    </style:style>
    <style:style style:name="T270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7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11" style:parent-style-name="Normal" style:family="paragraph">
      <style:paragraph-properties fo:text-align="justify" fo:margin-bottom="0in" fo:line-height="100%"/>
    </style:style>
    <style:style style:name="T271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713" style:family="table-row">
      <style:table-row-properties style:min-row-height="0.0756in"/>
    </style:style>
    <style:style style:name="P2714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1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16" style:parent-style-name="Normal" style:family="paragraph">
      <style:paragraph-properties fo:text-align="justify" fo:margin-bottom="0in" fo:line-height="100%"/>
    </style:style>
    <style:style style:name="T271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1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719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2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21" style:parent-style-name="Normal" style:family="paragraph">
      <style:paragraph-properties fo:text-align="justify" fo:margin-bottom="0in" fo:line-height="100%"/>
    </style:style>
    <style:style style:name="T27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723" style:family="table-row">
      <style:table-row-properties style:min-row-height="0.0486in"/>
    </style:style>
    <style:style style:name="P2724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26" style:parent-style-name="Normal" style:family="paragraph">
      <style:paragraph-properties fo:text-align="justify" fo:margin-bottom="0in" fo:line-height="100%"/>
    </style:style>
    <style:style style:name="T272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2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72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73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3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32" style:parent-style-name="Normal" style:family="paragraph">
      <style:paragraph-properties fo:text-align="justify" fo:margin-bottom="0in" fo:line-height="100%"/>
    </style:style>
    <style:style style:name="T27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734" style:family="table-row">
      <style:table-row-properties style:min-row-height="0.0486in"/>
    </style:style>
    <style:style style:name="P2735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3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37" style:parent-style-name="Normal" style:family="paragraph">
      <style:paragraph-properties fo:text-align="justify" fo:margin-bottom="0in" fo:line-height="100%"/>
    </style:style>
    <style:style style:name="T27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3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74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4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742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4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44" style:parent-style-name="Normal" style:family="paragraph">
      <style:paragraph-properties fo:text-align="justify" fo:margin-bottom="0in" fo:line-height="100%"/>
    </style:style>
    <style:style style:name="T274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4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747" style:family="table-row">
      <style:table-row-properties style:min-row-height="0.0486in"/>
    </style:style>
    <style:style style:name="P2748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4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50" style:parent-style-name="Normal" style:family="paragraph">
      <style:paragraph-properties fo:text-align="justify" fo:margin-bottom="0in" fo:line-height="100%"/>
    </style:style>
    <style:style style:name="T275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5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75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754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5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56" style:parent-style-name="Normal" style:family="paragraph">
      <style:paragraph-properties fo:text-align="justify" fo:margin-bottom="0in" fo:line-height="100%"/>
    </style:style>
    <style:style style:name="T275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758" style:family="table-row">
      <style:table-row-properties style:min-row-height="0.0756in"/>
    </style:style>
    <style:style style:name="P2759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6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61" style:parent-style-name="Normal" style:family="paragraph">
      <style:paragraph-properties fo:text-align="justify" fo:margin-bottom="0in" fo:line-height="100%"/>
    </style:style>
    <style:style style:name="T276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6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764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6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66" style:parent-style-name="Normal" style:family="paragraph">
      <style:paragraph-properties fo:text-align="justify" fo:margin-bottom="0in" fo:line-height="100%"/>
    </style:style>
    <style:style style:name="T276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6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769" style:family="table-row">
      <style:table-row-properties style:min-row-height="0.0486in"/>
    </style:style>
    <style:style style:name="P277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7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72" style:parent-style-name="Normal" style:family="paragraph">
      <style:paragraph-properties fo:text-align="justify" fo:margin-bottom="0in" fo:line-height="100%"/>
    </style:style>
    <style:style style:name="T277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77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775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7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777" style:parent-style-name="Normal" style:family="paragraph">
      <style:paragraph-properties fo:text-align="justify" fo:margin-bottom="0in" fo:line-height="100%"/>
    </style:style>
    <style:style style:name="T277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779" style:family="table-row">
      <style:table-row-properties style:min-row-height="0.1631in"/>
    </style:style>
    <style:style style:name="P2780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27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782" style:parent-style-name="Normal" style:family="paragraph">
      <style:paragraph-properties fo:text-align="justify" fo:margin-bottom="0in" fo:line-height="100%"/>
    </style:style>
    <style:style style:name="T278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78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78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786" style:family="table-row">
      <style:table-row-properties style:min-row-height="0.0756in"/>
    </style:style>
    <style:style style:name="TableCell2787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788" style:parent-style-name="Normal" style:family="paragraph">
      <style:paragraph-properties fo:text-align="center" fo:margin-bottom="0in" fo:line-height="100%"/>
    </style:style>
    <style:style style:name="T278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790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79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79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793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794" style:parent-style-name="Normal" style:family="paragraph">
      <style:paragraph-properties fo:text-align="justify" fo:margin-bottom="0in" fo:line-height="100%"/>
    </style:style>
    <style:style style:name="T279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796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797" style:parent-style-name="Normal" style:family="paragraph">
      <style:paragraph-properties fo:text-align="center" fo:margin-bottom="0in" fo:line-height="100%"/>
    </style:style>
    <style:style style:name="T279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79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00" style:parent-style-name="Normal" style:family="paragraph">
      <style:paragraph-properties fo:text-align="justify" fo:margin-bottom="0in" fo:line-height="100%"/>
    </style:style>
    <style:style style:name="T280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802" style:family="table-row">
      <style:table-row-properties style:min-row-height="0.0756in"/>
    </style:style>
    <style:style style:name="P280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0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05" style:parent-style-name="Normal" style:family="paragraph">
      <style:paragraph-properties fo:text-align="justify" fo:margin-bottom="0in" fo:line-height="100%"/>
    </style:style>
    <style:style style:name="T28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0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80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0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10" style:parent-style-name="Normal" style:family="paragraph">
      <style:paragraph-properties fo:text-align="justify" fo:margin-bottom="0in" fo:line-height="100%"/>
    </style:style>
    <style:style style:name="T281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812" style:family="table-row">
      <style:table-row-properties style:min-row-height="0.0486in"/>
    </style:style>
    <style:style style:name="P281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1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15" style:parent-style-name="Normal" style:family="paragraph">
      <style:paragraph-properties fo:text-align="justify" fo:margin-bottom="0in" fo:line-height="100%"/>
    </style:style>
    <style:style style:name="T281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1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81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81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2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21" style:parent-style-name="Normal" style:family="paragraph">
      <style:paragraph-properties fo:text-align="justify" fo:margin-bottom="0in" fo:line-height="100%"/>
    </style:style>
    <style:style style:name="T28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823" style:family="table-row">
      <style:table-row-properties style:min-row-height="0.0486in"/>
    </style:style>
    <style:style style:name="P282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26" style:parent-style-name="Normal" style:family="paragraph">
      <style:paragraph-properties fo:text-align="justify" fo:margin-bottom="0in" fo:line-height="100%"/>
    </style:style>
    <style:style style:name="T282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2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82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3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83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3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33" style:parent-style-name="Normal" style:family="paragraph">
      <style:paragraph-properties fo:text-align="justify" fo:margin-bottom="0in" fo:line-height="100%"/>
    </style:style>
    <style:style style:name="T283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835" style:family="table-row">
      <style:table-row-properties style:min-row-height="0.0486in"/>
    </style:style>
    <style:style style:name="P283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3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38" style:parent-style-name="Normal" style:family="paragraph">
      <style:paragraph-properties fo:text-align="justify" fo:margin-bottom="0in" fo:line-height="100%"/>
    </style:style>
    <style:style style:name="T283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4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84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84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4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44" style:parent-style-name="Normal" style:family="paragraph">
      <style:paragraph-properties fo:text-align="justify" fo:margin-bottom="0in" fo:line-height="100%"/>
    </style:style>
    <style:style style:name="T284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846" style:family="table-row">
      <style:table-row-properties style:min-row-height="0.0756in"/>
    </style:style>
    <style:style style:name="P284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4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49" style:parent-style-name="Normal" style:family="paragraph">
      <style:paragraph-properties fo:text-align="justify" fo:margin-bottom="0in" fo:line-height="100%"/>
    </style:style>
    <style:style style:name="T285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5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85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5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54" style:parent-style-name="Normal" style:family="paragraph">
      <style:paragraph-properties fo:text-align="justify" fo:margin-bottom="0in" fo:line-height="100%"/>
    </style:style>
    <style:style style:name="T28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5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857" style:family="table-row">
      <style:table-row-properties style:min-row-height="0.0402in"/>
    </style:style>
    <style:style style:name="P285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5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60" style:parent-style-name="Normal" style:family="paragraph">
      <style:paragraph-properties fo:text-align="justify" fo:margin-bottom="0in" fo:line-height="100%"/>
    </style:style>
    <style:style style:name="T286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6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86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865" style:parent-style-name="Normal" style:family="paragraph">
      <style:paragraph-properties fo:text-align="justify" fo:margin-bottom="0in" fo:line-height="100%"/>
    </style:style>
    <style:style style:name="T28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867" style:family="table-row">
      <style:table-row-properties style:min-row-height="0.1631in"/>
    </style:style>
    <style:style style:name="P286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870" style:parent-style-name="Normal" style:family="paragraph">
      <style:paragraph-properties fo:text-align="justify" fo:margin-bottom="0in" fo:line-height="100%"/>
    </style:style>
    <style:style style:name="T287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87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87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874" style:family="table-row">
      <style:table-row-properties style:min-row-height="0.0756in"/>
    </style:style>
    <style:style style:name="TableCell2875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876" style:parent-style-name="Normal" style:family="paragraph">
      <style:paragraph-properties fo:text-align="center" fo:margin-bottom="0in" fo:line-height="100%"/>
    </style:style>
    <style:style style:name="T287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878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87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880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88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82" style:parent-style-name="Normal" style:family="paragraph">
      <style:paragraph-properties fo:text-align="justify" fo:margin-bottom="0in" fo:line-height="100%"/>
    </style:style>
    <style:style style:name="T288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884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885" style:parent-style-name="Normal" style:family="paragraph">
      <style:paragraph-properties fo:text-align="center" fo:margin-bottom="0in" fo:line-height="100%"/>
    </style:style>
    <style:style style:name="T288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88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88" style:parent-style-name="Normal" style:family="paragraph">
      <style:paragraph-properties fo:text-align="justify" fo:margin-bottom="0in" fo:line-height="100%"/>
    </style:style>
    <style:style style:name="T28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890" style:family="table-row">
      <style:table-row-properties style:min-row-height="0.0756in"/>
    </style:style>
    <style:style style:name="P289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9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93" style:parent-style-name="Normal" style:family="paragraph">
      <style:paragraph-properties fo:text-align="justify" fo:margin-bottom="0in" fo:line-height="100%"/>
    </style:style>
    <style:style style:name="T289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89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89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89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898" style:parent-style-name="Normal" style:family="paragraph">
      <style:paragraph-properties fo:text-align="justify" fo:margin-bottom="0in" fo:line-height="100%"/>
    </style:style>
    <style:style style:name="T289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900" style:family="table-row">
      <style:table-row-properties style:min-row-height="0.0486in"/>
    </style:style>
    <style:style style:name="P290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0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03" style:parent-style-name="Normal" style:family="paragraph">
      <style:paragraph-properties fo:text-align="justify" fo:margin-bottom="0in" fo:line-height="100%"/>
    </style:style>
    <style:style style:name="T290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0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9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90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0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09" style:parent-style-name="Normal" style:family="paragraph">
      <style:paragraph-properties fo:text-align="justify" fo:margin-bottom="0in" fo:line-height="100%"/>
    </style:style>
    <style:style style:name="T291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911" style:family="table-row">
      <style:table-row-properties style:min-row-height="0.1868in"/>
    </style:style>
    <style:style style:name="P291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1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14" style:parent-style-name="Normal" style:family="paragraph">
      <style:paragraph-properties fo:text-align="justify" fo:margin-bottom="0in" fo:line-height="100%"/>
    </style:style>
    <style:style style:name="T291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1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91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1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91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2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21" style:parent-style-name="Normal" style:family="paragraph">
      <style:paragraph-properties fo:text-align="justify" fo:margin-bottom="0in" fo:line-height="100%"/>
    </style:style>
    <style:style style:name="T29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2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924" style:family="table-row">
      <style:table-row-properties style:min-row-height="0.0486in"/>
    </style:style>
    <style:style style:name="P292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27" style:parent-style-name="Normal" style:family="paragraph">
      <style:paragraph-properties fo:text-align="justify" fo:margin-bottom="0in" fo:line-height="100%"/>
    </style:style>
    <style:style style:name="T292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2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93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93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3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33" style:parent-style-name="Normal" style:family="paragraph">
      <style:paragraph-properties fo:text-align="justify" fo:margin-bottom="0in" fo:line-height="100%"/>
    </style:style>
    <style:style style:name="T293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935" style:family="table-row">
      <style:table-row-properties style:min-row-height="0.0756in"/>
    </style:style>
    <style:style style:name="P293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3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38" style:parent-style-name="Normal" style:family="paragraph">
      <style:paragraph-properties fo:text-align="justify" fo:margin-bottom="0in" fo:line-height="100%"/>
    </style:style>
    <style:style style:name="T293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4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94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4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43" style:parent-style-name="Normal" style:family="paragraph">
      <style:paragraph-properties fo:text-align="justify" fo:margin-bottom="0in" fo:line-height="100%"/>
    </style:style>
    <style:style style:name="T294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4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2946" style:family="table-row">
      <style:table-row-properties style:min-row-height="0.0486in"/>
    </style:style>
    <style:style style:name="P294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4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49" style:parent-style-name="Normal" style:family="paragraph">
      <style:paragraph-properties fo:text-align="justify" fo:margin-bottom="0in" fo:line-height="100%"/>
    </style:style>
    <style:style style:name="T295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5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295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954" style:parent-style-name="Normal" style:family="paragraph">
      <style:paragraph-properties fo:text-align="justify" fo:margin-bottom="0in" fo:line-height="100%"/>
    </style:style>
    <style:style style:name="T29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956" style:family="table-row">
      <style:table-row-properties style:min-row-height="0.1631in"/>
    </style:style>
    <style:style style:name="P295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959" style:parent-style-name="Normal" style:family="paragraph">
      <style:paragraph-properties fo:text-align="justify" fo:margin-bottom="0in" fo:line-height="100%"/>
    </style:style>
    <style:style style:name="T296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96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296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2963" style:family="table-row">
      <style:table-row-properties style:min-row-height="0.0756in"/>
    </style:style>
    <style:style style:name="TableCell2964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965" style:parent-style-name="Normal" style:family="paragraph">
      <style:paragraph-properties fo:text-align="center" fo:margin-bottom="0in" fo:line-height="100%"/>
    </style:style>
    <style:style style:name="T2966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967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296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296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970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71" style:parent-style-name="Normal" style:family="paragraph">
      <style:paragraph-properties fo:text-align="justify" fo:margin-bottom="0in" fo:line-height="100%"/>
    </style:style>
    <style:style style:name="T297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2973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2974" style:parent-style-name="Normal" style:family="paragraph">
      <style:paragraph-properties fo:text-align="center" fo:margin-bottom="0in" fo:line-height="100%"/>
    </style:style>
    <style:style style:name="T297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297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77" style:parent-style-name="Normal" style:family="paragraph">
      <style:paragraph-properties fo:text-align="justify" fo:margin-bottom="0in" fo:line-height="100%"/>
    </style:style>
    <style:style style:name="T297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979" style:family="table-row">
      <style:table-row-properties style:min-row-height="0.0756in"/>
    </style:style>
    <style:style style:name="P298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8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82" style:parent-style-name="Normal" style:family="paragraph">
      <style:paragraph-properties fo:text-align="justify" fo:margin-bottom="0in" fo:line-height="100%"/>
    </style:style>
    <style:style style:name="T298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8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98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8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8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98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8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90" style:parent-style-name="Normal" style:family="paragraph">
      <style:paragraph-properties fo:text-align="justify" fo:margin-bottom="0in" fo:line-height="100%"/>
    </style:style>
    <style:style style:name="T299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2992" style:family="table-row">
      <style:table-row-properties style:min-row-height="0.0486in"/>
    </style:style>
    <style:style style:name="P299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299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2995" style:parent-style-name="Normal" style:family="paragraph">
      <style:paragraph-properties fo:text-align="justify" fo:margin-bottom="0in" fo:line-height="100%"/>
    </style:style>
    <style:style style:name="T299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299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299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299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0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01" style:parent-style-name="Normal" style:family="paragraph">
      <style:paragraph-properties fo:text-align="justify" fo:margin-bottom="0in" fo:line-height="100%"/>
    </style:style>
    <style:style style:name="T300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003" style:family="table-row">
      <style:table-row-properties style:min-row-height="0.0486in"/>
    </style:style>
    <style:style style:name="P300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0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06" style:parent-style-name="Normal" style:family="paragraph">
      <style:paragraph-properties fo:text-align="justify" fo:margin-bottom="0in" fo:line-height="100%"/>
    </style:style>
    <style:style style:name="T300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0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00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1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01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1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13" style:parent-style-name="Normal" style:family="paragraph">
      <style:paragraph-properties fo:text-align="justify" fo:margin-bottom="0in" fo:line-height="100%"/>
    </style:style>
    <style:style style:name="T301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1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016" style:family="table-row">
      <style:table-row-properties style:min-row-height="0.0486in"/>
    </style:style>
    <style:style style:name="P301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1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19" style:parent-style-name="Normal" style:family="paragraph">
      <style:paragraph-properties fo:text-align="justify" fo:margin-bottom="0in" fo:line-height="100%"/>
    </style:style>
    <style:style style:name="T302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2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0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02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2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25" style:parent-style-name="Normal" style:family="paragraph">
      <style:paragraph-properties fo:text-align="justify" fo:margin-bottom="0in" fo:line-height="100%"/>
    </style:style>
    <style:style style:name="T302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027" style:family="table-row">
      <style:table-row-properties style:min-row-height="0.0756in"/>
    </style:style>
    <style:style style:name="P302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2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30" style:parent-style-name="Normal" style:family="paragraph">
      <style:paragraph-properties fo:text-align="justify" fo:margin-bottom="0in" fo:line-height="100%"/>
    </style:style>
    <style:style style:name="T303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3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03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3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35" style:parent-style-name="Normal" style:family="paragraph">
      <style:paragraph-properties fo:text-align="justify" fo:margin-bottom="0in" fo:line-height="100%"/>
    </style:style>
    <style:style style:name="T303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3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3038" style:family="table-row">
      <style:table-row-properties style:min-row-height="0.0486in"/>
    </style:style>
    <style:style style:name="P303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41" style:parent-style-name="Normal" style:family="paragraph">
      <style:paragraph-properties fo:text-align="justify" fo:margin-bottom="0in" fo:line-height="100%"/>
    </style:style>
    <style:style style:name="T304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4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04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046" style:parent-style-name="Normal" style:family="paragraph">
      <style:paragraph-properties fo:text-align="justify" fo:margin-bottom="0in" fo:line-height="100%"/>
    </style:style>
    <style:style style:name="T304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048" style:family="table-row">
      <style:table-row-properties style:min-row-height="0.1631in"/>
    </style:style>
    <style:style style:name="P304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0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051" style:parent-style-name="Normal" style:family="paragraph">
      <style:paragraph-properties fo:text-align="justify" fo:margin-bottom="0in" fo:line-height="100%"/>
    </style:style>
    <style:style style:name="T305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P305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305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3055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TableColumn3057" style:family="table-column">
      <style:table-column-properties style:column-width="0.4319in"/>
    </style:style>
    <style:style style:name="TableColumn3058" style:family="table-column">
      <style:table-column-properties style:column-width="2.9284in"/>
    </style:style>
    <style:style style:name="TableColumn3059" style:family="table-column">
      <style:table-column-properties style:column-width="0.4326in"/>
    </style:style>
    <style:style style:name="TableColumn3060" style:family="table-column">
      <style:table-column-properties style:column-width="2.9916in"/>
    </style:style>
    <style:style style:name="Table3056" style:family="table">
      <style:table-properties style:width="6.7847in" fo:margin-left="0.0784in" table:align="left"/>
    </style:style>
    <style:style style:name="TableRow3061" style:family="table-row">
      <style:table-row-properties style:min-row-height="0.1506in"/>
    </style:style>
    <style:style style:name="TableCell30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63" style:parent-style-name="Normal" style:family="paragraph">
      <style:paragraph-properties fo:text-align="justify" fo:margin-bottom="0in" fo:line-height="100%"/>
    </style:style>
    <style:style style:name="T306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0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066" style:parent-style-name="Normal" style:family="paragraph">
      <style:paragraph-properties fo:text-align="justify" fo:margin-bottom="0in" fo:line-height="100%"/>
    </style:style>
    <style:style style:name="T306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068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306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0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071" style:parent-style-name="Normal" style:family="paragraph">
      <style:paragraph-properties fo:text-align="justify" fo:margin-bottom="0in" fo:line-height="100%"/>
    </style:style>
    <style:style style:name="T307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0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074" style:parent-style-name="Normal" style:family="paragraph">
      <style:paragraph-properties fo:text-align="justify" fo:margin-bottom="0in" fo:line-height="100%"/>
    </style:style>
    <style:style style:name="T307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076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3077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078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307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Row3080" style:family="table-row">
      <style:table-row-properties style:min-row-height="0.0756in"/>
    </style:style>
    <style:style style:name="TableCell3081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082" style:parent-style-name="Normal" style:family="paragraph">
      <style:paragraph-properties fo:text-align="center" fo:margin-bottom="0in" fo:line-height="100%"/>
    </style:style>
    <style:style style:name="T308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8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08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08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3087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88" style:parent-style-name="Normal" style:family="paragraph">
      <style:paragraph-properties fo:text-align="justify" fo:margin-bottom="0in" fo:line-height="100%"/>
    </style:style>
    <style:style style:name="T30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309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091" style:parent-style-name="Normal" style:family="paragraph">
      <style:paragraph-properties fo:text-align="center" fo:margin-bottom="0in" fo:line-height="100%"/>
    </style:style>
    <style:style style:name="T309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309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94" style:parent-style-name="Normal" style:family="paragraph">
      <style:paragraph-properties fo:text-align="justify" fo:margin-bottom="0in" fo:line-height="100%"/>
    </style:style>
    <style:style style:name="T309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096" style:family="table-row">
      <style:table-row-properties style:min-row-height="0.0756in"/>
    </style:style>
    <style:style style:name="P3097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09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099" style:parent-style-name="Normal" style:family="paragraph">
      <style:paragraph-properties fo:text-align="justify" fo:margin-bottom="0in" fo:line-height="100%"/>
    </style:style>
    <style:style style:name="T310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0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102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0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04" style:parent-style-name="Normal" style:family="paragraph">
      <style:paragraph-properties fo:text-align="justify" fo:margin-bottom="0in" fo:line-height="100%"/>
    </style:style>
    <style:style style:name="T310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106" style:family="table-row">
      <style:table-row-properties style:min-row-height="0.0486in"/>
    </style:style>
    <style:style style:name="P3107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0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09" style:parent-style-name="Normal" style:family="paragraph">
      <style:paragraph-properties fo:text-align="justify" fo:margin-bottom="0in" fo:line-height="100%"/>
    </style:style>
    <style:style style:name="T311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1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11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113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1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15" style:parent-style-name="Normal" style:family="paragraph">
      <style:paragraph-properties fo:text-align="justify" fo:margin-bottom="0in" fo:line-height="100%"/>
    </style:style>
    <style:style style:name="T311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117" style:family="table-row">
      <style:table-row-properties style:min-row-height="0.0486in"/>
    </style:style>
    <style:style style:name="P3118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1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20" style:parent-style-name="Normal" style:family="paragraph">
      <style:paragraph-properties fo:text-align="justify" fo:margin-bottom="0in" fo:line-height="100%"/>
    </style:style>
    <style:style style:name="T312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2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12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2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125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2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27" style:parent-style-name="Normal" style:family="paragraph">
      <style:paragraph-properties fo:text-align="justify" fo:margin-bottom="0in" fo:line-height="100%"/>
    </style:style>
    <style:style style:name="T312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2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130" style:family="table-row">
      <style:table-row-properties style:min-row-height="0.0486in"/>
    </style:style>
    <style:style style:name="P3131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3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33" style:parent-style-name="Normal" style:family="paragraph">
      <style:paragraph-properties fo:text-align="justify" fo:margin-bottom="0in" fo:line-height="100%"/>
    </style:style>
    <style:style style:name="T313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3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13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137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3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39" style:parent-style-name="Normal" style:family="paragraph">
      <style:paragraph-properties fo:text-align="justify" fo:margin-bottom="0in" fo:line-height="100%"/>
    </style:style>
    <style:style style:name="T314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141" style:family="table-row">
      <style:table-row-properties style:min-row-height="0.0756in"/>
    </style:style>
    <style:style style:name="P3142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44" style:parent-style-name="Normal" style:family="paragraph">
      <style:paragraph-properties fo:text-align="justify" fo:margin-bottom="0in" fo:line-height="100%"/>
    </style:style>
    <style:style style:name="T314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46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147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4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49" style:parent-style-name="Normal" style:family="paragraph">
      <style:paragraph-properties fo:text-align="justify" fo:margin-bottom="0in" fo:line-height="100%"/>
    </style:style>
    <style:style style:name="T315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5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3152" style:family="table-row">
      <style:table-row-properties style:min-row-height="0.0486in"/>
    </style:style>
    <style:style style:name="P3153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5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55" style:parent-style-name="Normal" style:family="paragraph">
      <style:paragraph-properties fo:text-align="justify" fo:margin-bottom="0in" fo:line-height="100%"/>
    </style:style>
    <style:style style:name="T315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5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158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160" style:parent-style-name="Normal" style:family="paragraph">
      <style:paragraph-properties fo:text-align="justify" fo:margin-bottom="0in" fo:line-height="100%"/>
    </style:style>
    <style:style style:name="T316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162" style:family="table-row">
      <style:table-row-properties style:min-row-height="0.1631in"/>
    </style:style>
    <style:style style:name="P3163" style:parent-style-name="Normal" style:family="paragraph">
      <style:paragraph-properties fo:text-align="justify" fo:margin-bottom="0in" fo:line-height="100%"/>
      <style:text-properties style:font-name="Calibri" fo:color="#000000" fo:font-size="10pt" style:font-size-asian="10pt" style:font-size-complex="10pt" style:language-complex="ne" style:country-complex="NP"/>
    </style:style>
    <style:style style:name="TableCell31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165" style:parent-style-name="Normal" style:family="paragraph">
      <style:paragraph-properties fo:text-align="justify" fo:margin-bottom="0in" fo:line-height="100%"/>
    </style:style>
    <style:style style:name="T31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16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316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3169" style:family="table-row">
      <style:table-row-properties style:min-row-height="0.0756in"/>
    </style:style>
    <style:style style:name="TableCell3170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171" style:parent-style-name="Normal" style:family="paragraph">
      <style:paragraph-properties fo:text-align="center" fo:margin-bottom="0in" fo:line-height="100%"/>
    </style:style>
    <style:style style:name="T317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173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3174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175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176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77" style:parent-style-name="Normal" style:family="paragraph">
      <style:paragraph-properties fo:text-align="justify" fo:margin-bottom="0in" fo:line-height="100%"/>
    </style:style>
    <style:style style:name="T317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3179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180" style:parent-style-name="Normal" style:family="paragraph">
      <style:paragraph-properties fo:text-align="center" fo:margin-bottom="0in" fo:line-height="100%"/>
    </style:style>
    <style:style style:name="T318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18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83" style:parent-style-name="Normal" style:family="paragraph">
      <style:paragraph-properties fo:text-align="justify" fo:margin-bottom="0in" fo:line-height="100%"/>
    </style:style>
    <style:style style:name="T318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185" style:family="table-row">
      <style:table-row-properties style:min-row-height="0.0756in"/>
    </style:style>
    <style:style style:name="P318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18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88" style:parent-style-name="Normal" style:family="paragraph">
      <style:paragraph-properties fo:text-align="justify" fo:margin-bottom="0in" fo:line-height="100%"/>
    </style:style>
    <style:style style:name="T31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19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19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19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93" style:parent-style-name="Normal" style:family="paragraph">
      <style:paragraph-properties fo:text-align="justify" fo:margin-bottom="0in" fo:line-height="100%"/>
    </style:style>
    <style:style style:name="T319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195" style:family="table-row">
      <style:table-row-properties style:min-row-height="0.0486in"/>
    </style:style>
    <style:style style:name="P319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19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198" style:parent-style-name="Normal" style:family="paragraph">
      <style:paragraph-properties fo:text-align="justify" fo:margin-bottom="0in" fo:line-height="100%"/>
    </style:style>
    <style:style style:name="T319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00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20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20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0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04" style:parent-style-name="Normal" style:family="paragraph">
      <style:paragraph-properties fo:text-align="justify" fo:margin-bottom="0in" fo:line-height="100%"/>
    </style:style>
    <style:style style:name="T320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206" style:family="table-row">
      <style:table-row-properties style:min-row-height="0.0486in"/>
    </style:style>
    <style:style style:name="P320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0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09" style:parent-style-name="Normal" style:family="paragraph">
      <style:paragraph-properties fo:text-align="justify" fo:margin-bottom="0in" fo:line-height="100%"/>
    </style:style>
    <style:style style:name="T321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1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21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1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21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1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16" style:parent-style-name="Normal" style:family="paragraph">
      <style:paragraph-properties fo:text-align="justify" fo:margin-bottom="0in" fo:line-height="100%"/>
    </style:style>
    <style:style style:name="T321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218" style:family="table-row">
      <style:table-row-properties style:min-row-height="0.0486in"/>
    </style:style>
    <style:style style:name="P321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2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21" style:parent-style-name="Normal" style:family="paragraph">
      <style:paragraph-properties fo:text-align="justify" fo:margin-bottom="0in" fo:line-height="100%"/>
    </style:style>
    <style:style style:name="T32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2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22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22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2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27" style:parent-style-name="Normal" style:family="paragraph">
      <style:paragraph-properties fo:text-align="justify" fo:margin-bottom="0in" fo:line-height="100%"/>
    </style:style>
    <style:style style:name="T322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229" style:family="table-row">
      <style:table-row-properties style:min-row-height="0.0756in"/>
    </style:style>
    <style:style style:name="P323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3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32" style:parent-style-name="Normal" style:family="paragraph">
      <style:paragraph-properties fo:text-align="justify" fo:margin-bottom="0in" fo:line-height="100%"/>
    </style:style>
    <style:style style:name="T32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3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23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3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37" style:parent-style-name="Normal" style:family="paragraph">
      <style:paragraph-properties fo:text-align="justify" fo:margin-bottom="0in" fo:line-height="100%"/>
    </style:style>
    <style:style style:name="T32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3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3240" style:family="table-row">
      <style:table-row-properties style:min-row-height="0.0402in"/>
    </style:style>
    <style:style style:name="P324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4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43" style:parent-style-name="Normal" style:family="paragraph">
      <style:paragraph-properties fo:text-align="justify" fo:margin-bottom="0in" fo:line-height="100%"/>
    </style:style>
    <style:style style:name="T324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45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24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248" style:parent-style-name="Normal" style:family="paragraph">
      <style:paragraph-properties fo:text-align="justify" fo:margin-bottom="0in" fo:line-height="100%"/>
    </style:style>
    <style:style style:name="T324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250" style:family="table-row">
      <style:table-row-properties style:min-row-height="0.1631in"/>
    </style:style>
    <style:style style:name="P325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253" style:parent-style-name="Normal" style:family="paragraph">
      <style:paragraph-properties fo:text-align="justify" fo:margin-bottom="0in" fo:line-height="100%"/>
    </style:style>
    <style:style style:name="T325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25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3256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3257" style:family="table-row">
      <style:table-row-properties style:min-row-height="0.0756in"/>
    </style:style>
    <style:style style:name="TableCell3258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259" style:parent-style-name="Normal" style:family="paragraph">
      <style:paragraph-properties fo:text-align="center" fo:margin-bottom="0in" fo:line-height="100%"/>
    </style:style>
    <style:style style:name="T3260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261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326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263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26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65" style:parent-style-name="Normal" style:family="paragraph">
      <style:paragraph-properties fo:text-align="justify" fo:margin-bottom="0in" fo:line-height="100%"/>
    </style:style>
    <style:style style:name="T32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3267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268" style:parent-style-name="Normal" style:family="paragraph">
      <style:paragraph-properties fo:text-align="center" fo:margin-bottom="0in" fo:line-height="100%"/>
    </style:style>
    <style:style style:name="T326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27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71" style:parent-style-name="Normal" style:family="paragraph">
      <style:paragraph-properties fo:text-align="justify" fo:margin-bottom="0in" fo:line-height="100%"/>
    </style:style>
    <style:style style:name="T327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273" style:family="table-row">
      <style:table-row-properties style:min-row-height="0.0756in"/>
    </style:style>
    <style:style style:name="P327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7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76" style:parent-style-name="Normal" style:family="paragraph">
      <style:paragraph-properties fo:text-align="justify" fo:margin-bottom="0in" fo:line-height="100%"/>
    </style:style>
    <style:style style:name="T327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7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27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8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81" style:parent-style-name="Normal" style:family="paragraph">
      <style:paragraph-properties fo:text-align="justify" fo:margin-bottom="0in" fo:line-height="100%"/>
    </style:style>
    <style:style style:name="T328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283" style:family="table-row">
      <style:table-row-properties style:min-row-height="0.0486in"/>
    </style:style>
    <style:style style:name="P328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8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86" style:parent-style-name="Normal" style:family="paragraph">
      <style:paragraph-properties fo:text-align="justify" fo:margin-bottom="0in" fo:line-height="100%"/>
    </style:style>
    <style:style style:name="T328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8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2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29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9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92" style:parent-style-name="Normal" style:family="paragraph">
      <style:paragraph-properties fo:text-align="justify" fo:margin-bottom="0in" fo:line-height="100%"/>
    </style:style>
    <style:style style:name="T329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294" style:family="table-row">
      <style:table-row-properties style:min-row-height="0.1868in"/>
    </style:style>
    <style:style style:name="P329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29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297" style:parent-style-name="Normal" style:family="paragraph">
      <style:paragraph-properties fo:text-align="justify" fo:margin-bottom="0in" fo:line-height="100%"/>
    </style:style>
    <style:style style:name="T329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299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30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0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302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0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04" style:parent-style-name="Normal" style:family="paragraph">
      <style:paragraph-properties fo:text-align="justify" fo:margin-bottom="0in" fo:line-height="100%"/>
    </style:style>
    <style:style style:name="T330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307" style:family="table-row">
      <style:table-row-properties style:min-row-height="0.0486in"/>
    </style:style>
    <style:style style:name="P330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0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10" style:parent-style-name="Normal" style:family="paragraph">
      <style:paragraph-properties fo:text-align="justify" fo:margin-bottom="0in" fo:line-height="100%"/>
    </style:style>
    <style:style style:name="T331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1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31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31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1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16" style:parent-style-name="Normal" style:family="paragraph">
      <style:paragraph-properties fo:text-align="justify" fo:margin-bottom="0in" fo:line-height="100%"/>
    </style:style>
    <style:style style:name="T331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318" style:family="table-row">
      <style:table-row-properties style:min-row-height="0.0756in"/>
    </style:style>
    <style:style style:name="P331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2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21" style:parent-style-name="Normal" style:family="paragraph">
      <style:paragraph-properties fo:text-align="justify" fo:margin-bottom="0in" fo:line-height="100%"/>
    </style:style>
    <style:style style:name="T332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23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32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2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26" style:parent-style-name="Normal" style:family="paragraph">
      <style:paragraph-properties fo:text-align="justify" fo:margin-bottom="0in" fo:line-height="100%"/>
    </style:style>
    <style:style style:name="T332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2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3329" style:family="table-row">
      <style:table-row-properties style:min-row-height="0.0486in"/>
    </style:style>
    <style:style style:name="P333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3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32" style:parent-style-name="Normal" style:family="paragraph">
      <style:paragraph-properties fo:text-align="justify" fo:margin-bottom="0in" fo:line-height="100%"/>
    </style:style>
    <style:style style:name="T333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3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33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337" style:parent-style-name="Normal" style:family="paragraph">
      <style:paragraph-properties fo:text-align="justify" fo:margin-bottom="0in" fo:line-height="100%"/>
    </style:style>
    <style:style style:name="T333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339" style:family="table-row">
      <style:table-row-properties style:min-row-height="0.1631in"/>
    </style:style>
    <style:style style:name="P334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342" style:parent-style-name="Normal" style:family="paragraph">
      <style:paragraph-properties fo:text-align="justify" fo:margin-bottom="0in" fo:line-height="100%"/>
    </style:style>
    <style:style style:name="T334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34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334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Row3346" style:family="table-row">
      <style:table-row-properties style:min-row-height="0.0756in"/>
    </style:style>
    <style:style style:name="TableCell3347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348" style:parent-style-name="Normal" style:family="paragraph">
      <style:paragraph-properties fo:text-align="center" fo:margin-bottom="0in" fo:line-height="100%"/>
    </style:style>
    <style:style style:name="T3349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350" style:parent-style-name="DefaultParagraphFont" style:family="text">
      <style:text-properties style:font-name="Calibri" fo:font-size="10pt" style:font-size-asian="10pt" style:font-size-complex="10pt" style:language-complex="ne" style:country-complex="NP"/>
    </style:style>
    <style:style style:name="T3351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3352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353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54" style:parent-style-name="Normal" style:family="paragraph">
      <style:paragraph-properties fo:text-align="justify" fo:margin-bottom="0in" fo:line-height="100%"/>
    </style:style>
    <style:style style:name="T335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Cell3356" style:family="table-cell">
      <style:table-cell-properties fo:border="0.0069in solid #000000" style:glyph-orientation-vertical="0" style:vertical-align="middle" fo:padding-top="0in" fo:padding-left="0.075in" fo:padding-bottom="0in" fo:padding-right="0.075in" fo:wrap-option="no-wrap"/>
    </style:style>
    <style:style style:name="P3357" style:parent-style-name="Normal" style:family="paragraph">
      <style:paragraph-properties fo:text-align="center" fo:margin-bottom="0in" fo:line-height="100%"/>
    </style:style>
    <style:style style:name="T3358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TableCell335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60" style:parent-style-name="Normal" style:family="paragraph">
      <style:paragraph-properties fo:text-align="justify" fo:margin-bottom="0in" fo:line-height="100%"/>
    </style:style>
    <style:style style:name="T336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362" style:family="table-row">
      <style:table-row-properties style:min-row-height="0.0756in"/>
    </style:style>
    <style:style style:name="P336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6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65" style:parent-style-name="Normal" style:family="paragraph">
      <style:paragraph-properties fo:text-align="justify" fo:margin-bottom="0in" fo:line-height="100%"/>
    </style:style>
    <style:style style:name="T336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6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36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6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70" style:parent-style-name="Normal" style:family="paragraph">
      <style:paragraph-properties fo:text-align="justify" fo:margin-bottom="0in" fo:line-height="100%"/>
    </style:style>
    <style:style style:name="T337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372" style:family="table-row">
      <style:table-row-properties style:min-row-height="0.0486in"/>
    </style:style>
    <style:style style:name="P337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7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75" style:parent-style-name="Normal" style:family="paragraph">
      <style:paragraph-properties fo:text-align="justify" fo:margin-bottom="0in" fo:line-height="100%"/>
    </style:style>
    <style:style style:name="T337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77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37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379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8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81" style:parent-style-name="Normal" style:family="paragraph">
      <style:paragraph-properties fo:text-align="justify" fo:margin-bottom="0in" fo:line-height="100%"/>
    </style:style>
    <style:style style:name="T338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383" style:family="table-row">
      <style:table-row-properties style:min-row-height="0.0486in"/>
    </style:style>
    <style:style style:name="P338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8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86" style:parent-style-name="Normal" style:family="paragraph">
      <style:paragraph-properties fo:text-align="justify" fo:margin-bottom="0in" fo:line-height="100%"/>
    </style:style>
    <style:style style:name="T338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8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389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9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391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9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93" style:parent-style-name="Normal" style:family="paragraph">
      <style:paragraph-properties fo:text-align="justify" fo:margin-bottom="0in" fo:line-height="100%"/>
    </style:style>
    <style:style style:name="T3394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395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396" style:family="table-row">
      <style:table-row-properties style:min-row-height="0.0486in"/>
    </style:style>
    <style:style style:name="P3397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39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399" style:parent-style-name="Normal" style:family="paragraph">
      <style:paragraph-properties fo:text-align="justify" fo:margin-bottom="0in" fo:line-height="100%"/>
    </style:style>
    <style:style style:name="T3400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401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402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403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40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405" style:parent-style-name="Normal" style:family="paragraph">
      <style:paragraph-properties fo:text-align="justify" fo:margin-bottom="0in" fo:line-height="100%"/>
    </style:style>
    <style:style style:name="T3406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407" style:family="table-row">
      <style:table-row-properties style:min-row-height="0.0756in"/>
    </style:style>
    <style:style style:name="P3408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40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410" style:parent-style-name="Normal" style:family="paragraph">
      <style:paragraph-properties fo:text-align="justify" fo:margin-bottom="0in" fo:line-height="100%"/>
    </style:style>
    <style:style style:name="T3411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412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341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P341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41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416" style:parent-style-name="Normal" style:family="paragraph">
      <style:paragraph-properties fo:text-align="justify" fo:margin-bottom="0in" fo:line-height="100%"/>
    </style:style>
    <style:style style:name="T3417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418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TableRow3419" style:family="table-row">
      <style:table-row-properties style:min-row-height="0.0486in"/>
    </style:style>
    <style:style style:name="P342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42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3422" style:parent-style-name="Normal" style:family="paragraph">
      <style:paragraph-properties fo:text-align="justify" fo:margin-bottom="0in" fo:line-height="100%"/>
    </style:style>
    <style:style style:name="T3423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3424" style:parent-style-name="DefaultParagraphFont" style:family="text">
      <style:text-properties style:font-name="Calibri" fo:color="#000000" fo:font-size="10pt" style:font-size-asian="10pt" style:font-size-complex="10pt" style:language-complex="ne" style:country-complex="NP"/>
    </style:style>
    <style:style style:name="P342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4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427" style:parent-style-name="Normal" style:family="paragraph">
      <style:paragraph-properties fo:text-align="justify" fo:margin-bottom="0in" fo:line-height="100%"/>
    </style:style>
    <style:style style:name="T3428" style:parent-style-name="DefaultParagraphFont" style:family="text">
      <style:text-properties style:font-name="Calibri" fo:color="#000000" fo:font-size="10pt" style:font-size-asian="10pt" style:font-size-complex="10pt" style:script-type="complex" style:language-complex="ne" style:country-complex="NP"/>
    </style:style>
    <style:style style:name="TableRow3429" style:family="table-row">
      <style:table-row-properties style:min-row-height="0.1631in"/>
    </style:style>
    <style:style style:name="P3430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TableCell34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432" style:parent-style-name="Normal" style:family="paragraph">
      <style:paragraph-properties fo:text-align="justify" fo:margin-bottom="0in" fo:line-height="100%"/>
    </style:style>
    <style:style style:name="T3433" style:parent-style-name="DefaultParagraphFont" style:family="text">
      <style:text-properties style:font-name="Calibri" fo:font-size="10pt" style:font-size-asian="10pt" style:font-size-complex="10pt" style:script-type="complex" style:language-complex="ne" style:country-complex="NP"/>
    </style:style>
    <style:style style:name="P3434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3435" style:parent-style-name="Normal" style:family="paragraph">
      <style:paragraph-properties fo:text-align="justify" fo:margin-bottom="0in" fo:line-height="100%"/>
      <style:text-properties style:font-name="Calibri" fo:font-size="10pt" style:font-size-asian="10pt" style:font-size-complex="10pt" style:language-complex="ne" style:country-complex="NP"/>
    </style:style>
    <style:style style:name="P3436" style:parent-style-name="Normal" style:family="paragraph">
      <style:paragraph-properties fo:text-align="center" fo:margin-bottom="0in" fo:line-height="100%"/>
      <style:text-properties style:font-name="Kokila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P3437" style:parent-style-name="Normal" style:family="paragraph">
      <style:paragraph-properties fo:text-align="center" fo:margin-bottom="0in" fo:line-height="100%"/>
    </style:style>
    <style:style style:name="T3438" style:parent-style-name="DefaultParagraphFont" style:family="text">
      <style:text-properties style:font-name="Kokila" fo:font-weight="bold" style:font-weight-asian="bold" style:font-weight-complex="bold" fo:font-size="13pt" style:font-size-asian="13pt" style:font-size-complex="13pt" style:script-type="complex" style:language-complex="ne" style:country-complex="NP"/>
    </style:style>
    <style:style style:name="P3439" style:parent-style-name="Normal" style:family="paragraph">
      <style:paragraph-properties fo:margin-bottom="0in" fo:line-height="100%"/>
      <style:text-properties style:font-name="Kokila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P3440" style:parent-style-name="Normal" style:family="paragraph">
      <style:paragraph-properties fo:text-align="center" fo:margin-bottom="0in" fo:line-height="100%"/>
      <style:text-properties style:font-name="Kokila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complex="ne" style:country-complex="NP"/>
    </style:style>
    <style:style style:name="P3441" style:parent-style-name="Normal" style:family="paragraph">
      <style:paragraph-properties fo:text-align="center" fo:margin-bottom="0in" fo:line-height="100%"/>
    </style:style>
    <style:style style:name="T3442" style:parent-style-name="DefaultParagraphFont" style:family="text">
      <style:text-properties style:font-name="Kokila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script-type="complex" style:language-complex="ne" style:country-complex="NP"/>
    </style:style>
    <style:style style:name="T3443" style:parent-style-name="DefaultParagraphFont" style:family="text">
      <style:text-properties style:font-name="Kokila" fo:font-weight="bold" style:font-weight-asian="bold" style:font-weight-complex="bold" fo:font-size="13pt" style:font-size-asian="13pt" style:font-size-complex="13pt" style:script-type="complex" style:language-complex="ne" style:country-complex="NP"/>
    </style:style>
    <style:style style:name="P3444" style:parent-style-name="Normal" style:family="paragraph">
      <style:paragraph-properties fo:text-align="center" fo:margin-bottom="0in" fo:line-height="100%"/>
    </style:style>
    <style:style style:name="T3445" style:parent-style-name="DefaultParagraphFont" style:family="text">
      <style:text-properties style:font-name="Kokila" fo:font-size="13pt" style:font-size-asian="13pt" style:font-size-complex="13pt" style:language-complex="ne" style:country-complex="NP"/>
    </style:style>
    <style:style style:name="T3446" style:parent-style-name="DefaultParagraphFont" style:family="text">
      <style:text-properties style:font-name="Kokila" fo:font-size="13pt" style:font-size-asian="13pt" style:font-size-complex="13pt" style:script-type="complex" style:language-complex="ne" style:country-complex="NP"/>
    </style:style>
    <style:style style:name="T3447" style:parent-style-name="DefaultParagraphFont" style:family="text">
      <style:text-properties style:font-name="Kokila" fo:font-size="13pt" style:font-size-asian="13pt" style:font-size-complex="13pt" style:script-type="complex" style:language-complex="ne" style:country-complex="NP"/>
    </style:style>
    <style:style style:name="T344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style:script-type="complex" style:language-complex="ne" style:country-complex="NP"/>
    </style:style>
    <style:style style:name="T3449" style:parent-style-name="DefaultParagraphFont" style:family="text">
      <style:text-properties style:font-name="Arial" style:font-name-complex="Mangal" fo:font-weight="bold" style:font-weight-asian="bold" style:font-weight-complex="bold" fo:color="#FF0000" fo:font-size="13pt" style:font-size-asian="13pt" style:font-size-complex="11.5pt" style:language-complex="ne" style:country-complex="NP"/>
    </style:style>
    <style:style style:name="T3450" style:parent-style-name="DefaultParagraphFont" style:family="text">
      <style:text-properties style:font-name="Kokila" fo:font-weight="bold" style:font-weight-asian="bold" style:font-weight-complex="bold" fo:color="#FF0000" fo:font-size="13pt" style:font-size-asian="13pt" style:font-size-complex="13pt" style:script-type="complex" style:language-complex="ne" style:country-complex="NP"/>
    </style:style>
    <style:style style:name="T3451" style:parent-style-name="DefaultParagraphFont" style:family="text">
      <style:text-properties style:font-name="Kokila" fo:font-weight="bold" style:font-weight-asian="bold" style:font-weight-complex="bold" fo:color="#FF0000" fo:font-size="13pt" style:font-size-asian="13pt" style:font-size-complex="13pt" style:script-type="complex" style:language-complex="ne" style:country-complex="NP"/>
    </style:style>
    <style:style style:name="T3452" style:parent-style-name="DefaultParagraphFont" style:family="text">
      <style:text-properties style:font-name="Kokila" fo:font-weight="bold" style:font-weight-asian="bold" style:font-weight-complex="bold" fo:color="#FF0000" fo:font-size="13pt" style:font-size-asian="13pt" style:font-size-complex="13pt" style:script-type="complex" style:language-complex="ne" style:country-complex="NP"/>
    </style:style>
    <style:style style:name="T3453" style:parent-style-name="DefaultParagraphFont" style:family="text">
      <style:text-properties style:font-name="Kokila" fo:font-weight="bold" style:font-weight-asian="bold" style:font-weight-complex="bold" fo:color="#FF0000" fo:font-size="13pt" style:font-size-asian="13pt" style:font-size-complex="13pt" style:language-complex="ne" style:country-complex="NP"/>
    </style:style>
    <style:style style:name="T345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style:script-type="complex" style:language-complex="ne" style:country-complex="NP"/>
    </style:style>
    <style:style style:name="T3455" style:parent-style-name="DefaultParagraphFont" style:family="text">
      <style:text-properties style:font-name="Kokila" fo:font-size="13pt" style:font-size-asian="13pt" style:font-size-complex="13pt" style:script-type="complex" style:language-complex="ne" style:country-complex="NP"/>
    </style:style>
    <style:style style:name="T3456" style:parent-style-name="DefaultParagraphFont" style:family="text">
      <style:text-properties style:font-name="Kokila" fo:font-size="13pt" style:font-size-asian="13pt" style:font-size-complex="13pt" style:script-type="complex" style:language-complex="ne" style:country-complex="NP"/>
    </style:style>
    <style:style style:name="T3457" style:parent-style-name="DefaultParagraphFont" style:family="text">
      <style:text-properties style:font-name="Kokila" fo:font-size="13pt" style:font-size-asian="13pt" style:font-size-complex="13pt" style:language-complex="ne" style:country-complex="NP"/>
    </style:style>
    <style:style style:name="T3458" style:parent-style-name="DefaultParagraphFont" style:family="text">
      <style:text-properties style:font-name="Kokila" fo:font-size="13pt" style:font-size-asian="13pt" style:font-size-complex="13pt" style:script-type="complex" style:language-complex="ne" style:country-complex="NP"/>
    </style:style>
    <style:style style:name="P3459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0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1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2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3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4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5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6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7" style:parent-style-name="Normal" style:family="paragraph">
      <style:paragraph-properties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8" style:parent-style-name="Normal" style:family="paragraph">
      <style:paragraph-properties fo:text-align="center" fo:margin-bottom="0in" fo:line-height="100%"/>
      <style:text-properties style:font-name="Kokila" style:font-name-complex="Mangal" fo:font-size="13pt" style:font-size-asian="13pt" style:font-size-complex="13pt" style:language-complex="ne" style:country-complex="NP"/>
    </style:style>
    <style:style style:name="P3469" style:parent-style-name="Normal" style:family="paragraph">
      <style:paragraph-properties fo:text-align="center" fo:margin-bottom="0in" fo:line-height="100%"/>
      <style:text-properties style:font-name="Calibri" style:font-name-complex="Mangal" fo:font-size="9pt" style:font-size-asian="9pt" style:font-size-complex="9pt" style:language-complex="ne" style:country-complex="NP"/>
    </style:style>
    <style:style style:name="P3470" style:parent-style-name="Normal" style:family="paragraph">
      <style:paragraph-properties fo:text-align="justify" fo:margin-bottom="0in" fo:line-height="100%" fo:margin-left="0.75in">
        <style:tab-stops/>
      </style:paragraph-properties>
      <style:text-properties style:font-name="Kokila" fo:font-size="1pt" style:font-size-asian="1pt" style:font-size-complex="1pt" style:language-complex="ne" style:country-complex="NP"/>
    </style:style>
    <style:style style:family="graphic" style:name="a6">
      <style:graphic-properties draw:fill="none" draw:stroke="solid" svg:stroke-width="0.03125in" svg:stroke-color="#2f5496" svg:stroke-opacity="100%" draw:stroke-linejoin="round"/>
    </style:style>
    <style:style style:family="graphic" style:name="a7">
      <style:graphic-properties draw:fill="none" draw:stroke="solid" svg:stroke-width="0.03125in" svg:stroke-color="#2f5496" svg:stroke-opacity="100%" draw:stroke-linejoin="round"/>
    </style:style>
    <style:style style:family="graphic" style:name="a8">
      <style:graphic-properties draw:fill="none" draw:stroke="solid" svg:stroke-width="0.03125in" svg:stroke-color="#2f5496" svg:stroke-opacity="100%" draw:stroke-linejoin="round"/>
    </style:style>
    <style:style style:family="graphic" style:name="a2">
      <style:graphic-properties draw:fill="none" draw:stroke="solid" svg:stroke-width="0.03125in" svg:stroke-color="#2f5496" svg:stroke-opacity="100%" draw:stroke-linejoin="round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draw:fill="none" draw:stroke="solid" svg:stroke-width="0.03125in" svg:stroke-color="#2f5496" svg:stroke-opacity="100%" draw:stroke-linejoin="round"/>
    </style:style>
    <style:style style:family="graphic" style:name="a4">
      <style:graphic-properties draw:fill="none" draw:stroke="solid" svg:stroke-width="0.03125in" svg:stroke-color="#2f5496" svg:stroke-opacity="100%" draw:stroke-linejoin="round"/>
    </style:style>
    <style:style style:family="graphic" style:name="a5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5">नमुना</text:span><text:span text:style-name="T16"><text:s/>यूवा क्ल</text:span><text:span text:style-name="T17">व</text:span></text:p>
      <text:p text:style-name="P18"><text:span text:style-name="T19"><draw:g draw:z-index="251658240" draw:name="Group 20" draw:id="id4" draw:style-name="a5" text:anchor-type="paragraph"><svg:title/><svg:desc/><draw:connector draw:type="line" svg:x1="3.89444in" svg:y1="0.75847in" svg:x2="3.89444in" svg:y2="2.42233in" draw:id="id1" draw:style-name="a2" draw:name="AutoShape 3"><svg:title/><svg:desc/></draw:connector><draw:connector draw:type="line" svg:x1="3.15139in" svg:y1="0.7476in" svg:x2="3.15139in" svg:y2="2.42233in" draw:id="id2" draw:style-name="a3" draw:name="AutoShape 3"><svg:title/><svg:desc/></draw:connector><draw:connector draw:type="line" svg:x1="3.53888in" svg:y1="0.38125in" svg:x2="3.52853in" svg:y2="2.77917in" draw:id="id3" draw:style-name="a4" draw:name="AutoShape 1"><svg:title/><svg:desc/></draw:connector></draw:g></text:span></text:p>
      <text:p text:style-name="P20"/>
      <text:p text:style-name="P21"/>
      <text:p text:style-name="P22"/>
      <text:p text:style-name="P23"/>
      <text:p text:style-name="P24"><text:span text:style-name="T25"><draw:g draw:z-index="251657216" draw:name="Group 19" draw:id="id8" draw:style-name="a9" text:anchor-type="paragraph"><svg:title/><svg:desc/><draw:connector draw:type="line" svg:x1="3.89444in" svg:y1="1.13397in" svg:x2="3.89444in" svg:y2="2.89806in" draw:id="id5" draw:style-name="a6" draw:name="AutoShape 3"><svg:title/><svg:desc/></draw:connector><draw:connector draw:type="line" svg:x1="3.15139in" svg:y1="1.12244in" svg:x2="3.15139in" svg:y2="2.89806in" draw:id="id6" draw:style-name="a7" draw:name="AutoShape 3"><svg:title/><svg:desc/></draw:connector><draw:connector draw:type="line" svg:x1="3.53888in" svg:y1="0.73403in" svg:x2="3.52853in" svg:y2="3.27639in" draw:id="id7" draw:style-name="a8" draw:name="AutoShape 1"><svg:title/><svg:desc/></draw:connector></draw:g></text:span><text:span text:style-name="T26">विधान</text:span><text:span text:style-name="T27"><text:s/>२०७</text:span><text:span text:style-name="T28">८</text:span></text:p>
      <text:p text:style-name="P29"><text:span text:style-name="T30">ठेगाना</text:span></text:p>
      <text:p text:style-name="P31"><text:span text:style-name="T32">&lt;<text:s/></text:span><text:span text:style-name="T33">बन्दिपुर<text:s/></text:span><text:span text:style-name="T34">–</text:span><text:span text:style-name="T35"><text:s/>५, तनहुँ, गण्डकी प्रदेश</text:span><text:span text:style-name="T36"><text:s/>&gt;</text:span></text:p>
      <text:p text:style-name="P37"><text:span text:style-name="T38"><text:s/></text:span><text:span text:style-name="T39">&lt;<text:s/></text:span><text:span text:style-name="T40">E</text:span><text:span text:style-name="T41">mail :-</text:span><text:span text:style-name="T42"><text:s/></text:span><text:a xlink:href="mailto:kalchok.youthclub@gmail.com" office:target-frame-name="_top" xlink:show="replace"><text:span text:style-name="T43">kalchok</text:span><text:span text:style-name="T44">.</text:span><text:span text:style-name="T45">youthclub@gmail.com</text:span></text:a><text:span text:style-name="T46"><text:s/>&gt;</text:span></text:p>
      <text:p text:style-name="P47"/>
      <text:p text:style-name="P48"/>
      <text:p text:style-name="P49"/>
      <text:p text:style-name="P50"/>
      <text:p text:style-name="P51"><text:span text:style-name="T52"><text:s/></text:span></text:p>
      <text:soft-page-break/>
      <text:p text:style-name="P53"><text:span text:style-name="T54">नमुना</text:span><text:span text:style-name="T55"><text:s/>यूवा क्ल</text:span><text:span text:style-name="T56">ब</text:span></text:p>
      <text:p text:style-name="P57"><text:span text:style-name="T58">207</text:span><text:span text:style-name="T59">८</text:span></text:p>
      <text:p text:style-name="P60"><text:span text:style-name="T61">प्रस्तावना</text:span><text:span text:style-name="T62">ः-</text:span></text:p>
      <text:p text:style-name="P63"><text:span text:style-name="T64">तनहुँ</text:span><text:span text:style-name="T65"><text:s/>जिल्ला अन्तर्गत</text:span><text:span text:style-name="T66"><text:s/>बन्दिपुर गाउँपालिका</text:span><text:span text:style-name="T67"><text:s/>भित्रको स्थानीय भाषा</text:span><text:span text:style-name="T68">,<text:s/></text:span><text:span text:style-name="T69">संस्कृति</text:span><text:span text:style-name="T70">,<text:s/></text:span><text:span text:style-name="T71">बाँजागाँजा एवं</text:span><text:span text:style-name="T72">,<text:s/></text:span><text:span text:style-name="T73">धार्मिक</text:span><text:span text:style-name="T74">,<text:s/></text:span><text:span text:style-name="T75">पर्यटकीय स्थल</text:span><text:span text:style-name="T76">हरुको<text:s/></text:span><text:span text:style-name="T77">संरक्षण</text:span><text:span text:style-name="T78">, बाल अधिकार, महिला अधिकार,</text:span><text:span text:style-name="T79"><text:s/></text:span><text:span text:style-name="T80">समग्र सामाजिक विकस</text:span><text:span text:style-name="T81"><text:s/>गर्ने । पुरातात्विक</text:span><text:span text:style-name="T82"><text:s/></text:span><text:span text:style-name="T83">धार्मिक र सांस्कृतिक सम्पदाको सम्बर्धन तथा पर्यटकीय स्थलको खोज</text:span><text:span text:style-name="T84">,<text:s/></text:span><text:span text:style-name="T85">धार्मि</text:span><text:span text:style-name="T86">क</text:span><text:span text:style-name="T87"><text:s/></text:span><text:span text:style-name="T88"><text:s/></text:span><text:span text:style-name="T89">स्थल</text:span><text:span text:style-name="T90"><text:s/>र प्राकृतिक स्रोत</text:span><text:span text:style-name="T91">को पहिचान गराउनका साथै धरो</text:span><text:span text:style-name="T92">हर</text:span><text:span text:style-name="T93">ह र हाम्रो</text:span><text:span text:style-name="T94"><text:s/></text:span><text:span text:style-name="T95">पहिचानको रूपमा चलि</text:span><text:span text:style-name="T96"><text:s/></text:span><text:span text:style-name="T97">आएका जात्रा</text:span><text:span text:style-name="T98">,<text:s/></text:span><text:span text:style-name="T99">पर्व</text:span><text:span text:style-name="T100">,<text:s/></text:span><text:span text:style-name="T101">स्थानीय स्तरमा रहेका संस्कृतिक सम्पदाहरु,</text:span><text:span text:style-name="T102"><text:s/></text:span><text:span text:style-name="T103">खेल</text:span><text:span text:style-name="T104">कुद</text:span><text:span text:style-name="T105">,<text:s/></text:span><text:span text:style-name="T106">कौराह</text:span><text:span text:style-name="T107"><text:s/>जस्ता गीतहरू</text:span><text:span text:style-name="T108"><text:s/></text:span><text:span text:style-name="T109">रीत पूर्वक व्यवस्थापन गर्न नेपाल सरकार</text:span><text:span text:style-name="T110">,<text:s/></text:span><text:span text:style-name="T111">प्रदेश सरकार</text:span><text:span text:style-name="T112">,<text:s/></text:span><text:span text:style-name="T113">स्थानीय सरकार एवं</text:span><text:span text:style-name="T114"><text:s/></text:span><text:span text:style-name="T115">संस्था दर्ता ऐन</text:span><text:span text:style-name="T116">,<text:s/></text:span><text:span text:style-name="T117">२०३४ को अधीनमा रहि</text:span><text:span text:style-name="T118"><text:s/></text:span><text:span text:style-name="T119">“</text:span><text:span text:style-name="T120">&lt;<text:s/></text:span><text:span text:style-name="T121">नमुना युवा क्लव<text:s/></text:span><text:span text:style-name="T122">&gt;</text:span><text:span text:style-name="T123">”</text:span><text:span text:style-name="T124"><text:s/></text:span><text:span text:style-name="T125">सांस्कृतिक</text:span><text:span text:style-name="T126"><text:s/></text:span><text:span text:style-name="T127">सम्पदाको सम्बर्धन</text:span><text:span text:style-name="T128">,<text:s/></text:span><text:span text:style-name="T129">पर्यटकीय स्थलको खोज</text:span><text:span text:style-name="T130">,<text:s/></text:span><text:span text:style-name="T131">धार्मिक स्थलको पहिचान</text:span><text:span text:style-name="T132">, सामाजिक कुरिति हटाउन, बालबालिका तथा महिला अधिकर संरक्षण गर्न<text:s/></text:span><text:span text:style-name="T133">गराउन</text:span><text:span text:style-name="T134">, समग्र सामाजिक विकास</text:span><text:span text:style-name="T135">का साथै</text:span><text:span text:style-name="T136"><text:s/></text:span><text:span text:style-name="T137">परम्परागत रुपमा हाम्रा पुर्खाहरूको धरोहरू र हाम्रो सम्बर्धन तथा पर्यटकीय</text:span><text:span text:style-name="T138"><text:s/></text:span><text:span text:style-name="T139">स्थलको खोज</text:span><text:span text:style-name="T140">,<text:s/></text:span><text:span text:style-name="T141">धार्मिक स्थलको पहिचान गराउनका साथै परम्परागत रुपमा हाम्रा पुर्खाहरूको</text:span><text:span text:style-name="T142"><text:s/></text:span><text:span text:style-name="T143">धरोहर</text:span><text:span text:style-name="T144">, प्राकृतिक सम्पदा</text:span><text:span text:style-name="T145"><text:s/>र हाम्रो पहिचानकको विधान २०७६ मा तर्जुमा गरिएको<text:s/></text:span><text:span text:style-name="T146"><text:s/></text:span><text:span text:style-name="T147">छ</text:span><text:span text:style-name="T148"><text:s/></text:span><text:span text:style-name="T149"><text:s/>।</text:span></text:p>
      <text:p text:style-name="P150"><text:span text:style-name="T151">परिच्छेद–१</text:span></text:p>
      <text:p text:style-name="P152"><text:span text:style-name="T153">संक्षिप्त नाम र</text:span><text:span text:style-name="T154"><text:s/></text:span><text:span text:style-name="T155">प्रारम्भ</text:span></text:p>
      <text:list text:style-name="LFO1" text:continue-numbering="true">
        <text:list-item>
          <text:p text:style-name="P156"><text:span text:style-name="T157">संक्षिप्त नाम र प्रारम्भ :-</text:span></text:p>
        </text:list-item>
      </text:list>
      <text:list text:style-name="LFO2" text:continue-numbering="true">
        <text:list-item>
          <text:p text:style-name="P158"><text:span text:style-name="T159">यस</text:span><text:span text:style-name="T160"><text:s/></text:span><text:span text:style-name="T161">संस्थाको नाम<text:s/></text:span><text:span text:style-name="T162">“</text:span><text:span text:style-name="T163">&lt;<text:s/></text:span><text:span text:style-name="T164">नमुना युवा क्लव<text:s/></text:span><text:span text:style-name="T165">&gt;</text:span><text:span text:style-name="T166">”</text:span><text:span text:style-name="T167"><text:s/></text:span><text:span text:style-name="T168">रहने</text:span><text:span text:style-name="T169"><text:s/></text:span><text:span text:style-name="T170">छ</text:span><text:span text:style-name="T171"><text:s/></text:span><text:span text:style-name="T172">।</text:span></text:p>
        </text:list-item>
        <text:list-item>
          <text:p text:style-name="P173"><text:span text:style-name="T174">यस</text:span><text:span text:style-name="T175"><text:s/></text:span><text:span text:style-name="T176">संस्थालाई</text:span><text:span text:style-name="T177"><text:s text:c="2"/></text:span><text:span text:style-name="T178">अंग्रेजीमा</text:span><text:span text:style-name="T179"><text:s/></text:span><text:span text:style-name="T180">"</text:span><text:span text:style-name="T181">Sample</text:span><text:span text:style-name="T182"><text:s/>Youth Club</text:span><text:span text:style-name="T183">"</text:span><text:span text:style-name="T184"><text:s/></text:span><text:span text:style-name="T185">भनिने छ ।</text:span></text:p>
        </text:list-item>
        <text:list-item>
          <text:p text:style-name="P186"><text:span text:style-name="T187">छोटकरीमा</text:span><text:span text:style-name="T188"><text:s/></text:span><text:span text:style-name="T189">यस संस्थालाई</text:span><text:span text:style-name="T190"><text:s/></text:span><text:span text:style-name="T191">"</text:span><text:span text:style-name="T192">KYC</text:span><text:span text:style-name="T193">"</text:span><text:span text:style-name="T194"><text:s/></text:span><text:span text:style-name="T195">भनिने छ ।</text:span></text:p>
        </text:list-item>
        <text:list-item>
          <text:p text:style-name="P196"><text:span text:style-name="T197">संस्थाको</text:span><text:span text:style-name="T198"><text:s/></text:span><text:span text:style-name="T199">कार्यालय रहने ठेगाना :</text:span></text:p>
        </text:list-item>
      </text:list>
      <text:p text:style-name="P200"><text:span text:style-name="T201"><text:tab/></text:span><text:span text:style-name="T202">यस</text:span><text:span text:style-name="T203"><text:s/></text:span><text:span text:style-name="T204">संस्थाको केन्द्रीय कार्यालय</text:span><text:span text:style-name="T205"><text:s/></text:span><text:span text:style-name="T206">बन्दिपुर<text:s/></text:span><text:span text:style-name="T207">–</text:span><text:span text:style-name="T208"><text:s/></text:span><text:span text:style-name="T209">५</text:span><text:span text:style-name="T210">, तनहुँ</text:span><text:span text:style-name="T211">मा</text:span><text:span text:style-name="T212"><text:s/></text:span><text:span text:style-name="T213">रहने छ ।</text:span></text:p>
      <text:list text:style-name="LFO2" text:continue-numbering="true">
        <text:list-item>
          <text:p text:style-name="P214"><text:span text:style-name="T215">संस्थाको</text:span><text:span text:style-name="T216"><text:s/></text:span><text:span text:style-name="T217">कार्य क्षेत्र :-<text:s/></text:span></text:p>
        </text:list-item>
      </text:list>
      <text:p text:style-name="P218"><text:span text:style-name="T219">यस</text:span><text:span text:style-name="T220"><text:s/></text:span><text:span text:style-name="T221">संस्थाको कार्यक्षेत्र</text:span><text:span text:style-name="T222"><text:s/></text:span><text:span text:style-name="T223">तनहुँ जिल्ला</text:span><text:span text:style-name="T224"><text:s/>भरि</text:span><text:span text:style-name="T225"><text:s/>रहने छ ।</text:span></text:p>
      <text:list text:style-name="LFO2" text:continue-numbering="true">
        <text:list-item>
          <text:p text:style-name="P226"><text:span text:style-name="T227">प्रारम्भ</text:span><text:span text:style-name="T228"><text:s/>:-</text:span></text:p>
        </text:list-item>
      </text:list>
      <text:p text:style-name="P229"><text:span text:style-name="T230">यो विधान</text:span><text:span text:style-name="T231"><text:s/></text:span><text:span text:style-name="T232">संस्था दर्ता भएको<text:s/></text:span><text:span text:style-name="T233">मिति देखि</text:span><text:span text:style-name="T234"><text:s/>प्रारम्भ हुने छ ।</text:span></text:p>
      <text:list text:style-name="LFO2" text:continue-numbering="true">
        <text:list-item>
          <text:p text:style-name="P235"><text:span text:style-name="T236">संस्थाको</text:span><text:span text:style-name="T237"><text:s/></text:span><text:span text:style-name="T238">अस्तित्व :-</text:span><text:span text:style-name="T239"><text:s/></text:span></text:p>
        </text:list-item>
      </text:list>
      <text:p text:style-name="P240"><text:span text:style-name="T241">यो संस्था एक अविच्छिन्न उत्तराधिकारवाला संगठित</text:span><text:span text:style-name="T242">,<text:s/></text:span><text:span text:style-name="T243">स्वशासित</text:span><text:span text:style-name="T244">,<text:s/></text:span><text:span text:style-name="T245">गैर-नाफामूलक</text:span><text:span text:style-name="T246">,<text:s/></text:span><text:span text:style-name="T247">गैरराजनीतिक तथा गैरसरकारी सामाजिक संस्था हुनेछ । यस संस्थावाट</text:span><text:span text:style-name="T248"><text:s/></text:span><text:span text:style-name="T249">आफ्नो उद्देश्य बाहेक अन्य कुनै किसिमको आय आर्जन गर्ने तथा कुनै प्रकारको शुल्क</text:span><text:span text:style-name="T250"><text:s/></text:span><text:span text:style-name="T251">लिई वा नलिई परामर्श प्रदान गर्ने कार्य गरिने छैन<text:s/></text:span><text:span text:style-name="T252">।</text:span></text:p>
      <text:list text:style-name="LFO1" text:continue-numbering="true">
        <text:list-item>
          <text:p text:style-name="P253"><text:span text:style-name="T254">परिभाषा :-</text:span></text:p>
        </text:list-item>
      </text:list>
      <text:p text:style-name="P255"><text:span text:style-name="T256">विषय</text:span><text:span text:style-name="T257"><text:s/></text:span><text:span text:style-name="T258">वा प्रसंगले अर्को अर्थ नलागेमा :-</text:span></text:p>
      <text:list text:style-name="LFO3" text:continue-numbering="true">
        <text:list-item>
          <text:p text:style-name="P259"><text:span text:style-name="T260">‘</text:span><text:span text:style-name="T261">विधान</text:span><text:span text:style-name="T262">’</text:span><text:span text:style-name="T263"><text:s/></text:span><text:span text:style-name="T264">भन्नाले</text:span><text:span text:style-name="T265"><text:s/></text:span><text:span text:style-name="T266">“</text:span><text:span text:style-name="T267">&lt;<text:s/></text:span><text:span text:style-name="T268">नमुना युवा क्लव<text:s/></text:span><text:span text:style-name="T269">&gt;</text:span><text:span text:style-name="T270">को विधान</text:span><text:span text:style-name="T271"><text:s/>207</text:span><text:span text:style-name="T272">८</text:span><text:span text:style-name="T273">”</text:span><text:span text:style-name="T274"><text:s/></text:span><text:span text:style-name="T275">लाई सम्झनु पर्ने छ ।</text:span></text:p>
        </text:list-item>
        <text:list-item>
          <text:p text:style-name="P276"><text:span text:style-name="T277">‘</text:span><text:span text:style-name="T278">संस्था</text:span><text:span text:style-name="T279">’</text:span><text:span text:style-name="T280"><text:s text:c="2"/></text:span><text:span text:style-name="T281">भन्नाले</text:span><text:span text:style-name="T282"><text:s/></text:span><text:span text:style-name="T283">“</text:span><text:span text:style-name="T284">&lt;<text:s/></text:span><text:span text:style-name="T285">नमुना युवा क्लव<text:s/></text:span><text:span text:style-name="T286">&gt;</text:span><text:span text:style-name="T287">”</text:span><text:span text:style-name="T288">लाई</text:span><text:span text:style-name="T289"><text:s/></text:span><text:span text:style-name="T290">जनाउने छ ।</text:span></text:p>
        </text:list-item>
        <text:list-item>
          <text:p text:style-name="P291"><text:span text:style-name="T292">‘</text:span><text:span text:style-name="T293">नियमावली</text:span><text:span text:style-name="T294">’</text:span><text:span text:style-name="T295"><text:s text:c="2"/></text:span><text:span text:style-name="T296">भन्नाले यस</text:span><text:span text:style-name="T297"><text:s/></text:span><text:span text:style-name="T298">विधान बमोजिम बनेको नियमावलीलाई सम्झनु पर्ने छ ।</text:span></text:p>
        </text:list-item>
        <text:list-item>
          <text:p text:style-name="P299"><text:span text:style-name="T300">‘</text:span><text:span text:style-name="T301">तोकिए बमोजिम</text:span><text:span text:style-name="T302">’</text:span><text:span text:style-name="T303"><text:s/>भन्नाले यस विधान र नियमावलीमा तोकिए वमोजिम</text:span><text:span text:style-name="T304"><text:s/></text:span><text:span text:style-name="T305">सम्झनु<text:s/></text:span><text:span text:style-name="T306"><text:s text:c="2"/></text:span><text:span text:style-name="T307">पर्दछ ।</text:span><text:span text:style-name="T308"><text:s/></text:span></text:p>
        </text:list-item>
        <text:list-item>
          <text:p text:style-name="P309"><text:span text:style-name="T310">‘</text:span><text:span text:style-name="T311">पदाधिकारी</text:span><text:span text:style-name="T312">’</text:span><text:span text:style-name="T313"><text:s/>भन्नाले यस विधान</text:span><text:span text:style-name="T314"><text:s/></text:span><text:span text:style-name="T315">अन्तर्गत गठित कार्य समितिको पदाधिकारीलाई जनाउने छ</text:span><text:span text:style-name="T316">।</text:span></text:p>
        </text:list-item>
        <text:list-item>
          <text:p text:style-name="P317"><text:span text:style-name="T318">‘</text:span><text:span text:style-name="T319">स्थानीय अधिकारी</text:span><text:span text:style-name="T320">’</text:span><text:span text:style-name="T321"><text:s/>भन्नाले प्रमुख जिल्ला अधिकारीलाई जनाउने छ ।</text:span></text:p>
        </text:list-item>
        <text:list-item>
          <text:p text:style-name="P322"><text:span text:style-name="T323">‘</text:span><text:span text:style-name="T324">समिति</text:span><text:span text:style-name="T325">’</text:span><text:span text:style-name="T326"><text:s/>वा ‘कार्य समिति</text:span><text:span text:style-name="T327">’</text:span><text:span text:style-name="T328"><text:s/>भन्नाले यस विधान</text:span><text:span text:style-name="T329"><text:s/></text:span><text:span text:style-name="T330">वमोजिम</text:span><text:span text:style-name="T331"><text:s/></text:span><text:span text:style-name="T332">गठित कार्य समितिलाई</text:span><text:span text:style-name="T333"><text:s/></text:span><text:span text:style-name="T334">जनाउने छ ।</text:span></text:p>
        </text:list-item>
        <text:list-item>
          <text:p text:style-name="P335"><text:span text:style-name="T336">‘</text:span><text:span text:style-name="T337">स्थानीय</text:span><text:span text:style-name="T338"><text:s/></text:span><text:span text:style-name="T339">तह</text:span><text:span text:style-name="T340">’</text:span><text:span text:style-name="T341"><text:s/>भन्नाले गा.पा.</text:span><text:span text:style-name="T342"><text:s/>वा</text:span><text:span text:style-name="T343"><text:s/>न.पा.</text:span><text:span text:style-name="T344">लाई<text:s/></text:span><text:span text:style-name="T345">सम्झनु पर्छ र सो शब्दले जिल्ला सभा समेतलाई जनाउने</text:span><text:span text:style-name="T346"><text:s/></text:span><text:span text:style-name="T347">छ ।</text:span></text:p>
        </text:list-item>
        <text:list-item>
          <text:p text:style-name="P348"><text:span text:style-name="T349">‘</text:span><text:span text:style-name="T350">संस्थापक</text:span><text:span text:style-name="T351"><text:s/></text:span><text:span text:style-name="T352">सदस्य</text:span><text:span text:style-name="T353">’</text:span><text:span text:style-name="T354"><text:s/>भन्नाले यो संस्था दर्ता हुँदाका वखतका पदाधिकारीलाई सम्झनु पर्दछ ।</text:span></text:p>
        </text:list-item>
        <text:list-item>
          <text:p text:style-name="P355"><text:span text:style-name="T356">‘</text:span><text:span text:style-name="T357">साधारण</text:span><text:span text:style-name="T358"><text:s/></text:span><text:span text:style-name="T359">सभा</text:span><text:span text:style-name="T360">’</text:span><text:span text:style-name="T361"><text:s/>भन्नाले वार्षिक साधारण सभा र विशेष सधारण सभालाई समेत जनाउने छ ।</text:span></text:p>
        </text:list-item>
      </text:list>
      <text:p text:style-name="P362"/>
      <text:list text:style-name="LFO1" text:continue-numbering="true">
        <text:list-item>
          <text:p text:style-name="P363"><text:span text:style-name="T364">संस्थाको छाप र चिन्ह :-</text:span></text:p>
        </text:list-item>
      </text:list>
      <text:p text:style-name="P365"><text:span text:style-name="T366">नेपाल कानुनको प्रचलित व्यवस्थाको प्रतिकूल नहुने गरी यस संस्थाको एउटा छुट्टै छाप र चिन्ह अनुसूचि-१ बमोजिमको ढाँचामा हुनेछ । संस्थाको नाम</text:span><text:span text:style-name="T367">,<text:s/></text:span><text:span text:style-name="T368">छाप र चिन्ह यो संस्था भन्दा पूर्व दर्ता भएको कुनै संस्थासंग मेल खाएमा नियमानुसार संशोधनको प्रक्रिया पुरा गरी तुरुन्त संशोधन गरिने<text:s/></text:span><text:span text:style-name="T369"><text:s/></text:span><text:span text:style-name="T370">छ ।</text:span></text:p>
      <text:p text:style-name="P371"><text:span text:style-name="T372">परिच्छेद –२</text:span></text:p>
      <text:p text:style-name="P373"><text:span text:style-name="T374">उद्देश्य</text:span></text:p>
      <text:list text:style-name="LFO1" text:continue-numbering="true">
        <text:list-item>
          <text:p text:style-name="P375"><text:span text:style-name="T376">संस्थाको उद्देश्य :-</text:span></text:p>
        </text:list-item>
      </text:list>
      <text:p text:style-name="P377"><text:span text:style-name="T378">यस संस्थाको उद्देश्य देहाय बमोजिम रहनेछ :-</text:span></text:p>
      <text:list text:style-name="LFO4" text:continue-numbering="true">
        <text:list-item>
          <text:p text:style-name="P379"><text:span text:style-name="T380">यो संस्था नेपाल सरकारको नीति निर्देशनको अधिनमा रही पूर्ण मुनाफारहित र जनहितकारी सामाजिक संस्था हुनेछ ।</text:span></text:p>
        </text:list-item>
        <text:list-item>
          <text:p text:style-name="P381"><text:span text:style-name="T382">पुरातात्विक धार्मिक सांस्कृति जिल्ला भित्रका</text:span><text:span text:style-name="T383"><text:s/></text:span><text:span text:style-name="T384">पहाडी</text:span><text:span text:style-name="T385"><text:s/></text:span><text:span text:style-name="T386"><text:s/></text:span><text:span text:style-name="T387">हरियाली</text:span><text:span text:style-name="T388">,</text:span><text:span text:style-name="T389"><text:s/></text:span><text:span text:style-name="T390">ताल</text:span><text:span text:style-name="T391">,<text:s/></text:span><text:span text:style-name="T392">झरना</text:span><text:span text:style-name="T393">, मन्दिर, थान</text:span><text:span text:style-name="T394"><text:s/>जस्ता पर्यटकीय महत्वका</text:span><text:span text:style-name="T395"><text:s/></text:span><text:span text:style-name="T396">सम्पदाहरूको सम्बर्धन एवं प्रचार प्रसार गर्ने ।</text:span></text:p>
        </text:list-item>
        <text:list-item>
          <text:p text:style-name="P397"><text:span text:style-name="T398">स्थानीय महत्वका परम्परागत रुपमा चलि आएका तर हाल लोप हुने</text:span><text:span text:style-name="T399"><text:s/></text:span><text:span text:style-name="T400">अवस्थामा पुगेका जात्रा पर्व</text:span><text:span text:style-name="T401">,<text:s/></text:span><text:span text:style-name="T402">बाजागाजा र हाम्रो शान र पहिचानलाई झल्काउने</text:span><text:span text:style-name="T403"><text:s/></text:span><text:span text:style-name="T404">संस्कृतिको व्यवस्थापन गर्ने ।</text:span></text:p>
        </text:list-item>
        <text:list-item>
          <text:p text:style-name="P405"><text:span text:style-name="T406">स्थानीय</text:span><text:span text:style-name="T407"><text:s/></text:span><text:span text:style-name="T408">स्तरमा हाम्रो संस्कृति साहित्य एवं परम्परालाई परम्परालाई चिनाउन आन्तरिक र</text:span><text:span text:style-name="T409"><text:s/></text:span><text:span text:style-name="T410">बाह्य संस्कृति र समाजसित समन्वय गराई जन चेतनामूलक कार्यक्रमहरू सञ्चालन<text:s/></text:span><text:span text:style-name="T411"><text:s/></text:span><text:span text:style-name="T412">गर्ने</text:span><text:span text:style-name="T413"><text:s/></text:span><text:span text:style-name="T414">।</text:span></text:p>
        </text:list-item>
      </text:list>
      <text:p text:style-name="P415"/>
      <text:list text:style-name="LFO1" text:continue-numbering="true">
        <text:list-item>
          <text:p text:style-name="P416"><text:span text:style-name="T417">संस्थाको उद्देश्य प्राप्त गर्न गरिने कामहरु :-</text:span></text:p>
        </text:list-item>
      </text:list>
      <text:list text:style-name="LFO5" text:continue-numbering="true">
        <text:list-item>
          <text:p text:style-name="P418"><text:span text:style-name="T419">यो संस्थाले प्रचलित नेपालको कानुन बमोजिम सम्बन्धित निकायबाट अनुमति प्राप्त गरी दफा ४ वमोजिमको उद्देश्य कार्यान्वयन गर्नेछ ।</text:span></text:p>
        </text:list-item>
        <text:list-item>
          <text:p text:style-name="P420"><text:span text:style-name="T421">यस संस्थालाई आवश्यक पर्ने भवन निमार्ण गर्ने वा भाडामा लिने</text:span><text:span text:style-name="T422">,<text:s/></text:span><text:span text:style-name="T423">कार्यालय सञ्चालका लागि आवश्यक पर्ने न्यूनतम सामान जस्तै टेलिफोन</text:span><text:span text:style-name="T424">,<text:s/></text:span><text:span text:style-name="T425">कम्प्युटर</text:span><text:span text:style-name="T426">,<text:s/></text:span><text:span text:style-name="T427">फर्निचर आदि खरिद गर्नेछ र संस्थालाई सवारी साधनको आवश्यकता महशुस भएमा</text:span><text:span text:style-name="T428"><text:s/></text:span><text:span text:style-name="T429">नियमानुसारको आवश्यक प्रक्रिया पुरा गरी सवारी साधन खरिद गर्ने वा भाडामा लिई</text:span><text:span text:style-name="T430"><text:s/></text:span><text:span text:style-name="T431">प्रयोग गर्न सक्ने छ ।</text:span></text:p>
        </text:list-item>
        <text:list-item>
          <text:p text:style-name="P432"><text:span text:style-name="T433">यस</text:span><text:span text:style-name="T434"><text:s/></text:span><text:span text:style-name="T435">संस्थालाई आवश्यक पर्ने कर्मचारी नियुक्त गर्ने र तिनको सेवा शर्तहरु निर्धारण</text:span><text:span text:style-name="T436"><text:s/></text:span><text:span text:style-name="T437">गर्ने छ ।</text:span></text:p>
        </text:list-item>
        <text:list-item>
          <text:p text:style-name="P438"><text:span text:style-name="T439">नेपालको प्रचलित कानुनको अधिनमा रही संस्थाको उद्देश्य कार्यान्वयन गर्न आवश्यक अन्य कार्य<text:s/></text:span><text:span text:style-name="T440"><text:s/></text:span><text:span text:style-name="T441">गर्ने ।</text:span></text:p>
        </text:list-item>
      </text:list>
      <text:p text:style-name="P442"><text:span text:style-name="T443">परिच्छेद –३</text:span></text:p>
      <text:p text:style-name="P444"><text:span text:style-name="T445">सदस्यता</text:span></text:p>
      <text:list text:style-name="LFO1" text:continue-numbering="true">
        <text:list-item>
          <text:p text:style-name="P446"><text:span text:style-name="T447">सदस्यताको वर्गीकरण :-</text:span></text:p>
        </text:list-item>
      </text:list>
      <text:p text:style-name="P448"><text:span text:style-name="T449">सदस्यको वर्गीकरण देहाय वमोजिम ४ (चार) प्रकारमा गरिएको छ :-</text:span></text:p>
      <text:list text:style-name="LFO6" text:continue-numbering="true">
        <text:list-item>
          <text:p text:style-name="P450"><text:span text:style-name="T451">साधारण सदस्य :-</text:span><text:span text:style-name="T452"><text:s/></text:span></text:p>
        </text:list-item>
      </text:list>
      <text:soft-page-break/>
      <text:p text:style-name="P453"><text:span text:style-name="T454">यस विधानको दफा ७ बमोजिम योग्यता पुगेका कुनै पनि नेपाली नागरिकले</text:span><text:span text:style-name="T455"><text:s/></text:span><text:span text:style-name="T456">तोकिएको प्रकृया पुरा गरी सदस्यता प्राप्त गर्ने व्यक्तिहरु साधारण सदस्य</text:span><text:span text:style-name="T457"><text:s/></text:span><text:span text:style-name="T458">हुनेछन् ।</text:span></text:p>
      <text:list text:style-name="LFO6" text:continue-numbering="true">
        <text:list-item>
          <text:p text:style-name="P459"><text:span text:style-name="T460">संस्थापक सदस्य :-</text:span></text:p>
        </text:list-item>
      </text:list>
      <text:p text:style-name="P461"><text:span text:style-name="T462">यो संस्था</text:span><text:span text:style-name="T463"><text:s/></text:span><text:span text:style-name="T464">दर्ता हुँदाको वखतका पदाधिकारीहरु संस्थापक सदस्य हुने छन् । संस्थापक सदस्यले</text:span><text:span text:style-name="T465"><text:s/></text:span><text:span text:style-name="T466">साधारण वा आजीवन सदस्यता लिएर विधान बमोजिम शुल्क बुझाउनु पर्ने छ ।</text:span></text:p>
      <text:list text:style-name="LFO6" text:continue-numbering="true">
        <text:list-item>
          <text:p text:style-name="P467"><text:span text:style-name="T468">आजीवन सदस्य :-</text:span><text:span text:style-name="T469"><text:s/></text:span></text:p>
        </text:list-item>
      </text:list>
      <text:p text:style-name="P470"><text:span text:style-name="T471">संस्थाको विकासका लागि विशेष योगदान पु</text:span><text:span text:style-name="T472">र्‍याउन</text:span><text:span text:style-name="T473"><text:s/></text:span><text:span text:style-name="T474">नेपाली नागरिकलाई</text:span><text:span text:style-name="T475"><text:s/></text:span><text:span text:style-name="T476">आवश्यक प्रकृया पुरा गरी (तोकिएको शुल्क समेत लिई) आजीवन सदस्यता प्रदान गर्न</text:span><text:span text:style-name="T477"><text:s/></text:span><text:span text:style-name="T478">सकिने छ ।</text:span></text:p>
      <text:list text:style-name="LFO6" text:continue-numbering="true">
        <text:list-item>
          <text:p text:style-name="P479"><text:span text:style-name="T480">मानार्थ सदस्य :-</text:span><text:span text:style-name="T481"><text:s/></text:span></text:p>
        </text:list-item>
      </text:list>
      <text:p text:style-name="P482"><text:span text:style-name="T483">संस्थाले उपयुक्त ठहर गरेको विशिष्ट</text:span><text:span text:style-name="T484">,<text:s/></text:span><text:span text:style-name="T485">समाजसेवी वा प्रतिष्ठित</text:span><text:span text:style-name="T486"><text:s/></text:span><text:span text:style-name="T487">नेपाली नागरिकलाई मानार्थ सदस्यता प्रदान गर्न सक्नेछ तर मानार्थ सदस्यहरुलाई</text:span><text:span text:style-name="T488"><text:s/></text:span><text:span text:style-name="T489">मताधिकार रहने<text:s/></text:span><text:span text:style-name="T490"><text:s/></text:span><text:span text:style-name="T491">छैन ।</text:span></text:p>
      <text:p text:style-name="P492"/>
      <text:list text:style-name="LFO1" text:continue-numbering="true">
        <text:list-item>
          <text:p text:style-name="P493"><text:span text:style-name="T494">सदस्यता</text:span><text:span text:style-name="T495"><text:s/></text:span><text:span text:style-name="T496"><text:s/></text:span><text:span text:style-name="T497">प्राप्तिको लागि आवश्यक योग्यता :-</text:span></text:p>
        </text:list-item>
      </text:list>
      <text:list text:style-name="LFO7" text:continue-numbering="true">
        <text:list-item>
          <text:p text:style-name="P498"><text:span text:style-name="T499">नेपाली नागरिक हुनु पर्ने ।</text:span></text:p>
        </text:list-item>
        <text:list-item>
          <text:p text:style-name="P500"><text:span text:style-name="T501">मानसिक</text:span><text:span text:style-name="T502"><text:s/></text:span><text:span text:style-name="T503">सन्तुलन नगुमाएको ।</text:span></text:p>
        </text:list-item>
        <text:list-item>
          <text:p text:style-name="P504"><text:span text:style-name="T505">१८</text:span><text:span text:style-name="T506"><text:s/></text:span><text:span text:style-name="T507">वर्ष उमेर पुरा भएको</text:span><text:span text:style-name="T508"><text:s/>तर ४५ बर्ष</text:span><text:span text:style-name="T509"><text:s/>ननाधेको</text:span><text:span text:style-name="T510"><text:s/>।</text:span></text:p>
        </text:list-item>
        <text:list-item>
          <text:p text:style-name="P511"><text:span text:style-name="T512">सार्वजनिक</text:span><text:span text:style-name="T513"><text:s/></text:span><text:span text:style-name="T514">सम्पत्ति हिनामिना गरेको नठहरेको ।</text:span></text:p>
        </text:list-item>
        <text:list-item>
          <text:p text:style-name="P515"><text:span text:style-name="T516">नैतिक पतन देखिने</text:span><text:span text:style-name="T517"><text:s/></text:span><text:span text:style-name="T518">फौजदारी र भ्रष्टाचारको अभियोगमा सजाय नपाएको ।</text:span></text:p>
        </text:list-item>
      </text:list>
      <text:list text:style-name="LFO1" text:continue-numbering="true">
        <text:list-item>
          <text:p text:style-name="P519"><text:span text:style-name="T520">संस्थाको</text:span><text:span text:style-name="T521"><text:s/></text:span><text:span text:style-name="T522"><text:s/></text:span><text:span text:style-name="T523">सदस्यता प्राप्त गर्न वा वहाल हुन नसक्ने अवस्था</text:span><text:span text:style-name="T524"><text:s text:c="2"/>:-</text:span></text:p>
        </text:list-item>
      </text:list>
      <text:list text:style-name="LFO8" text:continue-numbering="true">
        <text:list-item>
          <text:p text:style-name="P525"><text:span text:style-name="T526">गैर नेपाली नागरिक ।</text:span></text:p>
        </text:list-item>
        <text:list-item>
          <text:p text:style-name="P527"><text:span text:style-name="T528">१८ वर्ष उमेर पुरा</text:span><text:span text:style-name="T529"><text:s/></text:span><text:span text:style-name="T530">नभएको</text:span><text:span text:style-name="T531"><text:s/>वा ४५ बर्ष</text:span><text:span text:style-name="T532"><text:s/>नाघेको</text:span><text:span text:style-name="T533"><text:s/>।</text:span></text:p>
        </text:list-item>
        <text:list-item>
          <text:p text:style-name="P534"><text:span text:style-name="T535">मगज विग्रेको वा</text:span><text:span text:style-name="T536"><text:s/></text:span><text:span text:style-name="T537">बौलाएको ।</text:span></text:p>
        </text:list-item>
        <text:list-item>
          <text:p text:style-name="P538"><text:span text:style-name="T539">नैतिक पतन देखिने</text:span><text:span text:style-name="T540"><text:s/></text:span><text:span text:style-name="T541">फौजदारी र भ्रष्टाचारीको अभियोगमा सजाय पाएको ।</text:span></text:p>
        </text:list-item>
        <text:list-item>
          <text:p text:style-name="P542"><text:span text:style-name="T543">सार्वजनिक सम्पत्ति</text:span><text:span text:style-name="T544"><text:s/></text:span><text:span text:style-name="T545">हिनामिना गरेको ठहरेको ।</text:span></text:p>
        </text:list-item>
        <text:list-item>
          <text:p text:style-name="P546"><text:span text:style-name="T547">सम्बन्धित संस्थामा</text:span><text:span text:style-name="T548"><text:s/></text:span><text:span text:style-name="T549">निजी स्वार्थ भएको ।</text:span></text:p>
        </text:list-item>
        <text:list-item>
          <text:p text:style-name="P550"><text:span text:style-name="T551">साहुको दामासाहीमा</text:span><text:span text:style-name="T552"><text:s/></text:span><text:span text:style-name="T553">परेको ।</text:span></text:p>
        </text:list-item>
        <text:list-item>
          <text:p text:style-name="P554"><text:span text:style-name="T555">कुनै प्रकारको चोरी</text:span><text:span text:style-name="T556">,<text:s/></text:span><text:span text:style-name="T557">ठगी</text:span><text:span text:style-name="T558">,<text:s/></text:span><text:span text:style-name="T559">किर्ते वा जालसाजी गरेको</text:span><text:span text:style-name="T560">,<text:s/></text:span><text:span text:style-name="T561">आफ्नो जिम्मा</text:span><text:span text:style-name="T562"><text:s/></text:span><text:span text:style-name="T563">रहेको संस्थाको नगदी वा जिन्सी सामान अनधिकृत तवरले मासेको वा दुरुपयोग गरेको वा</text:span><text:span text:style-name="T564"><text:s/></text:span><text:span text:style-name="T565">भ्रष्टाचार गरेको अभियोगमा अदालतवाट कसुरदार ठहरी सजाय भुक्तान गरेको एक वर्ष</text:span><text:span text:style-name="T566"><text:s/></text:span><text:span text:style-name="T567">पूरा नभएको ।</text:span></text:p>
        </text:list-item>
      </text:list>
      <text:list text:style-name="LFO1" text:continue-numbering="true">
        <text:list-item>
          <text:p text:style-name="P568"><text:span text:style-name="T569">सदस्यता</text:span><text:span text:style-name="T570"><text:s/></text:span><text:span text:style-name="T571"><text:s/></text:span><text:span text:style-name="T572">समाप्ति:-</text:span></text:p>
        </text:list-item>
      </text:list>
      <text:p text:style-name="P573"><text:span text:style-name="T574">देहायको</text:span><text:span text:style-name="T575"><text:s/></text:span><text:span text:style-name="T576">अवस्थामा कुनै पनि सदस्य यस संस्थामा बहाल रहने छैन :-</text:span></text:p>
      <text:list text:style-name="LFO9" text:continue-numbering="true">
        <text:list-item>
          <text:p text:style-name="P577"><text:span text:style-name="T578">यस</text:span><text:span text:style-name="T579"><text:s/></text:span><text:span text:style-name="T580">विधानको दफा ८ बमोजिमको सदस्य हुन नसक्ने ठहर भएमा ।</text:span></text:p>
        </text:list-item>
        <text:list-item>
          <text:p text:style-name="P581"><text:span text:style-name="T582">साधारण सभाको ७५ प्रतिशत सदस्यहरुको बहुमतले संस्थाको सदस्य पदबाट</text:span><text:span text:style-name="T583"><text:s/></text:span><text:span text:style-name="T584">हटाउने प्रस्ताव पारित</text:span><text:span text:style-name="T585"><text:s/></text:span><text:span text:style-name="T586">गरेमा ।</text:span></text:p>
        </text:list-item>
        <text:list-item>
          <text:p text:style-name="P587"><text:span text:style-name="T588">सदस्यले आफ्नो पदबाट</text:span><text:span text:style-name="T589"><text:s/></text:span><text:span text:style-name="T590">दिएको राजीनामा स्वीकृत भएमा ।</text:span></text:p>
        </text:list-item>
        <text:list-item>
          <text:p text:style-name="P591"><text:span text:style-name="T592">संस्थाको काम कार्वाहीमा बेईमानी वा बदनियत ढंगले संस्थाको हित</text:span><text:span text:style-name="T593"><text:s/></text:span><text:span text:style-name="T594">विपरित हुने कार्य गरेको अदालतबाट प्रमाणित भएमा ।</text:span></text:p>
        </text:list-item>
        <text:list-item>
          <text:p text:style-name="P595"><text:span text:style-name="T596">यस विधान बमोजिम</text:span><text:span text:style-name="T597"><text:s/></text:span><text:span text:style-name="T598">संस्थाले गर्न नहुने भनी तोकिएको कुनै कार्य गरेमा ।</text:span></text:p>
        </text:list-item>
        <text:list-item>
          <text:p text:style-name="P599"><text:span text:style-name="T600">सदस्यता शुल्क</text:span><text:span text:style-name="T601"><text:s/></text:span><text:span text:style-name="T602">नबुझाएमा ।</text:span></text:p>
        </text:list-item>
        <text:list-item>
          <text:p text:style-name="P603"><text:span text:style-name="T604">संस्था विघटन भई</text:span><text:span text:style-name="T605"><text:s/></text:span><text:span text:style-name="T606">खारेज भएमा ।</text:span></text:p>
        </text:list-item>
      </text:list>
      <text:soft-page-break/>
      <text:p text:style-name="P607"><text:span text:style-name="T608">नोट</text:span><text:span text:style-name="T609">:-</text:span><text:span text:style-name="T610"><text:tab/></text:span><text:span text:style-name="T611">कुनै ब्यक्ति संस्थाको सदस्यता प्राप्त गर्न वा बहाल रहन अयोग्य</text:span><text:span text:style-name="T612"><text:s/></text:span><text:span text:style-name="T613">ठहराउनु भन्दा अघि संस्थाले निजलाई सो कुराको सूचना दिई सफाइको सबुद पेश गर्ने</text:span><text:span text:style-name="T614"><text:s/></text:span><text:span text:style-name="T615">मौका दिईने छ ।</text:span></text:p>
      <text:list text:style-name="LFO1" text:continue-numbering="true">
        <text:list-item>
          <text:p text:style-name="P616"><text:span text:style-name="T617">सदस्यता</text:span><text:span text:style-name="T618"><text:s/></text:span><text:span text:style-name="T619"><text:s/></text:span><text:span text:style-name="T620">शुल्क र सदस्यता प्रदान गर्ने विधि :-</text:span></text:p>
        </text:list-item>
      </text:list>
      <text:p text:style-name="P621"><text:span text:style-name="T622">देहाय वमोजिम तोकिएको शुल्क तिरी दफा ७ वमोजिमको योग्यता पुगेको</text:span><text:span text:style-name="T623"><text:s/></text:span><text:span text:style-name="T624">व्यक्तिले दफा ६ वमोजिमको सदस्यता प्राप्त गर्न सक्नेछ ।</text:span></text:p>
      <text:list text:style-name="LFO10" text:continue-numbering="true">
        <text:list-item>
          <text:p text:style-name="P625"><text:span text:style-name="T626">साधारण सदस्य :-</text:span></text:p>
        </text:list-item>
      </text:list>
      <text:list text:style-name="LFO11" text:continue-numbering="true">
        <text:list-item>
          <text:p text:style-name="P627"><text:span text:style-name="T628">साधारण सदस्यता प्राप्त गर्न चाहने नेपाली नागरिकले प्रवेश शुल्क</text:span><text:span text:style-name="T629"><text:s/></text:span><text:span text:style-name="T630">बापत<text:s/></text:span><text:span text:style-name="T631">रु.<text:s/></text:span><text:span text:style-name="T632">1</text:span><text:span text:style-name="T633">0</text:span><text:span text:style-name="T634">0</text:span><text:span text:style-name="T635">।</text:span><text:span text:style-name="T636">-(अक्षरेपी एक सय मात्र) र वार्षिक शुल्क वापत रु<text:s/></text:span><text:span text:style-name="T637">120</text:span><text:span text:style-name="T638">।-(अक्षरेपी</text:span><text:span text:style-name="T639"><text:s/></text:span><text:span text:style-name="T640">एक सय विस मात्र)बुझाई तोकिएको प्रक्रिया अनुसार आवेदन पेश गरेमा आवेदन पेश</text:span><text:span text:style-name="T641"><text:s/></text:span><text:span text:style-name="T642">गर्ने ब्यक्तिलाई कार्य समितिको निर्णयले सदस्यता प्रदान गर्न सकिने छ ।</text:span></text:p>
        </text:list-item>
        <text:list-item>
          <text:p text:style-name="P643"><text:span text:style-name="T644">साधारण सदस्यता प्राप्त गर्ने सदस्यले प्रत्येक वर्षको असार</text:span><text:span text:style-name="T645"><text:s/></text:span><text:span text:style-name="T646">महिनाको मसान्त भित्र रु<text:s/></text:span><text:span text:style-name="T647">100</text:span><text:span text:style-name="T648">।-(अक्षरेपी एक सय मात्र) बुझाई सदस्यता</text:span><text:span text:style-name="T649"><text:s/>नवीकरण गराई</text:span><text:span text:style-name="T650"><text:s/></text:span><text:span text:style-name="T651">सक्नु पर्ने छ</text:span><text:span text:style-name="T652">,<text:s/></text:span><text:span text:style-name="T653">त्यसपछिको हकमा तोकिए बमोजिमको थप दस्तुर लिई नवीकरण गर्न सकिने</text:span><text:span text:style-name="T654"><text:s/></text:span><text:span text:style-name="T655">छ ।</text:span></text:p>
        </text:list-item>
      </text:list>
      <text:list text:style-name="LFO10" text:continue-numbering="true">
        <text:list-item>
          <text:p text:style-name="P656"><text:span text:style-name="T657">संस्थापक सदस्य :-</text:span></text:p>
        </text:list-item>
      </text:list>
      <text:p text:style-name="P658"><text:span text:style-name="T659">संस्था दर्ता हुँदाको बखत गठित तदर्थ समितिमा रहने पदाधिकारी यस</text:span><text:span text:style-name="T660"><text:s/></text:span><text:span text:style-name="T661">संस्थाको संस्थापक सदस्य हुनेछ । यस्तो संस्थापक सदस्यले विधानमा उल्लेख भए</text:span><text:span text:style-name="T662"><text:s/></text:span><text:span text:style-name="T663">वमोजिमको शुल्क बुझाई साधारण वा आजीवन सदस्यता प्राप्त गर्न सक्नेछ ।</text:span></text:p>
      <text:list text:style-name="LFO10" text:continue-numbering="true">
        <text:list-item>
          <text:p text:style-name="P664"><text:span text:style-name="T665">आजीवन सदस्य :-</text:span></text:p>
        </text:list-item>
      </text:list>
      <text:p text:style-name="P666"><text:span text:style-name="T667">संस्थाको आजीवन सदस्य बन्न चाहने व्यक्तिबाट तोकिएको प्रकृया पुरा</text:span><text:span text:style-name="T668"><text:s/></text:span><text:span text:style-name="T669">गरी आजीवन सदस्यता शुल्क बाफत रु<text:s/></text:span><text:span text:style-name="T670">१०</text:span><text:span text:style-name="T671">00</text:span><text:span text:style-name="T672">।-(अक्षरेपी एक हजार मात्र) लिई आजीवन</text:span><text:span text:style-name="T673"><text:s text:c="2"/></text:span><text:span text:style-name="T674">सदस्यता प्रदान गर्न सकिने छ</text:span><text:span text:style-name="T675"><text:s text:c="2"/></text:span><text:span text:style-name="T676">।</text:span></text:p>
      <text:list text:style-name="LFO10" text:continue-numbering="true">
        <text:list-item>
          <text:p text:style-name="P677"><text:span text:style-name="T678">मानार्थ सदस्य :-</text:span><text:span text:style-name="T679"><text:s/></text:span></text:p>
        </text:list-item>
      </text:list>
      <text:p text:style-name="P680"><text:span text:style-name="T681">साधारण सभाको निर्णयले उपयुक्त ठहर गरेको विशिष्ट समाजसेवी</text:span><text:span text:style-name="T682">,<text:s/></text:span><text:span text:style-name="T683">प्रतिष्ठित नेपाली नागरिकलाई मानार्थ सदस्यता प्रदान गर्न सकिनेछ</text:span><text:span text:style-name="T684"><text:s/>।</text:span></text:p>
      <text:list text:style-name="LFO10" text:continue-numbering="true">
        <text:list-item>
          <text:p text:style-name="P685"><text:span text:style-name="T686">सबै सदस्यहरुले यस विधान र विधान अन्तर्गत बनेको नियम</text:span><text:span text:style-name="T687">,<text:s/></text:span><text:span text:style-name="T688">विनियम बमोजिम भएको व्यवस्था अनिवार्य रुपमा पालना गर्नु पर्ने छ ।</text:span></text:p>
        </text:list-item>
        <text:list-item>
          <text:p text:style-name="P689"><text:span text:style-name="T690">यदि संस्थाले कुनै आवेदकलाई सदस्यता नदिने निर्णय गरेमा संस्थाबाट</text:span><text:span text:style-name="T691"><text:s/></text:span><text:span text:style-name="T692">सो को कारण सहितको जानकारी सम्बन्धित आवेदकलाई दिइने छ</text:span></text:p>
        </text:list-item>
        <text:list-item>
          <text:p text:style-name="P693"><text:span text:style-name="T694">तोकिएको ढाँचामा दफा १० अनुसारका सदस्यहरुको अभिलेख पुस्तिका छुट्टै राखिने</text:span><text:span text:style-name="T695"><text:s/></text:span><text:span text:style-name="T696">छ ।</text:span></text:p>
        </text:list-item>
      </text:list>
      <text:p text:style-name="P697"><text:span text:style-name="T698">परिच्छेद :- ४</text:span></text:p>
      <text:p text:style-name="P699"><text:span text:style-name="T700">साधारण सभा</text:span><text:span text:style-name="T701">,<text:s/></text:span><text:span text:style-name="T702">कार्य समिति तथा बैठक सम्बन्धी ब्यवस्था</text:span></text:p>
      <text:list text:style-name="LFO1" text:continue-numbering="true">
        <text:list-item>
          <text:p text:style-name="P703"><text:span text:style-name="T704">साधारण</text:span><text:span text:style-name="T705"><text:s/></text:span><text:span text:style-name="T706">सभाको गठन:-</text:span></text:p>
        </text:list-item>
      </text:list>
      <text:list text:style-name="LFO12" text:continue-numbering="true">
        <text:list-item>
          <text:p text:style-name="P707"><text:span text:style-name="T708">दफा ७ अनुसारको योग्यता पुगी सदस्यता प्राप्त गर्ने मानार्थ सदस्य बाहेकका अन्य सम्पूर्ण सदस्यहरु रहेको साधारण सभा गठन हुने छ</text:span><text:span text:style-name="T709">,<text:s/></text:span><text:span text:style-name="T710">मानार्थ सदस्य आमन्त्रित हुने छन्</text:span><text:span text:style-name="T711">,<text:s/></text:span><text:span text:style-name="T712">साधारण सभा संस्थाको सर्वोच्च अंग हुने छ ।</text:span></text:p>
        </text:list-item>
        <text:list-item>
          <text:p text:style-name="P713"><text:span text:style-name="T714">यस संस्थाको साधारण सभा देहाय बमोजिम हुनेछ ।</text:span></text:p>
        </text:list-item>
      </text:list>
      <text:list text:style-name="LFO13" text:continue-numbering="true">
        <text:list-item>
          <text:p text:style-name="P715"><text:span text:style-name="T716">विशेष साधारण सभा :-</text:span></text:p>
        </text:list-item>
      </text:list>
      <text:p text:style-name="P717"><text:span text:style-name="T718">संस्थाको कूल सदस्य संख्याको एक चौथाइ सदस्यहरुले कारण जनाई विशेष</text:span><text:span text:style-name="T719"><text:s/></text:span><text:span text:style-name="T720">साधारण सभा माग गरेमा कार्यसमितिले कम्तीमा ७ दिनभित्र अनिवार्य रुपमा</text:span><text:span text:style-name="T721"><text:s/></text:span><text:span text:style-name="T722">विशेष</text:span><text:span text:style-name="T723"><text:s text:c="2"/></text:span><text:span text:style-name="T724">साधारण</text:span><text:span text:style-name="T725"><text:s text:c="2"/></text:span><text:span text:style-name="T726">सभा बोलाउनु<text:s/></text:span><text:soft-page-break/><text:span text:style-name="T727">पर्ने छ तर साधारण सभा वा विशेष</text:span><text:span text:style-name="T728"><text:s/></text:span><text:span text:style-name="T729">साधारण सभा बसेको मितिले ६ महिना भित्र पुनः विशेष</text:span><text:span text:style-name="T730"><text:s text:c="2"/></text:span><text:span text:style-name="T731">साधारण</text:span><text:span text:style-name="T732"><text:s text:c="2"/></text:span><text:span text:style-name="T733">सभा बोलाउन सकिने छैन ।</text:span></text:p>
      <text:list text:style-name="LFO13" text:continue-numbering="true">
        <text:list-item>
          <text:p text:style-name="P734"><text:span text:style-name="T735">वार्षिक</text:span><text:span text:style-name="T736"><text:s/></text:span><text:span text:style-name="T737">साधार</text:span><text:span text:style-name="T738">.</text:span><text:span text:style-name="T739">ण सभा :-</text:span></text:p>
        </text:list-item>
      </text:list>
      <text:p text:style-name="P740"><text:span text:style-name="T741">प्रत्येक आ.व.मा वर्षको एक पटक वार्षिक साधारण सभा अनिवार्य</text:span><text:span text:style-name="T742"><text:s/></text:span><text:span text:style-name="T743">रुपमा वस्नेछ ।</text:span></text:p>
      <text:list text:style-name="LFO12" text:continue-numbering="true">
        <text:list-item>
          <text:p text:style-name="P744"><text:span text:style-name="T745">संस्थाको प्रथम वार्षिक साधारणसभा संस्था स्थापना भएको मितिले ६</text:span><text:span text:style-name="T746"><text:s/>(</text:span><text:span text:style-name="T747">छ) महिना भित्रमा गरिने छ र त्यस पछिका वार्षिक साधारण सभाहरु प्रत्येक आर्थिक</text:span><text:span text:style-name="T748"><text:s/></text:span><text:span text:style-name="T749">वर्ष समाप्त भएको मितिले २ (दुई) महिना भित्र गरिने छ ।</text:span></text:p>
        </text:list-item>
        <text:list-item>
          <text:p text:style-name="P750"><text:span text:style-name="T751">वार्षिक साधारण सभा गर्नको लागि कम्तिमा १५ दिन अगावै र</text:span><text:span text:style-name="T752"><text:s text:c="2"/></text:span><text:span text:style-name="T753">विशेष साधारण सभाका लागि कम्तीमा ७ दिन अगावै</text:span><text:span text:style-name="T754"><text:s/></text:span><text:span text:style-name="T755">सभा हुने स्थान</text:span><text:span text:style-name="T756">,<text:s/></text:span><text:span text:style-name="T757">मिति र छलफल गर्ने विषय उल्लेख गरी सबै साधारण सदस्यहरुलाई</text:span><text:span text:style-name="T758"><text:s/></text:span><text:span text:style-name="T759">अनिवार्य रुपमा सूचना दिइने छ ।</text:span></text:p>
        </text:list-item>
        <text:list-item>
          <text:p text:style-name="P760"><text:span text:style-name="T761">दफा ११ को उपदफा (घ) वमोजिम बोलाइएको साधारण सभा वा विशेष साधारण</text:span><text:span text:style-name="T762"><text:s/></text:span><text:span text:style-name="T763">सभामा</text:span><text:span text:style-name="T764"><text:s text:c="2"/></text:span><text:span text:style-name="T765">दफा १८ वमोजिमको</text:span><text:span text:style-name="T766"><text:s text:c="2"/></text:span><text:span text:style-name="T767">गणपूरक संख्या नपुगी सभा हुन नसकेमा कम्तीमा</text:span><text:span text:style-name="T768"><text:s/></text:span><text:span text:style-name="T769">सात (७) दिनको म्याद दिई पुनः साधारण सभा बोलाइने<text:s/></text:span><text:span text:style-name="T770"><text:s/></text:span><text:span text:style-name="T771">छ ।</text:span></text:p>
        </text:list-item>
        <text:list-item>
          <text:p text:style-name="P772"><text:span text:style-name="T773">साधारण सभा र विशेष साधारण सभाको छुट्टाछुट्टै निर्णय</text:span><text:span text:style-name="T774"><text:s/></text:span><text:span text:style-name="T775">पूस्तिका राखिने छ ।</text:span></text:p>
        </text:list-item>
      </text:list>
      <text:list text:style-name="LFO1" text:continue-numbering="true">
        <text:list-item>
          <text:p text:style-name="P776"><text:span text:style-name="T777">साधारण</text:span><text:span text:style-name="T778"><text:s/></text:span><text:span text:style-name="T779"><text:s/></text:span><text:span text:style-name="T780">सभाको काम</text:span><text:span text:style-name="T781">,</text:span><text:span text:style-name="T782"><text:s/></text:span><text:span text:style-name="T783">कर्तव्य र अधिकार:-</text:span></text:p>
        </text:list-item>
      </text:list>
      <text:p text:style-name="P784"><text:span text:style-name="T785">साधारण</text:span><text:span text:style-name="T786"><text:s/></text:span><text:span text:style-name="T787"><text:s/></text:span><text:span text:style-name="T788">सभाको काम</text:span><text:span text:style-name="T789">,<text:s/></text:span><text:span text:style-name="T790">कर्तव्य र अधिकार देहाय बमोजिम हुने छ :-</text:span></text:p>
      <text:list text:style-name="LFO14" text:continue-numbering="true">
        <text:list-item>
          <text:p text:style-name="P791"><text:span text:style-name="T792">कार्य</text:span><text:span text:style-name="T793"><text:s/></text:span><text:span text:style-name="T794">समितिले पेश गरेको योजना</text:span><text:span text:style-name="T795">,<text:s/></text:span><text:span text:style-name="T796">कार्यक्रम र वार्षिक बजेट पारित गर्ने ।</text:span><text:span text:style-name="T797"><text:s/></text:span></text:p>
        </text:list-item>
        <text:list-item>
          <text:p text:style-name="P798"><text:span text:style-name="T799">लेखा परीक्षकबाट प्राप्त भएको वार्षिक लेखा परीक्षण प्रतिवेदनमाथि छलफल गरी अनुमोदन गर्ने र लेखा परीक्षण प्रतिवेदनबाट औंल्याएका अनियमित वेरुजु रकमहरु माथि छलफल गरी नियमित गर्न नमिल्ने बेरुजु रकमहरु असुल उपर गरी फछ्‌र्यौट गर्नको लागि कार्य समितिलाई निर्देशन दिने</text:span><text:span text:style-name="T800"><text:s/>।</text:span></text:p>
        </text:list-item>
        <text:list-item>
          <text:p text:style-name="P801"><text:span text:style-name="T802">आगामी आ.व.को लागि लेखापरीक्षक नियुक्त गर्ने ।</text:span></text:p>
        </text:list-item>
        <text:list-item>
          <text:p text:style-name="P803"><text:span text:style-name="T804">संस्थाको वार्षिक कार्य प्रगति विवरण र संस्थाले गरेको कार्यहरुको</text:span><text:span text:style-name="T805"><text:s/></text:span><text:span text:style-name="T806">मूल्यांकन गरी कार्य समितिलाई आवश्यक निर्देशन दिने ।</text:span></text:p>
        </text:list-item>
        <text:list-item>
          <text:p text:style-name="P807"><text:span text:style-name="T808">संस्थाको कार्य समितिको पदाधिकारीहरुको पदावधि पूरा भएको अवस्थामा</text:span><text:span text:style-name="T809"><text:s/></text:span><text:span text:style-name="T810">कार्य समितिका पदाधिकारीहरुको विधान बमोजिम प्रक्रिया अन्तर्गत रही निर्वाचन</text:span><text:span text:style-name="T811"><text:s/></text:span><text:span text:style-name="T812">गर्ने ।</text:span></text:p>
        </text:list-item>
        <text:list-item>
          <text:p text:style-name="P813"><text:span text:style-name="T814">कार्य समितिद्वारा पेश भएको विधान संशोधन र नियम तथा विनियम</text:span><text:span text:style-name="T815"><text:s/></text:span><text:span text:style-name="T816">स्वीकृत गर्ने ।</text:span></text:p>
        </text:list-item>
        <text:list-item>
          <text:p text:style-name="P817"><text:span text:style-name="T818"><text:s/></text:span><text:span text:style-name="T819">मानार्थ सदस्यता</text:span><text:span text:style-name="T820"><text:s/></text:span><text:span text:style-name="T821">प्रदान गर्ने ।</text:span></text:p>
        </text:list-item>
        <text:list-item>
          <text:p text:style-name="P822"><text:span text:style-name="T823">संस्थाको आफ्नो आन्तरिक श्रोतवाट व्यहोर्ने गरी कार्य समितिले पेश</text:span><text:span text:style-name="T824"><text:s/></text:span><text:span text:style-name="T825">गरेको कर्मचारीहरुको दरबन्दी</text:span><text:span text:style-name="T826">,<text:s/></text:span><text:span text:style-name="T827">पारिश्रमिक</text:span><text:span text:style-name="T828">,<text:s/></text:span><text:span text:style-name="T829">भत्ता तथा अन्य सुविधाहरुमा आवश्यकता</text:span><text:span text:style-name="T830"><text:s/></text:span><text:span text:style-name="T831">अनुरुप स्वीकृति प्रदान गर्ने ।</text:span></text:p>
        </text:list-item>
      </text:list>
      <text:list text:style-name="LFO1" text:continue-numbering="true">
        <text:list-item>
          <text:p text:style-name="P832"><text:span text:style-name="T833">कार्य</text:span><text:span text:style-name="T834"><text:s/></text:span><text:span text:style-name="T835">समितिको गठन :-</text:span></text:p>
        </text:list-item>
      </text:list>
      <text:list text:style-name="LFO15" text:continue-numbering="true">
        <text:list-item>
          <text:p text:style-name="P836"><text:span text:style-name="T837">साधारण सभाका सदस्यहरुबाट निर्वाचित तपसिलका पदाधिकारीहरु रहने</text:span><text:span text:style-name="T838"><text:s/></text:span><text:span text:style-name="T839">9</text:span><text:span text:style-name="T840">(</text:span><text:span text:style-name="T841">नौ</text:span><text:span text:style-name="T842">)</text:span><text:span text:style-name="T843"><text:s/>सदस्यीय एक कार्य</text:span><text:span text:style-name="T844">समिति गठन गरिने छ :-</text:span></text:p>
        </text:list-item>
      </text:list>
      <text:p text:style-name="P845"><text:span text:style-name="T846">तपसिल</text:span></text:p>
      <text:p text:style-name="P847"><text:span text:style-name="T848">अध्यक्ष<text:s/></text:span><text:span text:style-name="T849"><text:tab/></text:span><text:span text:style-name="T850"><text:tab/></text:span><text:span text:style-name="T851">-</text:span><text:span text:style-name="T852"><text:s text:c="2"/></text:span><text:span text:style-name="T853">१ जना</text:span></text:p>
      <text:p text:style-name="P854"><text:span text:style-name="T855">उपाध्यक्ष<text:s/></text:span><text:span text:style-name="T856"><text:tab/></text:span><text:span text:style-name="T857"><text:tab/></text:span><text:span text:style-name="T858">- १ जना</text:span></text:p>
      <text:p text:style-name="P859"><text:span text:style-name="T860">कोषाध्यक्ष<text:s/></text:span><text:span text:style-name="T861"><text:tab/></text:span><text:span text:style-name="T862"><text:tab/></text:span><text:span text:style-name="T863">- १ जना</text:span></text:p>
      <text:p text:style-name="P864"><text:span text:style-name="T865">सचिव<text:s/></text:span><text:span text:style-name="T866"><text:tab/></text:span><text:span text:style-name="T867"><text:tab/></text:span><text:span text:style-name="T868">- १ जना</text:span></text:p>
      <text:p text:style-name="P869"><text:span text:style-name="T870">सदस्य<text:s/></text:span><text:span text:style-name="T871"><text:tab/></text:span><text:span text:style-name="T872"><text:tab/></text:span><text:span text:style-name="T873">- 5</text:span><text:span text:style-name="T874"><text:s/>जना</text:span></text:p>
      <text:p text:style-name="P875"><text:span text:style-name="T876">जम्मा</text:span><text:span text:style-name="T877"><text:tab/></text:span><text:span text:style-name="T878"><text:tab/>- 9</text:span><text:span text:style-name="T879"><text:s/>जन</text:span><text:span text:style-name="T880">ा</text:span></text:p>
      <text:list text:style-name="LFO15" text:continue-numbering="true">
        <text:list-item>
          <text:p text:style-name="P881"><text:span text:style-name="T882">कार्य समितिको कार्यकाल २ वर्षको हुने छ ।</text:span></text:p>
        </text:list-item>
        <text:list-item>
          <text:p text:style-name="P883"><text:span text:style-name="T884">कार्य समितिको बैठक आवश्यकतानुसार अध्यक्षले बोलाउने छ । तर</text:span><text:span text:style-name="T885"><text:s/></text:span><text:span text:style-name="T886">कार्यसमितिको पदाधिकारीहरुको जम्मा संख्याको ५१ प्रतिशत पदाधिकारीहरु उपस्थित</text:span><text:span text:style-name="T887"><text:s/></text:span><text:span text:style-name="T888">नभई कार्य समितिको बैठक बस्ने छैन ।</text:span></text:p>
        </text:list-item>
        <text:list-item>
          <text:p text:style-name="P889"><text:span text:style-name="T890">वार्षिक साधारण सभा हुनुभन्दा अगावै कार्य समितिमा रहेको</text:span><text:span text:style-name="T891"><text:s text:c="2"/></text:span><text:span text:style-name="T892">कुनै सदस्यको पद रिक्त हुन आएमा</text:span><text:span text:style-name="T893"><text:s text:c="2"/></text:span><text:span text:style-name="T894">बाँकी अवधिका लागि कार्य समितिको सदस्यको</text:span><text:span text:style-name="T895"><text:s/></text:span><text:span text:style-name="T896">मनोनयन/निर्वाचन कार्यसमितिद्वारा गर्न सकिने छ । यसरी सो पदमा मनोनित/निर्वाचित</text:span><text:span text:style-name="T897"><text:s/></text:span><text:span text:style-name="T898">भएको सदस्यको कार्यकाल जुन सदस्यको पद रिक्त भएको हो सो सदस्यको वाँकी</text:span><text:span text:style-name="T899"><text:s/></text:span><text:span text:style-name="T900">कार्यकालसम्मका लागि मात्र हुने छ । तर अन्य पदहरुको लागि विधान वमोजिम बाँकी</text:span><text:span text:style-name="T901"><text:s/></text:span><text:span text:style-name="T902">अवधिको निमित्त निर्वाचन प्रक्रियाद्वारा पदपूर्ति गरिने<text:s/></text:span><text:span text:style-name="T903"><text:s/></text:span><text:span text:style-name="T904">छ ।</text:span></text:p>
        </text:list-item>
        <text:list-item>
          <text:p text:style-name="P905"><text:span text:style-name="T906">कार्य समितिको बैठकमा अध्यक्षले अध्यक्षता गर्नेछ । निजको</text:span><text:span text:style-name="T907"><text:s/></text:span><text:span text:style-name="T908">अनुपस्थितिमा उपाध्यक्षले र उपाध्यक्षको पनि अनुपस्थिति रहेमा वैठकमा उपस्थित</text:span><text:span text:style-name="T909"><text:s/></text:span><text:span text:style-name="T910">सदस्यहरु मध्ये जेष्ठ सदस्यले गर्ने छ ।</text:span></text:p>
        </text:list-item>
        <text:list-item>
          <text:p text:style-name="P911"><text:span text:style-name="T912">कार्य समितिको वैठकमा वहुमतको</text:span><text:span text:style-name="T913"><text:s text:c="2"/></text:span><text:span text:style-name="T914">निर्णय मान्य हुनेछ । मत वरावर भएमा अध्यक्षले निर्णायक मत दिन सक्ने छ ।</text:span></text:p>
        </text:list-item>
        <text:list-item>
          <text:p text:style-name="P915"><text:span text:style-name="T916">कार्य समितिको वैठकमा छलफल भएको विषयलाई आवश्यकता अनुसार निर्णय</text:span><text:span text:style-name="T917"><text:s/></text:span><text:span text:style-name="T918">गरी छुट्टै निर्णय पुस्तीकामा राखिनेछ र सो निर्णयमा वैठकमा उपस्थित भएका</text:span><text:span text:style-name="T919"><text:s/></text:span><text:span text:style-name="T920">सम्पूर्ण सदस्यहरुले सहीछाँप गर्नु</text:span><text:span text:style-name="T921"><text:s text:c="3"/></text:span><text:span text:style-name="T922">पर्नेछ । निर्णयमा असहमति जनाउनेहरुले कैफियत खोली सहीछाँप गर्नु पर्ने</text:span><text:span text:style-name="T923"><text:s text:c="2"/></text:span><text:span text:style-name="T924">छ</text:span><text:span text:style-name="T925"><text:s/></text:span><text:span text:style-name="T926">।</text:span></text:p>
        </text:list-item>
        <text:list-item>
          <text:p text:style-name="P927"><text:span text:style-name="T928">माथिका दफाहरुमा जुनसुकै कुरा लेखिएको भएता पनि कार्य समितिले</text:span><text:span text:style-name="T929"><text:s/></text:span><text:span text:style-name="T930">नियमानुसार गर्न पाउने कुनै कामको सम्बन्धमा कार्य समितिका सबै सदस्यहरु लिखित</text:span><text:span text:style-name="T931"><text:s/></text:span><text:span text:style-name="T932">रुपमा सहमत भएमा सहमतिलाई निर्णय पुस्तिकामा संलग्न गरी त्यो काम बैठक विना पनि</text:span><text:span text:style-name="T933"><text:s/></text:span><text:span text:style-name="T934">गर्न सकिने छ ।</text:span></text:p>
        </text:list-item>
        <text:list-item>
          <text:p text:style-name="P935"><text:span text:style-name="T936">संस्थाले</text:span><text:span text:style-name="T937"><text:s/></text:span><text:span text:style-name="T938">गर्ने भनिएका सम्पूर्ण काम कारवाहीहरु कार्य समितिको निर्णय सरह मानिने छ</text:span><text:span text:style-name="T939"><text:s/>।</text:span></text:p>
        </text:list-item>
      </text:list>
      <text:list text:style-name="LFO1" text:continue-numbering="true">
        <text:list-item>
          <text:p text:style-name="P940"><text:span text:style-name="T941">कार्य समितिको काम</text:span><text:span text:style-name="T942">,<text:s/></text:span><text:span text:style-name="T943">कर्तब्य र अधिकार <text:s/>:-</text:span></text:p>
        </text:list-item>
      </text:list>
      <text:p text:style-name="P944"><text:span text:style-name="T945">कार्य समितिको काम कर्तब्य र अधिकार देहाय वमोजिम हुनेछ :-</text:span></text:p>
      <text:list text:style-name="LFO16" text:continue-numbering="true">
        <text:list-item>
          <text:p text:style-name="P946"><text:span text:style-name="T947">संस्थाको</text:span><text:span text:style-name="T948"><text:s/></text:span><text:span text:style-name="T949">आगामी वर्षको वार्षिक नीति</text:span><text:span text:style-name="T950">,<text:s/></text:span><text:span text:style-name="T951">कार्यक्रम तथा अनुमानित वजेट तयार गरी साधारण सभामा</text:span><text:span text:style-name="T952"><text:s/></text:span><text:span text:style-name="T953">प्रस्तुत गर्ने ।</text:span></text:p>
        </text:list-item>
        <text:list-item>
          <text:p text:style-name="P954"><text:span text:style-name="T955"><text:s/></text:span><text:span text:style-name="T956">साधारण सभाको</text:span><text:span text:style-name="T957"><text:s/></text:span><text:span text:style-name="T958"><text:s/></text:span><text:span text:style-name="T959">नीति</text:span><text:span text:style-name="T960">,<text:s/></text:span><text:span text:style-name="T961">निर्देशन तथा निर्णयको कार्यान्वयन गर्ने ।</text:span></text:p>
        </text:list-item>
        <text:list-item>
          <text:p text:style-name="P962"><text:span text:style-name="T963">संस्थाको हितमा हुने कार्यक्रम संचालन गर्ने ।</text:span></text:p>
        </text:list-item>
        <text:list-item>
          <text:p text:style-name="P964"><text:span text:style-name="T965">साधारण सभा प्रति उत्तरदायी रहने ।</text:span></text:p>
        </text:list-item>
        <text:list-item>
          <text:p text:style-name="P966"><text:span text:style-name="T967">संस्थाको</text:span><text:span text:style-name="T968"><text:s/></text:span><text:span text:style-name="T969">कार्य सम्पादन गर्नका लागि कार्ययोजना वनाउने</text:span><text:span text:style-name="T970">,<text:s/></text:span><text:span text:style-name="T971">स्रोत जुटाउने</text:span><text:span text:style-name="T972">,<text:s/></text:span><text:span text:style-name="T973">कार्यान्वयन</text:span><text:span text:style-name="T974">,<text:s/></text:span><text:span text:style-name="T975">सुपरिवेक्षण</text:span><text:span text:style-name="T976"><text:s text:c="2"/></text:span><text:span text:style-name="T977">र अनुगमन गर्ने ।</text:span></text:p>
        </text:list-item>
        <text:list-item>
          <text:p text:style-name="P978"><text:span text:style-name="T979">संस्थाको</text:span><text:span text:style-name="T980"><text:s/></text:span><text:span text:style-name="T981">उद्देश्य प्राप्तिका लागि उपलब्ध स्रोत साधनको अधिकतम उपयोग र प्रयोग गर्ने ।</text:span><text:span text:style-name="T982"><text:s/></text:span></text:p>
        </text:list-item>
        <text:list-item>
          <text:p text:style-name="P983"><text:span text:style-name="T984">संस्थाको</text:span><text:span text:style-name="T985"><text:s/></text:span><text:span text:style-name="T986">लागि आवश्यक कर्मचारी नियुक्त गर्ने र निजहरुको सेवा सुबिधा तथा पारिश्रमिक</text:span><text:span text:style-name="T987"><text:s/></text:span><text:span text:style-name="T988">सम्वन्धी नियमावली वनाई साधारण सभावाट स्वीकृत गराई लागु गर्ने</text:span><text:span text:style-name="T989">,<text:s/></text:span><text:span text:style-name="T990">गराउने<text:s/></text:span><text:span text:style-name="T991">।</text:span></text:p>
        </text:list-item>
        <text:list-item>
          <text:p text:style-name="P992"><text:span text:style-name="T993">संस्थाको</text:span><text:span text:style-name="T994"><text:s/></text:span><text:span text:style-name="T995">उद्देश्य परिपूर्तिको लागि आफ्नो कार्य अवधिमा उपयुक्त व्यक्तिको सल्लाहकार</text:span><text:span text:style-name="T996"><text:s/></text:span><text:span text:style-name="T997">समिति</text:span><text:span text:style-name="T998">,<text:s/></text:span><text:span text:style-name="T999">आवश्यकता अनुसार अन्य समिति</text:span><text:span text:style-name="T1000">,<text:s/></text:span><text:span text:style-name="T1001">उपसमिति गठन गरी कार्य वाँडफाँड गरी दिने ।</text:span></text:p>
        </text:list-item>
        <text:list-item>
          <text:p text:style-name="P1002"><text:span text:style-name="T1003">संस्थाको नेतृत्वदायी भूमिका निर्वाह गर्ने</text:span><text:span text:style-name="T1004"><text:s/>।</text:span></text:p>
        </text:list-item>
      </text:list>
      <text:list text:style-name="LFO1" text:continue-numbering="true">
        <text:list-item>
          <text:p text:style-name="P1005"><text:span text:style-name="T1006">पद त्याग गर्न सक्ने :-</text:span></text:p>
        </text:list-item>
      </text:list>
      <text:p text:style-name="P1007"><text:span text:style-name="T1008">अध्यक्षले उपाध्यक्ष मार्फत कार्य समिति समक्ष र उपाध्यक्ष तथा</text:span><text:span text:style-name="T1009"><text:s/></text:span><text:span text:style-name="T1010">अन्य पदाधिकारीहरुले अध्यक्ष समक्ष राजीनामा दिई पद त्याग गर्न सक्ने छन् ।</text:span></text:p>
      <text:list text:style-name="LFO1" text:continue-numbering="true">
        <text:list-item>
          <text:p text:style-name="P1011"><text:span text:style-name="T1012">अन्य</text:span><text:span text:style-name="T1013"><text:s/></text:span><text:span text:style-name="T1014">समितिहरु :-</text:span></text:p>
        </text:list-item>
      </text:list>
      <text:list text:style-name="LFO17" text:continue-numbering="true">
        <text:list-item>
          <text:p text:style-name="P1015"><text:span text:style-name="T1016">यस</text:span><text:span text:style-name="T1017"><text:s/></text:span><text:span text:style-name="T1018">विधानको परिधि भित्र रहेर संस्थाको कार्य संचालनका लागि कार्य समितिले आवश्यकता</text:span><text:span text:style-name="T1019"><text:s/></text:span><text:span text:style-name="T1020">अनुसार अन्य समिति वा उपसमिति गठन गर्न सक्नेछ तर साधारण सभाको वैठकद्वारा</text:span><text:span text:style-name="T1021"><text:s/></text:span><text:span text:style-name="T1022">अनुमोदन गराउनु पर्ने छ ।</text:span></text:p>
        </text:list-item>
        <text:list-item>
          <text:p text:style-name="P1023"><text:span text:style-name="T1024">उपसमितिका कार्यहरु कार्य समितिले तोकीदिए वमोजिम हुनेछ ।</text:span></text:p>
        </text:list-item>
      </text:list>
      <text:p text:style-name="P1025"><text:span text:style-name="T1026">परिच्छेद ५</text:span></text:p>
      <text:p text:style-name="P1027"><text:span text:style-name="T1028">पदाधिकारीको काम</text:span><text:span text:style-name="T1029">,<text:s/></text:span><text:span text:style-name="T1030">कर्तव्य र अधिकार</text:span></text:p>
      <text:list text:style-name="LFO1" text:continue-numbering="true">
        <text:list-item>
          <text:p text:style-name="P1031"><text:span text:style-name="T1032">पदाधिकारीको</text:span><text:span text:style-name="T1033"><text:s/></text:span><text:span text:style-name="T1034"><text:s/></text:span><text:span text:style-name="T1035">काम</text:span><text:span text:style-name="T1036">,<text:s/></text:span><text:span text:style-name="T1037">कर्तव्य र अधिकार</text:span><text:span text:style-name="T1038"><text:s text:c="2"/>:-</text:span></text:p>
        </text:list-item>
      </text:list>
      <text:p text:style-name="P1039"><text:span text:style-name="T1040">कार्य</text:span><text:span text:style-name="T1041"><text:s/></text:span><text:span text:style-name="T1042">समितिका पदाधिकारीहरुको काम</text:span><text:span text:style-name="T1043">,<text:s/></text:span><text:span text:style-name="T1044">कर्तव्य र</text:span><text:span text:style-name="T1045"><text:s text:c="2"/></text:span><text:span text:style-name="T1046">अधिकार</text:span><text:span text:style-name="T1047"><text:s text:c="2"/></text:span><text:span text:style-name="T1048">देहाय वमोजिम</text:span><text:span text:style-name="T1049"><text:s text:c="2"/></text:span><text:span text:style-name="T1050">हुने छ :-</text:span></text:p>
      <text:list text:style-name="LFO18" text:continue-numbering="true">
        <text:list-item>
          <text:p text:style-name="P1051"><text:span text:style-name="T1052">अध्यक्षको</text:span><text:span text:style-name="T1053"><text:s/></text:span><text:span text:style-name="T1054">काम</text:span><text:span text:style-name="T1055">,<text:s/></text:span><text:span text:style-name="T1056">कर्तव्य र अधिकार</text:span></text:p>
        </text:list-item>
      </text:list>
      <text:list text:style-name="LFO19" text:continue-numbering="true">
        <text:list-item>
          <text:p text:style-name="P1057"><text:span text:style-name="T1058">संस्थाको</text:span><text:span text:style-name="T1059"><text:s/></text:span><text:span text:style-name="T1060">प्रमुख व्यक्तिको हैसियतले संस्थाको महत्वपूर्ण तथा अन्तिम जिम्मेवारी लिने।</text:span></text:p>
        </text:list-item>
        <text:list-item>
          <text:p text:style-name="P1061"><text:span text:style-name="T1062">कार्य</text:span><text:span text:style-name="T1063"><text:s/></text:span><text:span text:style-name="T1064">समिति र सभाको बैठकको अध्यक्षता गर्ने</text:span><text:span text:style-name="T1065">,<text:s/></text:span><text:span text:style-name="T1066">वैठक सञ्चालन गर्ने ।</text:span></text:p>
        </text:list-item>
        <text:list-item>
          <text:p text:style-name="P1067"><text:span text:style-name="T1068">संस्थाको तर्फबाट प्रतिनिधित्व गर्ने वा प्रतिनिधि तोक्ने ।</text:span></text:p>
        </text:list-item>
        <text:list-item>
          <text:p text:style-name="P1069"><text:span text:style-name="T1070">संस्थाको नेतृत्व लिने ।</text:span></text:p>
        </text:list-item>
        <text:list-item>
          <text:p text:style-name="P1071"><text:span text:style-name="T1072">अन्य पदाधिकारी एवं सदस्यहरुको कामको वाँडफाँड गर्ने ।</text:span></text:p>
        </text:list-item>
        <text:list-item>
          <text:p text:style-name="P1073"><text:span text:style-name="T1074">संस्थाको हितका लागि काम गर्ने ।</text:span></text:p>
        </text:list-item>
        <text:list-item>
          <text:p text:style-name="P1075"><text:span text:style-name="T1076">कार्य समितिको बैठक बोलाउन सचिवलाई निर्देशन दिने ।</text:span></text:p>
        </text:list-item>
        <text:list-item>
          <text:p text:style-name="P1077"><text:span text:style-name="T1078">निर्णायक मत दिने ।</text:span></text:p>
        </text:list-item>
        <text:list-item>
          <text:p text:style-name="P1079"><text:span text:style-name="T1080">अभिलेख प्रमाणित गर्ने ।</text:span></text:p>
        </text:list-item>
      </text:list>
      <text:list text:style-name="LFO18" text:continue-numbering="true">
        <text:list-item>
          <text:p text:style-name="P1081"><text:span text:style-name="T1082">उपाध्यक्षको काम</text:span><text:span text:style-name="T1083">,<text:s/></text:span><text:span text:style-name="T1084">कर्तब्य र अधिकार :-</text:span></text:p>
        </text:list-item>
      </text:list>
      <text:list text:style-name="LFO20" text:continue-numbering="true">
        <text:list-item>
          <text:p text:style-name="P1085"><text:span text:style-name="T1086">अध्यक्षको अनुपस्थितिमा संस्थाको सम्पुर्ण जिम्मेवारी उपाध्यक्षले निर्वाह गर्ने<text:s/></text:span><text:span text:style-name="T1087"><text:s text:c="2"/></text:span><text:span text:style-name="T1088">छ ।</text:span></text:p>
        </text:list-item>
        <text:list-item>
          <text:p text:style-name="P1089"><text:span text:style-name="T1090">अध्यक्षलाई अन्य काममा सहयोग गर्ने ।</text:span></text:p>
        </text:list-item>
      </text:list>
      <text:list text:style-name="LFO18" text:continue-numbering="true">
        <text:list-item>
          <text:p text:style-name="P1091"><text:span text:style-name="T1092">सचिवको</text:span><text:span text:style-name="T1093"><text:s/></text:span><text:span text:style-name="T1094">काम</text:span><text:span text:style-name="T1095">,<text:s/></text:span><text:span text:style-name="T1096">कर्तव्य र अधिकार :-</text:span></text:p>
        </text:list-item>
      </text:list>
      <text:list text:style-name="LFO21" text:continue-numbering="true">
        <text:list-item>
          <text:p text:style-name="P1097"><text:span text:style-name="T1098">अध्यक्षको निर्देशन अनुसार कार्य समितिको बैठक</text:span><text:span text:style-name="T1099"><text:s/></text:span><text:span text:style-name="T1100">बोलाउने ।</text:span></text:p>
        </text:list-item>
        <text:list-item>
          <text:p text:style-name="P1101"><text:span text:style-name="T1102">बैठकको</text:span><text:span text:style-name="T1103"><text:s/></text:span><text:span text:style-name="T1104">माईन्युट (निर्णय पुस्तिका) लगायत अन्य महत्वपूर्ण अभिलेख सुरक्षित<text:s/></text:span><text:span text:style-name="T1105"><text:s text:c="3"/></text:span><text:span text:style-name="T1106">राख्ने ।</text:span></text:p>
        </text:list-item>
        <text:list-item>
          <text:p text:style-name="P1107"><text:span text:style-name="T1108">अध्यक्षले दिएको अन्य जिम्मेवारी पुरा गर्ने ।</text:span></text:p>
        </text:list-item>
        <text:list-item>
          <text:p text:style-name="P1109"><text:span text:style-name="T1110">संस्थाको सचिवालय सञ्चालन गर्ने र रेखदेख समेत गर्ने</text:span><text:span text:style-name="T1111"><text:s text:c="2"/></text:span><text:span text:style-name="T1112">।</text:span></text:p>
        </text:list-item>
      </text:list>
      <text:list text:style-name="LFO18" text:continue-numbering="true">
        <text:list-item>
          <text:p text:style-name="P1113"><text:span text:style-name="T1114">कोषाध्यक्षको</text:span><text:span text:style-name="T1115"><text:s/></text:span><text:span text:style-name="T1116">काम</text:span><text:span text:style-name="T1117">,<text:s/></text:span><text:span text:style-name="T1118">कर्तब्य र अधिकार :-</text:span></text:p>
        </text:list-item>
      </text:list>
      <text:list text:style-name="LFO22" text:continue-numbering="true">
        <text:list-item>
          <text:p text:style-name="P1119"><text:span text:style-name="T1120">संस्थाको</text:span><text:span text:style-name="T1121"><text:s/></text:span><text:span text:style-name="T1122">कोषको रेखदेख तथा संचालन गर्ने ।</text:span></text:p>
        </text:list-item>
        <text:list-item>
          <text:p text:style-name="P1123"><text:span text:style-name="T1124">साधारण सभामा</text:span><text:span text:style-name="T1125"><text:s/></text:span><text:span text:style-name="T1126">वार्षिक आय ब्यय विवरण पेश गर्ने ।</text:span></text:p>
        </text:list-item>
        <text:list-item>
          <text:p text:style-name="P1127"><text:span text:style-name="T1128">नियमित रुपमा</text:span><text:span text:style-name="T1129"><text:s/></text:span><text:span text:style-name="T1130">वार्षिक लेखा परीक्षण गराउने ।</text:span></text:p>
        </text:list-item>
        <text:list-item>
          <text:p text:style-name="P1131"><text:span text:style-name="T1132">आय ब्यय विवरण चुस्त</text:span><text:span text:style-name="T1133"><text:s/></text:span><text:span text:style-name="T1134">दुरुस्त राख्ने ।</text:span></text:p>
        </text:list-item>
        <text:list-item>
          <text:p text:style-name="P1135"><text:span text:style-name="T1136">दैनिक आर्थिक</text:span><text:span text:style-name="T1137"><text:s/></text:span><text:span text:style-name="T1138">कारोवार संचालन गर्ने ।</text:span></text:p>
        </text:list-item>
        <text:list-item>
          <text:p text:style-name="P1139"><text:span text:style-name="T1140">वार्षिक आर्थिक</text:span><text:span text:style-name="T1141"><text:s/></text:span><text:span text:style-name="T1142">प्रतिवेदन पेश गर्ने ।</text:span></text:p>
        </text:list-item>
        <text:list-item>
          <text:p text:style-name="P1143"><text:span text:style-name="T1144">वार्षिक बजेट तयार</text:span><text:span text:style-name="T1145"><text:s/></text:span><text:span text:style-name="T1146">गर्ने ।</text:span></text:p>
        </text:list-item>
      </text:list>
      <text:list text:style-name="LFO18" text:continue-numbering="true">
        <text:list-item>
          <text:p text:style-name="P1147"><text:span text:style-name="T1148">सदस्यको</text:span><text:span text:style-name="T1149"><text:s/></text:span><text:span text:style-name="T1150">काम</text:span><text:span text:style-name="T1151">,<text:s/></text:span><text:span text:style-name="T1152">कर्तब्य र अधिकार :-</text:span></text:p>
        </text:list-item>
      </text:list>
      <text:list text:style-name="LFO23" text:continue-numbering="true">
        <text:list-item>
          <text:p text:style-name="P1153"><text:span text:style-name="T1154">समितिको बैठकमा सकृय सहभागिता जनाउने ।</text:span></text:p>
        </text:list-item>
        <text:list-item>
          <text:p text:style-name="P1155"><text:span text:style-name="T1156">संस्थाको</text:span><text:span text:style-name="T1157"><text:s/></text:span><text:span text:style-name="T1158">हित तथा निर्णय कार्यान्वयनमा रचनात्मक भुमिका निवार्ह गर्ने ।</text:span></text:p>
        </text:list-item>
        <text:list-item>
          <text:p text:style-name="P1159"><text:span text:style-name="T1160">अध्यक्षले तोकी दिएका अन्य जिम्मेवारी पुरा गर्ने ।</text:span></text:p>
        </text:list-item>
      </text:list>
      <text:list text:style-name="LFO1" text:continue-numbering="true">
        <text:list-item>
          <text:p text:style-name="P1161"><text:span text:style-name="T1162">गणपुरक</text:span><text:span text:style-name="T1163"><text:s/></text:span><text:span text:style-name="T1164"><text:s/></text:span><text:span text:style-name="T1165">संख्या :-</text:span></text:p>
        </text:list-item>
      </text:list>
      <text:list text:style-name="LFO24" text:continue-numbering="true">
        <text:list-item>
          <text:p text:style-name="P1166"><text:span text:style-name="T1167">कुल सदस्य संख्याको ६०% साधारण सदस्यहरु उपस्थित नभई साधारण सभाको</text:span><text:span text:style-name="T1168"><text:s/></text:span><text:span text:style-name="T1169">काम कार्वाही हुने छैन ।</text:span></text:p>
        </text:list-item>
        <text:list-item>
          <text:p text:style-name="P1170"><text:span text:style-name="T1171">तर</text:span><text:span text:style-name="T1172"><text:s/></text:span><text:span text:style-name="T1173">विधानको दफा ११को (ङ) मा उल्लेख भए वमोजिम पुनः वोलाईएको साधारण सभामा कुल सदस्य</text:span><text:span text:style-name="T1174"><text:s/></text:span><text:span text:style-name="T1175">संख्याको ५१% साधारण सदस्यहरु उपस्थित भएमा सभा गर्न वाधा पर्ने छैन</text:span><text:span text:style-name="T1176"><text:s/>।</text:span></text:p>
        </text:list-item>
      </text:list>
      <text:p text:style-name="P1177"/>
      <text:p text:style-name="P1178"><text:span text:style-name="T1179">परिच्छेद ६</text:span></text:p>
      <text:p text:style-name="P1180"><text:span text:style-name="T1181">आर्थिक ब्यवस्था</text:span></text:p>
      <text:list text:style-name="LFO1" text:continue-numbering="true">
        <text:list-item>
          <text:p text:style-name="P1182"><text:span text:style-name="T1183">संस्थाको</text:span><text:span text:style-name="T1184"><text:s/></text:span><text:span text:style-name="T1185">कोष :-</text:span></text:p>
        </text:list-item>
      </text:list>
      <text:list text:style-name="LFO25" text:continue-numbering="true">
        <text:list-item>
          <text:p text:style-name="P1186"><text:span text:style-name="T1187">संस्थाको आफ्नो एउटा छुट्टै कोष हुनेछ र सो कोषमा देहाय बमोजिमको</text:span><text:span text:style-name="T1188"><text:s/></text:span><text:span text:style-name="T1189">प्राप्त रकमहरु जम्मा हुनेछ</text:span><text:span text:style-name="T1190">ः-</text:span></text:p>
        </text:list-item>
      </text:list>
      <text:list text:style-name="LFO26" text:continue-numbering="true">
        <text:list-item>
          <text:p text:style-name="P1191"><text:span text:style-name="T1192">सदस्यता वापत प्राप्त प्रवेश शुल्क र सदस्यता शुल्क वापत प्राप्त</text:span><text:span text:style-name="T1193"><text:s/></text:span><text:span text:style-name="T1194">भएको<text:s/></text:span><text:span text:style-name="T1195"><text:s text:c="6"/></text:span><text:span text:style-name="T1196">रकम ।</text:span></text:p>
        </text:list-item>
        <text:list-item>
          <text:p text:style-name="P1197"><text:span text:style-name="T1198">दान दातब्य</text:span><text:span text:style-name="T1199">,<text:s/></text:span><text:span text:style-name="T1200">उपहार</text:span><text:span text:style-name="T1201">,<text:s/></text:span><text:span text:style-name="T1202">आदिवाट प्राप्त रकम ।</text:span></text:p>
        </text:list-item>
        <text:list-item>
          <text:p text:style-name="P1203"><text:span text:style-name="T1204">सरकारी</text:span><text:span text:style-name="T1205">,<text:s/></text:span><text:span text:style-name="T1206">गैह्र सरकारी</text:span><text:span text:style-name="T1207">,<text:s/></text:span><text:span text:style-name="T1208">राष्ट्रिय अन्तर्राष्ट्रिय दातृ निकायवाट</text:span><text:span text:style-name="T1209"><text:s/></text:span><text:span text:style-name="T1210">प्राप्त विभिन्न अनुदान रकम ।</text:span></text:p>
        </text:list-item>
      </text:list>
      <text:list text:style-name="LFO25" text:continue-numbering="true">
        <text:list-item>
          <text:p text:style-name="P1211"><text:span text:style-name="T1212">अन्तर्राष्ट्रिय संघ संस्थाहरुवाट सहयोग लिनु पूर्व समाज कल्याण</text:span><text:span text:style-name="T1213"><text:s/></text:span><text:span text:style-name="T1214">ऐन</text:span><text:span text:style-name="T1215">,<text:s/></text:span><text:span text:style-name="T1216">२०४९ वमोजिम समाज कल्याण परिषदको पूर्व स्वीकृति अनिवार्य रुपमा लिईनेछ ।</text:span></text:p>
        </text:list-item>
        <text:list-item>
          <text:p text:style-name="P1217"><text:span text:style-name="T1218">संस्थामा प्राप्त रकम स्थानीय वैंकमा जम्मा गरी वैंक खाता सञ्चालन</text:span><text:span text:style-name="T1219"><text:s/></text:span><text:span text:style-name="T1220">गरिने छ ।</text:span></text:p>
        </text:list-item>
      </text:list>
      <text:list text:style-name="LFO1" text:continue-numbering="true">
        <text:list-item>
          <text:p text:style-name="P1221"><text:span text:style-name="T1222">खाता</text:span><text:span text:style-name="T1223"><text:s/></text:span><text:span text:style-name="T1224"><text:s/></text:span><text:span text:style-name="T1225">संचालन :-</text:span></text:p>
        </text:list-item>
      </text:list>
      <text:p text:style-name="P1226"><text:span text:style-name="T1227">यस संस्थाको वैंक खाता अध्यक्ष र कोषाध्यक्षको (अनिवार्य) संयुक्त दस्तखतबाट संचालन गरिनेछ । तदर्थ समिति/कार्य समितिको निर्णय वमोजिम अधिकार प्रत्यायोजन गर्न सक्ने<text:s/></text:span><text:span text:style-name="T1228"><text:s/></text:span><text:span text:style-name="T1229">छ । प्रचलित ऐन</text:span><text:span text:style-name="T1230">,<text:s/></text:span><text:span text:style-name="T1231">नियम अनुसार खर्च गर्ने र खर्चको स्रेस्ता राख्ने ब्यवस्था मिलाईने छ</text:span><text:span text:style-name="T1232"><text:s/>।</text:span></text:p>
      <text:list text:style-name="LFO1" text:continue-numbering="true">
        <text:list-item>
          <text:p text:style-name="P1233"><text:span text:style-name="T1234">कोषको रकम</text:span><text:span text:style-name="T1235"><text:s/></text:span><text:span text:style-name="T1236"><text:s/></text:span><text:span text:style-name="T1237">खर्च गर्ने तरिका:-</text:span></text:p>
        </text:list-item>
      </text:list>
      <text:p text:style-name="P1238"><text:span text:style-name="T1239">यस</text:span><text:span text:style-name="T1240"><text:s/></text:span><text:span text:style-name="T1241">संस्थाको कोषमा जम्मा भएको रकम देहाय वमोजिमको तरिका अपनाई खर्च गरिनेछ :-</text:span></text:p>
      <text:list text:style-name="LFO27" text:continue-numbering="true">
        <text:list-item>
          <text:p text:style-name="P1242"><text:span text:style-name="T1243">संस्थाको</text:span><text:span text:style-name="T1244"><text:s/></text:span><text:span text:style-name="T1245">वार्षिक वजेट</text:span><text:span text:style-name="T1246">,<text:s/></text:span><text:span text:style-name="T1247">योजना र कार्यक्रम स्वीकृत नगरी कोषवाट रकम खर्च गर्न सकिने<text:s/></text:span><text:span text:style-name="T1248"><text:s/></text:span><text:span text:style-name="T1249">छैन ।</text:span></text:p>
        </text:list-item>
        <text:list-item>
          <text:p text:style-name="P1250"><text:span text:style-name="T1251">साधारण</text:span><text:span text:style-name="T1252"><text:s/></text:span><text:span text:style-name="T1253">सभावाट पारित वजेट तथा कार्यक्रमको अधिनमा रहि कोषवाट रकम खर्च गरिने<text:s/></text:span><text:span text:style-name="T1254"><text:s text:c="2"/></text:span><text:span text:style-name="T1255">छ ।</text:span></text:p>
        </text:list-item>
        <text:list-item>
          <text:p text:style-name="P1256"><text:span text:style-name="T1257">कोषवाट</text:span><text:span text:style-name="T1258"><text:s/></text:span><text:span text:style-name="T1259">खर्च भएको रकमको आर्थिक प्रतिवेदन साधारण सभामा अनिवार्य रुपले पेश गर्नु पर्नेछ</text:span><text:span text:style-name="T1260"><text:s/></text:span><text:span text:style-name="T1261">।</text:span></text:p>
        </text:list-item>
        <text:list-item>
          <text:p text:style-name="P1262"><text:span text:style-name="T1263">कोषको</text:span><text:span text:style-name="T1264"><text:s/></text:span><text:span text:style-name="T1265">रकम खर्च गर्दा तोकिए वमोजिम खर्च गर्नुपर्ने छ ।</text:span></text:p>
        </text:list-item>
      </text:list>
      <text:list text:style-name="LFO1" text:continue-numbering="true">
        <text:list-item>
          <text:p text:style-name="P1266"><text:span text:style-name="T1267">संस्थाको</text:span><text:span text:style-name="T1268"><text:s/></text:span><text:span text:style-name="T1269"><text:s/></text:span><text:span text:style-name="T1270">लेखा र लेखा परीक्षण</text:span><text:span text:style-name="T1271"><text:s text:c="2"/>:-</text:span></text:p>
        </text:list-item>
      </text:list>
      <text:list text:style-name="LFO28" text:continue-numbering="true">
        <text:list-item>
          <text:p text:style-name="P1272"><text:span text:style-name="T1273">संस्थाको</text:span><text:span text:style-name="T1274"><text:s/></text:span><text:span text:style-name="T1275">आय ब्ययको लेखा प्रचलित कानुन बमोजिम स्पष्ट तवरले राखिनेछ ।</text:span></text:p>
        </text:list-item>
        <text:list-item>
          <text:p text:style-name="P1276"><text:span text:style-name="T1277">संस्थाको</text:span><text:span text:style-name="T1278"><text:s/></text:span><text:span text:style-name="T1279">लेखा परि</text:span><text:span text:style-name="T1280">क्षण प्रचलित</text:span><text:span text:style-name="T1281"><text:s/>कानुन बमोजिम रजिष्टर्ड लेखा परि</text:span><text:span text:style-name="T1282">क्षकवाट हुनेछ ।</text:span></text:p>
        </text:list-item>
        <text:list-item>
          <text:p text:style-name="P1283"><text:span text:style-name="T1284">नेपाल सरकार वा स्थानीय अधिकारीले चाहेमा जुनसुकै बखत पनि आफै वा मातहतका कर्मचारीबाट संस्थाको हिसाव किताव जांच गर्न/गराउन सक्नेछ ।</text:span></text:p>
        </text:list-item>
        <text:list-item>
          <text:p text:style-name="P1285"><text:span text:style-name="T1286">लेखा परीक्षकको नियुक्ति वार्षिक साधारण सभावाट हुनेछ । तर प्रथम वार्षिक साधारण सभा नभए सम्म लेखा परीक्षकको नियुक्ति कार्य समितिबाट हुनेछ ।</text:span></text:p>
        </text:list-item>
        <text:list-item>
          <text:p text:style-name="P1287"><text:span text:style-name="T1288">संस्थाको लेखा परीक्षण प्रतिवेदन र वार्षिक प्रगति विवरण अनिवार्य रुपमा १/१ एक प्रति स्थानीय अधिकारी</text:span><text:span text:style-name="T1289">, <text:s/></text:span><text:span text:style-name="T1290">समाज कल्याण परिषद र सम्वन्धित निकायहरुमा पेश गरिनेछ ।</text:span></text:p>
        </text:list-item>
      </text:list>
      <text:p text:style-name="P1291"><text:span text:style-name="T1292">परिच्छेद ७</text:span></text:p>
      <text:p text:style-name="P1293"><text:span text:style-name="T1294">निर्वाचन</text:span><text:span text:style-name="T1295">,<text:s/></text:span><text:span text:style-name="T1296">अविश्वासको प्रस्ताव र विधान संशोधन सम्बन्धी ब्यवस्था</text:span></text:p>
      <text:list text:style-name="LFO1" text:continue-numbering="true">
        <text:list-item>
          <text:p text:style-name="P1297"><text:span text:style-name="T1298">निर्वाचन</text:span><text:span text:style-name="T1299"><text:s/></text:span><text:span text:style-name="T1300">सम्बन्धी ब्यवस्था:-</text:span></text:p>
        </text:list-item>
      </text:list>
      <text:list text:style-name="LFO29" text:continue-numbering="true">
        <text:list-item>
          <text:p text:style-name="P1301"><text:span text:style-name="T1302">कार्य समितिको सहमतिद्वारा कार्य समितिको निर्वाचन प्रयोजनका लागि वढीमा तीन सदस्यीय एक निर्वाचन समितिको गठन गरिनेछ ।</text:span></text:p>
        </text:list-item>
        <text:list-item>
          <text:p text:style-name="P1303"><text:span text:style-name="T1304">निर्वाचन</text:span><text:span text:style-name="T1305"><text:s/></text:span><text:span text:style-name="T1306">समितिले प्रचलित कानुनको परिधि भित्र रहेर निर्वाचन कार्यविधि आफै ब्यवस्थित</text:span><text:span text:style-name="T1307"><text:s/></text:span><text:span text:style-name="T1308">गर्नेछ ।</text:span></text:p>
        </text:list-item>
        <text:list-item>
          <text:p text:style-name="P1309"><text:span text:style-name="T1310">निर्वाचन</text:span><text:span text:style-name="T1311"><text:s/></text:span><text:span text:style-name="T1312">सम्बन्धि कुनै विवाद उत्पन्न भएमा निर्वाचन समितिले गरेको निर्णय नै अन्तिम</text:span><text:span text:style-name="T1313"><text:s/></text:span><text:span text:style-name="T1314">हुने</text:span><text:span text:style-name="T1315"><text:s text:c="3"/></text:span><text:span text:style-name="T1316">छ ।</text:span></text:p>
        </text:list-item>
        <text:list-item>
          <text:p text:style-name="P1317"><text:span text:style-name="T1318">निर्वाचन</text:span><text:span text:style-name="T1319"><text:s/></text:span><text:span text:style-name="T1320">सम्पन्न भएको भोलिपल्ट निर्वाचन समिति स्वतः विघटन हुनेछ ।</text:span></text:p>
        </text:list-item>
      </text:list>
      <text:list text:style-name="LFO1" text:continue-numbering="true">
        <text:list-item>
          <text:p text:style-name="P1321"><text:span text:style-name="T1322">उम्मेदवार</text:span><text:span text:style-name="T1323"><text:s/></text:span><text:span text:style-name="T1324">हुने योग्यता :-</text:span></text:p>
        </text:list-item>
      </text:list>
      <text:p text:style-name="P1325"><text:span text:style-name="T1326">कार्य</text:span><text:span text:style-name="T1327"><text:s/></text:span><text:span text:style-name="T1328">समितिको उम्मेदवार हुन देहाय वमोजिमको योग्यता पुगेको हुनु पर्ने छ</text:span><text:span text:style-name="T1329"><text:s text:c="2"/>:-</text:span></text:p>
      <text:list text:style-name="LFO30" text:continue-numbering="true">
        <text:list-item>
          <text:p text:style-name="P1330"><text:span text:style-name="T1331">विधानको दफा ७ को योग्यता पुगेको ।</text:span></text:p>
        </text:list-item>
        <text:list-item>
          <text:p text:style-name="P1332"><text:span text:style-name="T1333">सदस्यता वहाल रहेको हनु पर्दछ ।</text:span></text:p>
        </text:list-item>
        <text:list-item>
          <text:p text:style-name="P1334"><text:span text:style-name="T1335">संस्थालाई</text:span><text:span text:style-name="T1336"><text:s/></text:span><text:span text:style-name="T1337">तिर्नु पर्ने दायित्व पुरा गरेको ।</text:span></text:p>
        </text:list-item>
      </text:list>
      <text:list text:style-name="LFO1" text:continue-numbering="true">
        <text:list-item>
          <text:p text:style-name="P1338"><text:span text:style-name="T1339">अविश्वास</text:span><text:span text:style-name="T1340"><text:s/></text:span><text:span text:style-name="T1341">प्रस्ताव :-</text:span></text:p>
        </text:list-item>
      </text:list>
      <text:list text:style-name="LFO32" text:continue-numbering="true">
        <text:list-item>
          <text:p text:style-name="P1342"><text:span text:style-name="T1343">अविश्वासको प्रस्ताव लिखित रुपमा कुन कुन पदाधिकारीको विरुद्धमा</text:span><text:span text:style-name="T1344"><text:s/></text:span><text:span text:style-name="T1345">हो</text:span><text:span text:style-name="T1346">?<text:s/></text:span><text:span text:style-name="T1347">सो स्पष्ट खुलाई देहाय वमोजिमको</text:span><text:span text:style-name="T1348"><text:s text:c="2"/></text:span><text:span text:style-name="T1349">रित</text:span><text:span text:style-name="T1350"><text:s/></text:span><text:span text:style-name="T1351">पुर्‌याई संस्थामा दर्ता गर्नु पर्नेछ</text:span><text:span text:style-name="T1352"><text:s text:c="2"/>:</text:span></text:p>
        </text:list-item>
      </text:list>
      <text:list text:style-name="LFO31" text:continue-numbering="true">
        <text:list-item>
          <text:p text:style-name="P1353"><text:span text:style-name="T1354">नेपाली</text:span><text:span text:style-name="T1355"><text:s/></text:span><text:span text:style-name="T1356">भाषामा शिष्ट शव्दको प्रयोग गरी लेखिएको हुनु पर्छ ।</text:span></text:p>
        </text:list-item>
        <text:list-item>
          <text:p text:style-name="P1357"><text:span text:style-name="T1358">प्रस्तावको विषय स्पष्ट र ब्यवहारिक हुनु पर्छ ।</text:span></text:p>
        </text:list-item>
        <text:list-item>
          <text:p text:style-name="P1359"><text:span text:style-name="T1360">साधारण सभाका<text:s/></text:span><text:span text:style-name="T1361">सदस्यहरु मध्येवाट कम्तीमा १/४ (एक चौथाई</text:span><text:span text:style-name="T1362">) सदस्यहरुको प्रष्ट नाम</text:span><text:span text:style-name="T1363">,<text:s/></text:span><text:span text:style-name="T1364">थर र ठेगाना सहितको विवरण खुलाई सहिछाप भएको हुनु पर्छ ।</text:span></text:p>
        </text:list-item>
      </text:list>
      <text:list text:style-name="LFO32" text:continue-numbering="true">
        <text:list-item>
          <text:p text:style-name="P1365"><text:span text:style-name="T1366">दफा २५(क) वमोजिम संस्थामा दर्ता भएको अविश्वासको प्रस्तावको स्पष्ट विषय खुलाई साधारण सभा वा विशेष साधारण सभा वस्ने स्थान</text:span><text:span text:style-name="T1367">,<text:s/></text:span><text:span text:style-name="T1368">मिति र समय समेतको सुचना दिईनेछ ।</text:span></text:p>
        </text:list-item>
        <text:list-item>
          <text:p text:style-name="P1369"><text:span text:style-name="T1370">अविश्वासको प्रस्ताव माथि छलफलको प्रकृया :-</text:span></text:p>
        </text:list-item>
      </text:list>
      <text:list text:style-name="LFO33" text:continue-numbering="true">
        <text:list-item>
          <text:p text:style-name="P1371"><text:span text:style-name="T1372"><text:s/></text:span><text:span text:style-name="T1373"><text:tab/></text:span><text:span text:style-name="T1374">साधारण सभामा अध्यक्षले दफा २५(क) वमोजिमको प्रस्ताव पेश गर्न</text:span><text:span text:style-name="T1375"><text:s/></text:span><text:span text:style-name="T1376">अनुमति दिनेछ र प्रस्ताव पेश गर्ने मध्ये एक जना सदस्यले अविश्वासको प्रस्ताव</text:span><text:span text:style-name="T1377"><text:s/></text:span><text:span text:style-name="T1378">ल्याउनु पर्ने कारण सहितको अभिमत साधारण सभा समक्ष प्रस्तुत गर्नेछ</text:span><text:span text:style-name="T1379"><text:s/>।</text:span></text:p>
        </text:list-item>
        <text:list-item>
          <text:p text:style-name="P1380"><text:span text:style-name="T1381">दफा २५ ग (अ) वमोजिम अविश्वासको प्रस्ताव पक्षका सदस्यहरुले आफ्नो अभिमत प्रस्तुत गरेपछि सो प्रस्ताव उपर मत प्रकट गर्न चाहने वढीमा अन्य तिन जना सदस्यहरुलाई अध्यक्षले अभिमत प्रकट गर्न अनुमति दिन सक्ने<text:s/></text:span><text:span text:style-name="T1382"><text:s text:c="5"/></text:span><text:span text:style-name="T1383">छ</text:span><text:span text:style-name="T1384"><text:s/>।</text:span></text:p>
        </text:list-item>
        <text:list-item>
          <text:p text:style-name="P1385"><text:span text:style-name="T1386"><text:s/></text:span><text:span text:style-name="T1387"><text:tab/></text:span><text:span text:style-name="T1388">दफा २५(क) वमोजिम अविश्वासको प्रस्ताव जुन पदाधिकारी विरुद्ध प्रस्तुत गरिएको हो</text:span><text:span text:style-name="T1389">,<text:s/></text:span><text:span text:style-name="T1390">सो विषयमा अध्यक्षता गर्ने ब्यक्तिले त्यस्तो पदाधिकारीलाई आफ्नो सफाई पेश गर्ने मौकाको लागि आफ्नो भनाईहरु राख्न अनुमति दिनेछ</text:span><text:span text:style-name="T1391"><text:s/>।</text:span></text:p>
        </text:list-item>
      </text:list>
      <text:list text:style-name="LFO32" text:continue-numbering="true">
        <text:list-item>
          <text:p text:style-name="P1392"><text:span text:style-name="T1393"><text:s/></text:span><text:span text:style-name="T1394"><text:tab/></text:span><text:span text:style-name="T1395">अविश्वासको प्रस्ताव माथि निर्णय</text:span><text:span text:style-name="T1396"><text:s text:c="2"/>:-</text:span></text:p>
        </text:list-item>
      </text:list>
      <text:list text:style-name="LFO34" text:continue-numbering="true">
        <text:list-item>
          <text:p text:style-name="P1397"><text:span text:style-name="T1398">अविश्वासको प्रस्ताव उपर आफ्नो भनाई प्रस्तुत गर्ने क्रम समाप्त भए पछि अध्यक्षता गर्ने ब्यक्तिले सो अविश्वासको प्रस्तावको वहुमत पक्ष वा विपक्षमा के मा छ</text:span><text:span text:style-name="T1399">?<text:s/></text:span><text:span text:style-name="T1400">भन्ने निर्णयको लागि देहाय वमोजिम कुनै एक तरिका अपनाई अविश्वासको प्रस्तावको निर्णयको घोषणा गर्नेछ:-</text:span></text:p>
        </text:list-item>
      </text:list>
      <text:list text:style-name="LFO35" text:continue-numbering="true">
        <text:list-item>
          <text:p text:style-name="P1401"><text:span text:style-name="T1402"><text:s/></text:span><text:span text:style-name="T1403">अविश्वासको प्रस्तावको पक्षमा मत प्रकट गर्ने एक समुहमा र विपक्षमा मत प्रकट गर्ने अर्को समुहमा छुट्याएर</text:span><text:span text:style-name="T1404">,<text:s/></text:span><text:span text:style-name="T1405">वा</text:span></text:p>
        </text:list-item>
        <text:list-item>
          <text:p text:style-name="P1406"><text:span text:style-name="T1407">साधारण सभाका सदस्यहरुलाई अविश्वासको प्रस्तावको पक्ष/विपक्षमा गोप्य मतदान गराएर</text:span></text:p>
        </text:list-item>
      </text:list>
      <text:p text:style-name="P1408"/>
      <text:list text:style-name="LFO34" text:continue-numbering="true">
        <text:list-item>
          <text:p text:style-name="P1409"><text:span text:style-name="T1410">साधारण सभाको कुल सदस्य <text:s/>संख्याको २/३(दुई तिहाई) वहुमतबाट अविश्वासको प्रस्ताव पारित हुनेछ । त्यस्तो प्रस्ताव पारित भएमा प्रस्तावित पक्षका ब्यक्तिहरु पदमुक्त हुनेछन् ।</text:span></text:p>
        </text:list-item>
        <text:list-item>
          <text:p text:style-name="P1411"><text:span text:style-name="T1412">निर्वाचित भएको ६ महिना नपुगी वा प्रस्ताव विफल भएको ६ महिना नपुगी त्यस्तो ब्यक्ति उपर पुनः अविश्वासको प्रस्ताव ल्याउन पाईने छैन ।</text:span></text:p>
        </text:list-item>
      </text:list>
      <text:p text:style-name="P1413"><text:span text:style-name="T1414">२६.</text:span><text:span text:style-name="T1415"><text:tab/></text:span><text:span text:style-name="T1416">विधान</text:span><text:span text:style-name="T1417"><text:s/></text:span><text:span text:style-name="T1418">संशोधन :-</text:span></text:p>
      <text:soft-page-break/>
      <text:p text:style-name="P1419"><text:span text:style-name="T1420">कुल सदस्य संख्याको २/३ (दुई तिहाई) साधारण सभाको सदस्यहरुले अनुमोदन गरे पश्चात मात्र संस्थाको विधानको कुनै दफा संशोधन वा खारेजको लागि स्थानीय अधिकारी समक्ष सिफारिस गरि पठाउनु पर्नेछ । स्थानीय अधिकारीवाट स्वीकृत भए पश्चात मात्र विधानको कुनै दफा खारेज वा संशोधन भएको मानिने छ।</text:span></text:p>
      <text:list text:style-name="LFO36" text:continue-numbering="true">
        <text:list-item>
          <text:p text:style-name="P1421"><text:span text:style-name="T1422">नियम वनाउन</text:span><text:span text:style-name="T1423"><text:s/></text:span><text:span text:style-name="T1424">सक्ने :-</text:span></text:p>
        </text:list-item>
      </text:list>
      <text:list text:style-name="LFO37" text:continue-numbering="true">
        <text:list-item>
          <text:p text:style-name="P1425"><text:span text:style-name="T1426">नेपालको प्रचलित कानुनसंग नबाँझिने गरि संस्थाले आफ्नो कार्य सम्पादन गर्ने सन्दर्भमा आवश्यक नियम यस विधानको अधिनमा रही वनाउन सक्नेछ । सो नियम साधारण सभाबाट पारित गरी लागु हुने छ । यसरी पारित भएको नियम अनिवार्य रुपमा स्थानीय अधिकारीलाई समेत जानकारी गराउनु पर्ने छ</text:span><text:span text:style-name="T1427"><text:s/>।</text:span></text:p>
        </text:list-item>
        <text:list-item>
          <text:p text:style-name="P1428"><text:span text:style-name="T1429">यो विधान र अन्तर्गत वनेको नियमको अधिनमा रहि संस्थाको कार्य सञ्चालन र उद्देश्य कार्यान्वयनका लागि कार्य समितिले कर्मचारी व्यवस्था</text:span><text:span text:style-name="T1430">,<text:s/></text:span><text:span text:style-name="T1431">आर्थिक प्रशासन सम्वन्धि विनियम वनाई लागु गर्न सक्नेछ । त्यस्तो विनियमहरु साधारण सभाबाट अनुमोदन गराउनु पर्ने<text:s/></text:span><text:span text:style-name="T1432"><text:s text:c="3"/></text:span><text:span text:style-name="T1433">छ ।</text:span></text:p>
        </text:list-item>
      </text:list>
      <text:list text:style-name="LFO36" text:continue-numbering="true">
        <text:list-item>
          <text:p text:style-name="P1434"><text:span text:style-name="T1435">कर्मचारीको</text:span><text:span text:style-name="T1436"><text:s/></text:span><text:span text:style-name="T1437"><text:s/></text:span><text:span text:style-name="T1438">ब्यवस्था</text:span><text:span text:style-name="T1439"><text:s text:c="2"/>:-</text:span></text:p>
        </text:list-item>
      </text:list>
      <text:list text:style-name="LFO38" text:continue-numbering="true">
        <text:list-item>
          <text:p text:style-name="P1440"><text:span text:style-name="T1441">संस्थाको दैनिक कार्य संचालन र योजना तथा कार्यक्रम संचालनको लागि आवश्यक कर्मचारी दरवन्दी <text:s/>सृजना गरी नियुक्त गर्ने र निजहरुको सेवा सुबिधा तथा पारिश्रमिक सम्वन्धी नियमावली वनाई साधारण सभावाट स्वीकृत भए अनुसार गर्ने ।</text:span></text:p>
        </text:list-item>
        <text:list-item>
          <text:p text:style-name="P1442"><text:span text:style-name="T1443">संस्थाले विदेशी सहयोग प्राप्त गरि कार्यक्रम संचालन र कार्यान्वयन गर्न विदेशी सल्लाहकार वा स्वयंसेवक राख्ने अवस्था भएमा निजले काम गर्ने <text:s/>अवधि</text:span><text:span text:style-name="T1444">,<text:s/></text:span><text:span text:style-name="T1445">पुर्‌याउने सेवा</text:span><text:span text:style-name="T1446">,<text:s/></text:span><text:span text:style-name="T1447">कामको औचित्य</text:span><text:span text:style-name="T1448">,<text:s/></text:span><text:span text:style-name="T1449">सुविधा र तिनको योग्यता समेतको विवरण खोली समाज कल्याण परिषदवाट स्वीकृति लिए पश्चातको विवरण स्थानीय अधिकारी</text:span><text:span text:style-name="T1450">,<text:s/></text:span><text:span text:style-name="T1451">समाज कल्याण परिषद र सम्वन्धित निकायहरुमा अनिवार्य रुपमा उपलब्ध गराईनेछ ।</text:span></text:p>
        </text:list-item>
      </text:list>
      <text:list text:style-name="LFO36" text:continue-numbering="true">
        <text:list-item>
          <text:p text:style-name="P1452"><text:span text:style-name="T1453">संस्था</text:span><text:span text:style-name="T1454"><text:s/></text:span><text:span text:style-name="T1455"><text:s/></text:span><text:span text:style-name="T1456">खारेजी :-</text:span></text:p>
        </text:list-item>
      </text:list>
      <text:list text:style-name="LFO39" text:continue-numbering="true">
        <text:list-item>
          <text:p text:style-name="P1457"><text:span text:style-name="T1458">साधारण</text:span><text:span text:style-name="T1459"><text:s/></text:span><text:span text:style-name="T1460">सभाले आवश्यक देखेमा विशेष प्रस्ताव पारित गरि संस्था खारेज गर्न<text:s/></text:span><text:span text:style-name="T1461"><text:s/></text:span><text:span text:style-name="T1462">सक्नेछ ।</text:span></text:p>
        </text:list-item>
        <text:list-item>
          <text:p text:style-name="P1463"><text:span text:style-name="T1464">दफा २९ (क) वमोजिम संस्था खारेजीको प्रस्ताव पारित गर्दा साधारण सभाले खारेजीको कामका लागि एक वा एक भन्दा वढी लिक्विडेटर र संस्थाको हिसाव किताव गर्नका लागि एक वा एक भन्दा वढी लेखापरीक्षक नियुक्त गर्ने छ ।</text:span></text:p>
        </text:list-item>
        <text:list-item>
          <text:p text:style-name="P1465"><text:span text:style-name="T1466">दफा २९(ख) वमोजिम नियुक्त लिक्विडेटर र लेखा परीक्षकहरुको पारिश्रमिक प्रचलित कानूनको परिधि भित्र रही साधारण सभाले तोकि दिए वमोजिम हुनेछ ।</text:span></text:p>
        </text:list-item>
        <text:list-item>
          <text:p text:style-name="P1467"><text:span text:style-name="T1468">यसरी कारणवश संस्था विघटन भई खारेज भएमा संस्थाको दायित्वको फरफारक गरि वाँकी रहने सम्पुर्ण जायजेथा नेपाल सरकारको हुनेछ ।</text:span></text:p>
        </text:list-item>
      </text:list>
      <text:list text:style-name="LFO36" text:continue-numbering="true">
        <text:list-item>
          <text:p text:style-name="P1469"><text:span text:style-name="T1470">ब्याख्या</text:span><text:span text:style-name="T1471"><text:s/>:-</text:span></text:p>
        </text:list-item>
      </text:list>
      <text:p text:style-name="P1472"><text:span text:style-name="T1473">यो विधान</text:span><text:span text:style-name="T1474"><text:s/></text:span><text:span text:style-name="T1475">र विधान अन्तरगत वनेको नियम विनियमको ब्याख्या गर्ने अधिकार कार्य समितिको हुने</text:span><text:span text:style-name="T1476"><text:s text:c="2"/></text:span><text:span text:style-name="T1477">छ</text:span><text:span text:style-name="T1478"><text:s/></text:span><text:span text:style-name="T1479">।</text:span></text:p>
      <text:list text:style-name="LFO36" text:continue-numbering="true">
        <text:list-item>
          <text:p text:style-name="P1480"><text:span text:style-name="T1481">गोप्यता</text:span><text:span text:style-name="T1482"><text:s/></text:span><text:span text:style-name="T1483"><text:s/></text:span><text:span text:style-name="T1484">भंग गर्न नहुने :-</text:span></text:p>
        </text:list-item>
      </text:list>
      <text:p text:style-name="P1485"><text:span text:style-name="T1486">यस संस्थाका कुनै पनि अधिकारी वा सदस्यले संस्थाको अहित हुने गरी गोप्यता भंग हुने कार्य गर्नु हुदैन । कार्य समितिका पदाधिकारी वा साधारण सभाका सदस्यहरुले वैठक वा साधारण सभामा असभ्य र अश्लील शब्दको प्रयोग गर्न पाईने छैन ।</text:span></text:p>
      <text:list text:style-name="LFO36" text:continue-numbering="true">
        <text:list-item>
          <text:p text:style-name="P1487"><text:span text:style-name="T1488">ऐन अनुसार</text:span><text:span text:style-name="T1489"><text:s/></text:span><text:span text:style-name="T1490"><text:s/></text:span><text:span text:style-name="T1491">हुने :-</text:span></text:p>
        </text:list-item>
      </text:list>
      <text:p text:style-name="P1492"><text:span text:style-name="T1493">यस विधानमा उल्लेख नभएका कुराहरु नेपालको प्रचलित कानुन वमोजिम हुनेछ र <text:s/>संस्था दर्ता ऐन नियम र प्रचलित कानुनसंग वाँझिन गएमा वाँझिएको हद सम्म स्वतः निष्कृय हुनेछ ।</text:span></text:p>
      <text:list text:style-name="LFO36" text:continue-numbering="true">
        <text:list-item>
          <text:p text:style-name="P1494"><text:span text:style-name="T1495">निर्देशनको</text:span><text:span text:style-name="T1496"><text:s/></text:span><text:span text:style-name="T1497"><text:s/></text:span><text:span text:style-name="T1498">पालना :-</text:span></text:p>
        </text:list-item>
      </text:list>
      <text:p text:style-name="P1499"><text:span text:style-name="T1500">नेपाल सरकार वा स्थानीय अधिकारीले समय समयमा दिएको निर्देशन पालना</text:span><text:span text:style-name="T1501"><text:s/></text:span><text:span text:style-name="T1502">गर्नु संस्थाको कर्तब्य हुनेछ ।</text:span></text:p>
      <text:list text:style-name="LFO36" text:continue-numbering="true">
        <text:list-item>
          <text:p text:style-name="P1503"><text:span text:style-name="T1504">तर्दथ</text:span><text:span text:style-name="T1505"><text:s/></text:span><text:span text:style-name="T1506"><text:s/></text:span><text:span text:style-name="T1507">समितिको काम</text:span><text:span text:style-name="T1508">,<text:s/></text:span><text:span text:style-name="T1509"><text:s/></text:span><text:span text:style-name="T1510">कर्तव्य :-</text:span></text:p>
        </text:list-item>
      </text:list>
      <text:soft-page-break/>
      <text:list text:style-name="LFO40" text:continue-numbering="true">
        <text:list-item>
          <text:p text:style-name="P1511"><text:span text:style-name="T1512">यो संस्था स्थापना गरि दर्ता गराउनको लागि गठित तर्दथ समितिले संस्था दर्ता भएको मितिले ६ महिना भित्र साधारण सभा वोलाई विधान अनुसारको निर्वाचन समितिको गठन गरी नयाँ कार्य समितिको निर्वाचन गराउने छ र सो को जानकारी स्थानीय अधिकारीलाई दिनु पर्ने<text:s/></text:span><text:span text:style-name="T1513"><text:s text:c="3"/></text:span><text:span text:style-name="T1514">छ ।</text:span></text:p>
        </text:list-item>
        <text:list-item>
          <text:p text:style-name="P1515"><text:span text:style-name="T1516">प्रथम पटक निर्वाचन सम्पन्न नभएसम्मको अवस्थामा तदर्थ समितिले गरेका काम कार्वाहीहरु यसै विधान सरह भएको मानिने छ ।</text:span></text:p>
        </text:list-item>
      </text:list>
      <text:list text:style-name="LFO36" text:continue-numbering="true">
        <text:list-item>
          <text:p text:style-name="P1517"><text:span text:style-name="T1518">नाम</text:span><text:span text:style-name="T1519"><text:s/></text:span><text:span text:style-name="T1520">नामेसी :-</text:span></text:p>
        </text:list-item>
      </text:list>
      <text:p text:style-name="P1521"><text:span text:style-name="T1522">हामी</text:span><text:span text:style-name="T1523"><text:s/>कल्चोक युवा क्लव<text:s/></text:span><text:span text:style-name="T1524">नामक संस्थाका निम्न संस्थापकहरु यस विधान वमोजिम कार्य गर्न मन्जुर</text:span><text:span text:style-name="T1525"><text:s/></text:span><text:span text:style-name="T1526">भई निम्न साक्षीहरुको रोहवरमा विधानमा सहीछाप गर्दछौ</text:span><text:span text:style-name="T1527"><text:s/>।</text:span></text:p>
      <table:table table:style-name="Table1528">
        <table:table-columns>
          <table:table-column table:style-name="TableColumn1529"/>
          <table:table-column table:style-name="TableColumn1530"/>
          <table:table-column table:style-name="TableColumn1531"/>
          <table:table-column table:style-name="TableColumn1532"/>
        </table:table-columns>
        <table:table-header-rows>
          <table:table-row table:style-name="TableRow1533">
            <table:table-cell table:style-name="TableCell1534">
              <text:p text:style-name="P1535"><text:span text:style-name="T1536">सि.नं.</text:span></text:p>
            </table:table-cell>
            <table:table-cell table:style-name="TableCell1537">
              <text:p text:style-name="P1538"><text:span text:style-name="T1539">संस्थापकको नाम थर</text:span><text:span text:style-name="T1540">,<text:s/></text:span><text:span text:style-name="T1541">ठेगाना र सहिछाँप</text:span></text:p>
            </table:table-cell>
            <table:table-cell table:style-name="TableCell1542">
              <text:p text:style-name="P1543"><text:span text:style-name="T1544">सि.नं.</text:span></text:p>
            </table:table-cell>
            <table:table-cell table:style-name="TableCell1545">
              <text:p text:style-name="P1546"><text:span text:style-name="T1547">साक्षिको</text:span><text:span text:style-name="T1548"><text:s text:c="2"/></text:span><text:span text:style-name="T1549">नाम थर</text:span><text:span text:style-name="T1550">,<text:s/></text:span><text:span text:style-name="T1551">ठेगाना र सहिछाँप</text:span></text:p>
            </table:table-cell>
          </table:table-row>
        </table:table-header-rows>
        <table:table-row table:style-name="TableRow1552">
          <table:table-cell table:style-name="TableCell1553" table:number-rows-spanned="8">
            <text:p text:style-name="P1554"><text:span text:style-name="T1555">संस्थापक</text:span><text:span text:style-name="T1556"><text:s/></text:span><text:span text:style-name="T1557">नं. १</text:span></text:p>
          </table:table-cell>
          <table:table-cell table:style-name="TableCell1558">
            <text:p text:style-name="P1559"><text:span text:style-name="T1560">नाम थर :-</text:span><text:span text:style-name="T1561"><text:s/></text:span><text:span text:style-name="T1562"><text:s/></text:span></text:p>
          </table:table-cell>
          <table:table-cell table:style-name="TableCell1563" table:number-rows-spanned="8">
            <text:p text:style-name="P1564"><text:span text:style-name="T1565">साक्षि नं. १</text:span></text:p>
          </table:table-cell>
          <table:table-cell table:style-name="TableCell1566">
            <text:p text:style-name="P1567"><text:span text:style-name="T1568">नाम थर :-<text:s/></text:span></text:p>
          </table:table-cell>
        </table:table-row>
        <table:table-row table:style-name="TableRow1569">
          <table:covered-table-cell>
            <text:p text:style-name="P1570"/>
          </table:covered-table-cell>
          <table:table-cell table:style-name="TableCell1571">
            <text:p text:style-name="P1572"><text:span text:style-name="T1573">ठेगाना</text:span><text:span text:style-name="T1574"><text:s/>:-<text:s/></text:span></text:p>
          </table:table-cell>
          <table:covered-table-cell>
            <text:p text:style-name="P1575"/>
          </table:covered-table-cell>
          <table:table-cell table:style-name="TableCell1576">
            <text:p text:style-name="P1577"><text:span text:style-name="T1578">ठेगाना :-<text:s/></text:span></text:p>
          </table:table-cell>
        </table:table-row>
        <table:table-row table:style-name="TableRow1579">
          <table:covered-table-cell>
            <text:p text:style-name="P1580"/>
          </table:covered-table-cell>
          <table:table-cell table:style-name="TableCell1581">
            <text:p text:style-name="P1582"><text:span text:style-name="T1583">नागरिकता</text:span><text:span text:style-name="T1584"><text:s/></text:span><text:span text:style-name="T1585">नं. :</text:span><text:span text:style-name="T1586">-<text:s/></text:span></text:p>
          </table:table-cell>
          <table:covered-table-cell>
            <text:p text:style-name="P1587"/>
          </table:covered-table-cell>
          <table:table-cell table:style-name="TableCell1588">
            <text:p text:style-name="P1589"><text:span text:style-name="T1590">नागरिकता नं. :-<text:s/></text:span></text:p>
          </table:table-cell>
        </table:table-row>
        <table:table-row table:style-name="TableRow1591">
          <table:covered-table-cell>
            <text:p text:style-name="P1592"/>
          </table:covered-table-cell>
          <table:table-cell table:style-name="TableCell1593">
            <text:p text:style-name="P1594"><text:span text:style-name="T1595">वुवाको</text:span><text:span text:style-name="T1596"><text:s/></text:span><text:span text:style-name="T1597">नाम:-</text:span></text:p>
          </table:table-cell>
          <table:covered-table-cell>
            <text:p text:style-name="P1598"/>
          </table:covered-table-cell>
          <table:table-cell table:style-name="TableCell1599">
            <text:p text:style-name="P1600"><text:span text:style-name="T1601">बुवाको नाम:-</text:span></text:p>
          </table:table-cell>
        </table:table-row>
        <table:table-row table:style-name="TableRow1602">
          <table:covered-table-cell>
            <text:p text:style-name="P1603"/>
          </table:covered-table-cell>
          <table:table-cell table:style-name="TableCell1604">
            <text:p text:style-name="P1605"><text:span text:style-name="T1606">सम्पर्क</text:span><text:span text:style-name="T1607"><text:s/></text:span><text:span text:style-name="T1608">नं. :-</text:span><text:span text:style-name="T1609"><text:s/></text:span></text:p>
          </table:table-cell>
          <table:covered-table-cell>
            <text:p text:style-name="P1610"/>
          </table:covered-table-cell>
          <table:table-cell table:style-name="TableCell1611">
            <text:p text:style-name="P1612"><text:span text:style-name="T1613">सम्पर्क नं. :-<text:s/></text:span></text:p>
          </table:table-cell>
        </table:table-row>
        <table:table-row table:style-name="TableRow1614">
          <table:covered-table-cell>
            <text:p text:style-name="P1615"/>
          </table:covered-table-cell>
          <table:table-cell table:style-name="TableCell1616">
            <text:p text:style-name="P1617"><text:span text:style-name="T1618">पेशा</text:span><text:span text:style-name="T1619"><text:s/>:-<text:s/></text:span></text:p>
          </table:table-cell>
          <table:covered-table-cell>
            <text:p text:style-name="P1620"/>
          </table:covered-table-cell>
          <table:table-cell table:style-name="TableCell1621">
            <text:p text:style-name="P1622"><text:span text:style-name="T1623">पेशा :-</text:span></text:p>
          </table:table-cell>
        </table:table-row>
        <table:table-row table:style-name="TableRow1624">
          <table:covered-table-cell>
            <text:p text:style-name="P1625"/>
          </table:covered-table-cell>
          <table:table-cell table:style-name="TableCell1626">
            <text:p text:style-name="P1627"><text:span text:style-name="T1628">पद</text:span><text:span text:style-name="T1629"><text:s/>:-<text:s/></text:span></text:p>
          </table:table-cell>
          <table:covered-table-cell>
            <text:p text:style-name="P1630"/>
          </table:covered-table-cell>
          <table:table-cell table:style-name="TableCell1631" table:number-rows-spanned="2">
            <text:p text:style-name="P1632"><text:span text:style-name="T1633">दस्तखत:-</text:span></text:p>
          </table:table-cell>
        </table:table-row>
        <table:table-row table:style-name="TableRow1634">
          <table:covered-table-cell>
            <text:p text:style-name="P1635"/>
          </table:covered-table-cell>
          <table:table-cell table:style-name="TableCell1636">
            <text:p text:style-name="P1637"><text:span text:style-name="T1638">दस्तखत:-</text:span></text:p>
          </table:table-cell>
          <table:covered-table-cell>
            <text:p text:style-name="P1639"/>
          </table:covered-table-cell>
          <table:covered-table-cell>
            <text:p text:style-name="P1640"/>
          </table:covered-table-cell>
        </table:table-row>
        <table:table-row table:style-name="TableRow1641">
          <table:table-cell table:style-name="TableCell1642" table:number-rows-spanned="8">
            <text:p text:style-name="P1643"><text:span text:style-name="T1644">संस्थापक</text:span><text:span text:style-name="T1645"><text:s/></text:span><text:span text:style-name="T1646">नं. २</text:span></text:p>
          </table:table-cell>
          <table:table-cell table:style-name="TableCell1647">
            <text:p text:style-name="P1648"><text:span text:style-name="T1649">नाम थर :-</text:span><text:span text:style-name="T1650"><text:s/></text:span></text:p>
          </table:table-cell>
          <table:table-cell table:style-name="TableCell1651" table:number-rows-spanned="8">
            <text:p text:style-name="P1652"><text:span text:style-name="T1653">साक्षि नं. १</text:span></text:p>
          </table:table-cell>
          <table:table-cell table:style-name="TableCell1654">
            <text:p text:style-name="P1655"><text:span text:style-name="T1656">नाम थर :-<text:s/></text:span></text:p>
          </table:table-cell>
        </table:table-row>
        <table:table-row table:style-name="TableRow1657">
          <table:covered-table-cell>
            <text:p text:style-name="P1658"/>
          </table:covered-table-cell>
          <table:table-cell table:style-name="TableCell1659">
            <text:p text:style-name="P1660"><text:span text:style-name="T1661">ठेगाना</text:span><text:span text:style-name="T1662"><text:s/>:-<text:s/></text:span></text:p>
          </table:table-cell>
          <table:covered-table-cell>
            <text:p text:style-name="P1663"/>
          </table:covered-table-cell>
          <table:table-cell table:style-name="TableCell1664">
            <text:p text:style-name="P1665"><text:span text:style-name="T1666">ठेगाना :-<text:s/></text:span></text:p>
          </table:table-cell>
        </table:table-row>
        <table:table-row table:style-name="TableRow1667">
          <table:covered-table-cell>
            <text:p text:style-name="P1668"/>
          </table:covered-table-cell>
          <table:table-cell table:style-name="TableCell1669">
            <text:p text:style-name="P1670"><text:span text:style-name="T1671">नागरिकता</text:span><text:span text:style-name="T1672"><text:s/></text:span><text:span text:style-name="T1673">नं. :-<text:s/></text:span></text:p>
          </table:table-cell>
          <table:covered-table-cell>
            <text:p text:style-name="P1674"/>
          </table:covered-table-cell>
          <table:table-cell table:style-name="TableCell1675">
            <text:p text:style-name="P1676"><text:span text:style-name="T1677">नागरिकता नं. :-<text:s/></text:span></text:p>
          </table:table-cell>
        </table:table-row>
        <table:table-row table:style-name="TableRow1678">
          <table:covered-table-cell>
            <text:p text:style-name="P1679"/>
          </table:covered-table-cell>
          <table:table-cell table:style-name="TableCell1680">
            <text:p text:style-name="P1681"><text:span text:style-name="T1682">वुवाको</text:span><text:span text:style-name="T1683"><text:s/></text:span><text:span text:style-name="T1684">नाम:-</text:span><text:span text:style-name="T1685"><text:s/></text:span></text:p>
          </table:table-cell>
          <table:covered-table-cell>
            <text:p text:style-name="P1686"/>
          </table:covered-table-cell>
          <table:table-cell table:style-name="TableCell1687">
            <text:p text:style-name="P1688"><text:span text:style-name="T1689">बुवाको नाम:-</text:span><text:span text:style-name="T1690"><text:s/></text:span></text:p>
          </table:table-cell>
        </table:table-row>
        <table:table-row table:style-name="TableRow1691">
          <table:covered-table-cell>
            <text:p text:style-name="P1692"/>
          </table:covered-table-cell>
          <table:table-cell table:style-name="TableCell1693">
            <text:p text:style-name="P1694"><text:span text:style-name="T1695">सम्पर्क</text:span><text:span text:style-name="T1696"><text:s/></text:span><text:span text:style-name="T1697">नं. :-<text:s/></text:span></text:p>
          </table:table-cell>
          <table:covered-table-cell>
            <text:p text:style-name="P1698"/>
          </table:covered-table-cell>
          <table:table-cell table:style-name="TableCell1699">
            <text:p text:style-name="P1700"><text:span text:style-name="T1701">सम्पर्क नं. :-<text:s/></text:span></text:p>
          </table:table-cell>
        </table:table-row>
        <table:table-row table:style-name="TableRow1702">
          <table:covered-table-cell>
            <text:p text:style-name="P1703"/>
          </table:covered-table-cell>
          <table:table-cell table:style-name="TableCell1704">
            <text:p text:style-name="P1705"><text:span text:style-name="T1706">पेशा</text:span><text:span text:style-name="T1707"><text:s/>:-<text:s/></text:span><text:span text:style-name="T1708">व</text:span></text:p>
          </table:table-cell>
          <table:covered-table-cell>
            <text:p text:style-name="P1709"/>
          </table:covered-table-cell>
          <table:table-cell table:style-name="TableCell1710">
            <text:p text:style-name="P1711"><text:span text:style-name="T1712">पेशा :- समाजसेवी</text:span><text:span text:style-name="T1713"> </text:span></text:p>
          </table:table-cell>
        </table:table-row>
        <table:table-row table:style-name="TableRow1714">
          <table:covered-table-cell>
            <text:p text:style-name="P1715"/>
          </table:covered-table-cell>
          <table:table-cell table:style-name="TableCell1716">
            <text:p text:style-name="P1717"><text:span text:style-name="T1718">पद</text:span><text:span text:style-name="T1719"><text:s/>:-<text:s/></text:span></text:p>
          </table:table-cell>
          <table:covered-table-cell>
            <text:p text:style-name="P1720"/>
          </table:covered-table-cell>
          <table:table-cell table:style-name="TableCell1721" table:number-rows-spanned="2">
            <text:p text:style-name="P1722"><text:span text:style-name="T1723">दस्तखत:-</text:span></text:p>
          </table:table-cell>
        </table:table-row>
        <table:table-row table:style-name="TableRow1724">
          <table:covered-table-cell>
            <text:p text:style-name="P1725"/>
          </table:covered-table-cell>
          <table:table-cell table:style-name="TableCell1726">
            <text:p text:style-name="P1727"><text:span text:style-name="T1728">दस्तखत:-</text:span></text:p>
          </table:table-cell>
          <table:covered-table-cell>
            <text:p text:style-name="P1729"/>
          </table:covered-table-cell>
          <table:covered-table-cell>
            <text:p text:style-name="P1730"/>
          </table:covered-table-cell>
        </table:table-row>
        <table:table-row table:style-name="TableRow1731">
          <table:table-cell table:style-name="TableCell1732" table:number-rows-spanned="8">
            <text:p text:style-name="P1733"><text:span text:style-name="T1734">संस्थापक</text:span><text:span text:style-name="T1735"><text:s/></text:span><text:span text:style-name="T1736">नं. ३</text:span></text:p>
          </table:table-cell>
          <table:table-cell table:style-name="TableCell1737">
            <text:p text:style-name="P1738"><text:span text:style-name="T1739">नाम थर :-<text:s/></text:span></text:p>
          </table:table-cell>
          <table:table-cell table:style-name="TableCell1740" table:number-rows-spanned="8">
            <text:p text:style-name="P1741"><text:span text:style-name="T1742">साक्षि नं. १</text:span></text:p>
          </table:table-cell>
          <table:table-cell table:style-name="TableCell1743">
            <text:p text:style-name="P1744"><text:span text:style-name="T1745">नाम थर :-</text:span><text:span text:style-name="T1746"><text:s/></text:span></text:p>
          </table:table-cell>
        </table:table-row>
        <table:table-row table:style-name="TableRow1747">
          <table:covered-table-cell>
            <text:p text:style-name="P1748"/>
          </table:covered-table-cell>
          <table:table-cell table:style-name="TableCell1749">
            <text:p text:style-name="P1750"><text:span text:style-name="T1751">ठेगाना</text:span><text:span text:style-name="T1752"><text:s/>:-<text:s/></text:span></text:p>
          </table:table-cell>
          <table:covered-table-cell>
            <text:p text:style-name="P1753"/>
          </table:covered-table-cell>
          <table:table-cell table:style-name="TableCell1754">
            <text:p text:style-name="P1755"><text:span text:style-name="T1756">ठेगाना :-<text:s/></text:span></text:p>
          </table:table-cell>
        </table:table-row>
        <table:table-row table:style-name="TableRow1757">
          <table:covered-table-cell>
            <text:p text:style-name="P1758"/>
          </table:covered-table-cell>
          <table:table-cell table:style-name="TableCell1759">
            <text:p text:style-name="P1760"><text:span text:style-name="T1761">नागरिकता</text:span><text:span text:style-name="T1762"><text:s/></text:span><text:span text:style-name="T1763">नं. :-<text:s/></text:span></text:p>
          </table:table-cell>
          <table:covered-table-cell>
            <text:p text:style-name="P1764"/>
          </table:covered-table-cell>
          <table:table-cell table:style-name="TableCell1765">
            <text:p text:style-name="P1766"><text:span text:style-name="T1767">नागरिकता नं. :-<text:s/></text:span></text:p>
          </table:table-cell>
        </table:table-row>
        <table:table-row table:style-name="TableRow1768">
          <table:covered-table-cell>
            <text:p text:style-name="P1769"/>
          </table:covered-table-cell>
          <table:table-cell table:style-name="TableCell1770">
            <text:p text:style-name="P1771"><text:span text:style-name="T1772">वुवाको</text:span><text:span text:style-name="T1773"><text:s/></text:span><text:span text:style-name="T1774">नाम:-</text:span><text:span text:style-name="T1775"><text:s/></text:span></text:p>
          </table:table-cell>
          <table:covered-table-cell>
            <text:p text:style-name="P1776"/>
          </table:covered-table-cell>
          <table:table-cell table:style-name="TableCell1777">
            <text:p text:style-name="P1778"><text:span text:style-name="T1779">बुवाको नाम:-</text:span><text:span text:style-name="T1780"><text:s/></text:span></text:p>
          </table:table-cell>
        </table:table-row>
        <table:table-row table:style-name="TableRow1781">
          <table:covered-table-cell>
            <text:p text:style-name="P1782"/>
          </table:covered-table-cell>
          <table:table-cell table:style-name="TableCell1783">
            <text:p text:style-name="P1784"><text:span text:style-name="T1785">सम्पर्क</text:span><text:span text:style-name="T1786"><text:s/></text:span><text:span text:style-name="T1787">नं. :-<text:s/></text:span></text:p>
          </table:table-cell>
          <table:covered-table-cell>
            <text:p text:style-name="P1788"/>
          </table:covered-table-cell>
          <table:table-cell table:style-name="TableCell1789">
            <text:p text:style-name="P1790"><text:span text:style-name="T1791">सम्पर्क नं. :-<text:s/></text:span></text:p>
          </table:table-cell>
        </table:table-row>
        <table:table-row table:style-name="TableRow1792">
          <table:covered-table-cell>
            <text:p text:style-name="P1793"/>
          </table:covered-table-cell>
          <table:table-cell table:style-name="TableCell1794">
            <text:p text:style-name="P1795"><text:span text:style-name="T1796">पेशा</text:span><text:span text:style-name="T1797"><text:s/>:-<text:s/></text:span></text:p>
          </table:table-cell>
          <table:covered-table-cell>
            <text:p text:style-name="P1798"/>
          </table:covered-table-cell>
          <table:table-cell table:style-name="TableCell1799">
            <text:p text:style-name="P1800"><text:span text:style-name="T1801">पेशा :-<text:s/></text:span></text:p>
          </table:table-cell>
        </table:table-row>
        <table:table-row table:style-name="TableRow1802">
          <table:covered-table-cell>
            <text:p text:style-name="P1803"/>
          </table:covered-table-cell>
          <table:table-cell table:style-name="TableCell1804">
            <text:p text:style-name="P1805"><text:span text:style-name="T1806">पद</text:span><text:span text:style-name="T1807"><text:s/>:-<text:s/></text:span></text:p>
          </table:table-cell>
          <table:covered-table-cell>
            <text:p text:style-name="P1808"/>
          </table:covered-table-cell>
          <table:table-cell table:style-name="TableCell1809" table:number-rows-spanned="2">
            <text:p text:style-name="P1810"><text:span text:style-name="T1811">दस्तखत:-</text:span></text:p>
          </table:table-cell>
        </table:table-row>
        <table:table-row table:style-name="TableRow1812">
          <table:covered-table-cell>
            <text:p text:style-name="P1813"/>
          </table:covered-table-cell>
          <table:table-cell table:style-name="TableCell1814">
            <text:p text:style-name="P1815"><text:span text:style-name="T1816">दस्तखत:-</text:span></text:p>
          </table:table-cell>
          <table:covered-table-cell>
            <text:p text:style-name="P1817"/>
          </table:covered-table-cell>
          <table:covered-table-cell>
            <text:p text:style-name="P1818"/>
          </table:covered-table-cell>
        </table:table-row>
        <table:table-row table:style-name="TableRow1819">
          <table:table-cell table:style-name="TableCell1820" table:number-rows-spanned="8">
            <text:p text:style-name="P1821"><text:span text:style-name="T1822">संस्थापक</text:span><text:span text:style-name="T1823"><text:s/></text:span><text:span text:style-name="T1824">नं. ४</text:span></text:p>
          </table:table-cell>
          <table:table-cell table:style-name="TableCell1825">
            <text:p text:style-name="P1826"><text:span text:style-name="T1827">नाम थर :-<text:s/></text:span></text:p>
          </table:table-cell>
          <table:table-cell table:style-name="TableCell1828" table:number-rows-spanned="8">
            <text:p text:style-name="P1829"><text:span text:style-name="T1830">साक्षि नं. १</text:span></text:p>
          </table:table-cell>
          <table:table-cell table:style-name="TableCell1831">
            <text:p text:style-name="P1832"><text:span text:style-name="T1833">नाम थर :-<text:s/></text:span></text:p>
          </table:table-cell>
        </table:table-row>
        <table:table-row table:style-name="TableRow1834">
          <table:covered-table-cell>
            <text:p text:style-name="P1835"/>
          </table:covered-table-cell>
          <table:table-cell table:style-name="TableCell1836">
            <text:p text:style-name="P1837"><text:span text:style-name="T1838">ठेगाना</text:span><text:span text:style-name="T1839"><text:s/>:-<text:s/></text:span></text:p>
          </table:table-cell>
          <table:covered-table-cell>
            <text:p text:style-name="P1840"/>
          </table:covered-table-cell>
          <table:table-cell table:style-name="TableCell1841">
            <text:p text:style-name="P1842"><text:span text:style-name="T1843">ठेगाना :-<text:s/></text:span></text:p>
          </table:table-cell>
        </table:table-row>
        <table:table-row table:style-name="TableRow1844">
          <table:covered-table-cell>
            <text:p text:style-name="P1845"/>
          </table:covered-table-cell>
          <table:table-cell table:style-name="TableCell1846">
            <text:p text:style-name="P1847"><text:span text:style-name="T1848">नागरिकता</text:span><text:span text:style-name="T1849"><text:s/></text:span><text:span text:style-name="T1850">नं. :-</text:span><text:span text:style-name="T1851"><text:s/></text:span></text:p>
          </table:table-cell>
          <table:covered-table-cell>
            <text:p text:style-name="P1852"/>
          </table:covered-table-cell>
          <table:table-cell table:style-name="TableCell1853">
            <text:p text:style-name="P1854"><text:span text:style-name="T1855">नागरिकता नं. :-<text:s/></text:span></text:p>
          </table:table-cell>
        </table:table-row>
        <table:table-row table:style-name="TableRow1856">
          <table:covered-table-cell>
            <text:p text:style-name="P1857"/>
          </table:covered-table-cell>
          <table:table-cell table:style-name="TableCell1858">
            <text:p text:style-name="P1859"><text:span text:style-name="T1860">वुवाको</text:span><text:span text:style-name="T1861"><text:s/></text:span><text:span text:style-name="T1862">नाम:-</text:span><text:span text:style-name="T1863"><text:s/></text:span></text:p>
          </table:table-cell>
          <table:covered-table-cell>
            <text:p text:style-name="P1864"/>
          </table:covered-table-cell>
          <table:table-cell table:style-name="TableCell1865">
            <text:p text:style-name="P1866"><text:span text:style-name="T1867">बुवाको नाम:-</text:span><text:span text:style-name="T1868"><text:s/></text:span></text:p>
          </table:table-cell>
        </table:table-row>
        <table:table-row table:style-name="TableRow1869">
          <table:covered-table-cell>
            <text:p text:style-name="P1870"/>
          </table:covered-table-cell>
          <table:table-cell table:style-name="TableCell1871">
            <text:p text:style-name="P1872"><text:span text:style-name="T1873">सम्पर्क</text:span><text:span text:style-name="T1874"><text:s/></text:span><text:span text:style-name="T1875">नं. :-<text:s/></text:span></text:p>
          </table:table-cell>
          <table:covered-table-cell>
            <text:p text:style-name="P1876"/>
          </table:covered-table-cell>
          <table:table-cell table:style-name="TableCell1877">
            <text:p text:style-name="P1878"><text:span text:style-name="T1879">सम्पर्क नं. :-<text:s/></text:span></text:p>
          </table:table-cell>
        </table:table-row>
        <table:table-row table:style-name="TableRow1880">
          <table:covered-table-cell>
            <text:p text:style-name="P1881"/>
          </table:covered-table-cell>
          <table:table-cell table:style-name="TableCell1882">
            <text:p text:style-name="P1883"><text:span text:style-name="T1884">पेशा</text:span><text:span text:style-name="T1885"><text:s/>:-<text:s/></text:span></text:p>
          </table:table-cell>
          <table:covered-table-cell>
            <text:p text:style-name="P1886"/>
          </table:covered-table-cell>
          <table:table-cell table:style-name="TableCell1887">
            <text:p text:style-name="P1888"><text:span text:style-name="T1889">पेशा :- समाजसे</text:span><text:span text:style-name="T1890">वी</text:span></text:p>
          </table:table-cell>
        </table:table-row>
        <table:table-row table:style-name="TableRow1891">
          <table:covered-table-cell>
            <text:p text:style-name="P1892"/>
          </table:covered-table-cell>
          <table:table-cell table:style-name="TableCell1893">
            <text:p text:style-name="P1894"><text:span text:style-name="T1895">पद</text:span><text:span text:style-name="T1896"><text:s/>:-<text:s/></text:span></text:p>
          </table:table-cell>
          <table:covered-table-cell>
            <text:p text:style-name="P1897"/>
          </table:covered-table-cell>
          <table:table-cell table:style-name="TableCell1898" table:number-rows-spanned="2">
            <text:p text:style-name="P1899"><text:span text:style-name="T1900">दस्तखत:-</text:span></text:p>
          </table:table-cell>
        </table:table-row>
        <table:table-row table:style-name="TableRow1901">
          <table:covered-table-cell>
            <text:p text:style-name="P1902"/>
          </table:covered-table-cell>
          <table:table-cell table:style-name="TableCell1903">
            <text:p text:style-name="P1904"><text:span text:style-name="T1905">दस्तखत:-</text:span></text:p>
          </table:table-cell>
          <table:covered-table-cell>
            <text:p text:style-name="P1906"/>
          </table:covered-table-cell>
          <table:covered-table-cell>
            <text:p text:style-name="P1907"/>
          </table:covered-table-cell>
        </table:table-row>
      </table:table>
      <text:p text:style-name="P1908"/>
      <table:table table:style-name="Table1909">
        <table:table-columns>
          <table:table-column table:style-name="TableColumn1910"/>
          <table:table-column table:style-name="TableColumn1911"/>
          <table:table-column table:style-name="TableColumn1912"/>
          <table:table-column table:style-name="TableColumn1913"/>
        </table:table-columns>
        <table:table-header-rows>
          <table:table-row table:style-name="TableRow1914">
            <table:table-cell table:style-name="TableCell1915">
              <text:soft-page-break/>
              <text:p text:style-name="P1916"><text:span text:style-name="T1917">सि.नं.</text:span></text:p>
            </table:table-cell>
            <table:table-cell table:style-name="TableCell1918">
              <text:p text:style-name="P1919"><text:span text:style-name="T1920">संस्थापकको नाम थर</text:span><text:span text:style-name="T1921">,<text:s/></text:span><text:span text:style-name="T1922">ठेगाना र सहिछाँप</text:span></text:p>
            </table:table-cell>
            <table:table-cell table:style-name="TableCell1923">
              <text:p text:style-name="P1924"><text:span text:style-name="T1925">सि.नं.</text:span></text:p>
            </table:table-cell>
            <table:table-cell table:style-name="TableCell1926">
              <text:p text:style-name="P1927"><text:span text:style-name="T1928">साक्षिको</text:span><text:span text:style-name="T1929"><text:s text:c="2"/></text:span><text:span text:style-name="T1930">नाम थर</text:span><text:span text:style-name="T1931">,<text:s/></text:span><text:span text:style-name="T1932">ठेगाना र सहिछाँप</text:span></text:p>
            </table:table-cell>
          </table:table-row>
        </table:table-header-rows>
        <table:table-row table:style-name="TableRow1933">
          <table:table-cell table:style-name="TableCell1934" table:number-rows-spanned="8">
            <text:p text:style-name="P1935"><text:span text:style-name="T1936">संस्थापक</text:span><text:span text:style-name="T1937"><text:s/></text:span><text:span text:style-name="T1938">नं.<text:s/></text:span><text:span text:style-name="T1939">५</text:span></text:p>
          </table:table-cell>
          <table:table-cell table:style-name="TableCell1940">
            <text:p text:style-name="P1941"><text:span text:style-name="T1942">नाम थर :-<text:s/></text:span></text:p>
          </table:table-cell>
          <table:table-cell table:style-name="TableCell1943" table:number-rows-spanned="8">
            <text:p text:style-name="P1944"><text:span text:style-name="T1945">साक्षि नं. १</text:span></text:p>
          </table:table-cell>
          <table:table-cell table:style-name="TableCell1946">
            <text:p text:style-name="P1947"><text:span text:style-name="T1948">नाम थर :-<text:s/></text:span></text:p>
          </table:table-cell>
        </table:table-row>
        <table:table-row table:style-name="TableRow1949">
          <table:covered-table-cell>
            <text:p text:style-name="P1950"/>
          </table:covered-table-cell>
          <table:table-cell table:style-name="TableCell1951">
            <text:p text:style-name="P1952"><text:span text:style-name="T1953">ठेगाना</text:span><text:span text:style-name="T1954"><text:s/>:-<text:s/></text:span></text:p>
          </table:table-cell>
          <table:covered-table-cell>
            <text:p text:style-name="P1955"/>
          </table:covered-table-cell>
          <table:table-cell table:style-name="TableCell1956">
            <text:p text:style-name="P1957"><text:span text:style-name="T1958">ठेगाना :-<text:s/></text:span></text:p>
          </table:table-cell>
        </table:table-row>
        <table:table-row table:style-name="TableRow1959">
          <table:covered-table-cell>
            <text:p text:style-name="P1960"/>
          </table:covered-table-cell>
          <table:table-cell table:style-name="TableCell1961">
            <text:p text:style-name="P1962"><text:span text:style-name="T1963">नागरिकता</text:span><text:span text:style-name="T1964"><text:s/></text:span><text:span text:style-name="T1965">नं. :-<text:s/></text:span></text:p>
          </table:table-cell>
          <table:covered-table-cell>
            <text:p text:style-name="P1966"/>
          </table:covered-table-cell>
          <table:table-cell table:style-name="TableCell1967">
            <text:p text:style-name="P1968"><text:span text:style-name="T1969">नागरिकता नं. :-<text:s/></text:span></text:p>
          </table:table-cell>
        </table:table-row>
        <table:table-row table:style-name="TableRow1970">
          <table:covered-table-cell>
            <text:p text:style-name="P1971"/>
          </table:covered-table-cell>
          <table:table-cell table:style-name="TableCell1972">
            <text:p text:style-name="P1973"><text:span text:style-name="T1974">वुवाको</text:span><text:span text:style-name="T1975"><text:s/></text:span><text:span text:style-name="T1976">नाम:-</text:span><text:span text:style-name="T1977"><text:s/></text:span></text:p>
          </table:table-cell>
          <table:covered-table-cell>
            <text:p text:style-name="P1978"/>
          </table:covered-table-cell>
          <table:table-cell table:style-name="TableCell1979">
            <text:p text:style-name="P1980"><text:span text:style-name="T1981">बुवाको नाम:-</text:span><text:span text:style-name="T1982"><text:s/></text:span></text:p>
          </table:table-cell>
        </table:table-row>
        <table:table-row table:style-name="TableRow1983">
          <table:covered-table-cell>
            <text:p text:style-name="P1984"/>
          </table:covered-table-cell>
          <table:table-cell table:style-name="TableCell1985">
            <text:p text:style-name="P1986"><text:span text:style-name="T1987">सम्पर्क</text:span><text:span text:style-name="T1988"><text:s/></text:span><text:span text:style-name="T1989">नं. :-<text:s/></text:span></text:p>
          </table:table-cell>
          <table:covered-table-cell>
            <text:p text:style-name="P1990"/>
          </table:covered-table-cell>
          <table:table-cell table:style-name="TableCell1991">
            <text:p text:style-name="P1992"><text:span text:style-name="T1993">सम्पर्क नं. :-<text:s/></text:span></text:p>
          </table:table-cell>
        </table:table-row>
        <table:table-row table:style-name="TableRow1994">
          <table:covered-table-cell>
            <text:p text:style-name="P1995"/>
          </table:covered-table-cell>
          <table:table-cell table:style-name="TableCell1996">
            <text:p text:style-name="P1997"><text:span text:style-name="T1998">पेशा</text:span><text:span text:style-name="T1999"><text:s/>:-<text:s/></text:span></text:p>
          </table:table-cell>
          <table:covered-table-cell>
            <text:p text:style-name="P2000"/>
          </table:covered-table-cell>
          <table:table-cell table:style-name="TableCell2001">
            <text:p text:style-name="P2002"><text:span text:style-name="T2003">पेशा :- समाजसेवी</text:span><text:span text:style-name="T2004"> </text:span></text:p>
          </table:table-cell>
        </table:table-row>
        <table:table-row table:style-name="TableRow2005">
          <table:covered-table-cell>
            <text:p text:style-name="P2006"/>
          </table:covered-table-cell>
          <table:table-cell table:style-name="TableCell2007">
            <text:p text:style-name="P2008"><text:span text:style-name="T2009">पद</text:span><text:span text:style-name="T2010"><text:s/>:-<text:s/></text:span></text:p>
          </table:table-cell>
          <table:covered-table-cell>
            <text:p text:style-name="P2011"/>
          </table:covered-table-cell>
          <table:table-cell table:style-name="TableCell2012" table:number-rows-spanned="2">
            <text:p text:style-name="P2013"><text:span text:style-name="T2014">दस्तखत:-</text:span></text:p>
          </table:table-cell>
        </table:table-row>
        <table:table-row table:style-name="TableRow2015">
          <table:covered-table-cell>
            <text:p text:style-name="P2016"/>
          </table:covered-table-cell>
          <table:table-cell table:style-name="TableCell2017">
            <text:p text:style-name="P2018"><text:span text:style-name="T2019">दस्तखत:-</text:span></text:p>
          </table:table-cell>
          <table:covered-table-cell>
            <text:p text:style-name="P2020"/>
          </table:covered-table-cell>
          <table:covered-table-cell>
            <text:p text:style-name="P2021"/>
          </table:covered-table-cell>
        </table:table-row>
        <table:table-row table:style-name="TableRow2022">
          <table:table-cell table:style-name="TableCell2023" table:number-rows-spanned="8">
            <text:p text:style-name="P2024"><text:span text:style-name="T2025">संस्थापक</text:span><text:span text:style-name="T2026"><text:s/></text:span><text:span text:style-name="T2027">नं.<text:s/></text:span><text:span text:style-name="T2028">६</text:span></text:p>
          </table:table-cell>
          <table:table-cell table:style-name="TableCell2029">
            <text:p text:style-name="P2030"><text:span text:style-name="T2031">नाम थर :-<text:s/></text:span></text:p>
          </table:table-cell>
          <table:table-cell table:style-name="TableCell2032" table:number-rows-spanned="8">
            <text:p text:style-name="P2033"><text:span text:style-name="T2034">साक्षि नं. १</text:span></text:p>
          </table:table-cell>
          <table:table-cell table:style-name="TableCell2035">
            <text:p text:style-name="P2036"><text:span text:style-name="T2037">नाम थर :-<text:s/></text:span></text:p>
          </table:table-cell>
        </table:table-row>
        <table:table-row table:style-name="TableRow2038">
          <table:covered-table-cell>
            <text:p text:style-name="P2039"/>
          </table:covered-table-cell>
          <table:table-cell table:style-name="TableCell2040">
            <text:p text:style-name="P2041"><text:span text:style-name="T2042">ठेगाना</text:span><text:span text:style-name="T2043"><text:s/>:-<text:s/></text:span></text:p>
          </table:table-cell>
          <table:covered-table-cell>
            <text:p text:style-name="P2044"/>
          </table:covered-table-cell>
          <table:table-cell table:style-name="TableCell2045">
            <text:p text:style-name="P2046"><text:span text:style-name="T2047">ठेगाना :-<text:s/></text:span></text:p>
          </table:table-cell>
        </table:table-row>
        <table:table-row table:style-name="TableRow2048">
          <table:covered-table-cell>
            <text:p text:style-name="P2049"/>
          </table:covered-table-cell>
          <table:table-cell table:style-name="TableCell2050">
            <text:p text:style-name="P2051"><text:span text:style-name="T2052">नागरिकता</text:span><text:span text:style-name="T2053"><text:s/></text:span><text:span text:style-name="T2054">नं. :-<text:s/></text:span></text:p>
          </table:table-cell>
          <table:covered-table-cell>
            <text:p text:style-name="P2055"/>
          </table:covered-table-cell>
          <table:table-cell table:style-name="TableCell2056">
            <text:p text:style-name="P2057"><text:span text:style-name="T2058">नागरिकता नं. :-<text:s/></text:span></text:p>
          </table:table-cell>
        </table:table-row>
        <table:table-row table:style-name="TableRow2059">
          <table:covered-table-cell>
            <text:p text:style-name="P2060"/>
          </table:covered-table-cell>
          <table:table-cell table:style-name="TableCell2061">
            <text:p text:style-name="P2062"><text:span text:style-name="T2063">वुवाको</text:span><text:span text:style-name="T2064"><text:s/></text:span><text:span text:style-name="T2065">नाम:-</text:span><text:span text:style-name="T2066"><text:s/></text:span></text:p>
          </table:table-cell>
          <table:covered-table-cell>
            <text:p text:style-name="P2067"/>
          </table:covered-table-cell>
          <table:table-cell table:style-name="TableCell2068">
            <text:p text:style-name="P2069"><text:span text:style-name="T2070">बुवाको नाम:-</text:span></text:p>
          </table:table-cell>
        </table:table-row>
        <table:table-row table:style-name="TableRow2071">
          <table:covered-table-cell>
            <text:p text:style-name="P2072"/>
          </table:covered-table-cell>
          <table:table-cell table:style-name="TableCell2073">
            <text:p text:style-name="P2074"><text:span text:style-name="T2075">सम्पर्क</text:span><text:span text:style-name="T2076"><text:s/></text:span><text:span text:style-name="T2077">नं. :-<text:s/></text:span></text:p>
          </table:table-cell>
          <table:covered-table-cell>
            <text:p text:style-name="P2078"/>
          </table:covered-table-cell>
          <table:table-cell table:style-name="TableCell2079">
            <text:p text:style-name="P2080"><text:span text:style-name="T2081">सम्पर्क नं. :-<text:s/></text:span></text:p>
          </table:table-cell>
        </table:table-row>
        <table:table-row table:style-name="TableRow2082">
          <table:covered-table-cell>
            <text:p text:style-name="P2083"/>
          </table:covered-table-cell>
          <table:table-cell table:style-name="TableCell2084">
            <text:p text:style-name="P2085"><text:span text:style-name="T2086">पेशा</text:span><text:span text:style-name="T2087"><text:s/>:-<text:s/></text:span></text:p>
          </table:table-cell>
          <table:covered-table-cell>
            <text:p text:style-name="P2088"/>
          </table:covered-table-cell>
          <table:table-cell table:style-name="TableCell2089">
            <text:p text:style-name="P2090"><text:span text:style-name="T2091">पेशा :- समाजसेवी</text:span><text:span text:style-name="T2092"> </text:span></text:p>
          </table:table-cell>
        </table:table-row>
        <table:table-row table:style-name="TableRow2093">
          <table:covered-table-cell>
            <text:p text:style-name="P2094"/>
          </table:covered-table-cell>
          <table:table-cell table:style-name="TableCell2095">
            <text:p text:style-name="P2096"><text:span text:style-name="T2097">पद</text:span><text:span text:style-name="T2098"><text:s/>:-<text:s/></text:span></text:p>
          </table:table-cell>
          <table:covered-table-cell>
            <text:p text:style-name="P2099"/>
          </table:covered-table-cell>
          <table:table-cell table:style-name="TableCell2100" table:number-rows-spanned="2">
            <text:p text:style-name="P2101"><text:span text:style-name="T2102">दस्तखत:-</text:span></text:p>
          </table:table-cell>
        </table:table-row>
        <table:table-row table:style-name="TableRow2103">
          <table:covered-table-cell>
            <text:p text:style-name="P2104"/>
          </table:covered-table-cell>
          <table:table-cell table:style-name="TableCell2105">
            <text:p text:style-name="P2106"><text:span text:style-name="T2107">दस्तखत:-</text:span></text:p>
          </table:table-cell>
          <table:covered-table-cell>
            <text:p text:style-name="P2108"/>
          </table:covered-table-cell>
          <table:covered-table-cell>
            <text:p text:style-name="P2109"/>
          </table:covered-table-cell>
        </table:table-row>
        <table:table-row table:style-name="TableRow2110">
          <table:table-cell table:style-name="TableCell2111" table:number-rows-spanned="8">
            <text:p text:style-name="P2112"><text:span text:style-name="T2113">संस्थापक</text:span><text:span text:style-name="T2114"><text:s/></text:span><text:span text:style-name="T2115">नं.<text:s/></text:span><text:span text:style-name="T2116">७</text:span></text:p>
          </table:table-cell>
          <table:table-cell table:style-name="TableCell2117">
            <text:p text:style-name="P2118"><text:span text:style-name="T2119">नाम थर :-<text:s/></text:span></text:p>
          </table:table-cell>
          <table:table-cell table:style-name="TableCell2120" table:number-rows-spanned="8">
            <text:p text:style-name="P2121"><text:span text:style-name="T2122">साक्षि नं. १</text:span></text:p>
          </table:table-cell>
          <table:table-cell table:style-name="TableCell2123">
            <text:p text:style-name="P2124"><text:span text:style-name="T2125">नाम थर :-<text:s/></text:span></text:p>
          </table:table-cell>
        </table:table-row>
        <table:table-row table:style-name="TableRow2126">
          <table:covered-table-cell>
            <text:p text:style-name="P2127"/>
          </table:covered-table-cell>
          <table:table-cell table:style-name="TableCell2128">
            <text:p text:style-name="P2129"><text:span text:style-name="T2130">ठेगाना</text:span><text:span text:style-name="T2131"><text:s/>:-<text:s/></text:span></text:p>
          </table:table-cell>
          <table:covered-table-cell>
            <text:p text:style-name="P2132"/>
          </table:covered-table-cell>
          <table:table-cell table:style-name="TableCell2133">
            <text:p text:style-name="P2134"><text:span text:style-name="T2135">ठेगाना :-<text:s/></text:span></text:p>
          </table:table-cell>
        </table:table-row>
        <table:table-row table:style-name="TableRow2136">
          <table:covered-table-cell>
            <text:p text:style-name="P2137"/>
          </table:covered-table-cell>
          <table:table-cell table:style-name="TableCell2138">
            <text:p text:style-name="P2139"><text:span text:style-name="T2140">नागरिकता</text:span><text:span text:style-name="T2141"><text:s/></text:span><text:span text:style-name="T2142">नं. :-<text:s/></text:span></text:p>
          </table:table-cell>
          <table:covered-table-cell>
            <text:p text:style-name="P2143"/>
          </table:covered-table-cell>
          <table:table-cell table:style-name="TableCell2144">
            <text:p text:style-name="P2145"><text:span text:style-name="T2146">नागरिकता नं. :-<text:s/></text:span></text:p>
          </table:table-cell>
        </table:table-row>
        <table:table-row table:style-name="TableRow2147">
          <table:covered-table-cell>
            <text:p text:style-name="P2148"/>
          </table:covered-table-cell>
          <table:table-cell table:style-name="TableCell2149">
            <text:p text:style-name="P2150"><text:span text:style-name="T2151">वुवाको</text:span><text:span text:style-name="T2152"><text:s/></text:span><text:span text:style-name="T2153">नाम:-</text:span><text:span text:style-name="T2154"><text:s text:c="2"/></text:span></text:p>
          </table:table-cell>
          <table:covered-table-cell>
            <text:p text:style-name="P2155"/>
          </table:covered-table-cell>
          <table:table-cell table:style-name="TableCell2156">
            <text:p text:style-name="P2157"><text:span text:style-name="T2158">बुवाको नाम:-</text:span><text:span text:style-name="T2159"><text:s/></text:span></text:p>
          </table:table-cell>
        </table:table-row>
        <table:table-row table:style-name="TableRow2160">
          <table:covered-table-cell>
            <text:p text:style-name="P2161"/>
          </table:covered-table-cell>
          <table:table-cell table:style-name="TableCell2162">
            <text:p text:style-name="P2163"><text:span text:style-name="T2164">सम्पर्क</text:span><text:span text:style-name="T2165"><text:s/></text:span><text:span text:style-name="T2166">नं. :-<text:s/></text:span></text:p>
          </table:table-cell>
          <table:covered-table-cell>
            <text:p text:style-name="P2167"/>
          </table:covered-table-cell>
          <table:table-cell table:style-name="TableCell2168">
            <text:p text:style-name="P2169"><text:span text:style-name="T2170">सम्पर्क नं. :-<text:s/></text:span></text:p>
          </table:table-cell>
        </table:table-row>
        <table:table-row table:style-name="TableRow2171">
          <table:covered-table-cell>
            <text:p text:style-name="P2172"/>
          </table:covered-table-cell>
          <table:table-cell table:style-name="TableCell2173">
            <text:p text:style-name="P2174"><text:span text:style-name="T2175">पेशा</text:span><text:span text:style-name="T2176"><text:s/>:-<text:s/></text:span></text:p>
          </table:table-cell>
          <table:covered-table-cell>
            <text:p text:style-name="P2177"/>
          </table:covered-table-cell>
          <table:table-cell table:style-name="TableCell2178">
            <text:p text:style-name="P2179"><text:span text:style-name="T2180">पेशा :- समाजसेवी</text:span><text:span text:style-name="T2181"> </text:span></text:p>
          </table:table-cell>
        </table:table-row>
        <table:table-row table:style-name="TableRow2182">
          <table:covered-table-cell>
            <text:p text:style-name="P2183"/>
          </table:covered-table-cell>
          <table:table-cell table:style-name="TableCell2184">
            <text:p text:style-name="P2185"><text:span text:style-name="T2186">पद</text:span><text:span text:style-name="T2187"><text:s/>:-<text:s/></text:span></text:p>
          </table:table-cell>
          <table:covered-table-cell>
            <text:p text:style-name="P2188"/>
          </table:covered-table-cell>
          <table:table-cell table:style-name="TableCell2189" table:number-rows-spanned="2">
            <text:p text:style-name="P2190"><text:span text:style-name="T2191">दस्तखत:-</text:span></text:p>
          </table:table-cell>
        </table:table-row>
        <table:table-row table:style-name="TableRow2192">
          <table:covered-table-cell>
            <text:p text:style-name="P2193"/>
          </table:covered-table-cell>
          <table:table-cell table:style-name="TableCell2194">
            <text:p text:style-name="P2195"><text:span text:style-name="T2196">दस्तखत:-</text:span></text:p>
          </table:table-cell>
          <table:covered-table-cell>
            <text:p text:style-name="P2197"/>
          </table:covered-table-cell>
          <table:covered-table-cell>
            <text:p text:style-name="P2198"/>
          </table:covered-table-cell>
        </table:table-row>
        <table:table-row table:style-name="TableRow2199">
          <table:table-cell table:style-name="TableCell2200" table:number-rows-spanned="8">
            <text:p text:style-name="P2201"><text:span text:style-name="T2202">संस्थापक</text:span><text:span text:style-name="T2203"><text:s/></text:span><text:span text:style-name="T2204">नं.<text:s/></text:span><text:span text:style-name="T2205">८</text:span></text:p>
          </table:table-cell>
          <table:table-cell table:style-name="TableCell2206">
            <text:p text:style-name="P2207"><text:span text:style-name="T2208">नाम थर :-<text:s/></text:span></text:p>
          </table:table-cell>
          <table:table-cell table:style-name="TableCell2209" table:number-rows-spanned="8">
            <text:p text:style-name="P2210"><text:span text:style-name="T2211">साक्षि नं. १</text:span></text:p>
          </table:table-cell>
          <table:table-cell table:style-name="TableCell2212">
            <text:p text:style-name="P2213"><text:span text:style-name="T2214">नाम थर :-<text:s/></text:span></text:p>
          </table:table-cell>
        </table:table-row>
        <table:table-row table:style-name="TableRow2215">
          <table:covered-table-cell>
            <text:p text:style-name="P2216"/>
          </table:covered-table-cell>
          <table:table-cell table:style-name="TableCell2217">
            <text:p text:style-name="P2218"><text:span text:style-name="T2219">ठेगाना</text:span><text:span text:style-name="T2220"><text:s/>:-<text:s/></text:span></text:p>
          </table:table-cell>
          <table:covered-table-cell>
            <text:p text:style-name="P2221"/>
          </table:covered-table-cell>
          <table:table-cell table:style-name="TableCell2222">
            <text:p text:style-name="P2223"><text:span text:style-name="T2224">ठेगाना :-<text:s/></text:span></text:p>
          </table:table-cell>
        </table:table-row>
        <table:table-row table:style-name="TableRow2225">
          <table:covered-table-cell>
            <text:p text:style-name="P2226"/>
          </table:covered-table-cell>
          <table:table-cell table:style-name="TableCell2227">
            <text:p text:style-name="P2228"><text:span text:style-name="T2229">नागरिकता</text:span><text:span text:style-name="T2230"><text:s/></text:span><text:span text:style-name="T2231">नं. :-<text:s/></text:span></text:p>
          </table:table-cell>
          <table:covered-table-cell>
            <text:p text:style-name="P2232"/>
          </table:covered-table-cell>
          <table:table-cell table:style-name="TableCell2233">
            <text:p text:style-name="P2234"><text:span text:style-name="T2235">नागरिकता नं. :-<text:s/></text:span></text:p>
          </table:table-cell>
        </table:table-row>
        <table:table-row table:style-name="TableRow2236">
          <table:covered-table-cell>
            <text:p text:style-name="P2237"/>
          </table:covered-table-cell>
          <table:table-cell table:style-name="TableCell2238">
            <text:p text:style-name="P2239"><text:span text:style-name="T2240">वुवाको</text:span><text:span text:style-name="T2241"><text:s/></text:span><text:span text:style-name="T2242">नाम:-</text:span><text:span text:style-name="T2243"><text:s/></text:span></text:p>
          </table:table-cell>
          <table:covered-table-cell>
            <text:p text:style-name="P2244"/>
          </table:covered-table-cell>
          <table:table-cell table:style-name="TableCell2245">
            <text:p text:style-name="P2246"><text:span text:style-name="T2247">बुवाको नाम:-</text:span><text:span text:style-name="T2248"><text:s/></text:span></text:p>
          </table:table-cell>
        </table:table-row>
        <table:table-row table:style-name="TableRow2249">
          <table:covered-table-cell>
            <text:p text:style-name="P2250"/>
          </table:covered-table-cell>
          <table:table-cell table:style-name="TableCell2251">
            <text:p text:style-name="P2252"><text:span text:style-name="T2253">सम्पर्क</text:span><text:span text:style-name="T2254"><text:s/></text:span><text:span text:style-name="T2255">नं. :-<text:s/></text:span></text:p>
          </table:table-cell>
          <table:covered-table-cell>
            <text:p text:style-name="P2256"/>
          </table:covered-table-cell>
          <table:table-cell table:style-name="TableCell2257">
            <text:p text:style-name="P2258"><text:span text:style-name="T2259">सम्पर्क नं. :-<text:s/></text:span></text:p>
          </table:table-cell>
        </table:table-row>
        <table:table-row table:style-name="TableRow2260">
          <table:covered-table-cell>
            <text:p text:style-name="P2261"/>
          </table:covered-table-cell>
          <table:table-cell table:style-name="TableCell2262">
            <text:p text:style-name="P2263"><text:span text:style-name="T2264">पेशा</text:span><text:span text:style-name="T2265"><text:s/>:-<text:s/></text:span></text:p>
          </table:table-cell>
          <table:covered-table-cell>
            <text:p text:style-name="P2266"/>
          </table:covered-table-cell>
          <table:table-cell table:style-name="TableCell2267">
            <text:p text:style-name="P2268"><text:span text:style-name="T2269">पेशा :- समाजसेवी</text:span><text:span text:style-name="T2270"> </text:span></text:p>
          </table:table-cell>
        </table:table-row>
        <table:table-row table:style-name="TableRow2271">
          <table:covered-table-cell>
            <text:p text:style-name="P2272"/>
          </table:covered-table-cell>
          <table:table-cell table:style-name="TableCell2273">
            <text:p text:style-name="P2274"><text:span text:style-name="T2275">पद</text:span><text:span text:style-name="T2276"><text:s/>:-<text:s/></text:span></text:p>
          </table:table-cell>
          <table:covered-table-cell>
            <text:p text:style-name="P2277"/>
          </table:covered-table-cell>
          <table:table-cell table:style-name="TableCell2278" table:number-rows-spanned="2">
            <text:p text:style-name="P2279"><text:span text:style-name="T2280">दस्तखत:-</text:span></text:p>
          </table:table-cell>
        </table:table-row>
        <table:table-row table:style-name="TableRow2281">
          <table:covered-table-cell>
            <text:p text:style-name="P2282"/>
          </table:covered-table-cell>
          <table:table-cell table:style-name="TableCell2283">
            <text:p text:style-name="P2284"><text:span text:style-name="T2285">दस्तखत:-</text:span></text:p>
          </table:table-cell>
          <table:covered-table-cell>
            <text:p text:style-name="P2286"/>
          </table:covered-table-cell>
          <table:covered-table-cell>
            <text:p text:style-name="P2287"/>
          </table:covered-table-cell>
        </table:table-row>
      </table:table>
      <text:p text:style-name="P2288"/>
      <table:table table:style-name="Table2289">
        <table:table-columns>
          <table:table-column table:style-name="TableColumn2290"/>
          <table:table-column table:style-name="TableColumn2291"/>
          <table:table-column table:style-name="TableColumn2292"/>
          <table:table-column table:style-name="TableColumn2293"/>
        </table:table-columns>
        <table:table-header-rows>
          <table:table-row table:style-name="TableRow2294">
            <table:table-cell table:style-name="TableCell2295">
              <text:p text:style-name="P2296"><text:span text:style-name="T2297">सि.नं.</text:span></text:p>
            </table:table-cell>
            <table:table-cell table:style-name="TableCell2298">
              <text:p text:style-name="P2299"><text:span text:style-name="T2300">संस्थापकको नाम थर</text:span><text:span text:style-name="T2301">,<text:s/></text:span><text:span text:style-name="T2302">ठेगाना र सहिछाँप</text:span></text:p>
            </table:table-cell>
            <table:table-cell table:style-name="TableCell2303">
              <text:p text:style-name="P2304"><text:span text:style-name="T2305">सि.नं.</text:span></text:p>
            </table:table-cell>
            <table:table-cell table:style-name="TableCell2306">
              <text:p text:style-name="P2307"><text:span text:style-name="T2308">साक्षिको</text:span><text:span text:style-name="T2309"><text:s text:c="2"/></text:span><text:span text:style-name="T2310">नाम थर</text:span><text:span text:style-name="T2311">,<text:s/></text:span><text:span text:style-name="T2312">ठेगाना र सहिछाँप</text:span></text:p>
            </table:table-cell>
          </table:table-row>
        </table:table-header-rows>
        <table:table-row table:style-name="TableRow2313">
          <table:table-cell table:style-name="TableCell2314" table:number-rows-spanned="8">
            <text:p text:style-name="P2315"><text:span text:style-name="T2316">संस्थापक</text:span><text:span text:style-name="T2317"><text:s/></text:span><text:span text:style-name="T2318">नं.<text:s/></text:span><text:span text:style-name="T2319">९</text:span></text:p>
          </table:table-cell>
          <table:table-cell table:style-name="TableCell2320">
            <text:p text:style-name="P2321"><text:span text:style-name="T2322">नाम थर :-<text:s/></text:span></text:p>
          </table:table-cell>
          <table:table-cell table:style-name="TableCell2323" table:number-rows-spanned="8">
            <text:p text:style-name="P2324"><text:span text:style-name="T2325">साक्षि नं. १</text:span></text:p>
          </table:table-cell>
          <table:table-cell table:style-name="TableCell2326">
            <text:p text:style-name="P2327"><text:span text:style-name="T2328">नाम थर :-<text:s/></text:span></text:p>
          </table:table-cell>
        </table:table-row>
        <table:table-row table:style-name="TableRow2329">
          <table:covered-table-cell>
            <text:p text:style-name="P2330"/>
          </table:covered-table-cell>
          <table:table-cell table:style-name="TableCell2331">
            <text:p text:style-name="P2332"><text:span text:style-name="T2333">ठेगाना</text:span><text:span text:style-name="T2334"><text:s/>:-<text:s/></text:span></text:p>
          </table:table-cell>
          <table:covered-table-cell>
            <text:p text:style-name="P2335"/>
          </table:covered-table-cell>
          <table:table-cell table:style-name="TableCell2336">
            <text:p text:style-name="P2337"><text:span text:style-name="T2338">ठेगाना :-<text:s/></text:span></text:p>
          </table:table-cell>
        </table:table-row>
        <table:table-row table:style-name="TableRow2339">
          <table:covered-table-cell>
            <text:p text:style-name="P2340"/>
          </table:covered-table-cell>
          <table:table-cell table:style-name="TableCell2341">
            <text:p text:style-name="P2342"><text:span text:style-name="T2343">नागरिकता</text:span><text:span text:style-name="T2344"><text:s/></text:span><text:span text:style-name="T2345">नं. :-<text:s/></text:span></text:p>
          </table:table-cell>
          <table:covered-table-cell>
            <text:p text:style-name="P2346"/>
          </table:covered-table-cell>
          <table:table-cell table:style-name="TableCell2347">
            <text:p text:style-name="P2348"><text:span text:style-name="T2349">नागरिकता नं. :-<text:s/></text:span></text:p>
          </table:table-cell>
        </table:table-row>
        <table:table-row table:style-name="TableRow2350">
          <table:covered-table-cell>
            <text:p text:style-name="P2351"/>
          </table:covered-table-cell>
          <table:table-cell table:style-name="TableCell2352">
            <text:p text:style-name="P2353"><text:span text:style-name="T2354">वुवाको</text:span><text:span text:style-name="T2355"><text:s/></text:span><text:span text:style-name="T2356">नाम:-</text:span><text:span text:style-name="T2357"><text:s/></text:span></text:p>
          </table:table-cell>
          <table:covered-table-cell>
            <text:p text:style-name="P2358"/>
          </table:covered-table-cell>
          <table:table-cell table:style-name="TableCell2359">
            <text:p text:style-name="P2360"><text:span text:style-name="T2361">बुवाको नाम:-</text:span><text:span text:style-name="T2362"><text:s/></text:span></text:p>
          </table:table-cell>
        </table:table-row>
        <table:table-row table:style-name="TableRow2363">
          <table:covered-table-cell>
            <text:p text:style-name="P2364"/>
          </table:covered-table-cell>
          <table:table-cell table:style-name="TableCell2365">
            <text:p text:style-name="P2366"><text:span text:style-name="T2367">सम्पर्क</text:span><text:span text:style-name="T2368"><text:s/></text:span><text:span text:style-name="T2369">नं. :-<text:s/></text:span></text:p>
          </table:table-cell>
          <table:covered-table-cell>
            <text:p text:style-name="P2370"/>
          </table:covered-table-cell>
          <table:table-cell table:style-name="TableCell2371">
            <text:p text:style-name="P2372"><text:span text:style-name="T2373">सम्पर्क नं. :-<text:s/></text:span></text:p>
          </table:table-cell>
        </table:table-row>
        <table:table-row table:style-name="TableRow2374">
          <table:covered-table-cell>
            <text:p text:style-name="P2375"/>
          </table:covered-table-cell>
          <table:table-cell table:style-name="TableCell2376">
            <text:p text:style-name="P2377"><text:span text:style-name="T2378">पेशा</text:span><text:span text:style-name="T2379"><text:s/>:-<text:s/></text:span></text:p>
          </table:table-cell>
          <table:covered-table-cell>
            <text:p text:style-name="P2380"/>
          </table:covered-table-cell>
          <table:table-cell table:style-name="TableCell2381">
            <text:p text:style-name="P2382"><text:span text:style-name="T2383">पेशा :- समाजसेवी</text:span><text:span text:style-name="T2384"> </text:span></text:p>
          </table:table-cell>
        </table:table-row>
        <table:table-row table:style-name="TableRow2385">
          <table:covered-table-cell>
            <text:p text:style-name="P2386"/>
          </table:covered-table-cell>
          <table:table-cell table:style-name="TableCell2387">
            <text:p text:style-name="P2388"><text:span text:style-name="T2389">पद</text:span><text:span text:style-name="T2390"><text:s/>:-<text:s/></text:span></text:p>
          </table:table-cell>
          <table:covered-table-cell>
            <text:p text:style-name="P2391"/>
          </table:covered-table-cell>
          <table:table-cell table:style-name="TableCell2392" table:number-rows-spanned="2">
            <text:p text:style-name="P2393"><text:span text:style-name="T2394">दस्तखत:-</text:span></text:p>
          </table:table-cell>
        </table:table-row>
        <table:table-row table:style-name="TableRow2395">
          <table:covered-table-cell>
            <text:p text:style-name="P2396"/>
          </table:covered-table-cell>
          <table:table-cell table:style-name="TableCell2397">
            <text:p text:style-name="P2398"><text:span text:style-name="T2399">दस्तखत:-</text:span></text:p>
          </table:table-cell>
          <table:covered-table-cell>
            <text:p text:style-name="P2400"/>
          </table:covered-table-cell>
          <table:covered-table-cell>
            <text:p text:style-name="P2401"/>
          </table:covered-table-cell>
        </table:table-row>
        <table:table-row table:style-name="TableRow2402">
          <table:table-cell table:style-name="TableCell2403" table:number-rows-spanned="8">
            <text:p text:style-name="P2404"><text:span text:style-name="T2405">संस्थापक</text:span><text:span text:style-name="T2406"><text:s/></text:span><text:span text:style-name="T2407">नं.<text:s/></text:span><text:span text:style-name="T2408">१०</text:span></text:p>
          </table:table-cell>
          <table:table-cell table:style-name="TableCell2409">
            <text:p text:style-name="P2410"><text:span text:style-name="T2411">नाम थर :-<text:s/></text:span></text:p>
          </table:table-cell>
          <table:table-cell table:style-name="TableCell2412" table:number-rows-spanned="8">
            <text:p text:style-name="P2413"><text:span text:style-name="T2414">साक्षि नं. १</text:span></text:p>
          </table:table-cell>
          <table:table-cell table:style-name="TableCell2415">
            <text:p text:style-name="P2416"><text:span text:style-name="T2417">नाम थर :-<text:s/></text:span></text:p>
          </table:table-cell>
        </table:table-row>
        <table:table-row table:style-name="TableRow2418">
          <table:covered-table-cell>
            <text:p text:style-name="P2419"/>
          </table:covered-table-cell>
          <table:table-cell table:style-name="TableCell2420">
            <text:p text:style-name="P2421"><text:span text:style-name="T2422">ठेगाना</text:span><text:span text:style-name="T2423"><text:s/>:-<text:s/></text:span></text:p>
          </table:table-cell>
          <table:covered-table-cell>
            <text:p text:style-name="P2424"/>
          </table:covered-table-cell>
          <table:table-cell table:style-name="TableCell2425">
            <text:p text:style-name="P2426"><text:span text:style-name="T2427">ठेगाना :-<text:s/></text:span></text:p>
          </table:table-cell>
        </table:table-row>
        <table:table-row table:style-name="TableRow2428">
          <table:covered-table-cell>
            <text:p text:style-name="P2429"/>
          </table:covered-table-cell>
          <table:table-cell table:style-name="TableCell2430">
            <text:p text:style-name="P2431"><text:span text:style-name="T2432">नागरिकता</text:span><text:span text:style-name="T2433"><text:s/></text:span><text:span text:style-name="T2434">नं. :-<text:s/></text:span></text:p>
          </table:table-cell>
          <table:covered-table-cell>
            <text:p text:style-name="P2435"/>
          </table:covered-table-cell>
          <table:table-cell table:style-name="TableCell2436">
            <text:p text:style-name="P2437"><text:span text:style-name="T2438">नागरिकता नं. :-<text:s/></text:span></text:p>
          </table:table-cell>
        </table:table-row>
        <table:table-row table:style-name="TableRow2439">
          <table:covered-table-cell>
            <text:p text:style-name="P2440"/>
          </table:covered-table-cell>
          <table:table-cell table:style-name="TableCell2441">
            <text:p text:style-name="P2442"><text:span text:style-name="T2443">वुवाको</text:span><text:span text:style-name="T2444"><text:s/></text:span><text:span text:style-name="T2445">नाम:-</text:span><text:span text:style-name="T2446"><text:s/></text:span></text:p>
          </table:table-cell>
          <table:covered-table-cell>
            <text:p text:style-name="P2447"/>
          </table:covered-table-cell>
          <table:table-cell table:style-name="TableCell2448">
            <text:p text:style-name="P2449"><text:span text:style-name="T2450">बुवाको नाम:-</text:span></text:p>
          </table:table-cell>
        </table:table-row>
        <table:table-row table:style-name="TableRow2451">
          <table:covered-table-cell>
            <text:p text:style-name="P2452"/>
          </table:covered-table-cell>
          <table:table-cell table:style-name="TableCell2453">
            <text:p text:style-name="P2454"><text:span text:style-name="T2455">सम्पर्क</text:span><text:span text:style-name="T2456"><text:s/></text:span><text:span text:style-name="T2457">नं. :-<text:s/></text:span></text:p>
          </table:table-cell>
          <table:covered-table-cell>
            <text:p text:style-name="P2458"/>
          </table:covered-table-cell>
          <table:table-cell table:style-name="TableCell2459">
            <text:p text:style-name="P2460"><text:span text:style-name="T2461">सम्पर्क नं. :-<text:s/></text:span></text:p>
          </table:table-cell>
        </table:table-row>
        <table:table-row table:style-name="TableRow2462">
          <table:covered-table-cell>
            <text:p text:style-name="P2463"/>
          </table:covered-table-cell>
          <table:table-cell table:style-name="TableCell2464">
            <text:p text:style-name="P2465"><text:span text:style-name="T2466">पेशा</text:span><text:span text:style-name="T2467"><text:s/>:-<text:s/></text:span></text:p>
          </table:table-cell>
          <table:covered-table-cell>
            <text:p text:style-name="P2468"/>
          </table:covered-table-cell>
          <table:table-cell table:style-name="TableCell2469">
            <text:p text:style-name="P2470"><text:span text:style-name="T2471">पेशा :- समाजसेवी</text:span><text:span text:style-name="T2472"> </text:span></text:p>
          </table:table-cell>
        </table:table-row>
        <table:table-row table:style-name="TableRow2473">
          <table:covered-table-cell>
            <text:p text:style-name="P2474"/>
          </table:covered-table-cell>
          <table:table-cell table:style-name="TableCell2475">
            <text:p text:style-name="P2476"><text:span text:style-name="T2477">पद</text:span><text:span text:style-name="T2478"><text:s/>:-<text:s/></text:span></text:p>
          </table:table-cell>
          <table:covered-table-cell>
            <text:p text:style-name="P2479"/>
          </table:covered-table-cell>
          <table:table-cell table:style-name="TableCell2480" table:number-rows-spanned="2">
            <text:p text:style-name="P2481"><text:span text:style-name="T2482">दस्तखत:-</text:span></text:p>
          </table:table-cell>
        </table:table-row>
        <table:table-row table:style-name="TableRow2483">
          <table:covered-table-cell>
            <text:p text:style-name="P2484"/>
          </table:covered-table-cell>
          <table:table-cell table:style-name="TableCell2485">
            <text:p text:style-name="P2486"><text:span text:style-name="T2487">दस्तखत:-</text:span></text:p>
          </table:table-cell>
          <table:covered-table-cell>
            <text:p text:style-name="P2488"/>
          </table:covered-table-cell>
          <table:covered-table-cell>
            <text:p text:style-name="P2489"/>
          </table:covered-table-cell>
        </table:table-row>
        <table:table-row table:style-name="TableRow2490">
          <table:table-cell table:style-name="TableCell2491" table:number-rows-spanned="8">
            <text:p text:style-name="P2492"><text:span text:style-name="T2493">संस्थापक</text:span><text:span text:style-name="T2494"><text:s/></text:span><text:span text:style-name="T2495">नं.<text:s/></text:span><text:span text:style-name="T2496">११</text:span></text:p>
          </table:table-cell>
          <table:table-cell table:style-name="TableCell2497">
            <text:p text:style-name="P2498"><text:span text:style-name="T2499">नाम थर :-<text:s/></text:span></text:p>
          </table:table-cell>
          <table:table-cell table:style-name="TableCell2500" table:number-rows-spanned="8">
            <text:p text:style-name="P2501"><text:span text:style-name="T2502">साक्षि नं. १</text:span></text:p>
          </table:table-cell>
          <table:table-cell table:style-name="TableCell2503">
            <text:p text:style-name="P2504"><text:span text:style-name="T2505">नाम थर :-<text:s/></text:span></text:p>
          </table:table-cell>
        </table:table-row>
        <table:table-row table:style-name="TableRow2506">
          <table:covered-table-cell>
            <text:p text:style-name="P2507"/>
          </table:covered-table-cell>
          <table:table-cell table:style-name="TableCell2508">
            <text:p text:style-name="P2509"><text:span text:style-name="T2510">ठेगाना</text:span><text:span text:style-name="T2511"><text:s/>:-<text:s/></text:span></text:p>
          </table:table-cell>
          <table:covered-table-cell>
            <text:p text:style-name="P2512"/>
          </table:covered-table-cell>
          <table:table-cell table:style-name="TableCell2513">
            <text:p text:style-name="P2514"><text:span text:style-name="T2515">ठेगाना :-<text:s/></text:span></text:p>
          </table:table-cell>
        </table:table-row>
        <table:table-row table:style-name="TableRow2516">
          <table:covered-table-cell>
            <text:p text:style-name="P2517"/>
          </table:covered-table-cell>
          <table:table-cell table:style-name="TableCell2518">
            <text:p text:style-name="P2519"><text:span text:style-name="T2520">नागरिकता</text:span><text:span text:style-name="T2521"><text:s/></text:span><text:span text:style-name="T2522">नं. :-<text:s/></text:span></text:p>
          </table:table-cell>
          <table:covered-table-cell>
            <text:p text:style-name="P2523"/>
          </table:covered-table-cell>
          <table:table-cell table:style-name="TableCell2524">
            <text:p text:style-name="P2525"><text:span text:style-name="T2526">नागरिकता नं. :-<text:s/></text:span></text:p>
          </table:table-cell>
        </table:table-row>
        <table:table-row table:style-name="TableRow2527">
          <table:covered-table-cell>
            <text:p text:style-name="P2528"/>
          </table:covered-table-cell>
          <table:table-cell table:style-name="TableCell2529">
            <text:p text:style-name="P2530"><text:span text:style-name="T2531">वुवाको</text:span><text:span text:style-name="T2532"><text:s/></text:span><text:span text:style-name="T2533">नाम:-</text:span><text:span text:style-name="T2534"><text:s text:c="2"/></text:span></text:p>
          </table:table-cell>
          <table:covered-table-cell>
            <text:p text:style-name="P2535"/>
          </table:covered-table-cell>
          <table:table-cell table:style-name="TableCell2536">
            <text:p text:style-name="P2537"><text:span text:style-name="T2538">बुवाको नाम:-</text:span><text:span text:style-name="T2539"><text:s/></text:span></text:p>
          </table:table-cell>
        </table:table-row>
        <table:table-row table:style-name="TableRow2540">
          <table:covered-table-cell>
            <text:p text:style-name="P2541"/>
          </table:covered-table-cell>
          <table:table-cell table:style-name="TableCell2542">
            <text:p text:style-name="P2543"><text:span text:style-name="T2544">सम्पर्क</text:span><text:span text:style-name="T2545"><text:s/></text:span><text:span text:style-name="T2546">नं. :-<text:s/></text:span></text:p>
          </table:table-cell>
          <table:covered-table-cell>
            <text:p text:style-name="P2547"/>
          </table:covered-table-cell>
          <table:table-cell table:style-name="TableCell2548">
            <text:p text:style-name="P2549"><text:span text:style-name="T2550">सम्पर्क नं. :-<text:s/></text:span></text:p>
          </table:table-cell>
        </table:table-row>
        <table:table-row table:style-name="TableRow2551">
          <table:covered-table-cell>
            <text:p text:style-name="P2552"/>
          </table:covered-table-cell>
          <table:table-cell table:style-name="TableCell2553">
            <text:p text:style-name="P2554"><text:span text:style-name="T2555">पेशा</text:span><text:span text:style-name="T2556"><text:s/>:-<text:s/></text:span></text:p>
          </table:table-cell>
          <table:covered-table-cell>
            <text:p text:style-name="P2557"/>
          </table:covered-table-cell>
          <table:table-cell table:style-name="TableCell2558">
            <text:p text:style-name="P2559"><text:span text:style-name="T2560">पेशा :- समाजसेवी</text:span><text:span text:style-name="T2561"> </text:span></text:p>
          </table:table-cell>
        </table:table-row>
        <table:table-row table:style-name="TableRow2562">
          <table:covered-table-cell>
            <text:p text:style-name="P2563"/>
          </table:covered-table-cell>
          <table:table-cell table:style-name="TableCell2564">
            <text:p text:style-name="P2565"><text:span text:style-name="T2566">पद</text:span><text:span text:style-name="T2567"><text:s/>:-</text:span></text:p>
          </table:table-cell>
          <table:covered-table-cell>
            <text:p text:style-name="P2568"/>
          </table:covered-table-cell>
          <table:table-cell table:style-name="TableCell2569" table:number-rows-spanned="2">
            <text:p text:style-name="P2570"><text:span text:style-name="T2571">दस्तखत:-</text:span></text:p>
          </table:table-cell>
        </table:table-row>
        <table:table-row table:style-name="TableRow2572">
          <table:covered-table-cell>
            <text:p text:style-name="P2573"/>
          </table:covered-table-cell>
          <table:table-cell table:style-name="TableCell2574">
            <text:p text:style-name="P2575"><text:span text:style-name="T2576">दस्तखत:-</text:span></text:p>
          </table:table-cell>
          <table:covered-table-cell>
            <text:p text:style-name="P2577"/>
          </table:covered-table-cell>
          <table:covered-table-cell>
            <text:p text:style-name="P2578"/>
          </table:covered-table-cell>
        </table:table-row>
        <table:table-row table:style-name="TableRow2579">
          <table:table-cell table:style-name="TableCell2580" table:number-rows-spanned="8">
            <text:p text:style-name="P2581"><text:span text:style-name="T2582">संस्थापक</text:span><text:span text:style-name="T2583"><text:s/></text:span><text:span text:style-name="T2584">नं.<text:s/></text:span><text:span text:style-name="T2585">१२</text:span></text:p>
          </table:table-cell>
          <table:table-cell table:style-name="TableCell2586">
            <text:p text:style-name="P2587"><text:span text:style-name="T2588">नाम थर :-<text:s/></text:span></text:p>
          </table:table-cell>
          <table:table-cell table:style-name="TableCell2589" table:number-rows-spanned="8">
            <text:p text:style-name="P2590"><text:span text:style-name="T2591">साक्षि नं. १</text:span></text:p>
          </table:table-cell>
          <table:table-cell table:style-name="TableCell2592">
            <text:p text:style-name="P2593"><text:span text:style-name="T2594">नाम थर :-<text:s/></text:span></text:p>
          </table:table-cell>
        </table:table-row>
        <table:table-row table:style-name="TableRow2595">
          <table:covered-table-cell>
            <text:p text:style-name="P2596"/>
          </table:covered-table-cell>
          <table:table-cell table:style-name="TableCell2597">
            <text:p text:style-name="P2598"><text:span text:style-name="T2599">ठेगाना</text:span><text:span text:style-name="T2600"><text:s/>:-<text:s/></text:span></text:p>
          </table:table-cell>
          <table:covered-table-cell>
            <text:p text:style-name="P2601"/>
          </table:covered-table-cell>
          <table:table-cell table:style-name="TableCell2602">
            <text:p text:style-name="P2603"><text:span text:style-name="T2604">ठेगाना :-<text:s/></text:span></text:p>
          </table:table-cell>
        </table:table-row>
        <table:table-row table:style-name="TableRow2605">
          <table:covered-table-cell>
            <text:p text:style-name="P2606"/>
          </table:covered-table-cell>
          <table:table-cell table:style-name="TableCell2607">
            <text:p text:style-name="P2608"><text:span text:style-name="T2609">नागरिकता</text:span><text:span text:style-name="T2610"><text:s/></text:span><text:span text:style-name="T2611">नं. :-<text:s/></text:span></text:p>
          </table:table-cell>
          <table:covered-table-cell>
            <text:p text:style-name="P2612"/>
          </table:covered-table-cell>
          <table:table-cell table:style-name="TableCell2613">
            <text:p text:style-name="P2614"><text:span text:style-name="T2615">नागरिकता नं. :-<text:s/></text:span></text:p>
          </table:table-cell>
        </table:table-row>
        <table:table-row table:style-name="TableRow2616">
          <table:covered-table-cell>
            <text:p text:style-name="P2617"/>
          </table:covered-table-cell>
          <table:table-cell table:style-name="TableCell2618">
            <text:p text:style-name="P2619"><text:span text:style-name="T2620">वुवाको</text:span><text:span text:style-name="T2621"><text:s/></text:span><text:span text:style-name="T2622">नाम:-</text:span><text:span text:style-name="T2623"><text:s/></text:span></text:p>
          </table:table-cell>
          <table:covered-table-cell>
            <text:p text:style-name="P2624"/>
          </table:covered-table-cell>
          <table:table-cell table:style-name="TableCell2625">
            <text:p text:style-name="P2626"><text:span text:style-name="T2627">बुवाको नाम:-</text:span><text:span text:style-name="T2628"><text:s/></text:span></text:p>
          </table:table-cell>
        </table:table-row>
        <table:table-row table:style-name="TableRow2629">
          <table:covered-table-cell>
            <text:p text:style-name="P2630"/>
          </table:covered-table-cell>
          <table:table-cell table:style-name="TableCell2631">
            <text:p text:style-name="P2632"><text:span text:style-name="T2633">सम्पर्क</text:span><text:span text:style-name="T2634"><text:s/></text:span><text:span text:style-name="T2635">नं. :-<text:s/></text:span></text:p>
          </table:table-cell>
          <table:covered-table-cell>
            <text:p text:style-name="P2636"/>
          </table:covered-table-cell>
          <table:table-cell table:style-name="TableCell2637">
            <text:p text:style-name="P2638"><text:span text:style-name="T2639">सम्पर्क नं. :-<text:s/></text:span></text:p>
          </table:table-cell>
        </table:table-row>
        <table:table-row table:style-name="TableRow2640">
          <table:covered-table-cell>
            <text:p text:style-name="P2641"/>
          </table:covered-table-cell>
          <table:table-cell table:style-name="TableCell2642">
            <text:p text:style-name="P2643"><text:span text:style-name="T2644">पेशा</text:span><text:span text:style-name="T2645"><text:s/>:-<text:s/></text:span></text:p>
          </table:table-cell>
          <table:covered-table-cell>
            <text:p text:style-name="P2646"/>
          </table:covered-table-cell>
          <table:table-cell table:style-name="TableCell2647">
            <text:p text:style-name="P2648"><text:span text:style-name="T2649">पेशा :- समाजसेवी</text:span><text:span text:style-name="T2650"> </text:span></text:p>
          </table:table-cell>
        </table:table-row>
        <table:table-row table:style-name="TableRow2651">
          <table:covered-table-cell>
            <text:p text:style-name="P2652"/>
          </table:covered-table-cell>
          <table:table-cell table:style-name="TableCell2653">
            <text:p text:style-name="P2654"><text:span text:style-name="T2655">पद</text:span><text:span text:style-name="T2656"><text:s/>:-<text:s/></text:span></text:p>
          </table:table-cell>
          <table:covered-table-cell>
            <text:p text:style-name="P2657"/>
          </table:covered-table-cell>
          <table:table-cell table:style-name="TableCell2658" table:number-rows-spanned="2">
            <text:p text:style-name="P2659"><text:span text:style-name="T2660">दस्तखत:-</text:span></text:p>
          </table:table-cell>
        </table:table-row>
        <table:table-row table:style-name="TableRow2661">
          <table:covered-table-cell>
            <text:p text:style-name="P2662"/>
          </table:covered-table-cell>
          <table:table-cell table:style-name="TableCell2663">
            <text:p text:style-name="P2664"><text:span text:style-name="T2665">दस्तखत:-</text:span></text:p>
          </table:table-cell>
          <table:covered-table-cell>
            <text:p text:style-name="P2666"/>
          </table:covered-table-cell>
          <table:covered-table-cell>
            <text:p text:style-name="P2667"/>
          </table:covered-table-cell>
        </table:table-row>
      </table:table>
      <text:p text:style-name="P2668"/>
      <text:p text:style-name="P2669"/>
      <text:p text:style-name="P2670"/>
      <text:p text:style-name="P2671"/>
      <text:p text:style-name="P2672"/>
      <table:table table:style-name="Table2673">
        <table:table-columns>
          <table:table-column table:style-name="TableColumn2674"/>
          <table:table-column table:style-name="TableColumn2675"/>
          <table:table-column table:style-name="TableColumn2676"/>
          <table:table-column table:style-name="TableColumn2677"/>
        </table:table-columns>
        <table:table-header-rows>
          <table:table-row table:style-name="TableRow2678">
            <table:table-cell table:style-name="TableCell2679">
              <text:p text:style-name="P2680"><text:span text:style-name="T2681">सि.नं.</text:span></text:p>
            </table:table-cell>
            <table:table-cell table:style-name="TableCell2682">
              <text:p text:style-name="P2683"><text:span text:style-name="T2684">संस्थापकको नाम थर</text:span><text:span text:style-name="T2685">,<text:s/></text:span><text:span text:style-name="T2686">ठेगाना र सहिछाँप</text:span></text:p>
            </table:table-cell>
            <table:table-cell table:style-name="TableCell2687">
              <text:p text:style-name="P2688"><text:span text:style-name="T2689">सि.नं.</text:span></text:p>
            </table:table-cell>
            <table:table-cell table:style-name="TableCell2690">
              <text:p text:style-name="P2691"><text:span text:style-name="T2692">साक्षिको</text:span><text:span text:style-name="T2693"><text:s text:c="2"/></text:span><text:span text:style-name="T2694">नाम थर</text:span><text:span text:style-name="T2695">,<text:s/></text:span><text:span text:style-name="T2696">ठेगाना र सहिछाँप</text:span></text:p>
            </table:table-cell>
          </table:table-row>
        </table:table-header-rows>
        <table:table-row table:style-name="TableRow2697">
          <table:table-cell table:style-name="TableCell2698" table:number-rows-spanned="8">
            <text:p text:style-name="P2699"><text:span text:style-name="T2700">संस्थापक</text:span><text:span text:style-name="T2701"><text:s/></text:span><text:span text:style-name="T2702">नं.<text:s/></text:span><text:span text:style-name="T2703">१३</text:span></text:p>
          </table:table-cell>
          <table:table-cell table:style-name="TableCell2704">
            <text:p text:style-name="P2705"><text:span text:style-name="T2706">नाम थर :-<text:s/></text:span></text:p>
          </table:table-cell>
          <table:table-cell table:style-name="TableCell2707" table:number-rows-spanned="8">
            <text:p text:style-name="P2708"><text:span text:style-name="T2709">साक्षि नं. १</text:span></text:p>
          </table:table-cell>
          <table:table-cell table:style-name="TableCell2710">
            <text:p text:style-name="P2711"><text:span text:style-name="T2712">नाम थर :-<text:s/></text:span></text:p>
          </table:table-cell>
        </table:table-row>
        <table:table-row table:style-name="TableRow2713">
          <table:covered-table-cell>
            <text:p text:style-name="P2714"/>
          </table:covered-table-cell>
          <table:table-cell table:style-name="TableCell2715">
            <text:p text:style-name="P2716"><text:span text:style-name="T2717">ठेगाना</text:span><text:span text:style-name="T2718"><text:s/>:-<text:s/></text:span></text:p>
          </table:table-cell>
          <table:covered-table-cell>
            <text:p text:style-name="P2719"/>
          </table:covered-table-cell>
          <table:table-cell table:style-name="TableCell2720">
            <text:p text:style-name="P2721"><text:span text:style-name="T2722">ठेगाना :-<text:s/></text:span></text:p>
          </table:table-cell>
        </table:table-row>
        <table:table-row table:style-name="TableRow2723">
          <table:covered-table-cell>
            <text:p text:style-name="P2724"/>
          </table:covered-table-cell>
          <table:table-cell table:style-name="TableCell2725">
            <text:p text:style-name="P2726"><text:span text:style-name="T2727">नागरिकता</text:span><text:span text:style-name="T2728"><text:s/></text:span><text:span text:style-name="T2729">नं. :-<text:s/></text:span></text:p>
          </table:table-cell>
          <table:covered-table-cell>
            <text:p text:style-name="P2730"/>
          </table:covered-table-cell>
          <table:table-cell table:style-name="TableCell2731">
            <text:p text:style-name="P2732"><text:span text:style-name="T2733">नागरिकता नं. :-<text:s/></text:span></text:p>
          </table:table-cell>
        </table:table-row>
        <table:table-row table:style-name="TableRow2734">
          <table:covered-table-cell>
            <text:p text:style-name="P2735"/>
          </table:covered-table-cell>
          <table:table-cell table:style-name="TableCell2736">
            <text:p text:style-name="P2737"><text:span text:style-name="T2738">वुवाको</text:span><text:span text:style-name="T2739"><text:s/></text:span><text:span text:style-name="T2740">नाम:-</text:span><text:span text:style-name="T2741"><text:s/></text:span></text:p>
          </table:table-cell>
          <table:covered-table-cell>
            <text:p text:style-name="P2742"/>
          </table:covered-table-cell>
          <table:table-cell table:style-name="TableCell2743">
            <text:p text:style-name="P2744"><text:span text:style-name="T2745">बुवाको नाम:-</text:span><text:span text:style-name="T2746"><text:s/></text:span></text:p>
          </table:table-cell>
        </table:table-row>
        <table:table-row table:style-name="TableRow2747">
          <table:covered-table-cell>
            <text:p text:style-name="P2748"/>
          </table:covered-table-cell>
          <table:table-cell table:style-name="TableCell2749">
            <text:p text:style-name="P2750"><text:span text:style-name="T2751">सम्पर्क</text:span><text:span text:style-name="T2752"><text:s/></text:span><text:span text:style-name="T2753">नं. :-<text:s/></text:span></text:p>
          </table:table-cell>
          <table:covered-table-cell>
            <text:p text:style-name="P2754"/>
          </table:covered-table-cell>
          <table:table-cell table:style-name="TableCell2755">
            <text:p text:style-name="P2756"><text:span text:style-name="T2757">सम्पर्क नं. :-<text:s/></text:span></text:p>
          </table:table-cell>
        </table:table-row>
        <table:table-row table:style-name="TableRow2758">
          <table:covered-table-cell>
            <text:p text:style-name="P2759"/>
          </table:covered-table-cell>
          <table:table-cell table:style-name="TableCell2760">
            <text:p text:style-name="P2761"><text:span text:style-name="T2762">पेशा</text:span><text:span text:style-name="T2763"><text:s/>:-<text:s/></text:span></text:p>
          </table:table-cell>
          <table:covered-table-cell>
            <text:p text:style-name="P2764"/>
          </table:covered-table-cell>
          <table:table-cell table:style-name="TableCell2765">
            <text:p text:style-name="P2766"><text:span text:style-name="T2767">पेशा :- समाजसेवी</text:span><text:span text:style-name="T2768"> </text:span></text:p>
          </table:table-cell>
        </table:table-row>
        <table:table-row table:style-name="TableRow2769">
          <table:covered-table-cell>
            <text:p text:style-name="P2770"/>
          </table:covered-table-cell>
          <table:table-cell table:style-name="TableCell2771">
            <text:p text:style-name="P2772"><text:span text:style-name="T2773">पद</text:span><text:span text:style-name="T2774"><text:s/>:-<text:s/></text:span></text:p>
          </table:table-cell>
          <table:covered-table-cell>
            <text:p text:style-name="P2775"/>
          </table:covered-table-cell>
          <table:table-cell table:style-name="TableCell2776" table:number-rows-spanned="2">
            <text:p text:style-name="P2777"><text:span text:style-name="T2778">दस्तखत:-</text:span></text:p>
          </table:table-cell>
        </table:table-row>
        <table:table-row table:style-name="TableRow2779">
          <table:covered-table-cell>
            <text:p text:style-name="P2780"/>
          </table:covered-table-cell>
          <table:table-cell table:style-name="TableCell2781">
            <text:p text:style-name="P2782"><text:span text:style-name="T2783">दस्तखत:-</text:span></text:p>
          </table:table-cell>
          <table:covered-table-cell>
            <text:p text:style-name="P2784"/>
          </table:covered-table-cell>
          <table:covered-table-cell>
            <text:p text:style-name="P2785"/>
          </table:covered-table-cell>
        </table:table-row>
        <table:table-row table:style-name="TableRow2786">
          <table:table-cell table:style-name="TableCell2787" table:number-rows-spanned="8">
            <text:p text:style-name="P2788"><text:span text:style-name="T2789">संस्थापक</text:span><text:span text:style-name="T2790"><text:s/></text:span><text:span text:style-name="T2791">नं.<text:s/></text:span><text:span text:style-name="T2792">१४</text:span></text:p>
          </table:table-cell>
          <table:table-cell table:style-name="TableCell2793">
            <text:p text:style-name="P2794"><text:span text:style-name="T2795">नाम थर :-<text:s/></text:span></text:p>
          </table:table-cell>
          <table:table-cell table:style-name="TableCell2796" table:number-rows-spanned="8">
            <text:p text:style-name="P2797"><text:span text:style-name="T2798">साक्षि नं. १</text:span></text:p>
          </table:table-cell>
          <table:table-cell table:style-name="TableCell2799">
            <text:p text:style-name="P2800"><text:span text:style-name="T2801">नाम थर :-<text:s/></text:span></text:p>
          </table:table-cell>
        </table:table-row>
        <table:table-row table:style-name="TableRow2802">
          <table:covered-table-cell>
            <text:p text:style-name="P2803"/>
          </table:covered-table-cell>
          <table:table-cell table:style-name="TableCell2804">
            <text:p text:style-name="P2805"><text:span text:style-name="T2806">ठेगाना</text:span><text:span text:style-name="T2807"><text:s/>:-<text:s/></text:span></text:p>
          </table:table-cell>
          <table:covered-table-cell>
            <text:p text:style-name="P2808"/>
          </table:covered-table-cell>
          <table:table-cell table:style-name="TableCell2809">
            <text:p text:style-name="P2810"><text:span text:style-name="T2811">ठेगाना :-<text:s/></text:span></text:p>
          </table:table-cell>
        </table:table-row>
        <table:table-row table:style-name="TableRow2812">
          <table:covered-table-cell>
            <text:p text:style-name="P2813"/>
          </table:covered-table-cell>
          <table:table-cell table:style-name="TableCell2814">
            <text:p text:style-name="P2815"><text:span text:style-name="T2816">नागरिकता</text:span><text:span text:style-name="T2817"><text:s/></text:span><text:span text:style-name="T2818">नं. :-<text:s/></text:span></text:p>
          </table:table-cell>
          <table:covered-table-cell>
            <text:p text:style-name="P2819"/>
          </table:covered-table-cell>
          <table:table-cell table:style-name="TableCell2820">
            <text:p text:style-name="P2821"><text:span text:style-name="T2822">नागरिकता नं. :-<text:s/></text:span></text:p>
          </table:table-cell>
        </table:table-row>
        <table:table-row table:style-name="TableRow2823">
          <table:covered-table-cell>
            <text:p text:style-name="P2824"/>
          </table:covered-table-cell>
          <table:table-cell table:style-name="TableCell2825">
            <text:p text:style-name="P2826"><text:span text:style-name="T2827">वुवाको</text:span><text:span text:style-name="T2828"><text:s/></text:span><text:span text:style-name="T2829">नाम:-</text:span><text:span text:style-name="T2830"><text:s/></text:span></text:p>
          </table:table-cell>
          <table:covered-table-cell>
            <text:p text:style-name="P2831"/>
          </table:covered-table-cell>
          <table:table-cell table:style-name="TableCell2832">
            <text:p text:style-name="P2833"><text:span text:style-name="T2834">बुवाको नाम:-</text:span></text:p>
          </table:table-cell>
        </table:table-row>
        <table:table-row table:style-name="TableRow2835">
          <table:covered-table-cell>
            <text:p text:style-name="P2836"/>
          </table:covered-table-cell>
          <table:table-cell table:style-name="TableCell2837">
            <text:p text:style-name="P2838"><text:span text:style-name="T2839">सम्पर्क</text:span><text:span text:style-name="T2840"><text:s/></text:span><text:span text:style-name="T2841">नं. :-<text:s/></text:span></text:p>
          </table:table-cell>
          <table:covered-table-cell>
            <text:p text:style-name="P2842"/>
          </table:covered-table-cell>
          <table:table-cell table:style-name="TableCell2843">
            <text:p text:style-name="P2844"><text:span text:style-name="T2845">सम्पर्क नं. :-<text:s/></text:span></text:p>
          </table:table-cell>
        </table:table-row>
        <table:table-row table:style-name="TableRow2846">
          <table:covered-table-cell>
            <text:p text:style-name="P2847"/>
          </table:covered-table-cell>
          <table:table-cell table:style-name="TableCell2848">
            <text:p text:style-name="P2849"><text:span text:style-name="T2850">पेशा</text:span><text:span text:style-name="T2851"><text:s/>:-<text:s/></text:span></text:p>
          </table:table-cell>
          <table:covered-table-cell>
            <text:p text:style-name="P2852"/>
          </table:covered-table-cell>
          <table:table-cell table:style-name="TableCell2853">
            <text:p text:style-name="P2854"><text:span text:style-name="T2855">पेशा :- समाजसेवी</text:span><text:span text:style-name="T2856"> </text:span></text:p>
          </table:table-cell>
        </table:table-row>
        <table:table-row table:style-name="TableRow2857">
          <table:covered-table-cell>
            <text:p text:style-name="P2858"/>
          </table:covered-table-cell>
          <table:table-cell table:style-name="TableCell2859">
            <text:p text:style-name="P2860"><text:span text:style-name="T2861">पद</text:span><text:span text:style-name="T2862"><text:s/>:-<text:s/></text:span></text:p>
          </table:table-cell>
          <table:covered-table-cell>
            <text:p text:style-name="P2863"/>
          </table:covered-table-cell>
          <table:table-cell table:style-name="TableCell2864" table:number-rows-spanned="2">
            <text:p text:style-name="P2865"><text:span text:style-name="T2866">दस्तखत:-</text:span></text:p>
          </table:table-cell>
        </table:table-row>
        <table:table-row table:style-name="TableRow2867">
          <table:covered-table-cell>
            <text:p text:style-name="P2868"/>
          </table:covered-table-cell>
          <table:table-cell table:style-name="TableCell2869">
            <text:p text:style-name="P2870"><text:span text:style-name="T2871">दस्तखत:-</text:span></text:p>
          </table:table-cell>
          <table:covered-table-cell>
            <text:p text:style-name="P2872"/>
          </table:covered-table-cell>
          <table:covered-table-cell>
            <text:p text:style-name="P2873"/>
          </table:covered-table-cell>
        </table:table-row>
        <table:table-row table:style-name="TableRow2874">
          <table:table-cell table:style-name="TableCell2875" table:number-rows-spanned="8">
            <text:p text:style-name="P2876"><text:span text:style-name="T2877">संस्थापक</text:span><text:span text:style-name="T2878"><text:s/></text:span><text:span text:style-name="T2879">नं.<text:s/></text:span><text:span text:style-name="T2880">१५</text:span></text:p>
          </table:table-cell>
          <table:table-cell table:style-name="TableCell2881">
            <text:p text:style-name="P2882"><text:span text:style-name="T2883">नाम थर :-<text:s/></text:span></text:p>
          </table:table-cell>
          <table:table-cell table:style-name="TableCell2884" table:number-rows-spanned="8">
            <text:p text:style-name="P2885"><text:span text:style-name="T2886">साक्षि नं. १</text:span></text:p>
          </table:table-cell>
          <table:table-cell table:style-name="TableCell2887">
            <text:p text:style-name="P2888"><text:span text:style-name="T2889">नाम थर :-<text:s/></text:span></text:p>
          </table:table-cell>
        </table:table-row>
        <table:table-row table:style-name="TableRow2890">
          <table:covered-table-cell>
            <text:p text:style-name="P2891"/>
          </table:covered-table-cell>
          <table:table-cell table:style-name="TableCell2892">
            <text:p text:style-name="P2893"><text:span text:style-name="T2894">ठेगाना</text:span><text:span text:style-name="T2895"><text:s/>:-<text:s/></text:span></text:p>
          </table:table-cell>
          <table:covered-table-cell>
            <text:p text:style-name="P2896"/>
          </table:covered-table-cell>
          <table:table-cell table:style-name="TableCell2897">
            <text:p text:style-name="P2898"><text:span text:style-name="T2899">ठेगाना :-<text:s/></text:span></text:p>
          </table:table-cell>
        </table:table-row>
        <table:table-row table:style-name="TableRow2900">
          <table:covered-table-cell>
            <text:p text:style-name="P2901"/>
          </table:covered-table-cell>
          <table:table-cell table:style-name="TableCell2902">
            <text:p text:style-name="P2903"><text:span text:style-name="T2904">नागरिकता</text:span><text:span text:style-name="T2905"><text:s/></text:span><text:span text:style-name="T2906">नं. :-<text:s/></text:span></text:p>
          </table:table-cell>
          <table:covered-table-cell>
            <text:p text:style-name="P2907"/>
          </table:covered-table-cell>
          <table:table-cell table:style-name="TableCell2908">
            <text:p text:style-name="P2909"><text:span text:style-name="T2910">नागरिकता नं. :-<text:s/></text:span></text:p>
          </table:table-cell>
        </table:table-row>
        <table:table-row table:style-name="TableRow2911">
          <table:covered-table-cell>
            <text:p text:style-name="P2912"/>
          </table:covered-table-cell>
          <table:table-cell table:style-name="TableCell2913">
            <text:p text:style-name="P2914"><text:span text:style-name="T2915">वुवाको</text:span><text:span text:style-name="T2916"><text:s/></text:span><text:span text:style-name="T2917">नाम:-</text:span><text:span text:style-name="T2918"><text:s text:c="2"/></text:span></text:p>
          </table:table-cell>
          <table:covered-table-cell>
            <text:p text:style-name="P2919"/>
          </table:covered-table-cell>
          <table:table-cell table:style-name="TableCell2920">
            <text:p text:style-name="P2921"><text:span text:style-name="T2922">बुवाको नाम:-</text:span><text:span text:style-name="T2923"><text:s/></text:span></text:p>
          </table:table-cell>
        </table:table-row>
        <table:table-row table:style-name="TableRow2924">
          <table:covered-table-cell>
            <text:p text:style-name="P2925"/>
          </table:covered-table-cell>
          <table:table-cell table:style-name="TableCell2926">
            <text:p text:style-name="P2927"><text:span text:style-name="T2928">सम्पर्क</text:span><text:span text:style-name="T2929"><text:s/></text:span><text:span text:style-name="T2930">नं. :-<text:s/></text:span></text:p>
          </table:table-cell>
          <table:covered-table-cell>
            <text:p text:style-name="P2931"/>
          </table:covered-table-cell>
          <table:table-cell table:style-name="TableCell2932">
            <text:p text:style-name="P2933"><text:span text:style-name="T2934">सम्पर्क नं. :-<text:s/></text:span></text:p>
          </table:table-cell>
        </table:table-row>
        <table:table-row table:style-name="TableRow2935">
          <table:covered-table-cell>
            <text:p text:style-name="P2936"/>
          </table:covered-table-cell>
          <table:table-cell table:style-name="TableCell2937">
            <text:p text:style-name="P2938"><text:span text:style-name="T2939">पेशा</text:span><text:span text:style-name="T2940"><text:s/>:-<text:s/></text:span></text:p>
          </table:table-cell>
          <table:covered-table-cell>
            <text:p text:style-name="P2941"/>
          </table:covered-table-cell>
          <table:table-cell table:style-name="TableCell2942">
            <text:p text:style-name="P2943"><text:span text:style-name="T2944">पेशा :- समाजसेवी</text:span><text:span text:style-name="T2945"> </text:span></text:p>
          </table:table-cell>
        </table:table-row>
        <table:table-row table:style-name="TableRow2946">
          <table:covered-table-cell>
            <text:p text:style-name="P2947"/>
          </table:covered-table-cell>
          <table:table-cell table:style-name="TableCell2948">
            <text:p text:style-name="P2949"><text:span text:style-name="T2950">पद</text:span><text:span text:style-name="T2951"><text:s/>:-</text:span></text:p>
          </table:table-cell>
          <table:covered-table-cell>
            <text:p text:style-name="P2952"/>
          </table:covered-table-cell>
          <table:table-cell table:style-name="TableCell2953" table:number-rows-spanned="2">
            <text:p text:style-name="P2954"><text:span text:style-name="T2955">दस्तखत:-</text:span></text:p>
          </table:table-cell>
        </table:table-row>
        <table:table-row table:style-name="TableRow2956">
          <table:covered-table-cell>
            <text:p text:style-name="P2957"/>
          </table:covered-table-cell>
          <table:table-cell table:style-name="TableCell2958">
            <text:p text:style-name="P2959"><text:span text:style-name="T2960">दस्तखत:-</text:span></text:p>
          </table:table-cell>
          <table:covered-table-cell>
            <text:p text:style-name="P2961"/>
          </table:covered-table-cell>
          <table:covered-table-cell>
            <text:p text:style-name="P2962"/>
          </table:covered-table-cell>
        </table:table-row>
        <table:table-row table:style-name="TableRow2963">
          <table:table-cell table:style-name="TableCell2964" table:number-rows-spanned="8">
            <text:p text:style-name="P2965"><text:span text:style-name="T2966">संस्थापक</text:span><text:span text:style-name="T2967"><text:s/></text:span><text:span text:style-name="T2968">नं.<text:s/></text:span><text:span text:style-name="T2969">१६</text:span></text:p>
          </table:table-cell>
          <table:table-cell table:style-name="TableCell2970">
            <text:p text:style-name="P2971"><text:span text:style-name="T2972">नाम थर :-<text:s/></text:span></text:p>
          </table:table-cell>
          <table:table-cell table:style-name="TableCell2973" table:number-rows-spanned="8">
            <text:p text:style-name="P2974"><text:span text:style-name="T2975">साक्षि नं. १</text:span></text:p>
          </table:table-cell>
          <table:table-cell table:style-name="TableCell2976">
            <text:p text:style-name="P2977"><text:span text:style-name="T2978">नाम थर :-<text:s/></text:span></text:p>
          </table:table-cell>
        </table:table-row>
        <table:table-row table:style-name="TableRow2979">
          <table:covered-table-cell>
            <text:p text:style-name="P2980"/>
          </table:covered-table-cell>
          <table:table-cell table:style-name="TableCell2981">
            <text:p text:style-name="P2982"><text:span text:style-name="T2983">ठेगाना</text:span><text:span text:style-name="T2984"><text:s/>:-<text:s/></text:span><text:span text:style-name="T2985">बन्दिपुर<text:s/></text:span><text:span text:style-name="T2986">–</text:span><text:span text:style-name="T2987"><text:s/>५, तनहुँ</text:span></text:p>
          </table:table-cell>
          <table:covered-table-cell>
            <text:p text:style-name="P2988"/>
          </table:covered-table-cell>
          <table:table-cell table:style-name="TableCell2989">
            <text:p text:style-name="P2990"><text:span text:style-name="T2991">ठेगाना :-<text:s/></text:span></text:p>
          </table:table-cell>
        </table:table-row>
        <table:table-row table:style-name="TableRow2992">
          <table:covered-table-cell>
            <text:p text:style-name="P2993"/>
          </table:covered-table-cell>
          <table:table-cell table:style-name="TableCell2994">
            <text:p text:style-name="P2995"><text:span text:style-name="T2996">नागरिकता</text:span><text:span text:style-name="T2997"><text:s/></text:span><text:span text:style-name="T2998">नं. :-<text:s/></text:span></text:p>
          </table:table-cell>
          <table:covered-table-cell>
            <text:p text:style-name="P2999"/>
          </table:covered-table-cell>
          <table:table-cell table:style-name="TableCell3000">
            <text:p text:style-name="P3001"><text:span text:style-name="T3002">नागरिकता नं. :-<text:s/></text:span></text:p>
          </table:table-cell>
        </table:table-row>
        <table:table-row table:style-name="TableRow3003">
          <table:covered-table-cell>
            <text:p text:style-name="P3004"/>
          </table:covered-table-cell>
          <table:table-cell table:style-name="TableCell3005">
            <text:p text:style-name="P3006"><text:span text:style-name="T3007">वुवाको</text:span><text:span text:style-name="T3008"><text:s/></text:span><text:span text:style-name="T3009">नाम:-</text:span><text:span text:style-name="T3010"><text:s/></text:span></text:p>
          </table:table-cell>
          <table:covered-table-cell>
            <text:p text:style-name="P3011"/>
          </table:covered-table-cell>
          <table:table-cell table:style-name="TableCell3012">
            <text:p text:style-name="P3013"><text:span text:style-name="T3014">बुवाको नाम:-</text:span><text:span text:style-name="T3015"><text:s/></text:span></text:p>
          </table:table-cell>
        </table:table-row>
        <table:table-row table:style-name="TableRow3016">
          <table:covered-table-cell>
            <text:p text:style-name="P3017"/>
          </table:covered-table-cell>
          <table:table-cell table:style-name="TableCell3018">
            <text:p text:style-name="P3019"><text:span text:style-name="T3020">सम्पर्क</text:span><text:span text:style-name="T3021"><text:s/></text:span><text:span text:style-name="T3022">नं. :-<text:s/></text:span></text:p>
          </table:table-cell>
          <table:covered-table-cell>
            <text:p text:style-name="P3023"/>
          </table:covered-table-cell>
          <table:table-cell table:style-name="TableCell3024">
            <text:p text:style-name="P3025"><text:span text:style-name="T3026">सम्पर्क नं. :-<text:s/></text:span></text:p>
          </table:table-cell>
        </table:table-row>
        <table:table-row table:style-name="TableRow3027">
          <table:covered-table-cell>
            <text:p text:style-name="P3028"/>
          </table:covered-table-cell>
          <table:table-cell table:style-name="TableCell3029">
            <text:p text:style-name="P3030"><text:span text:style-name="T3031">पेशा</text:span><text:span text:style-name="T3032"><text:s/>:-<text:s/></text:span></text:p>
          </table:table-cell>
          <table:covered-table-cell>
            <text:p text:style-name="P3033"/>
          </table:covered-table-cell>
          <table:table-cell table:style-name="TableCell3034">
            <text:p text:style-name="P3035"><text:span text:style-name="T3036">पेशा :- समाजसेवी</text:span><text:span text:style-name="T3037"> </text:span></text:p>
          </table:table-cell>
        </table:table-row>
        <table:table-row table:style-name="TableRow3038">
          <table:covered-table-cell>
            <text:p text:style-name="P3039"/>
          </table:covered-table-cell>
          <table:table-cell table:style-name="TableCell3040">
            <text:p text:style-name="P3041"><text:span text:style-name="T3042">पद</text:span><text:span text:style-name="T3043"><text:s/>:-</text:span></text:p>
          </table:table-cell>
          <table:covered-table-cell>
            <text:p text:style-name="P3044"/>
          </table:covered-table-cell>
          <table:table-cell table:style-name="TableCell3045" table:number-rows-spanned="2">
            <text:p text:style-name="P3046"><text:span text:style-name="T3047">दस्तखत:-</text:span></text:p>
          </table:table-cell>
        </table:table-row>
        <table:table-row table:style-name="TableRow3048">
          <table:covered-table-cell>
            <text:p text:style-name="P3049"/>
          </table:covered-table-cell>
          <table:table-cell table:style-name="TableCell3050">
            <text:p text:style-name="P3051"><text:span text:style-name="T3052">दस्तखत:-</text:span></text:p>
          </table:table-cell>
          <table:covered-table-cell>
            <text:p text:style-name="P3053"/>
          </table:covered-table-cell>
          <table:covered-table-cell>
            <text:p text:style-name="P3054"/>
          </table:covered-table-cell>
        </table:table-row>
      </table:table>
      <text:p text:style-name="P3055"/>
      <table:table table:style-name="Table3056">
        <table:table-columns>
          <table:table-column table:style-name="TableColumn3057"/>
          <table:table-column table:style-name="TableColumn3058"/>
          <table:table-column table:style-name="TableColumn3059"/>
          <table:table-column table:style-name="TableColumn3060"/>
        </table:table-columns>
        <table:table-header-rows>
          <table:table-row table:style-name="TableRow3061">
            <table:table-cell table:style-name="TableCell3062">
              <text:p text:style-name="P3063"><text:span text:style-name="T3064">सि.नं.</text:span></text:p>
            </table:table-cell>
            <table:table-cell table:style-name="TableCell3065">
              <text:p text:style-name="P3066"><text:span text:style-name="T3067">संस्थापकको नाम थर</text:span><text:span text:style-name="T3068">,<text:s/></text:span><text:span text:style-name="T3069">ठेगाना र सहिछाँप</text:span></text:p>
            </table:table-cell>
            <table:table-cell table:style-name="TableCell3070">
              <text:p text:style-name="P3071"><text:span text:style-name="T3072">सि.नं.</text:span></text:p>
            </table:table-cell>
            <table:table-cell table:style-name="TableCell3073">
              <text:p text:style-name="P3074"><text:span text:style-name="T3075">साक्षिको</text:span><text:span text:style-name="T3076"><text:s text:c="2"/></text:span><text:span text:style-name="T3077">नाम थर</text:span><text:span text:style-name="T3078">,<text:s/></text:span><text:span text:style-name="T3079">ठेगाना र सहिछाँप</text:span></text:p>
            </table:table-cell>
          </table:table-row>
        </table:table-header-rows>
        <table:table-row table:style-name="TableRow3080">
          <table:table-cell table:style-name="TableCell3081" table:number-rows-spanned="8">
            <text:p text:style-name="P3082"><text:span text:style-name="T3083">संस्थापक</text:span><text:span text:style-name="T3084"><text:s/></text:span><text:span text:style-name="T3085">नं.<text:s/></text:span><text:span text:style-name="T3086">१७</text:span></text:p>
          </table:table-cell>
          <table:table-cell table:style-name="TableCell3087">
            <text:p text:style-name="P3088"><text:span text:style-name="T3089">नाम थर :-<text:s/></text:span></text:p>
          </table:table-cell>
          <table:table-cell table:style-name="TableCell3090" table:number-rows-spanned="8">
            <text:p text:style-name="P3091"><text:span text:style-name="T3092">साक्षि नं. १</text:span></text:p>
          </table:table-cell>
          <table:table-cell table:style-name="TableCell3093">
            <text:p text:style-name="P3094"><text:span text:style-name="T3095">नाम थर :-<text:s/></text:span></text:p>
          </table:table-cell>
        </table:table-row>
        <table:table-row table:style-name="TableRow3096">
          <table:covered-table-cell>
            <text:p text:style-name="P3097"/>
          </table:covered-table-cell>
          <table:table-cell table:style-name="TableCell3098">
            <text:p text:style-name="P3099"><text:span text:style-name="T3100">ठेगाना</text:span><text:span text:style-name="T3101"><text:s/>:-<text:s/></text:span></text:p>
          </table:table-cell>
          <table:covered-table-cell>
            <text:p text:style-name="P3102"/>
          </table:covered-table-cell>
          <table:table-cell table:style-name="TableCell3103">
            <text:p text:style-name="P3104"><text:span text:style-name="T3105">ठेगाना :-<text:s/></text:span></text:p>
          </table:table-cell>
        </table:table-row>
        <table:table-row table:style-name="TableRow3106">
          <table:covered-table-cell>
            <text:p text:style-name="P3107"/>
          </table:covered-table-cell>
          <table:table-cell table:style-name="TableCell3108">
            <text:p text:style-name="P3109"><text:span text:style-name="T3110">नागरिकता</text:span><text:span text:style-name="T3111"><text:s/></text:span><text:span text:style-name="T3112">नं. :-<text:s/></text:span></text:p>
          </table:table-cell>
          <table:covered-table-cell>
            <text:p text:style-name="P3113"/>
          </table:covered-table-cell>
          <table:table-cell table:style-name="TableCell3114">
            <text:p text:style-name="P3115"><text:span text:style-name="T3116">नागरिकता नं. :-<text:s/></text:span></text:p>
          </table:table-cell>
        </table:table-row>
        <table:table-row table:style-name="TableRow3117">
          <table:covered-table-cell>
            <text:p text:style-name="P3118"/>
          </table:covered-table-cell>
          <table:table-cell table:style-name="TableCell3119">
            <text:p text:style-name="P3120"><text:span text:style-name="T3121">वुवाको</text:span><text:span text:style-name="T3122"><text:s/></text:span><text:span text:style-name="T3123">नाम:-</text:span><text:span text:style-name="T3124"><text:s/></text:span></text:p>
          </table:table-cell>
          <table:covered-table-cell>
            <text:p text:style-name="P3125"/>
          </table:covered-table-cell>
          <table:table-cell table:style-name="TableCell3126">
            <text:p text:style-name="P3127"><text:span text:style-name="T3128">बुवाको नाम:-</text:span><text:span text:style-name="T3129"><text:s/></text:span></text:p>
          </table:table-cell>
        </table:table-row>
        <table:table-row table:style-name="TableRow3130">
          <table:covered-table-cell>
            <text:p text:style-name="P3131"/>
          </table:covered-table-cell>
          <table:table-cell table:style-name="TableCell3132">
            <text:p text:style-name="P3133"><text:span text:style-name="T3134">सम्पर्क</text:span><text:span text:style-name="T3135"><text:s/></text:span><text:span text:style-name="T3136">नं. :-<text:s/></text:span></text:p>
          </table:table-cell>
          <table:covered-table-cell>
            <text:p text:style-name="P3137"/>
          </table:covered-table-cell>
          <table:table-cell table:style-name="TableCell3138">
            <text:p text:style-name="P3139"><text:span text:style-name="T3140">सम्पर्क नं. :-<text:s/></text:span></text:p>
          </table:table-cell>
        </table:table-row>
        <table:table-row table:style-name="TableRow3141">
          <table:covered-table-cell>
            <text:p text:style-name="P3142"/>
          </table:covered-table-cell>
          <table:table-cell table:style-name="TableCell3143">
            <text:p text:style-name="P3144"><text:span text:style-name="T3145">पेशा</text:span><text:span text:style-name="T3146"><text:s/>:-<text:s/></text:span></text:p>
          </table:table-cell>
          <table:covered-table-cell>
            <text:p text:style-name="P3147"/>
          </table:covered-table-cell>
          <table:table-cell table:style-name="TableCell3148">
            <text:p text:style-name="P3149"><text:span text:style-name="T3150">पेशा :- समाजसेवी</text:span><text:span text:style-name="T3151"> </text:span></text:p>
          </table:table-cell>
        </table:table-row>
        <table:table-row table:style-name="TableRow3152">
          <table:covered-table-cell>
            <text:p text:style-name="P3153"/>
          </table:covered-table-cell>
          <table:table-cell table:style-name="TableCell3154">
            <text:p text:style-name="P3155"><text:span text:style-name="T3156">पद</text:span><text:span text:style-name="T3157"><text:s/>:-<text:s/></text:span></text:p>
          </table:table-cell>
          <table:covered-table-cell>
            <text:p text:style-name="P3158"/>
          </table:covered-table-cell>
          <table:table-cell table:style-name="TableCell3159" table:number-rows-spanned="2">
            <text:p text:style-name="P3160"><text:span text:style-name="T3161">दस्तखत:-</text:span></text:p>
          </table:table-cell>
        </table:table-row>
        <table:table-row table:style-name="TableRow3162">
          <table:covered-table-cell>
            <text:p text:style-name="P3163"/>
          </table:covered-table-cell>
          <table:table-cell table:style-name="TableCell3164">
            <text:p text:style-name="P3165"><text:span text:style-name="T3166">दस्तखत:-</text:span></text:p>
          </table:table-cell>
          <table:covered-table-cell>
            <text:p text:style-name="P3167"/>
          </table:covered-table-cell>
          <table:covered-table-cell>
            <text:p text:style-name="P3168"/>
          </table:covered-table-cell>
        </table:table-row>
        <table:table-row table:style-name="TableRow3169">
          <table:table-cell table:style-name="TableCell3170" table:number-rows-spanned="8">
            <text:p text:style-name="P3171"><text:span text:style-name="T3172">संस्थापक</text:span><text:span text:style-name="T3173"><text:s/></text:span><text:span text:style-name="T3174">नं.<text:s/></text:span><text:span text:style-name="T3175">१८</text:span></text:p>
          </table:table-cell>
          <table:table-cell table:style-name="TableCell3176">
            <text:p text:style-name="P3177"><text:span text:style-name="T3178">नाम थर :-<text:s/></text:span></text:p>
          </table:table-cell>
          <table:table-cell table:style-name="TableCell3179" table:number-rows-spanned="8">
            <text:p text:style-name="P3180"><text:span text:style-name="T3181">साक्षि नं. १</text:span></text:p>
          </table:table-cell>
          <table:table-cell table:style-name="TableCell3182">
            <text:p text:style-name="P3183"><text:span text:style-name="T3184">नाम थर :-<text:s/></text:span></text:p>
          </table:table-cell>
        </table:table-row>
        <table:table-row table:style-name="TableRow3185">
          <table:covered-table-cell>
            <text:p text:style-name="P3186"/>
          </table:covered-table-cell>
          <table:table-cell table:style-name="TableCell3187">
            <text:p text:style-name="P3188"><text:span text:style-name="T3189">ठेगाना</text:span><text:span text:style-name="T3190"><text:s/>:-<text:s/></text:span></text:p>
          </table:table-cell>
          <table:covered-table-cell>
            <text:p text:style-name="P3191"/>
          </table:covered-table-cell>
          <table:table-cell table:style-name="TableCell3192">
            <text:p text:style-name="P3193"><text:span text:style-name="T3194">ठेगाना :-<text:s/></text:span></text:p>
          </table:table-cell>
        </table:table-row>
        <table:table-row table:style-name="TableRow3195">
          <table:covered-table-cell>
            <text:p text:style-name="P3196"/>
          </table:covered-table-cell>
          <table:table-cell table:style-name="TableCell3197">
            <text:p text:style-name="P3198"><text:span text:style-name="T3199">नागरिकता</text:span><text:span text:style-name="T3200"><text:s/></text:span><text:span text:style-name="T3201">नं. :-<text:s/></text:span></text:p>
          </table:table-cell>
          <table:covered-table-cell>
            <text:p text:style-name="P3202"/>
          </table:covered-table-cell>
          <table:table-cell table:style-name="TableCell3203">
            <text:p text:style-name="P3204"><text:span text:style-name="T3205">नागरिकता नं. :-<text:s/></text:span></text:p>
          </table:table-cell>
        </table:table-row>
        <table:table-row table:style-name="TableRow3206">
          <table:covered-table-cell>
            <text:p text:style-name="P3207"/>
          </table:covered-table-cell>
          <table:table-cell table:style-name="TableCell3208">
            <text:p text:style-name="P3209"><text:span text:style-name="T3210">वुवाको</text:span><text:span text:style-name="T3211"><text:s/></text:span><text:span text:style-name="T3212">नाम:-</text:span><text:span text:style-name="T3213"><text:s/></text:span></text:p>
          </table:table-cell>
          <table:covered-table-cell>
            <text:p text:style-name="P3214"/>
          </table:covered-table-cell>
          <table:table-cell table:style-name="TableCell3215">
            <text:p text:style-name="P3216"><text:span text:style-name="T3217">बुवाको नाम:-</text:span></text:p>
          </table:table-cell>
        </table:table-row>
        <table:table-row table:style-name="TableRow3218">
          <table:covered-table-cell>
            <text:p text:style-name="P3219"/>
          </table:covered-table-cell>
          <table:table-cell table:style-name="TableCell3220">
            <text:p text:style-name="P3221"><text:span text:style-name="T3222">सम्पर्क</text:span><text:span text:style-name="T3223"><text:s/></text:span><text:span text:style-name="T3224">नं. :-<text:s/></text:span></text:p>
          </table:table-cell>
          <table:covered-table-cell>
            <text:p text:style-name="P3225"/>
          </table:covered-table-cell>
          <table:table-cell table:style-name="TableCell3226">
            <text:p text:style-name="P3227"><text:span text:style-name="T3228">सम्पर्क नं. :-<text:s/></text:span></text:p>
          </table:table-cell>
        </table:table-row>
        <table:table-row table:style-name="TableRow3229">
          <table:covered-table-cell>
            <text:p text:style-name="P3230"/>
          </table:covered-table-cell>
          <table:table-cell table:style-name="TableCell3231">
            <text:p text:style-name="P3232"><text:span text:style-name="T3233">पेशा</text:span><text:span text:style-name="T3234"><text:s/>:-<text:s/></text:span></text:p>
          </table:table-cell>
          <table:covered-table-cell>
            <text:p text:style-name="P3235"/>
          </table:covered-table-cell>
          <table:table-cell table:style-name="TableCell3236">
            <text:p text:style-name="P3237"><text:span text:style-name="T3238">पेशा :- समाजसेवी</text:span><text:span text:style-name="T3239"> </text:span></text:p>
          </table:table-cell>
        </table:table-row>
        <table:table-row table:style-name="TableRow3240">
          <table:covered-table-cell>
            <text:p text:style-name="P3241"/>
          </table:covered-table-cell>
          <table:table-cell table:style-name="TableCell3242">
            <text:p text:style-name="P3243"><text:span text:style-name="T3244">पद</text:span><text:span text:style-name="T3245"><text:s/>:-<text:s/></text:span></text:p>
          </table:table-cell>
          <table:covered-table-cell>
            <text:p text:style-name="P3246"/>
          </table:covered-table-cell>
          <table:table-cell table:style-name="TableCell3247" table:number-rows-spanned="2">
            <text:p text:style-name="P3248"><text:span text:style-name="T3249">दस्तखत:-</text:span></text:p>
          </table:table-cell>
        </table:table-row>
        <table:table-row table:style-name="TableRow3250">
          <table:covered-table-cell>
            <text:p text:style-name="P3251"/>
          </table:covered-table-cell>
          <table:table-cell table:style-name="TableCell3252">
            <text:p text:style-name="P3253"><text:span text:style-name="T3254">दस्तखत:-</text:span></text:p>
          </table:table-cell>
          <table:covered-table-cell>
            <text:p text:style-name="P3255"/>
          </table:covered-table-cell>
          <table:covered-table-cell>
            <text:p text:style-name="P3256"/>
          </table:covered-table-cell>
        </table:table-row>
        <table:table-row table:style-name="TableRow3257">
          <table:table-cell table:style-name="TableCell3258" table:number-rows-spanned="8">
            <text:p text:style-name="P3259"><text:span text:style-name="T3260">संस्थापक</text:span><text:span text:style-name="T3261"><text:s/></text:span><text:span text:style-name="T3262">नं.<text:s/></text:span><text:span text:style-name="T3263">१९</text:span></text:p>
          </table:table-cell>
          <table:table-cell table:style-name="TableCell3264">
            <text:p text:style-name="P3265"><text:span text:style-name="T3266">नाम थर :-<text:s/></text:span></text:p>
          </table:table-cell>
          <table:table-cell table:style-name="TableCell3267" table:number-rows-spanned="8">
            <text:p text:style-name="P3268"><text:span text:style-name="T3269">साक्षि नं. १</text:span></text:p>
          </table:table-cell>
          <table:table-cell table:style-name="TableCell3270">
            <text:p text:style-name="P3271"><text:span text:style-name="T3272">नाम थर :-<text:s/></text:span></text:p>
          </table:table-cell>
        </table:table-row>
        <table:table-row table:style-name="TableRow3273">
          <table:covered-table-cell>
            <text:p text:style-name="P3274"/>
          </table:covered-table-cell>
          <table:table-cell table:style-name="TableCell3275">
            <text:p text:style-name="P3276"><text:span text:style-name="T3277">ठेगाना</text:span><text:span text:style-name="T3278"><text:s/>:-<text:s/></text:span></text:p>
          </table:table-cell>
          <table:covered-table-cell>
            <text:p text:style-name="P3279"/>
          </table:covered-table-cell>
          <table:table-cell table:style-name="TableCell3280">
            <text:p text:style-name="P3281"><text:span text:style-name="T3282">ठेगाना :-<text:s/></text:span></text:p>
          </table:table-cell>
        </table:table-row>
        <table:table-row table:style-name="TableRow3283">
          <table:covered-table-cell>
            <text:p text:style-name="P3284"/>
          </table:covered-table-cell>
          <table:table-cell table:style-name="TableCell3285">
            <text:p text:style-name="P3286"><text:span text:style-name="T3287">नागरिकता</text:span><text:span text:style-name="T3288"><text:s/></text:span><text:span text:style-name="T3289">नं. :-<text:s/></text:span></text:p>
          </table:table-cell>
          <table:covered-table-cell>
            <text:p text:style-name="P3290"/>
          </table:covered-table-cell>
          <table:table-cell table:style-name="TableCell3291">
            <text:p text:style-name="P3292"><text:span text:style-name="T3293">नागरिकता नं. :-<text:s/></text:span></text:p>
          </table:table-cell>
        </table:table-row>
        <table:table-row table:style-name="TableRow3294">
          <table:covered-table-cell>
            <text:p text:style-name="P3295"/>
          </table:covered-table-cell>
          <table:table-cell table:style-name="TableCell3296">
            <text:p text:style-name="P3297"><text:span text:style-name="T3298">वुवाको</text:span><text:span text:style-name="T3299"><text:s/></text:span><text:span text:style-name="T3300">नाम:-</text:span><text:span text:style-name="T3301"><text:s text:c="2"/></text:span></text:p>
          </table:table-cell>
          <table:covered-table-cell>
            <text:p text:style-name="P3302"/>
          </table:covered-table-cell>
          <table:table-cell table:style-name="TableCell3303">
            <text:p text:style-name="P3304"><text:span text:style-name="T3305">बुवाको नाम:-</text:span><text:span text:style-name="T3306"><text:s/></text:span></text:p>
          </table:table-cell>
        </table:table-row>
        <table:table-row table:style-name="TableRow3307">
          <table:covered-table-cell>
            <text:p text:style-name="P3308"/>
          </table:covered-table-cell>
          <table:table-cell table:style-name="TableCell3309">
            <text:p text:style-name="P3310"><text:span text:style-name="T3311">सम्पर्क</text:span><text:span text:style-name="T3312"><text:s/></text:span><text:span text:style-name="T3313">नं. :-<text:s/></text:span></text:p>
          </table:table-cell>
          <table:covered-table-cell>
            <text:p text:style-name="P3314"/>
          </table:covered-table-cell>
          <table:table-cell table:style-name="TableCell3315">
            <text:p text:style-name="P3316"><text:span text:style-name="T3317">सम्पर्क नं. :-<text:s/></text:span></text:p>
          </table:table-cell>
        </table:table-row>
        <table:table-row table:style-name="TableRow3318">
          <table:covered-table-cell>
            <text:p text:style-name="P3319"/>
          </table:covered-table-cell>
          <table:table-cell table:style-name="TableCell3320">
            <text:p text:style-name="P3321"><text:span text:style-name="T3322">पेशा</text:span><text:span text:style-name="T3323"><text:s/>:-<text:s/></text:span></text:p>
          </table:table-cell>
          <table:covered-table-cell>
            <text:p text:style-name="P3324"/>
          </table:covered-table-cell>
          <table:table-cell table:style-name="TableCell3325">
            <text:p text:style-name="P3326"><text:span text:style-name="T3327">पेशा :- समाजसेवी</text:span><text:span text:style-name="T3328"> </text:span></text:p>
          </table:table-cell>
        </table:table-row>
        <table:table-row table:style-name="TableRow3329">
          <table:covered-table-cell>
            <text:p text:style-name="P3330"/>
          </table:covered-table-cell>
          <table:table-cell table:style-name="TableCell3331">
            <text:p text:style-name="P3332"><text:span text:style-name="T3333">पद</text:span><text:span text:style-name="T3334"><text:s/>:-</text:span></text:p>
          </table:table-cell>
          <table:covered-table-cell>
            <text:p text:style-name="P3335"/>
          </table:covered-table-cell>
          <table:table-cell table:style-name="TableCell3336" table:number-rows-spanned="2">
            <text:p text:style-name="P3337"><text:span text:style-name="T3338">दस्तखत:-</text:span></text:p>
          </table:table-cell>
        </table:table-row>
        <table:table-row table:style-name="TableRow3339">
          <table:covered-table-cell>
            <text:p text:style-name="P3340"/>
          </table:covered-table-cell>
          <table:table-cell table:style-name="TableCell3341">
            <text:p text:style-name="P3342"><text:span text:style-name="T3343">दस्तखत:-</text:span></text:p>
          </table:table-cell>
          <table:covered-table-cell>
            <text:p text:style-name="P3344"/>
          </table:covered-table-cell>
          <table:covered-table-cell>
            <text:p text:style-name="P3345"/>
          </table:covered-table-cell>
        </table:table-row>
        <table:table-row table:style-name="TableRow3346">
          <table:table-cell table:style-name="TableCell3347" table:number-rows-spanned="8">
            <text:p text:style-name="P3348"><text:span text:style-name="T3349">संस्थापक</text:span><text:span text:style-name="T3350"><text:s/></text:span><text:span text:style-name="T3351">नं.<text:s/></text:span><text:span text:style-name="T3352">२०</text:span></text:p>
          </table:table-cell>
          <table:table-cell table:style-name="TableCell3353">
            <text:p text:style-name="P3354"><text:span text:style-name="T3355">नाम थर :-<text:s/></text:span></text:p>
          </table:table-cell>
          <table:table-cell table:style-name="TableCell3356" table:number-rows-spanned="8">
            <text:p text:style-name="P3357"><text:span text:style-name="T3358">साक्षि नं. १</text:span></text:p>
          </table:table-cell>
          <table:table-cell table:style-name="TableCell3359">
            <text:p text:style-name="P3360"><text:span text:style-name="T3361">नाम थर :-<text:s/></text:span></text:p>
          </table:table-cell>
        </table:table-row>
        <table:table-row table:style-name="TableRow3362">
          <table:covered-table-cell>
            <text:p text:style-name="P3363"/>
          </table:covered-table-cell>
          <table:table-cell table:style-name="TableCell3364">
            <text:p text:style-name="P3365"><text:span text:style-name="T3366">ठेगाना</text:span><text:span text:style-name="T3367"><text:s/>:-<text:s/></text:span></text:p>
          </table:table-cell>
          <table:covered-table-cell>
            <text:p text:style-name="P3368"/>
          </table:covered-table-cell>
          <table:table-cell table:style-name="TableCell3369">
            <text:p text:style-name="P3370"><text:span text:style-name="T3371">ठेगाना :-<text:s/></text:span></text:p>
          </table:table-cell>
        </table:table-row>
        <table:table-row table:style-name="TableRow3372">
          <table:covered-table-cell>
            <text:p text:style-name="P3373"/>
          </table:covered-table-cell>
          <table:table-cell table:style-name="TableCell3374">
            <text:p text:style-name="P3375"><text:span text:style-name="T3376">नागरिकता</text:span><text:span text:style-name="T3377"><text:s/></text:span><text:span text:style-name="T3378">नं. :-<text:s/></text:span></text:p>
          </table:table-cell>
          <table:covered-table-cell>
            <text:p text:style-name="P3379"/>
          </table:covered-table-cell>
          <table:table-cell table:style-name="TableCell3380">
            <text:p text:style-name="P3381"><text:span text:style-name="T3382">नागरिकता नं. :-<text:s/></text:span></text:p>
          </table:table-cell>
        </table:table-row>
        <table:table-row table:style-name="TableRow3383">
          <table:covered-table-cell>
            <text:p text:style-name="P3384"/>
          </table:covered-table-cell>
          <table:table-cell table:style-name="TableCell3385">
            <text:p text:style-name="P3386"><text:span text:style-name="T3387">वुवाको</text:span><text:span text:style-name="T3388"><text:s/></text:span><text:span text:style-name="T3389">नाम:-</text:span><text:span text:style-name="T3390"><text:s/></text:span></text:p>
          </table:table-cell>
          <table:covered-table-cell>
            <text:p text:style-name="P3391"/>
          </table:covered-table-cell>
          <table:table-cell table:style-name="TableCell3392">
            <text:p text:style-name="P3393"><text:span text:style-name="T3394">बुवाको नाम:-</text:span><text:span text:style-name="T3395"><text:s/></text:span></text:p>
          </table:table-cell>
        </table:table-row>
        <table:table-row table:style-name="TableRow3396">
          <table:covered-table-cell>
            <text:p text:style-name="P3397"/>
          </table:covered-table-cell>
          <table:table-cell table:style-name="TableCell3398">
            <text:p text:style-name="P3399"><text:span text:style-name="T3400">सम्पर्क</text:span><text:span text:style-name="T3401"><text:s/></text:span><text:span text:style-name="T3402">नं. :-<text:s/></text:span></text:p>
          </table:table-cell>
          <table:covered-table-cell>
            <text:p text:style-name="P3403"/>
          </table:covered-table-cell>
          <table:table-cell table:style-name="TableCell3404">
            <text:p text:style-name="P3405"><text:span text:style-name="T3406">सम्पर्क नं. :-<text:s/></text:span></text:p>
          </table:table-cell>
        </table:table-row>
        <table:table-row table:style-name="TableRow3407">
          <table:covered-table-cell>
            <text:p text:style-name="P3408"/>
          </table:covered-table-cell>
          <table:table-cell table:style-name="TableCell3409">
            <text:p text:style-name="P3410"><text:span text:style-name="T3411">पेशा</text:span><text:span text:style-name="T3412"><text:s/>:-<text:s/></text:span><text:span text:style-name="T3413">व्यापार</text:span></text:p>
          </table:table-cell>
          <table:covered-table-cell>
            <text:p text:style-name="P3414"/>
          </table:covered-table-cell>
          <table:table-cell table:style-name="TableCell3415">
            <text:p text:style-name="P3416"><text:span text:style-name="T3417">पेशा :- समाजसेवी</text:span><text:span text:style-name="T3418"> </text:span></text:p>
          </table:table-cell>
        </table:table-row>
        <table:table-row table:style-name="TableRow3419">
          <table:covered-table-cell>
            <text:p text:style-name="P3420"/>
          </table:covered-table-cell>
          <table:table-cell table:style-name="TableCell3421">
            <text:p text:style-name="P3422"><text:span text:style-name="T3423">पद</text:span><text:span text:style-name="T3424"><text:s/>:-</text:span></text:p>
          </table:table-cell>
          <table:covered-table-cell>
            <text:p text:style-name="P3425"/>
          </table:covered-table-cell>
          <table:table-cell table:style-name="TableCell3426" table:number-rows-spanned="2">
            <text:p text:style-name="P3427"><text:span text:style-name="T3428">दस्तखत:-</text:span></text:p>
          </table:table-cell>
        </table:table-row>
        <table:table-row table:style-name="TableRow3429">
          <table:covered-table-cell>
            <text:p text:style-name="P3430"/>
          </table:covered-table-cell>
          <table:table-cell table:style-name="TableCell3431">
            <text:p text:style-name="P3432"><text:span text:style-name="T3433">दस्तखत:-</text:span></text:p>
          </table:table-cell>
          <table:covered-table-cell>
            <text:p text:style-name="P3434"/>
          </table:covered-table-cell>
          <table:covered-table-cell>
            <text:p text:style-name="P3435"/>
          </table:covered-table-cell>
        </table:table-row>
      </table:table>
      <text:p text:style-name="P3436"/>
      <text:p text:style-name="P3437"><text:span text:style-name="T3438">******</text:span></text:p>
      <text:p text:style-name="P3439"/>
      <text:p text:style-name="P3440"/>
      <text:p text:style-name="P3441"><text:span text:style-name="T3442">अनुसूचि-१</text:span><text:span text:style-name="T3443">.</text:span></text:p>
      <text:p text:style-name="P3444"><text:span text:style-name="T3445"> <text:s/></text:span><text:span text:style-name="T3446">यस</text:span><text:span text:style-name="T3447"><text:s/></text:span><text:span text:style-name="T3448">“</text:span><text:span text:style-name="T3449">&lt;</text:span><text:span text:style-name="T3450">नमुना</text:span><text:span text:style-name="T3451"><text:s/>युवा क्ल</text:span><text:span text:style-name="T3452">व</text:span><text:span text:style-name="T3453">&gt;</text:span><text:span text:style-name="T3454">”</text:span><text:span text:style-name="T3455"><text:s/></text:span><text:span text:style-name="T3456">नामक संस्थाको छाप र चिन्ह तपसिल वमोजिम हुने</text:span><text:span text:style-name="T3457"><text:s/></text:span><text:span text:style-name="T3458">छ :-</text:span></text:p>
      <text:p text:style-name="P3459"/>
      <text:p text:style-name="P3460"/>
      <text:p text:style-name="P3461"/>
      <text:p text:style-name="P3462"/>
      <text:p text:style-name="P3463"/>
      <text:p text:style-name="P3464"/>
      <text:p text:style-name="P3465"/>
      <text:p text:style-name="P3466"/>
      <text:p text:style-name="P3467"/>
      <text:p text:style-name="P3468"/>
      <text:p text:style-name="P3469"/>
      <text:p text:style-name="P34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Kalimati" svg:font-family="Kalimati" style:font-family-generic="system" style:font-pitch="variable" svg:panose-1="0 0 4 0 0 0 0 0 0 0"/>
    <style:font-face style:name="SimSun" svg:font-family="SimSun" style:font-family-generic="system" style:font-pitch="variable" svg:panose-1="2 1 6 0 3 1 1 1 1 1"/>
    <style:font-face style:name="PCS NEPALI" svg:font-family="PCS NEPALI" style:font-family-generic="decorative" style:font-pitch="variable" svg:panose-1="4 11 114 0 0 0 0 0 0 0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Kokila" svg:font-family="Kokil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Fontasy Himali" svg:font-family="Fontasy Himali" style:font-family-generic="decorative" style:font-pitch="variable" svg:panose-1="4 2 5 0 0 0 0 0 0 0"/>
    <style:font-face style:name="Kolila" svg:font-family="Kolila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Kalima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ne" style:country-complex="NP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 fo:margin-bottom="0in" fo:line-height="100%"/>
      <style:text-properties style:font-name-asian="SimSun" style:font-name-complex="Times New Roman" fo:font-size="18pt" style:font-size-asian="18pt" style:language-complex="ar" style:country-complex="SA" fo:hyphenate="false"/>
    </style:style>
    <style:style style:name="Normal" style:display-name="Normal" style:family="paragraph">
      <style:paragraph-properties fo:margin-bottom="0.1388in" fo:line-height="115%"/>
      <style:text-properties fo:font-size="12pt" style:font-size-asian="12pt" style:font-size-complex="12pt" style:language-complex="hi" style:country-complex="IN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text-properties fo:font-size="11pt" style:font-size-asian="11pt" style:font-size-complex="12pt" fo:hyphenate="false"/>
    </style:style>
    <style:style style:name="BodyText" style:display-name="Body Text" style:family="paragraph" style:parent-style-name="Normal">
      <style:paragraph-properties fo:text-align="center" fo:margin-bottom="0in" fo:line-height="100%"/>
      <style:text-properties style:font-name="PCS NEPALI" style:font-name-complex="Mangal" style:font-size-complex="10pt" style:language-complex="ne" style:country-complex="NP" fo:hyphenate="false"/>
    </style:style>
    <style:style style:name="BodyTextChar" style:display-name="Body Text Char" style:family="text">
      <style:text-properties style:font-name="PCS NEPALI" style:font-name-asian="Times New Roman" style:font-name-complex="Mangal" fo:font-size="12pt" style:font-size-asian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asian="Calibri" style:font-size-complex="11pt" style:language-complex="ar" style:country-complex="SA" fo:hyphenate="false"/>
    </style:style>
    <style:style style:name="Heading1Char" style:display-name="Heading 1 Char" style:family="text">
      <style:text-properties style:font-name="Times New Roman" style:font-name-asian="SimSun" style:font-name-complex="Times New Roman" fo:font-size="18pt" style:font-size-asian="18pt" style:font-size-complex="12pt" style:language-complex="ar" style:country-complex="SA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Mangal" fo:font-size="9pt" style:font-size-asian="9pt" style:font-size-complex="8pt" style:language-complex="ne" style:country-complex="NP" fo:hyphenate="false"/>
    </style:style>
    <style:style style:name="BalloonTextChar" style:display-name="Balloon Text Char" style:family="text">
      <style:text-properties style:font-name="Segoe UI" style:font-name-complex="Segoe UI" fo:font-size="9pt" style:font-size-asian="9pt" style:font-size-complex="8pt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font5" style:display-name="font5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font6" style:display-name="font6" style:family="paragraph" style:parent-style-name="Normal">
      <style:paragraph-properties fo:margin-top="0.0694in" fo:margin-bottom="0.0694in" fo:line-height="100%"/>
      <style:text-properties style:font-name-complex="Times New Roman" fo:font-size="7pt" style:font-size-asian="7pt" style:font-size-complex="7pt" style:language-complex="ne" style:country-complex="NP" fo:hyphenate="false"/>
    </style:style>
    <style:style style:name="font7" style:display-name="font7" style:family="paragraph" style:parent-style-name="Normal">
      <style:paragraph-properties fo:margin-top="0.0694in" fo:margin-bottom="0.0694in" fo:line-height="100%"/>
      <style:text-properties style:font-name-complex="Times New Roman" fo:font-size="17pt" style:font-size-asian="17pt" style:font-size-complex="17pt" style:language-complex="ne" style:country-complex="NP" fo:hyphenate="false"/>
    </style:style>
    <style:style style:name="xl65" style:display-name="xl65" style:family="paragraph" style:parent-style-name="Normal">
      <style:paragraph-properties fo:margin-top="0.0694in" fo:margin-bottom="0.0694in" fo:line-height="100%"/>
      <style:text-properties style:font-name="Kokila" style:font-name-complex="Kokila" style:language-complex="ne" style:country-complex="NP" fo:hyphenate="false"/>
    </style:style>
    <style:style style:name="xl66" style:display-name="xl66" style:family="paragraph" style:parent-style-name="Normal">
      <style:paragraph-properties fo:margin-top="0.0694in" fo:margin-bottom="0.0694in" fo:line-height="100%"/>
      <style:text-properties style:font-name="Kokila" style:font-name-complex="Kokila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67" style:display-name="xl67" style:family="paragraph" style:parent-style-name="Normal">
      <style:paragraph-properties fo:margin-top="0.0694in" fo:margin-bottom="0.0694in" fo:line-height="100%"/>
      <style:text-properties style:font-name="Kokila" style:font-name-complex="Kokila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68" style:display-name="xl68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69" style:display-name="xl69" style:family="paragraph" style:parent-style-name="Normal">
      <style:paragraph-properties fo:margin-top="0.0694in" fo:margin-bottom="0.0694in" fo:line-height="100%"/>
      <style:text-properties style:font-name="Kokila" style:font-name-complex="Kokila" style:text-underline-type="single" style:text-underline-style="solid" style:text-underline-width="auto" style:text-underline-mode="continuous" style:language-complex="ne" style:country-complex="NP" fo:hyphenate="false"/>
    </style:style>
    <style:style style:name="xl70" style:display-name="xl70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71" style:display-name="xl71" style:family="paragraph" style:parent-style-name="Normal">
      <style:paragraph-properties fo:text-align="justify" style:vertical-align="top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72" style:display-name="xl72" style:family="paragraph" style:parent-style-name="Normal">
      <style:paragraph-properties style:vertical-align="top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73" style:display-name="xl73" style:family="paragraph" style:parent-style-name="Normal">
      <style:paragraph-properties fo:margin-top="0.0694in" fo:margin-bottom="0.0694in" fo:line-height="100%"/>
      <style:text-properties style:font-name="Kokila" style:font-name-complex="Kokila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74" style:display-name="xl74" style:family="paragraph" style:parent-style-name="Normal">
      <style:paragraph-properties fo:margin-top="0.0694in" fo:margin-bottom="0.0694in" fo:line-height="100%"/>
      <style:text-properties style:font-name-complex="Times New Roman" style:language-complex="ne" style:country-complex="NP" fo:hyphenate="false"/>
    </style:style>
    <style:style style:name="xl75" style:display-name="xl75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76" style:display-name="xl76" style:family="paragraph" style:parent-style-name="Normal">
      <style:paragraph-properties fo:margin-top="0.0694in" fo:margin-bottom="0.0694in" fo:line-height="100%"/>
      <style:text-properties style:font-name-complex="Times New Roman" style:language-complex="ne" style:country-complex="NP" fo:hyphenate="false"/>
    </style:style>
    <style:style style:name="xl77" style:display-name="xl77" style:family="paragraph" style:parent-style-name="Normal">
      <style:paragraph-properties style:vertical-align="top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78" style:display-name="xl78" style:family="paragraph" style:parent-style-name="Normal">
      <style:paragraph-properties style:vertical-align="top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79" style:display-name="xl79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80" style:display-name="xl80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81" style:display-name="xl81" style:family="paragraph" style:parent-style-name="Normal">
      <style:paragraph-properties fo:margin-top="0.0694in" fo:margin-bottom="0.0694in" fo:line-height="100%"/>
      <style:text-properties style:font-name="Kokila" style:font-name-complex="Kokila" style:language-complex="ne" style:country-complex="NP" fo:hyphenate="false"/>
    </style:style>
    <style:style style:name="xl82" style:display-name="xl82" style:family="paragraph" style:parent-style-name="Normal">
      <style:paragraph-properties style:vertical-align="top" fo:margin-top="0.0694in" fo:margin-bottom="0.0694in" fo:line-height="100%"/>
      <style:text-properties style:font-name="Kokila" style:font-name-complex="Kokila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83" style:display-name="xl83" style:family="paragraph" style:parent-style-name="Normal">
      <style:paragraph-properties fo:text-align="justify" style:vertical-align="top" fo:margin-top="0.0694in" fo:margin-bottom="0.0694in" fo:line-height="100%"/>
      <style:text-properties style:font-name-complex="Times New Roman" style:language-complex="ne" style:country-complex="NP" fo:hyphenate="false"/>
    </style:style>
    <style:style style:name="xl84" style:display-name="xl84" style:family="paragraph" style:parent-style-name="Normal">
      <style:paragraph-properties style:vertical-align="top" fo:margin-top="0.0694in" fo:margin-bottom="0.0694in" fo:line-height="100%"/>
      <style:text-properties style:font-name-complex="Times New Roman" style:language-complex="ne" style:country-complex="NP" fo:hyphenate="false"/>
    </style:style>
    <style:style style:name="xl85" style:display-name="xl85" style:family="paragraph" style:parent-style-name="Normal">
      <style:paragraph-properties style:vertical-align="top" fo:margin-top="0.0694in" fo:margin-bottom="0.0694in" fo:line-height="100%"/>
      <style:text-properties style:font-name-complex="Times New Roman" style:language-complex="ne" style:country-complex="NP" fo:hyphenate="false"/>
    </style:style>
    <style:style style:name="xl86" style:display-name="xl86" style:family="paragraph" style:parent-style-name="Normal">
      <style:paragraph-properties fo:margin-top="0.0694in" fo:margin-bottom="0.0694in" fo:line-height="100%"/>
      <style:text-properties style:font-name="Kokila" style:font-name-complex="Kokila" fo:font-size="16pt" style:font-size-asian="16pt" style:font-size-complex="16pt" style:language-complex="ne" style:country-complex="NP" fo:hyphenate="false"/>
    </style:style>
    <style:style style:name="xl87" style:display-name="xl87" style:family="paragraph" style:parent-style-name="Normal">
      <style:paragraph-properties style:vertical-align="middle" fo:margin-top="0.0694in" fo:margin-bottom="0.0694in" fo:line-height="100%"/>
      <style:text-properties style:font-name="Kokila" style:font-name-complex="Kokila" fo:font-size="16pt" style:font-size-asian="16pt" style:font-size-complex="16pt" style:language-complex="ne" style:country-complex="NP" fo:hyphenate="false"/>
    </style:style>
    <style:style style:name="xl88" style:display-name="xl88" style:family="paragraph" style:parent-style-name="Normal">
      <style:paragraph-properties style:vertical-align="middle" fo:margin-top="0.0694in" fo:margin-bottom="0.0694in" fo:line-height="100%"/>
      <style:text-properties style:font-name="Kokila" style:font-name-complex="Kokila" fo:font-size="16pt" style:font-size-asian="16pt" style:font-size-complex="16pt" style:language-complex="ne" style:country-complex="NP" fo:hyphenate="false"/>
    </style:style>
    <style:style style:name="xl89" style:display-name="xl89" style:family="paragraph" style:parent-style-name="Normal">
      <style:paragraph-properties fo:margin-top="0.0694in" fo:margin-bottom="0.0694in" fo:line-height="100%"/>
      <style:text-properties style:font-name="Kokila" style:font-name-complex="Kokila" fo:font-size="16pt" style:font-size-asian="16pt" style:font-size-complex="16pt" style:language-complex="ne" style:country-complex="NP" fo:hyphenate="false"/>
    </style:style>
    <style:style style:name="xl90" style:display-name="xl90" style:family="paragraph" style:parent-style-name="Normal">
      <style:paragraph-properties style:vertical-align="top" fo:margin-top="0.0694in" fo:margin-bottom="0.0694in" fo:line-height="100%"/>
      <style:text-properties style:font-name="Kokila" style:font-name-complex="Kokila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91" style:display-name="xl91" style:family="paragraph" style:parent-style-name="Normal">
      <style:paragraph-properties style:vertical-align="middle" fo:margin-top="0.0694in" fo:margin-bottom="0.0694in" fo:line-height="100%"/>
      <style:text-properties style:font-name="Kokila" style:font-name-complex="Kokila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92" style:display-name="xl92" style:family="paragraph" style:parent-style-name="Normal">
      <style:paragraph-properties style:vertical-align="middle" fo:margin-top="0.0694in" fo:margin-bottom="0.0694in" fo:line-height="100%"/>
      <style:text-properties style:font-name="Kokila" style:font-name-complex="Kokila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93" style:display-name="xl93" style:family="paragraph" style:parent-style-name="Normal">
      <style:paragraph-properties style:vertical-align="middle" fo:margin-top="0.0694in" fo:margin-bottom="0.0694in" fo:line-height="100%"/>
      <style:text-properties style:font-name="Kokila" style:font-name-complex="Kokila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94" style:display-name="xl94" style:family="paragraph" style:parent-style-name="Normal">
      <style:paragraph-properties style:vertical-align="middle" fo:margin-top="0.0694in" fo:margin-bottom="0.0694in" fo:line-height="100%"/>
      <style:text-properties style:font-name="Kokila" style:font-name-complex="Kokila" style:text-underline-type="single" style:text-underline-style="solid" style:text-underline-width="auto" style:text-underline-mode="continuous" style:language-complex="ne" style:country-complex="NP" fo:hyphenate="false"/>
    </style:style>
    <style:style style:name="xl95" style:display-name="xl95" style:family="paragraph" style:parent-style-name="Normal">
      <style:paragraph-properties fo:border="0.0069in solid #000000" fo:padding="0in" style:shadow="none" fo:text-align="center" style:vertical-align="middle" fo:margin-top="0.0694in" fo:margin-bottom="0.0694in" fo:line-height="100%"/>
      <style:text-properties style:language-complex="ne" style:country-complex="NP" fo:hyphenate="false"/>
    </style:style>
    <style:style style:name="xl96" style:display-name="xl96" style:family="paragraph" style:parent-style-name="Normal">
      <style:paragraph-properties fo:border-top="none" fo:border-left="0.0069in solid #000000" fo:border-bottom="none" fo:border-right="none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97" style:display-name="xl97" style:family="paragraph" style:parent-style-name="Normal">
      <style:paragraph-properties style:vertical-align="middle" fo:margin-top="0.0694in" fo:margin-bottom="0.0694in" fo:line-height="100%"/>
      <style:text-properties style:language-complex="ne" style:country-complex="NP" fo:hyphenate="false"/>
    </style:style>
    <style:style style:name="xl98" style:display-name="xl98" style:family="paragraph" style:parent-style-name="Normal">
      <style:paragraph-properties style:vertical-align="middle" fo:margin-top="0.0694in" fo:margin-bottom="0.0694in" fo:line-height="100%"/>
      <style:text-properties style:language-complex="ne" style:country-complex="NP" fo:hyphenate="false"/>
    </style:style>
    <style:style style:name="xl99" style:display-name="xl99" style:family="paragraph" style:parent-style-name="Normal">
      <style:paragraph-properties fo:border-top="none" fo:border-left="none" fo:border-bottom="none" fo:border-right="0.0069in solid #000000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00" style:display-name="xl100" style:family="paragraph" style:parent-style-name="Normal">
      <style:paragraph-properties fo:border-top="none" fo:border-left="none" fo:border-bottom="none" fo:border-right="0.0069in solid #000000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01" style:display-name="xl101" style:family="paragraph" style:parent-style-name="Normal">
      <style:paragraph-properties fo:border-top="none" fo:border-left="0.0069in solid #000000" fo:border-bottom="none" fo:border-right="none" fo:padding="0in" style:shadow="none" fo:margin-top="0.0694in" fo:margin-bottom="0.0694in" fo:line-height="100%"/>
      <style:text-properties style:language-complex="ne" style:country-complex="NP" fo:hyphenate="false"/>
    </style:style>
    <style:style style:name="xl102" style:display-name="xl102" style:family="paragraph" style:parent-style-name="Normal">
      <style:paragraph-properties fo:margin-top="0.0694in" fo:margin-bottom="0.0694in" fo:line-height="100%"/>
      <style:text-properties style:language-complex="ne" style:country-complex="NP" fo:hyphenate="false"/>
    </style:style>
    <style:style style:name="xl103" style:display-name="xl103" style:family="paragraph" style:parent-style-name="Normal">
      <style:paragraph-properties fo:margin-top="0.0694in" fo:margin-bottom="0.0694in" fo:line-height="100%"/>
      <style:text-properties style:language-complex="ne" style:country-complex="NP" fo:hyphenate="false"/>
    </style:style>
    <style:style style:name="xl104" style:display-name="xl104" style:family="paragraph" style:parent-style-name="Normal">
      <style:paragraph-properties fo:border-top="none" fo:border-left="none" fo:border-bottom="none" fo:border-right="0.0069in solid #000000" fo:padding="0in" style:shadow="none" fo:margin-top="0.0694in" fo:margin-bottom="0.0694in" fo:line-height="100%"/>
      <style:text-properties style:language-complex="ne" style:country-complex="NP" fo:hyphenate="false"/>
    </style:style>
    <style:style style:name="xl105" style:display-name="xl105" style:family="paragraph" style:parent-style-name="Normal">
      <style:paragraph-properties fo:text-align="center" style:vertical-align="middle" fo:margin-top="0.0694in" fo:margin-bottom="0.0694in" fo:line-height="100%"/>
      <style:text-properties style:language-complex="ne" style:country-complex="NP" fo:hyphenate="false"/>
    </style:style>
    <style:style style:name="xl106" style:display-name="xl106" style:family="paragraph" style:parent-style-name="Normal">
      <style:paragraph-properties fo:border="0.0069in solid #000000" fo:padding="0in" style:shadow="none" fo:text-align="center" style:vertical-align="middle" fo:margin-top="0.0694in" fo:margin-bottom="0.0694in" fo:line-height="100%"/>
      <style:text-properties style:language-complex="ne" style:country-complex="NP" fo:hyphenate="false"/>
    </style:style>
    <style:style style:name="xl107" style:display-name="xl107" style:family="paragraph" style:parent-style-name="Normal">
      <style:paragraph-properties fo:margin-top="0.0694in" fo:margin-bottom="0.0694in" fo:line-height="100%"/>
      <style:text-properties style:language-complex="ne" style:country-complex="NP" fo:hyphenate="false"/>
    </style:style>
    <style:style style:name="xl108" style:display-name="xl108" style:family="paragraph" style:parent-style-name="Normal">
      <style:paragraph-properties fo:border-top="0.0069in solid #000000" fo:border-left="0.0069in solid #000000" fo:border-bottom="0.0069in solid #000000" fo:border-right="none" fo:padding="0in" style:shadow="none" fo:text-align="center" style:vertical-align="middle" fo:margin-top="0.0694in" fo:margin-bottom="0.0694in" fo:line-height="100%"/>
      <style:text-properties style:language-complex="ne" style:country-complex="NP" fo:hyphenate="false"/>
    </style:style>
    <style:style style:name="xl109" style:display-name="xl109" style:family="paragraph" style:parent-style-name="Normal">
      <style:paragraph-properties fo:border-top="0.0069in solid #000000" fo:border-left="none" fo:border-bottom="0.0069in solid #000000" fo:border-right="none" fo:padding="0in" style:shadow="none" fo:text-align="center" style:vertical-align="middle" fo:margin-top="0.0694in" fo:margin-bottom="0.0694in" fo:line-height="100%"/>
      <style:text-properties style:language-complex="ne" style:country-complex="NP" fo:hyphenate="false"/>
    </style:style>
    <style:style style:name="xl110" style:display-name="xl110" style:family="paragraph" style:parent-style-name="Normal">
      <style:paragraph-properties fo:border-top="0.0069in solid #000000" fo:border-left="none" fo:border-bottom="0.0069in solid #000000" fo:border-right="0.0069in solid #000000" fo:padding="0in" style:shadow="none" fo:text-align="center" style:vertical-align="middle" fo:margin-top="0.0694in" fo:margin-bottom="0.0694in" fo:line-height="100%"/>
      <style:text-properties style:language-complex="ne" style:country-complex="NP" fo:hyphenate="false"/>
    </style:style>
    <style:style style:name="xl111" style:display-name="xl111" style:family="paragraph" style:parent-style-name="Normal">
      <style:paragraph-properties fo:border-top="0.0069in solid #000000" fo:border-left="0.0069in solid #000000" fo:border-bottom="none" fo:border-right="none" fo:padding="0in" style:shadow="none" fo:margin-top="0.0694in" fo:margin-bottom="0.0694in" fo:line-height="100%"/>
      <style:text-properties style:language-complex="ne" style:country-complex="NP" fo:hyphenate="false"/>
    </style:style>
    <style:style style:name="xl112" style:display-name="xl112" style:family="paragraph" style:parent-style-name="Normal">
      <style:paragraph-properties fo:border-top="0.0069in solid #000000" fo:border-left="none" fo:border-bottom="none" fo:border-right="none" fo:padding="0in" style:shadow="none" fo:margin-top="0.0694in" fo:margin-bottom="0.0694in" fo:line-height="100%"/>
      <style:text-properties style:language-complex="ne" style:country-complex="NP" fo:hyphenate="false"/>
    </style:style>
    <style:style style:name="xl113" style:display-name="xl113" style:family="paragraph" style:parent-style-name="Normal">
      <style:paragraph-properties fo:border-top="0.0069in solid #000000" fo:border-left="none" fo:border-bottom="none" fo:border-right="none" fo:padding="0in" style:shadow="none" fo:margin-top="0.0694in" fo:margin-bottom="0.0694in" fo:line-height="100%"/>
      <style:text-properties style:language-complex="ne" style:country-complex="NP" fo:hyphenate="false"/>
    </style:style>
    <style:style style:name="xl114" style:display-name="xl114" style:family="paragraph" style:parent-style-name="Normal">
      <style:paragraph-properties fo:border-top="0.0069in solid #000000" fo:border-left="none" fo:border-bottom="none" fo:border-right="0.0069in solid #000000" fo:padding="0in" style:shadow="none" fo:margin-top="0.0694in" fo:margin-bottom="0.0694in" fo:line-height="100%"/>
      <style:text-properties style:language-complex="ne" style:country-complex="NP" fo:hyphenate="false"/>
    </style:style>
    <style:style style:name="xl115" style:display-name="xl115" style:family="paragraph" style:parent-style-name="Normal">
      <style:paragraph-properties fo:border-top="none" fo:border-left="0.0069in solid #000000" fo:border-bottom="0.0069in solid #000000" fo:border-right="none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16" style:display-name="xl116" style:family="paragraph" style:parent-style-name="Normal">
      <style:paragraph-properties fo:border-top="none" fo:border-left="none" fo:border-bottom="0.0069in solid #000000" fo:border-right="none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17" style:display-name="xl117" style:family="paragraph" style:parent-style-name="Normal">
      <style:paragraph-properties fo:border-top="none" fo:border-left="none" fo:border-bottom="0.0069in solid #000000" fo:border-right="0.0069in solid #000000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18" style:display-name="xl118" style:family="paragraph" style:parent-style-name="Normal">
      <style:paragraph-properties fo:text-align="center" fo:margin-top="0.0694in" fo:margin-bottom="0.0694in" fo:line-height="100%"/>
      <style:text-properties style:font-name="Kokila" style:font-name-complex="Kokila" fo:font-weight="bold" style:font-weight-asian="bold" style:font-weight-complex="bold" fo:font-size="19pt" style:font-size-asian="19pt" style:font-size-complex="19pt" style:language-complex="ne" style:country-complex="NP" fo:hyphenate="false"/>
    </style:style>
    <style:style style:name="xl119" style:display-name="xl119" style:family="paragraph" style:parent-style-name="Normal">
      <style:paragraph-properties fo:border-top="0.0069in solid #000000" fo:border-left="0.0069in solid #000000" fo:border-bottom="none" fo:border-right="none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20" style:display-name="xl120" style:family="paragraph" style:parent-style-name="Normal">
      <style:paragraph-properties fo:border-top="0.0069in solid #000000" fo:border-left="none" fo:border-bottom="none" fo:border-right="none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21" style:display-name="xl121" style:family="paragraph" style:parent-style-name="Normal">
      <style:paragraph-properties fo:border-top="0.0069in solid #000000" fo:border-left="none" fo:border-bottom="none" fo:border-right="0.0069in solid #000000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22" style:display-name="xl122" style:family="paragraph" style:parent-style-name="Normal">
      <style:paragraph-properties fo:border-top="0.0069in solid #000000" fo:border-left="none" fo:border-bottom="none" fo:border-right="none" fo:padding="0in" style:shadow="none" style:vertical-align="middle" fo:margin-top="0.0694in" fo:margin-bottom="0.0694in" fo:line-height="100%"/>
      <style:text-properties style:language-complex="ne" style:country-complex="NP" fo:hyphenate="false"/>
    </style:style>
    <style:style style:name="xl123" style:display-name="xl123" style:family="paragraph" style:parent-style-name="Normal">
      <style:paragraph-properties fo:text-align="center" fo:margin-top="0.0694in" fo:margin-bottom="0.0694in" fo:line-height="100%"/>
      <style:text-properties style:font-name="Kokila" style:font-name-complex="Kokila"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 style:language-complex="ne" style:country-complex="NP" fo:hyphenate="false"/>
    </style:style>
    <style:style style:name="xl124" style:display-name="xl124" style:family="paragraph" style:parent-style-name="Normal">
      <style:paragraph-properties fo:text-align="justify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125" style:display-name="xl125" style:family="paragraph" style:parent-style-name="Normal">
      <style:paragraph-properties fo:text-align="justify" fo:margin-top="0.0694in" fo:margin-bottom="0.0694in" fo:line-height="100%"/>
      <style:text-properties style:font-name-complex="Times New Roman" style:language-complex="ne" style:country-complex="NP" fo:hyphenate="false"/>
    </style:style>
    <style:style style:name="xl126" style:display-name="xl126" style:family="paragraph" style:parent-style-name="Normal">
      <style:paragraph-properties fo:text-align="justify" style:vertical-align="top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127" style:display-name="xl127" style:family="paragraph" style:parent-style-name="Normal">
      <style:paragraph-properties fo:text-align="justify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128" style:display-name="xl128" style:family="paragraph" style:parent-style-name="Normal">
      <style:paragraph-properties fo:text-align="justify" fo:margin-top="0.0694in" fo:margin-bottom="0.0694in" fo:line-height="100%"/>
      <style:text-properties style:font-name-complex="Times New Roman" style:language-complex="ne" style:country-complex="NP" fo:hyphenate="false"/>
    </style:style>
    <style:style style:name="xl129" style:display-name="xl129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text-underline-type="single" style:text-underline-style="solid" style:text-underline-width="auto" style:text-underline-mode="continuous" style:language-complex="ne" style:country-complex="NP" fo:hyphenate="false"/>
    </style:style>
    <style:style style:name="xl130" style:display-name="xl130" style:family="paragraph" style:parent-style-name="Normal">
      <style:paragraph-properties fo:text-align="justify" fo:margin-top="0.0694in" fo:margin-bottom="0.0694in" fo:line-height="100%" fo:background-color="#FFFFFF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131" style:display-name="xl131" style:family="paragraph" style:parent-style-name="Normal">
      <style:paragraph-properties fo:margin-top="0.0694in" fo:margin-bottom="0.0694in" fo:line-height="100%" fo:background-color="#FFFFFF"/>
      <style:text-properties style:font-name-complex="Times New Roman" style:language-complex="ne" style:country-complex="NP" fo:hyphenate="false"/>
    </style:style>
    <style:style style:name="xl132" style:display-name="xl132" style:family="paragraph" style:parent-style-name="Normal">
      <style:paragraph-properties fo:text-align="justify" style:vertical-align="top" fo:margin-top="0.0694in" fo:margin-bottom="0.0694in" fo:line-height="100%"/>
      <style:text-properties style:language-complex="ne" style:country-complex="NP" fo:hyphenate="false"/>
    </style:style>
    <style:style style:name="xl133" style:display-name="xl133" style:family="paragraph" style:parent-style-name="Normal">
      <style:paragraph-properties fo:margin-top="0.0694in" fo:margin-bottom="0.0694in" fo:line-height="100%"/>
      <style:text-properties style:language-complex="ne" style:country-complex="NP" fo:hyphenate="false"/>
    </style:style>
    <style:style style:name="xl134" style:display-name="xl134" style:family="paragraph" style:parent-style-name="Normal">
      <style:paragraph-properties style:vertical-align="top" fo:margin-top="0.0694in" fo:margin-bottom="0.0694in" fo:line-height="100%"/>
      <style:text-properties style:font-name-complex="Times New Roman" fo:font-size="17pt" style:font-size-asian="17pt" style:font-size-complex="17pt" style:language-complex="ne" style:country-complex="NP" fo:hyphenate="false"/>
    </style:style>
    <style:style style:name="xl135" style:display-name="xl135" style:family="paragraph" style:parent-style-name="Normal">
      <style:paragraph-properties fo:text-align="justify" fo:margin-top="0.0694in" fo:margin-bottom="0.0694in" fo:line-height="100%"/>
      <style:text-properties style:font-name-complex="Times New Roman" style:language-complex="ne" style:country-complex="NP" fo:hyphenate="false"/>
    </style:style>
    <style:style style:name="xl136" style:display-name="xl136" style:family="paragraph" style:parent-style-name="Normal">
      <style:paragraph-properties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137" style:display-name="xl137" style:family="paragraph" style:parent-style-name="Normal">
      <style:paragraph-properties fo:text-align="justify" style:vertical-align="middle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138" style:display-name="xl138" style:family="paragraph" style:parent-style-name="Normal">
      <style:paragraph-properties fo:text-align="justify" style:vertical-align="middle" fo:margin-top="0.0694in" fo:margin-bottom="0.0694in" fo:line-height="100%"/>
      <style:text-properties style:font-name-complex="Times New Roman" style:language-complex="ne" style:country-complex="NP" fo:hyphenate="false"/>
    </style:style>
    <style:style style:name="xl139" style:display-name="xl139" style:family="paragraph" style:parent-style-name="Normal">
      <style:paragraph-properties fo:border-top="none" fo:border-left="none" fo:border-bottom="0.0069in solid #000000" fo:border-right="none" fo:padding="0in" style:shadow="none" fo:text-align="justify" fo:margin-top="0.0694in" fo:margin-bottom="0.0694in" fo:line-height="100%"/>
      <style:text-properties style:font-name="Kokila" style:font-name-complex="Kokila" fo:font-size="17pt" style:font-size-asian="17pt" style:font-size-complex="17pt" style:language-complex="ne" style:country-complex="NP" fo:hyphenate="false"/>
    </style:style>
    <style:style style:name="xl140" style:display-name="xl140" style:family="paragraph" style:parent-style-name="Normal">
      <style:paragraph-properties fo:border-top="none" fo:border-left="0.0069in solid #000000" fo:border-bottom="0.0069in solid #000000" fo:border-right="0.0069in solid #000000" fo:padding="0in" style:shadow="none" fo:text-align="center" style:vertical-align="middle" fo:margin-top="0.0694in" fo:margin-bottom="0.0694in" fo:line-height="100%"/>
      <style:text-properties style:language-complex="ne" style:country-complex="NP" fo:hyphenate="false"/>
    </style:style>
    <style:style style:name="SubtleEmphasis" style:display-name="Subtle Emphasis" style:family="text">
      <style:text-properties fo:font-style="italic" style:font-style-asian="italic" style:font-style-complex="italic" fo:color="#404040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8LVL1" style:family="text">
      <style:text-properties fo:font-size="11pt" style:font-size-asian="11pt" style:font-size-complex="11pt"/>
    </style:style>
    <style:style style:name="WW_CharLFO11LVL1" style:family="text">
      <style:text-properties style:font-name="Calibri" style:font-name-asian="Times New Roman" style:font-name-complex="Kalimati"/>
    </style:style>
    <style:style style:name="WW_CharLFO13LVL1" style:family="text">
      <style:text-properties style:font-name="Kokila" style:font-name-complex="Kokila" fo:font-size="11pt" style:font-size-asian="11pt" style:font-size-complex="11pt"/>
    </style:style>
    <style:style style:name="WW_CharLFO14LVL1" style:family="text">
      <style:text-properties fo:font-size="11pt" style:font-size-asian="11pt" style:font-size-complex="11pt"/>
    </style:style>
    <style:style style:name="WW_CharLFO17LVL1" style:family="text">
      <style:text-properties fo:font-weight="normal" style:font-weight-asian="normal" style:text-underline-type="none"/>
    </style:style>
    <style:style style:name="WW_CharLFO19LVL1" style:family="text">
      <style:text-properties style:font-name="Calibri" style:font-name-asian="Times New Roman" style:font-name-complex="Kalimati"/>
    </style:style>
    <style:style style:name="WW_CharLFO20LVL1" style:family="text">
      <style:text-properties style:font-name="Calibri" style:font-name-asian="Times New Roman" style:font-name-complex="Kalimati"/>
    </style:style>
    <style:style style:name="WW_CharLFO21LVL1" style:family="text">
      <style:text-properties style:font-name="Calibri" style:font-name-asian="Times New Roman" style:font-name-complex="Kalimati"/>
    </style:style>
    <style:style style:name="WW_CharLFO22LVL1" style:family="text">
      <style:text-properties style:font-name="Calibri" style:font-name-asian="Times New Roman" style:font-name-complex="Kalimati"/>
    </style:style>
    <style:style style:name="WW_CharLFO23LVL1" style:family="text">
      <style:text-properties style:font-name="Calibri" style:font-name-asian="Times New Roman" style:font-name-complex="Kalimati" fo:font-size="17pt" style:font-size-asian="17pt"/>
    </style:style>
    <style:style style:name="WW_CharLFO24LVL1" style:family="text">
      <style:text-properties fo:font-weight="normal" style:font-weight-asian="normal" style:text-underline-type="none"/>
    </style:style>
    <style:style style:name="WW_CharLFO26LVL1" style:family="text">
      <style:text-properties style:font-name="Calibri" style:font-name-asian="Times New Roman" style:font-name-complex="Kalimati"/>
    </style:style>
    <style:style style:name="WW_CharLFO31LVL1" style:family="text">
      <style:text-properties style:font-name="Calibri" style:font-name-asian="Times New Roman" style:font-name-complex="Kalimati"/>
    </style:style>
    <style:style style:name="WW_CharLFO33LVL1" style:family="text">
      <style:text-properties style:font-name="Calibri" style:font-name-asian="Times New Roman" style:font-name-complex="Kalimati"/>
    </style:style>
    <style:style style:name="WW_CharLFO34LVL1" style:family="text">
      <style:text-properties style:font-name="Calibri" style:font-name-asian="Times New Roman" style:font-name-complex="Kalimati"/>
    </style:style>
    <style:style style:name="WW_CharLFO35LVL1" style:family="text">
      <style:text-properties style:font-name="Kokila" style:font-name-complex="Kalimati" fo:font-size="11pt" style:font-size-asian="11pt" style:font-size-complex="11pt"/>
    </style:style>
    <style:style style:name="WW_CharLFO41LVL1" style:family="text">
      <style:text-properties style:font-name="Wingdings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display-name="SysDot" draw:style="rect" draw:dots1="1" draw:dots1-length="0.00347in" draw:dots2="0" draw:dots2-length="0in" draw:distance="0.00347in"/>
  </office:styles>
  <office:automatic-styles>
    <text:list-style style:name="LFO1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क, ख, ग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text:style-name="WW_CharLFO8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prefix="(" style:num-suffix=")" style:num-format="क, ख, ग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prefix="(" style:num-suffix=")" style:num-format="अ, आ, इ, ...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25in" text:min-label-width="0.125in" text:list-level-position-and-space-mode="label-alignment">
          <style:list-level-label-alignment text:label-followed-by="listtab" fo:margin-left="2.4375in" fo:text-indent="-0.125in"/>
        </style:list-level-properties>
      </text:list-level-style-number>
      <text:list-level-style-number text:level="4" style:num-suffix="." style:num-format="1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25in" text:min-label-width="0.125in" text:list-level-position-and-space-mode="label-alignment">
          <style:list-level-label-alignment text:label-followed-by="listtab" fo:margin-left="3.9375in" fo:text-indent="-0.125in"/>
        </style:list-level-properties>
      </text:list-level-style-number>
      <text:list-level-style-number text:level="7" style:num-suffix="." style:num-format="1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875in" text:min-label-width="0.25in" text:list-level-position-and-space-mode="label-alignment">
          <style:list-level-label-alignment text:label-followed-by="listtab" fo:margin-left="4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25in" text:min-label-width="0.125in" text:list-level-position-and-space-mode="label-alignment">
          <style:list-level-label-alignment text:label-followed-by="listtab" fo:margin-left="5.4375in" fo:text-indent="-0.125in"/>
        </style:list-level-properties>
      </text:list-level-style-number>
    </text:list-style>
    <text:list-style style:name="LFO12">
      <text:list-level-style-number text:level="1" style:num-prefix="(" style:num-suffix=")" style:num-format="क, ख, ग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अ, आ, इ, ...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4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  <text:list-level-style-number text:level="7" style:num-suffix="." style:num-format="1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375in" text:min-label-width="0.25in" text:list-level-position-and-space-mode="label-alignment">
          <style:list-level-label-alignment text:label-followed-by="listtab" fo:margin-left="5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6in" text:min-label-width="0.125in" text:list-level-position-and-space-mode="label-alignment">
          <style:list-level-label-alignment text:label-followed-by="listtab" fo:margin-left="6.125in" fo:text-indent="-0.125in"/>
        </style:list-level-properties>
      </text:list-level-style-number>
    </text:list-style>
    <text:list-style style:name="LFO14">
      <text:list-level-style-number text:level="1" text:style-name="WW_CharLFO14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style:num-prefix="(" style:num-suffix=")" style:num-format="क, ख, ग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text:style-name="WW_CharLFO17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style:num-prefix="(" style:num-suffix=")" style:num-format="क, ख, ग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9">
      <text:list-level-style-number text:level="1" text:style-name="WW_CharLFO19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0">
      <text:list-level-style-number text:level="1" text:style-name="WW_CharLFO20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1">
      <text:list-level-style-number text:level="1" text:style-name="WW_CharLFO21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2">
      <text:list-level-style-number text:level="1" text:style-name="WW_CharLFO22LVL1" style:num-prefix="(" style:num-suffix=")" style:num-format="अ, आ, इ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23">
      <text:list-level-style-number text:level="1" text:style-name="WW_CharLFO23LVL1" style:num-prefix="(" style:num-suffix=")" style:num-format="अ, आ, इ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4">
      <text:list-level-style-number text:level="1" text:style-name="WW_CharLFO24LVL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5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number text:level="1" text:style-name="WW_CharLFO26LVL1" style:num-prefix="(" style:num-suffix=")" style:num-format="अ, आ, इ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8">
      <text:list-level-style-number text:level="1" style:num-prefix="(" style:num-suffix=")" style:num-format="क, ख, ग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0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1">
      <text:list-level-style-number text:level="1" text:style-name="WW_CharLFO31LVL1" style:num-prefix="(" style:num-suffix=")" style:num-format="अ, आ, इ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text:style-name="WW_CharLFO33LVL1" style:num-prefix="(" style:num-suffix=")" style:num-format="अ, आ, इ, ...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5in" text:min-label-width="0.125in" text:list-level-position-and-space-mode="label-alignment">
          <style:list-level-label-alignment text:label-followed-by="listtab" fo:margin-left="2.375in" fo:text-indent="-0.125in"/>
        </style:list-level-properties>
      </text:list-level-style-number>
      <text:list-level-style-number text:level="4" style:num-suffix="." style:num-format="1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5in" text:min-label-width="0.125in" text:list-level-position-and-space-mode="label-alignment">
          <style:list-level-label-alignment text:label-followed-by="listtab" fo:margin-left="3.875in" fo:text-indent="-0.125in"/>
        </style:list-level-properties>
      </text:list-level-style-number>
      <text:list-level-style-number text:level="7" style:num-suffix="." style:num-format="1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25in" text:min-label-width="0.25in" text:list-level-position-and-space-mode="label-alignment">
          <style:list-level-label-alignment text:label-followed-by="listtab" fo:margin-left="4.8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5in" text:min-label-width="0.125in" text:list-level-position-and-space-mode="label-alignment">
          <style:list-level-label-alignment text:label-followed-by="listtab" fo:margin-left="5.375in" fo:text-indent="-0.125in"/>
        </style:list-level-properties>
      </text:list-level-style-number>
    </text:list-style>
    <text:list-style style:name="LFO34">
      <text:list-level-style-number text:level="1" text:style-name="WW_CharLFO34LVL1" style:num-prefix="(" style:num-suffix=")" style:num-format="अ, आ, इ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5">
      <text:list-level-style-number text:level="1" text:style-name="WW_CharLFO35LVL1" style:num-suffix="." style:num-format="अ, आ, इ, ...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6">
      <text:list-level-style-number text:level="1" style:num-suffix="." style:num-format="१, २, ३, ..." text:start-value="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prefix="(" style:num-suffix=")" style:num-format="क, ख, ग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8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9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0">
      <text:list-level-style-number text:level="1" style:num-prefix="(" style:num-suffix=")" style:num-format="क, ख, ग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1">
      <text:list-level-style-bullet text:level="1" text:style-name="WW_CharLFO4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3333in" fo:margin-left="0.3333in" fo:margin-bottom="0.3333in" fo:margin-right="0.3333in" fo:border="0.4305in solid #000000" fo:padding="0in" style:shadow="none" style:num-format="- 1 -, - 2 -, - 3 -, ...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97in"/>
      </style:header-style>
      <style:footer-style>
        <style:header-footer-properties style:dynamic-spacing="true" fo:min-height="-0.0701in"/>
      </style:footer-style>
    </style:page-layout>
    <style:style style:name="T2" style:parent-style-name="DefaultParagraphFont" style:family="text">
      <style:text-properties style:language-complex="ne" style:country-complex="NP"/>
    </style:style>
    <style:style style:name="T3" style:parent-style-name="DefaultParagraphFont" style:family="text">
      <style:text-properties fo:font-size="9pt" style:font-size-asian="9pt" style:font-size-complex="9pt"/>
    </style:style>
    <style:style style:name="T4" style:parent-style-name="DefaultParagraphFont" style:family="text">
      <style:text-properties fo:font-size="9pt" style:font-size-asian="9pt" style:font-size-complex="9pt" style:script-type="complex" style:language-complex="ne" style:country-complex="NP"/>
    </style:style>
    <style:style style:name="T5" style:parent-style-name="DefaultParagraphFont" style:family="text">
      <style:text-properties fo:font-size="9pt" style:font-size-asian="9pt" style:font-size-complex="9pt" style:script-type="complex" style:language-complex="ne" style:country-complex="NP"/>
    </style:style>
    <style:style style:name="T6" style:parent-style-name="DefaultParagraphFont" style:family="text">
      <style:text-properties fo:color="#FF0000" fo:font-size="9pt" style:font-size-asian="9pt" style:font-size-complex="9pt" style:script-type="complex" style:language-complex="ne" style:country-complex="NP"/>
    </style:style>
    <style:style style:name="T7" style:parent-style-name="DefaultParagraphFont" style:family="text">
      <style:text-properties fo:color="#FF0000" fo:font-size="9pt" style:font-size-asian="9pt" style:font-size-complex="9pt" style:script-type="complex" style:language-complex="ne" style:country-complex="NP"/>
    </style:style>
    <style:style style:name="T8" style:parent-style-name="DefaultParagraphFont" style:family="text">
      <style:text-properties fo:color="#FF0000" fo:font-size="9pt" style:font-size-asian="9pt" style:font-size-complex="9pt" style:script-type="complex" style:language-complex="ne" style:country-complex="NP"/>
    </style:style>
    <style:style style:name="T9" style:parent-style-name="DefaultParagraphFont" style:family="text">
      <style:text-properties fo:color="#FF0000" fo:font-size="9pt" style:font-size-asian="9pt" style:font-size-complex="9pt" style:script-type="complex" style:language-complex="ne" style:country-complex="NP"/>
    </style:style>
    <style:style style:name="T10" style:parent-style-name="DefaultParagraphFont" style:family="text">
      <style:text-properties fo:font-size="9pt" style:font-size-asian="9pt" style:font-size-complex="9pt" style:script-type="complex" style:language-complex="ne" style:country-complex="NP"/>
    </style:style>
    <style:style style:name="T11" style:parent-style-name="DefaultParagraphFont" style:family="text">
      <style:text-properties fo:font-size="9pt" style:font-size-asian="9pt" style:font-size-complex="9pt" style:script-type="complex" style:language-complex="ne" style:country-complex="NP"/>
    </style:style>
    <style:style style:name="T12" style:parent-style-name="DefaultParagraphFont" style:family="text">
      <style:text-properties fo:font-size="9pt" style:font-size-asian="9pt" style:font-size-complex="9pt" style:script-type="complex"/>
    </style:style>
    <style:style style:name="T13" style:parent-style-name="DefaultParagraphFont" style:family="text">
      <style:text-properties fo:font-size="9pt" style:font-size-asian="9pt" style:font-size-complex="9pt"/>
    </style:style>
    <style:style style:name="T14" style:parent-style-name="DefaultParagraphFont" style:family="text">
      <style:text-properties style:font-name="Fontasy Himali" style:font-name-complex="Times New Roman" fo:font-size="9pt" style:font-size-asian="9pt" style:font-size-complex="9pt"/>
    </style:style>
    <style:style style:family="graphic" style:name="a1">
      <style:graphic-properties style:wrap="run-through" style:run-through="foreground" draw:fill="none" draw:stroke="dash" draw:stroke-dash="a0" svg:stroke-width="0.00347in" svg:stroke-color="#bfbfbf" svg:stroke-opacity="100%" draw:stroke-linejoin="round" svg:stroke-linecap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connector draw:type="line" svg:x1="4.48889in" svg:y1="-0.10972in" svg:x2="4.48958in" svg:y2="1.44861in" draw:z-index="251657728" draw:id="id0" draw:style-name="a1" draw:name="AutoShape 193" text:anchor-type="paragraph"><svg:title/><svg:desc/></draw:connector></text:span></text:p>
      </style:header>
      <style:footer>
        <text:p text:style-name="Footer"><text:span text:style-name="T3"><text:s text:c="13"/></text:span><text:span text:style-name="T4"><text:s text:c="3"/></text:span><text:span text:style-name="T5"><text:s/></text:span><text:span text:style-name="T6">नमुना</text:span><text:span text:style-name="T7"><text:s/>युवा क्ल</text:span><text:span text:style-name="T8">व</text:span><text:span text:style-name="T9">को</text:span><text:span text:style-name="T10"><text:s/>विधान २०७</text:span><text:span text:style-name="T11">८</text:span><text:span text:style-name="T12"><text:tab/></text:span><text:span text:style-name="T13"><text:tab/></text:span><text:span text:style-name="T14"><text:page-number text:fixed="false">- 15 -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keyword>Youth Club Sample</meta:keyword>
    <meta:initial-creator>rtmpata</meta:initial-creator>
    <dc:creator>Admin - ITO</dc:creator>
    <meta:creation-date>2022-02-22T05:42:00Z</meta:creation-date>
    <dc:date>2022-02-22T05:42:00Z</dc:date>
    <meta:print-date>2022-02-17T06:04:00Z</meta:print-date>
    <meta:template xlink:href="Normal" xlink:type="simple"/>
    <meta:editing-cycles>2</meta:editing-cycles>
    <meta:editing-duration>PT120S</meta:editing-duration>
    <meta:document-statistic meta:page-count="16" meta:paragraph-count="56" meta:word-count="4219" meta:character-count="28216" meta:row-count="200" meta:non-whitespace-character-count="24053"/>
  </office:meta>
</office:document-meta>
</file>